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ext-properties fo:font-size="8pt" style:font-size-asian="8pt" style:font-size-complex="8pt"/>
    </style:style>
    <style:style style:name="ce4" style:family="table-cell" style:parent-style-name="V_237_rgula" style:data-style-name="N36">
      <style:text-properties fo:color="#000000" fo:font-size="8pt" style:font-size-asian="8pt" style:font-size-complex="8pt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0CEC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D0CEC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Segoe UI" style:font-name-asian="Segoe UI" style:font-name-complex="Segoe UI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1.61395833333333cm"/>
    </style:style>
    <style:style style:name="co2" style:family="table-column">
      <style:table-column-properties fo:break-before="auto" style:column-width="7.540625cm" style:use-optimal-column-width="true"/>
    </style:style>
    <style:style style:name="co3" style:family="table-column">
      <style:table-column-properties fo:break-before="auto" style:column-width="6.61458333333333cm" style:use-optimal-column-width="true"/>
    </style:style>
    <style:style style:name="co4" style:family="table-column">
      <style:table-column-properties fo:break-before="auto" style:column-width="9.71020833333333cm" style:use-optimal-column-width="true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1.640416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34.5pt" style:use-optimal-row-height="true" fo:break-before="auto"/>
    </style:style>
    <style:style style:name="ro3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erba-indenizatori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7" table:number-columns-repeated="16377" table:default-cell-style-name="ce3"/>
        <table:table-row table:style-name="ro1">
          <table:table-cell office:value-type="string" table:number-columns-spanned="1" table:number-rows-spanned="2" table:style-name="ce5">
            <text:p>Matricula</text:p>
          </table:table-cell>
          <table:table-cell office:value-type="string" table:number-columns-spanned="1" table:number-rows-spanned="2" table:style-name="ce5">
            <text:p>Nome</text:p>
          </table:table-cell>
          <table:table-cell office:value-type="string" table:number-columns-spanned="1" table:number-rows-spanned="2" table:style-name="ce5">
            <text:p>Cargo</text:p>
          </table:table-cell>
          <table:table-cell office:value-type="string" table:number-columns-spanned="1" table:number-rows-spanned="2" table:style-name="ce5">
            <text:p>Lotação</text:p>
          </table:table-cell>
          <table:table-cell office:value-type="string" table:number-columns-spanned="2" table:number-rows-spanned="1" table:style-name="ce6">
            <office:annotation draw:style-name="" svg:x="5.46875in" svg:y="0.0104166666666667in" svg:width="2.38541666666667in" svg:height="0.8125in">
              <dc:creator>Guilherme Nunes</dc:creator>
              <text:p><text:span text:style-name="T2">1 Auxílio-alimentação, Auxílio-transporte, Auxílio-Moradia, Ajuda de Custo e outras dessa natureza, exceto diárias, que serão divulgadas no Portal da Transparência, discriminada de forma individualizada.</text:span></text:p>
            </office:annotation>
            <text:p>Verbas Indenizatórias<text:span text:style-name="T3">1</text:span></text:p>
          </table:table-cell>
          <table:covered-table-cell/>
          <table:table-cell office:value-type="string" table:number-columns-spanned="2" table:number-rows-spanned="1" table:style-name="ce7">
            <office:annotation draw:style-name="" svg:x="5.66666666666667in" svg:y="0.0104166666666667in" svg:width="2.44791666666667in" svg:height="0.697916666666667in">
              <dc:creator>Guilherme Nunes</dc:creator>
              <text:p><text:span text:style-name="T2">2 Valores pagos a título de Adicional de Insalubridade ou de Periculosidade, Adicional Noturno, Serviço Extraordinário, Substituições de Função, Cumulações.</text:span></text:p>
            </office:annotation>
            <text:p>Outras Remunerações Temporárias<text:span text:style-name="T3">2</text:span></text:p>
          </table:table-cell>
          <table:covered-table-cell/>
          <table:table-cell table:number-columns-repeated="16376" table:style-name="ce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">
            <text:p>Auxílio Alimentação</text:p>
          </table:table-cell>
          <table:table-cell office:value-type="string" table:style-name="ce2">
            <text:p>Assistência Saúde</text:p>
          </table:table-cell>
          <table:table-cell office:value-type="string" table:style-name="ce2">
            <text:p>Gratificação Cumulativa</text:p>
          </table:table-cell>
          <table:table-cell office:value-type="string" table:style-name="ce2">
            <text:p>Gratificação de Natureza Especial</text:p>
          </table:table-cell>
          <table:table-cell table:number-columns-repeated="16376" table:style-name="ce3"/>
        </table:table-row>
        <table:table-row table:style-name="ro3">
          <table:table-cell office:value-type="float" office:value="3725" table:style-name="ce3">
            <text:p>3725</text:p>
          </table:table-cell>
          <table:table-cell office:value-type="string" table:style-name="ce3">
            <text:p>ABNER CASTORI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32" table:style-name="ce3">
            <text:p>1632</text:p>
          </table:table-cell>
          <table:table-cell office:value-type="string" table:style-name="ce3">
            <text:p>ADALBERTO DENSER DE SA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61.45" table:style-name="ce4">
            <text:p><text:s/>3.061,4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74" table:style-name="ce3">
            <text:p>1374</text:p>
          </table:table-cell>
          <table:table-cell office:value-type="string" table:style-name="ce3">
            <text:p>ADELINO LORENZETTI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URIN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50" table:style-name="ce3">
            <text:p>2250</text:p>
          </table:table-cell>
          <table:table-cell office:value-type="string" table:style-name="ce3">
            <text:p>ADELMO PIN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32.21" table:style-name="ce4">
            <text:p><text:s/>2.632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970" table:style-name="ce3">
            <text:p>2970</text:p>
          </table:table-cell>
          <table:table-cell office:value-type="string" table:style-name="ce3">
            <text:p>ADINAN APARECIDO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BOTICAB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13.62" table:style-name="ce4">
            <text:p><text:s/>3.213,6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182" table:style-name="ce3">
            <text:p>3182</text:p>
          </table:table-cell>
          <table:table-cell office:value-type="string" table:style-name="ce3">
            <text:p>ADOLFO CESAR DE CASTRO E ASS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642.57" table:style-name="ce4">
            <text:p><text:s/>1.642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930.36" table:style-name="ce4">
            <text:p><text:s/>3.930,3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60" table:style-name="ce3">
            <text:p>4060</text:p>
          </table:table-cell>
          <table:table-cell office:value-type="string" table:style-name="ce3">
            <text:p>ADOLFO SAKAMOTO LOP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3368.9" table:style-name="ce4">
            <text:p><text:s/>3.368,9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39" table:style-name="ce3">
            <text:p>3339</text:p>
          </table:table-cell>
          <table:table-cell office:value-type="string" table:style-name="ce3">
            <text:p>ADONAI GABRIE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RAGANCA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390.24" table:style-name="ce4">
            <text:p><text:s/>5.390,2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24" table:style-name="ce3">
            <text:p>2024</text:p>
          </table:table-cell>
          <table:table-cell office:value-type="string" table:style-name="ce3">
            <text:p>ADRIANA BORGHI FERNANDES MONT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O IPIRA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10" table:style-name="ce3">
            <text:p>2710</text:p>
          </table:table-cell>
          <table:table-cell office:value-type="string" table:style-name="ce3">
            <text:p>ADRIANA CERQUEIRA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699.05" table:style-name="ce4">
            <text:p><text:s/>1.699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608" table:style-name="ce3">
            <text:p>2608</text:p>
          </table:table-cell>
          <table:table-cell office:value-type="string" table:style-name="ce3">
            <text:p>ADRIANA CIMINI RIBEIRO SALGA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31" table:style-name="ce3">
            <text:p>4431</text:p>
          </table:table-cell>
          <table:table-cell office:value-type="string" table:style-name="ce3">
            <text:p>ADRIANA DE CASSIA DELBUE SILV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EMB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416.46" table:style-name="ce4">
            <text:p><text:s/>2.41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72" table:style-name="ce3">
            <text:p>2772</text:p>
          </table:table-cell>
          <table:table-cell office:value-type="string" table:style-name="ce3">
            <text:p>ADRIANA FRANULOVIC CEBRIAM ARAUJO REI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NDAI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13.89" table:style-name="ce4">
            <text:p><text:s/>2.813,8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63" table:style-name="ce3">
            <text:p>1363</text:p>
          </table:table-cell>
          <table:table-cell office:value-type="string" table:style-name="ce3">
            <text:p>ADRIANA HELENA FERREIRA ALVES MAT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463.15999999999997" table:style-name="ce4">
            <text:p><text:s/>463,16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32" table:style-name="ce3">
            <text:p>4432</text:p>
          </table:table-cell>
          <table:table-cell office:value-type="string" table:style-name="ce3">
            <text:p>ADRIANA MARIA RODRIG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810.1" table:style-name="ce4">
            <text:p><text:s/>1.810,1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11" table:style-name="ce3">
            <text:p>2711</text:p>
          </table:table-cell>
          <table:table-cell office:value-type="string" table:style-name="ce3">
            <text:p>ADRIANA NOGUEIRA FRANC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RE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23.48" table:style-name="ce4">
            <text:p><text:s/>3.023,4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33" table:style-name="ce3">
            <text:p>3333</text:p>
          </table:table-cell>
          <table:table-cell office:value-type="string" table:style-name="ce3">
            <text:p>ADRIANA REGINA DE SANTANA LUDK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01" table:style-name="ce3">
            <text:p>5601</text:p>
          </table:table-cell>
          <table:table-cell office:value-type="string" table:style-name="ce3">
            <text:p>ADRIANA RIBEIRO SOARES DE MORA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35.95" table:style-name="ce4">
            <text:p><text:s/>3.235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25" table:style-name="ce3">
            <text:p>2525</text:p>
          </table:table-cell>
          <table:table-cell office:value-type="string" table:style-name="ce3">
            <text:p>ADRIANA VACARE TEZIN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03.5700000000002" table:style-name="ce4">
            <text:p><text:s/>2.603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183" table:style-name="ce3">
            <text:p>3183</text:p>
          </table:table-cell>
          <table:table-cell office:value-type="string" table:style-name="ce3">
            <text:p>ADRIANO ANDRADE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986.17" table:style-name="ce4">
            <text:p><text:s/>2.986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7876" table:style-name="ce3">
            <text:p>207876</text:p>
          </table:table-cell>
          <table:table-cell office:value-type="string" table:style-name="ce3">
            <text:p>ADRIANO RICARDO CLAR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16.67" table:style-name="ce4">
            <text:p><text:s/>916,67<text:s/></text:p>
          </table:table-cell>
          <table:table-cell office:value-type="float" office:value="2755.24" table:style-name="ce4">
            <text:p><text:s/>2.755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36" table:style-name="ce3">
            <text:p>7336</text:p>
          </table:table-cell>
          <table:table-cell office:value-type="string" table:style-name="ce3">
            <text:p>ADRIANO VANDERLEI MELLEG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UVERAV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054.1999999999998" table:style-name="ce4">
            <text:p><text:s/>2.054,2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95467" table:style-name="ce3">
            <text:p>395467</text:p>
          </table:table-cell>
          <table:table-cell office:value-type="string" table:style-name="ce3">
            <text:p>AGUEDA MARIA BARBOSA HAJA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464.88" table:style-name="ce4">
            <text:p><text:s/>3.464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977609" table:style-name="ce3">
            <text:p>977609</text:p>
          </table:table-cell>
          <table:table-cell office:value-type="string" table:style-name="ce3">
            <text:p>AGUILAR DE LARA CORD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URIN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615.92" table:style-name="ce4">
            <text:p><text:s/>1.615,9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37765" table:style-name="ce3">
            <text:p>837765</text:p>
          </table:table-cell>
          <table:table-cell office:value-type="string" table:style-name="ce3">
            <text:p>AILTON COCURUT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92160" table:style-name="ce3">
            <text:p>192160</text:p>
          </table:table-cell>
          <table:table-cell office:value-type="string" table:style-name="ce3">
            <text:p>AIRTON BUZZO 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A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3374.76" table:style-name="ce4">
            <text:p><text:s/>3.374,7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951071" table:style-name="ce3">
            <text:p>951071</text:p>
          </table:table-cell>
          <table:table-cell office:value-type="string" table:style-name="ce3">
            <text:p>AIRTON JOSE VICEN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3269" table:style-name="ce4">
            <text:p><text:s/>3.269,0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58" table:style-name="ce3">
            <text:p>11358</text:p>
          </table:table-cell>
          <table:table-cell office:value-type="string" table:style-name="ce3">
            <text:p>ALAN CARLOS REIS SILV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860.33" table:style-name="ce4">
            <text:p><text:s/>1.860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33614" table:style-name="ce3">
            <text:p>633614</text:p>
          </table:table-cell>
          <table:table-cell office:value-type="string" table:style-name="ce3">
            <text:p>ALBERTO CARLOS DIB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765.14" table:style-name="ce4">
            <text:p><text:s/>2.765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33" table:style-name="ce3">
            <text:p>4433</text:p>
          </table:table-cell>
          <table:table-cell office:value-type="string" table:style-name="ce3">
            <text:p>ALBERTO CERQUEIRA FREITAS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MA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53.3000000000002" table:style-name="ce4">
            <text:p><text:s/>2.353,3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973" table:style-name="ce3">
            <text:p>4973</text:p>
          </table:table-cell>
          <table:table-cell office:value-type="string" table:style-name="ce3">
            <text:p>ALDANA MESSUTI TARDE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CARAPICUI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57" table:style-name="ce3">
            <text:p>11357</text:p>
          </table:table-cell>
          <table:table-cell office:value-type="string" table:style-name="ce3">
            <text:p>ALEJANDRO MARTINS VARGAS GOMEZ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ITAPECERICA DA SERRA</text:p>
          </table:table-cell>
          <table:table-cell office:value-type="float" office:value="1042.1099999999999" table:style-name="ce4">
            <text:p><text:s/>1.042,11<text:s/></text:p>
          </table:table-cell>
          <table:table-cell office:value-type="float" office:value="2141.16" table:style-name="ce4">
            <text:p><text:s/>2.141,16<text:s/></text:p>
          </table:table-cell>
          <table:table-cell office:value-type="float" office:value="3368.8300000000004" table:style-name="ce4">
            <text:p><text:s/>3.368,83<text:s/></text:p>
          </table:table-cell>
          <table:table-cell office:value-type="float" office:value="6737.76" table:style-name="ce4">
            <text:p><text:s/>6.737,7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26" table:style-name="ce3">
            <text:p>2026</text:p>
          </table:table-cell>
          <table:table-cell office:value-type="string" table:style-name="ce3">
            <text:p>ALESSANDRA ANDREZ CABRERA JOAO BOROWSK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1347.56" table:style-name="ce4">
            <text:p><text:s/>1.347,56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32" table:style-name="ce3">
            <text:p>3332</text:p>
          </table:table-cell>
          <table:table-cell office:value-type="string" table:style-name="ce3">
            <text:p>ALESSANDRA APARECIDA GOMES KOG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VOTORANTIM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793.66" table:style-name="ce4">
            <text:p><text:s/>1.793,66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184" table:style-name="ce3">
            <text:p>3184</text:p>
          </table:table-cell>
          <table:table-cell office:value-type="string" table:style-name="ce3">
            <text:p>ALESSANDRO AUGUSTUS ALBER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ETANO DO SUL</text:p>
          </table:table-cell>
          <table:table-cell office:value-type="float" office:value="694.74" table:style-name="ce4">
            <text:p><text:s/>694,74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27" table:style-name="ce3">
            <text:p>3727</text:p>
          </table:table-cell>
          <table:table-cell office:value-type="string" table:style-name="ce3">
            <text:p>ALESSANDRO BRUSCK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AIA GRAND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19.52" table:style-name="ce4">
            <text:p><text:s/>3.219,5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29" table:style-name="ce3">
            <text:p>3329</text:p>
          </table:table-cell>
          <table:table-cell office:value-type="string" table:style-name="ce3">
            <text:p>ALEX FACCIOLO PIR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F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81.5" table:style-name="ce4">
            <text:p><text:s/>2.381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31" table:style-name="ce3">
            <text:p>1631</text:p>
          </table:table-cell>
          <table:table-cell office:value-type="string" table:style-name="ce3">
            <text:p>ALEX RAVANINI GOM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67.76" table:style-name="ce4">
            <text:p><text:s/>3.267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12" table:style-name="ce3">
            <text:p>2712</text:p>
          </table:table-cell>
          <table:table-cell office:value-type="string" table:style-name="ce3">
            <text:p>ALEXANDER MARTINS MATI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26" table:style-name="ce3">
            <text:p>2526</text:p>
          </table:table-cell>
          <table:table-cell office:value-type="string" table:style-name="ce3">
            <text:p>ALEXANDRA FACCIOLLI MARTIN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27" table:style-name="ce3">
            <text:p>2027</text:p>
          </table:table-cell>
          <table:table-cell office:value-type="string" table:style-name="ce3">
            <text:p>ALEXANDRA MILARE TOLEDO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487" table:style-name="ce3">
            <text:p>6487</text:p>
          </table:table-cell>
          <table:table-cell office:value-type="string" table:style-name="ce3">
            <text:p>ALEXANDRE ACERB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PECERICA DA SER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71.5" table:style-name="ce4">
            <text:p><text:s/>2.571,5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35" table:style-name="ce3">
            <text:p>4435</text:p>
          </table:table-cell>
          <table:table-cell office:value-type="string" table:style-name="ce3">
            <text:p>ALEXANDRE AFFONSO CAST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69.6799999999998" table:style-name="ce4">
            <text:p><text:s/>2.269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28" table:style-name="ce3">
            <text:p>3728</text:p>
          </table:table-cell>
          <table:table-cell office:value-type="string" table:style-name="ce3">
            <text:p>ALEXANDRE ALBERTO DE AZEVEDO MAGALHAE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UER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16" table:style-name="ce3">
            <text:p>2516</text:p>
          </table:table-cell>
          <table:table-cell office:value-type="string" table:style-name="ce3">
            <text:p>ALEXANDRE AUGUSTO RICCI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U</text:p>
          </table:table-cell>
          <table:table-cell office:value-type="float" office:value="926.31999999999994" table:style-name="ce4">
            <text:p><text:s/>926,32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57210" table:style-name="ce3">
            <text:p>357210</text:p>
          </table:table-cell>
          <table:table-cell office:value-type="string" table:style-name="ce3">
            <text:p>ALEXANDRE BARBIERI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36.72" table:style-name="ce4">
            <text:p><text:s/>3.036,72<text:s/></text:p>
          </table:table-cell>
          <table:table-cell office:value-type="float" office:value="4997.95" table:style-name="ce4">
            <text:p><text:s/>4.997,95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17" table:style-name="ce3">
            <text:p>2517</text:p>
          </table:table-cell>
          <table:table-cell office:value-type="string" table:style-name="ce3">
            <text:p>ALEXANDRE CEBRIAN ARAUJO RE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NDAI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986.17" table:style-name="ce4">
            <text:p><text:s/>2.986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185" table:style-name="ce3">
            <text:p>3185</text:p>
          </table:table-cell>
          <table:table-cell office:value-type="string" table:style-name="ce3">
            <text:p>ALEXANDRE CID DE ANDRAD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77.59" table:style-name="ce4">
            <text:p><text:s/>2.877,59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28" table:style-name="ce3">
            <text:p>2028</text:p>
          </table:table-cell>
          <table:table-cell office:value-type="string" table:style-name="ce3">
            <text:p>ALEXANDRE CISCATO FER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ITAQUE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75" table:style-name="ce3">
            <text:p>11375</text:p>
          </table:table-cell>
          <table:table-cell office:value-type="string" table:style-name="ce3">
            <text:p>ALEXANDRE DA SILVA DELA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REGIST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15.08" table:style-name="ce4">
            <text:p><text:s/>2.115,08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18" table:style-name="ce3">
            <text:p>3318</text:p>
          </table:table-cell>
          <table:table-cell office:value-type="string" table:style-name="ce3">
            <text:p>ALEXANDRE DE ANDRADE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1042.1099999999999" table:style-name="ce4">
            <text:p><text:s/>1.042,11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56.6099999999997" table:style-name="ce4">
            <text:p><text:s/>3.256,61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467" table:style-name="ce3">
            <text:p>7467</text:p>
          </table:table-cell>
          <table:table-cell office:value-type="string" table:style-name="ce3">
            <text:p>ALEXANDRE DE CAMPOS BOVOLIN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DOIS CORREG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987.48" table:style-name="ce4">
            <text:p><text:s/>987,48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44" table:style-name="ce3">
            <text:p>5644</text:p>
          </table:table-cell>
          <table:table-cell office:value-type="string" table:style-name="ce3">
            <text:p>ALEXANDRE DE OLIVEIRA DARUGE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CAMPINAS</text:p>
          </table:table-cell>
          <table:table-cell office:value-type="float" office:value="463.15999999999997" table:style-name="ce4">
            <text:p><text:s/>463,16<text:s/></text:p>
          </table:table-cell>
          <table:table-cell office:value-type="float" office:value="1124.93" table:style-name="ce4">
            <text:p><text:s/>1.124,9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29" table:style-name="ce3">
            <text:p>3729</text:p>
          </table:table-cell>
          <table:table-cell office:value-type="string" table:style-name="ce3">
            <text:p>ALEXANDRE DE PALMA NE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OGI-GUAC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493.9299999999998" table:style-name="ce4">
            <text:p><text:s/>2.493,9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18" table:style-name="ce3">
            <text:p>2518</text:p>
          </table:table-cell>
          <table:table-cell office:value-type="string" table:style-name="ce3">
            <text:p>ALEXANDRE DEMETRIUS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50.7600000000002" table:style-name="ce4">
            <text:p><text:s/>2.550,76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43529" table:style-name="ce3">
            <text:p>843529</text:p>
          </table:table-cell>
          <table:table-cell office:value-type="string" table:style-name="ce3">
            <text:p>ALEXANDRE MARCOS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35.31" table:style-name="ce4">
            <text:p><text:s/>2.535,3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186" table:style-name="ce3">
            <text:p>3186</text:p>
          </table:table-cell>
          <table:table-cell office:value-type="string" table:style-name="ce3">
            <text:p>ALEXANDRE MAURO ALVES COE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483.2399999999998" table:style-name="ce4">
            <text:p><text:s/>2.483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29" table:style-name="ce3">
            <text:p>2029</text:p>
          </table:table-cell>
          <table:table-cell office:value-type="string" table:style-name="ce3">
            <text:p>ALEXANDRE MONTGOMERY WILD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778.29" table:style-name="ce4">
            <text:p><text:s/>2.778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30" table:style-name="ce3">
            <text:p>3730</text:p>
          </table:table-cell>
          <table:table-cell office:value-type="string" table:style-name="ce3">
            <text:p>ALEXANDRE MOURAO MAFETAN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TAUBA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6" table:style-name="ce4">
            <text:p><text:s/>3.200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30" table:style-name="ce3">
            <text:p>2030</text:p>
          </table:table-cell>
          <table:table-cell office:value-type="string" table:style-name="ce3">
            <text:p>ALEXANDRE MOURAO TIE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26.31999999999994" table:style-name="ce4">
            <text:p><text:s/>926,32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45" table:style-name="ce3">
            <text:p>5645</text:p>
          </table:table-cell>
          <table:table-cell office:value-type="string" table:style-name="ce3">
            <text:p>ALEXANDRE NUNES DE VINCEN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33834" table:style-name="ce3">
            <text:p>833834</text:p>
          </table:table-cell>
          <table:table-cell office:value-type="string" table:style-name="ce3">
            <text:p>ALEXANDRE ORASMO FONTAN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1495.88" table:style-name="ce4">
            <text:p><text:s/>1.495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99" table:style-name="ce3">
            <text:p>2099</text:p>
          </table:table-cell>
          <table:table-cell office:value-type="string" table:style-name="ce3">
            <text:p>ALEXANDRE PADILH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BATAT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87.11" table:style-name="ce4">
            <text:p><text:s/>2.287,11<text:s/></text:p>
          </table:table-cell>
          <table:table-cell office:value-type="float" office:value="4267.25" table:style-name="ce4">
            <text:p><text:s/>4.267,25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31" table:style-name="ce3">
            <text:p>3731</text:p>
          </table:table-cell>
          <table:table-cell office:value-type="string" table:style-name="ce3">
            <text:p>ALEXANDRE PETRY HELEN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RAGUAT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22" table:style-name="ce3">
            <text:p>1622</text:p>
          </table:table-cell>
          <table:table-cell office:value-type="string" table:style-name="ce3">
            <text:p>ALEXANDRE ROCHA ALMEIDA DE MOR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36" table:style-name="ce3">
            <text:p>4436</text:p>
          </table:table-cell>
          <table:table-cell office:value-type="string" table:style-name="ce3">
            <text:p>ALEXANDRE SALEM CARVA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592.74" table:style-name="ce4">
            <text:p><text:s/>1.592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63" table:style-name="ce3">
            <text:p>2263</text:p>
          </table:table-cell>
          <table:table-cell office:value-type="string" table:style-name="ce3">
            <text:p>ALEXANDRE SPRANGI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A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84725" table:style-name="ce3">
            <text:p>384725</text:p>
          </table:table-cell>
          <table:table-cell office:value-type="string" table:style-name="ce3">
            <text:p>ALFONSO PREST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3831.1" table:style-name="ce4">
            <text:p><text:s/>3.831,1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63817" table:style-name="ce3">
            <text:p>363817</text:p>
          </table:table-cell>
          <table:table-cell office:value-type="string" table:style-name="ce3">
            <text:p>ALFREDO COIMB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32" table:style-name="ce3">
            <text:p>11332</text:p>
          </table:table-cell>
          <table:table-cell office:value-type="string" table:style-name="ce3">
            <text:p>ALFREDO EDUARDO FERREIRA ROSSATT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CASA B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880.26" table:style-name="ce4">
            <text:p><text:s/>1.880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46" table:style-name="ce3">
            <text:p>5646</text:p>
          </table:table-cell>
          <table:table-cell office:value-type="string" table:style-name="ce3">
            <text:p>ALFREDO LUIS PORTES NE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O SEBASTIA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32.73" table:style-name="ce4">
            <text:p><text:s/>2.332,73<text:s/></text:p>
          </table:table-cell>
          <table:table-cell office:value-type="float" office:value="14577.34" table:style-name="ce4">
            <text:p><text:s/>14.577,3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917" table:style-name="ce3">
            <text:p>917</text:p>
          </table:table-cell>
          <table:table-cell office:value-type="string" table:style-name="ce3">
            <text:p>ALFREDO MAINARDI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974" table:style-name="ce3">
            <text:p>4974</text:p>
          </table:table-cell>
          <table:table-cell office:value-type="string" table:style-name="ce3">
            <text:p>ALICE MONTEIRO MELO SAMPAIO CAMAR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EMB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37" table:style-name="ce3">
            <text:p>4437</text:p>
          </table:table-cell>
          <table:table-cell office:value-type="string" table:style-name="ce3">
            <text:p>ALINE APARECIDA HOLTZ AMBA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85.06" table:style-name="ce4">
            <text:p><text:s/>2.885,06<text:s/></text:p>
          </table:table-cell>
          <table:table-cell office:value-type="float" office:value="1347.56" table:style-name="ce4">
            <text:p><text:s/>1.347,56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975" table:style-name="ce3">
            <text:p>4975</text:p>
          </table:table-cell>
          <table:table-cell office:value-type="string" table:style-name="ce3">
            <text:p>ALINE FERREIRA JULIETI CURY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76" table:style-name="ce3">
            <text:p>7376</text:p>
          </table:table-cell>
          <table:table-cell office:value-type="string" table:style-name="ce3">
            <text:p>ALINE FILGUEIRA DE PAU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U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48.2800000000002" table:style-name="ce4">
            <text:p><text:s/>2.148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32" table:style-name="ce3">
            <text:p>3732</text:p>
          </table:table-cell>
          <table:table-cell office:value-type="string" table:style-name="ce3">
            <text:p>ALINE JURCA ZAVAGLIA VICENTE 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38" table:style-name="ce3">
            <text:p>4438</text:p>
          </table:table-cell>
          <table:table-cell office:value-type="string" table:style-name="ce3">
            <text:p>ALINE KLEER DA SILVA MARTINS FERNAND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MONTE APRAZ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805.85" table:style-name="ce4">
            <text:p><text:s/>1.805,85<text:s/></text:p>
          </table:table-cell>
          <table:table-cell office:value-type="float" office:value="1572.1299999999999" table:style-name="ce4">
            <text:p><text:s/>1.572,13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56" table:style-name="ce3">
            <text:p>7356</text:p>
          </table:table-cell>
          <table:table-cell office:value-type="string" table:style-name="ce3">
            <text:p>ALINE MORA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CORDEIROPOL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5390.24" table:style-name="ce4">
            <text:p><text:s/>5.390,24<text:s/></text:p>
          </table:table-cell>
          <table:table-cell office:value-type="float" office:value="1684.44" table:style-name="ce4">
            <text:p><text:s/>1.684,4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39" table:style-name="ce3">
            <text:p>4439</text:p>
          </table:table-cell>
          <table:table-cell office:value-type="string" table:style-name="ce3">
            <text:p>ALINE MORGADO DA ROCH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JARIN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99.76" table:style-name="ce4">
            <text:p><text:s/>1.299,76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87" table:style-name="ce3">
            <text:p>11387</text:p>
          </table:table-cell>
          <table:table-cell office:value-type="string" table:style-name="ce3">
            <text:p>ALISSON DE LIMA MACIEL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VOTUPORA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779.04" table:style-name="ce4">
            <text:p><text:s/>2.779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461" table:style-name="ce3">
            <text:p>10461</text:p>
          </table:table-cell>
          <table:table-cell office:value-type="string" table:style-name="ce3">
            <text:p>ALLYSON FERNANDO VENEGA CORADIN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PIRASSUNU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88.4" table:style-name="ce4">
            <text:p><text:s/>2.888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40" table:style-name="ce3">
            <text:p>4440</text:p>
          </table:table-cell>
          <table:table-cell office:value-type="string" table:style-name="ce3">
            <text:p>ALMACHIA ZWARG ACERB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AIA GRAND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03.91" table:style-name="ce4">
            <text:p><text:s/>2.803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00697" table:style-name="ce3">
            <text:p>700697</text:p>
          </table:table-cell>
          <table:table-cell office:value-type="string" table:style-name="ce3">
            <text:p>ALOISIO ANTONIO DE CAMARGO BARROS PUPIN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27" table:style-name="ce3">
            <text:p>2527</text:p>
          </table:table-cell>
          <table:table-cell office:value-type="string" table:style-name="ce3">
            <text:p>ALOISIO GARMES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LENCOIS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63.88" table:style-name="ce4">
            <text:p><text:s/>2.663,88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61" table:style-name="ce3">
            <text:p>4061</text:p>
          </table:table-cell>
          <table:table-cell office:value-type="string" table:style-name="ce3">
            <text:p>ALUISIO ANTONIO MACIEL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933.35" table:style-name="ce4">
            <text:p><text:s/>2.933,3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21" table:style-name="ce3">
            <text:p>11321</text:p>
          </table:table-cell>
          <table:table-cell office:value-type="string" table:style-name="ce3">
            <text:p>ALUISIO DE SOUZA MARCEL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BARRE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734.95" table:style-name="ce4">
            <text:p><text:s/>2.734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10914" table:style-name="ce3">
            <text:p>510914</text:p>
          </table:table-cell>
          <table:table-cell office:value-type="string" table:style-name="ce3">
            <text:p>ALVARO BUSAN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47900" table:style-name="ce3">
            <text:p>347900</text:p>
          </table:table-cell>
          <table:table-cell office:value-type="string" table:style-name="ce3">
            <text:p>ALVARO ROBERTO RUAS TEIXEI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BILAC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537.01" table:style-name="ce4">
            <text:p><text:s/>1.537,0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21" table:style-name="ce3">
            <text:p>721</text:p>
          </table:table-cell>
          <table:table-cell office:value-type="string" table:style-name="ce3">
            <text:p>AMAITE IARA GIRIBONI DE MELL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PINHEIR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468" table:style-name="ce3">
            <text:p>7468</text:p>
          </table:table-cell>
          <table:table-cell office:value-type="string" table:style-name="ce3">
            <text:p>AMANDA LUIZA SOARES LOPES KALIL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463.15999999999997" table:style-name="ce4">
            <text:p><text:s/>463,16<text:s/></text:p>
          </table:table-cell>
          <table:table-cell office:value-type="float" office:value="1068.3699999999999" table:style-name="ce4">
            <text:p><text:s/>1.068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01619" table:style-name="ce3">
            <text:p>701619</text:p>
          </table:table-cell>
          <table:table-cell office:value-type="string" table:style-name="ce3">
            <text:p>AMAURI CHAVES ARFE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55" table:style-name="ce3">
            <text:p>3055</text:p>
          </table:table-cell>
          <table:table-cell office:value-type="string" table:style-name="ce3">
            <text:p>AMAURI SILVEIRA FILH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VALIN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50.7600000000002" table:style-name="ce4">
            <text:p><text:s/>2.550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44.3199999999997" table:style-name="ce4">
            <text:p><text:s/>3.144,3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41" table:style-name="ce3">
            <text:p>4441</text:p>
          </table:table-cell>
          <table:table-cell office:value-type="string" table:style-name="ce3">
            <text:p>AMELIO PASINI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NTA BARBARA D'OES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15" table:style-name="ce3">
            <text:p>2215</text:p>
          </table:table-cell>
          <table:table-cell office:value-type="string" table:style-name="ce3">
            <text:p>AMIRA MUSTAFA EL HAG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75.83" table:style-name="ce4">
            <text:p><text:s/>2.175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92" table:style-name="ce3">
            <text:p>3392</text:p>
          </table:table-cell>
          <table:table-cell office:value-type="string" table:style-name="ce3">
            <text:p>ANA ALICE MASCARENHAS MARQ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DA AREA REGIONAL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542.32" table:style-name="ce4">
            <text:p><text:s/>1.542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4.44" table:style-name="ce4">
            <text:p><text:s/>1.684,4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77" table:style-name="ce3">
            <text:p>2277</text:p>
          </table:table-cell>
          <table:table-cell office:value-type="string" table:style-name="ce3">
            <text:p>ANA BEATRIZ PEREIRA DE SOUZA FRONT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19" table:style-name="ce3">
            <text:p>2519</text:p>
          </table:table-cell>
          <table:table-cell office:value-type="string" table:style-name="ce3">
            <text:p>ANA BEATRIZ PRANUVI COSTA SIL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33.8" table:style-name="ce4">
            <text:p><text:s/>2.833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36" table:style-name="ce3">
            <text:p>3336</text:p>
          </table:table-cell>
          <table:table-cell office:value-type="string" table:style-name="ce3">
            <text:p>ANA BEATRIZ SAMPAIO SILVA VI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986.17" table:style-name="ce4">
            <text:p><text:s/>2.986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42" table:style-name="ce3">
            <text:p>4442</text:p>
          </table:table-cell>
          <table:table-cell office:value-type="string" table:style-name="ce3">
            <text:p>ANA BRASIL ROCHA PEN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694.74" table:style-name="ce4">
            <text:p><text:s/>694,74<text:s/></text:p>
          </table:table-cell>
          <table:table-cell office:value-type="float" office:value="2349.33" table:style-name="ce4">
            <text:p><text:s/>2.349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469" table:style-name="ce3">
            <text:p>7469</text:p>
          </table:table-cell>
          <table:table-cell office:value-type="string" table:style-name="ce3">
            <text:p>ANA CANDIDA SILVEIRA BARBOS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PORANG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096.5999999999999" table:style-name="ce4">
            <text:p><text:s/>1.096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33" table:style-name="ce3">
            <text:p>3733</text:p>
          </table:table-cell>
          <table:table-cell office:value-type="string" table:style-name="ce3">
            <text:p>ANA CARLA FROES RIBEIRO TOST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JARDINOPOL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887.65" table:style-name="ce4">
            <text:p><text:s/>1.887,65<text:s/></text:p>
          </table:table-cell>
          <table:table-cell office:value-type="float" office:value="13924.74" table:style-name="ce4">
            <text:p><text:s/>13.924,7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34" table:style-name="ce3">
            <text:p>3734</text:p>
          </table:table-cell>
          <table:table-cell office:value-type="string" table:style-name="ce3">
            <text:p>ANA CAROLINA FULIARO BITTENCOURT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47" table:style-name="ce3">
            <text:p>5647</text:p>
          </table:table-cell>
          <table:table-cell office:value-type="string" table:style-name="ce3">
            <text:p>ANA CAROLINA GREGORY VILLABOI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953.22" table:style-name="ce4">
            <text:p><text:s/>1.953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00" table:style-name="ce3">
            <text:p>8500</text:p>
          </table:table-cell>
          <table:table-cell office:value-type="string" table:style-name="ce3">
            <text:p>ANA CAROLINA KAMADA SCHWENDLE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CAJAMAR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867.47" table:style-name="ce4">
            <text:p><text:s/>1.867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86" table:style-name="ce3">
            <text:p>3386</text:p>
          </table:table-cell>
          <table:table-cell office:value-type="string" table:style-name="ce3">
            <text:p>ANA CAROLINA MACRI MORA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20.84" table:style-name="ce4">
            <text:p><text:s/>820,8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976" table:style-name="ce3">
            <text:p>4976</text:p>
          </table:table-cell>
          <table:table-cell office:value-type="string" table:style-name="ce3">
            <text:p>ANA CAROLINA MARTINS VALENTE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ÇA DE LOUVEIRA</text:p>
          </table:table-cell>
          <table:table-cell office:value-type="float" office:value="694.74" table:style-name="ce4">
            <text:p><text:s/>694,74<text:s/></text:p>
          </table:table-cell>
          <table:table-cell office:value-type="float" office:value="1519.54" table:style-name="ce4">
            <text:p><text:s/>1.519,5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75" table:style-name="ce3">
            <text:p>7375</text:p>
          </table:table-cell>
          <table:table-cell office:value-type="string" table:style-name="ce3">
            <text:p>ANA CLAUDIA DUTRA CRISTOFAN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15" table:style-name="ce3">
            <text:p>2515</text:p>
          </table:table-cell>
          <table:table-cell office:value-type="string" table:style-name="ce3">
            <text:p>ANA CRISTINA IORIATTI CHAM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23.0700000000002" table:style-name="ce4">
            <text:p><text:s/>2.123,0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31" table:style-name="ce3">
            <text:p>2031</text:p>
          </table:table-cell>
          <table:table-cell office:value-type="string" table:style-name="ce3">
            <text:p>ANA GABRIELA COUTINHO CAETANO VISCON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28" table:style-name="ce3">
            <text:p>2528</text:p>
          </table:table-cell>
          <table:table-cell office:value-type="string" table:style-name="ce3">
            <text:p>ANA HELENA DE ALMEIDA PRADO POLTRONIERI DE CAMP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062.77" table:style-name="ce4">
            <text:p><text:s/>2.062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86" table:style-name="ce3">
            <text:p>2286</text:p>
          </table:table-cell>
          <table:table-cell office:value-type="string" table:style-name="ce3">
            <text:p>ANA LAURA BANDEIRA LINS LUNARDE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26.31999999999994" table:style-name="ce4">
            <text:p><text:s/>926,32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01" table:style-name="ce3">
            <text:p>8501</text:p>
          </table:table-cell>
          <table:table-cell office:value-type="string" table:style-name="ce3">
            <text:p>ANA LAURA RIBEIRO TEIXEIRA MARTIN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NTA CRUZ DO RIO PARD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781.72" table:style-name="ce4">
            <text:p><text:s/>2.781,7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4980" table:style-name="ce3">
            <text:p>64980</text:p>
          </table:table-cell>
          <table:table-cell office:value-type="string" table:style-name="ce3">
            <text:p>ANA LUCIA CARDOSO DA SILVA DE ARROCHELA LOB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A LAP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62" table:style-name="ce3">
            <text:p>4062</text:p>
          </table:table-cell>
          <table:table-cell office:value-type="string" table:style-name="ce3">
            <text:p>ANA LUCIA DE BIAZZI PEREIRA FERREIR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VOTUPORA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638" table:style-name="ce4">
            <text:p><text:s/>1.638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13" table:style-name="ce3">
            <text:p>2713</text:p>
          </table:table-cell>
          <table:table-cell office:value-type="string" table:style-name="ce3">
            <text:p>ANA LUCIA DE MELL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449.4299999999998" table:style-name="ce4">
            <text:p><text:s/>2.449,43<text:s/></text:p>
          </table:table-cell>
          <table:table-cell office:value-type="float" office:value="898.35" table:style-name="ce4">
            <text:p><text:s/>898,35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35326" table:style-name="ce3">
            <text:p>835326</text:p>
          </table:table-cell>
          <table:table-cell office:value-type="string" table:style-name="ce3">
            <text:p>ANA LUCIA MENEZES VI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30.69" table:style-name="ce4">
            <text:p><text:s/>2.330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18" table:style-name="ce3">
            <text:p>11318</text:p>
          </table:table-cell>
          <table:table-cell office:value-type="string" table:style-name="ce3">
            <text:p>ANA LUCIA SAYURI WATANABE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505" table:style-name="ce4">
            <text:p><text:s/>505,00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977" table:style-name="ce3">
            <text:p>4977</text:p>
          </table:table-cell>
          <table:table-cell office:value-type="string" table:style-name="ce3">
            <text:p>ANA LUISA DE OLIVEIRA NAZAR DE ARRU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48.2199999999998" table:style-name="ce4">
            <text:p><text:s/>2.248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500000000004" table:style-name="ce4">
            <text:p><text:s/>5.053,35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187" table:style-name="ce3">
            <text:p>3187</text:p>
          </table:table-cell>
          <table:table-cell office:value-type="string" table:style-name="ce3">
            <text:p>ANA LUISA TOLEDO BARR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ITAQUE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82565" table:style-name="ce3">
            <text:p>282565</text:p>
          </table:table-cell>
          <table:table-cell office:value-type="string" table:style-name="ce3">
            <text:p>ANA MARGARIDA MACHADO JUNQUEIRA BENEDUC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20.92" table:style-name="ce4">
            <text:p><text:s/>1.120,9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35" table:style-name="ce3">
            <text:p>3735</text:p>
          </table:table-cell>
          <table:table-cell office:value-type="string" table:style-name="ce3">
            <text:p>ANA MARIA AIELLO DEMAD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string" table:style-name="ce3">
            <text:p>ANA MARIA BUO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RAGANCA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143.25" table:style-name="ce4">
            <text:p><text:s/>3.143,2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45" table:style-name="ce3">
            <text:p>3345</text:p>
          </table:table-cell>
          <table:table-cell office:value-type="string" table:style-name="ce3">
            <text:p>ANA MARIA FRIGERIO MOLINA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AIA GRAND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5194" table:style-name="ce3">
            <text:p>255194</text:p>
          </table:table-cell>
          <table:table-cell office:value-type="string" table:style-name="ce3">
            <text:p>ANA MARIA NAPOLITANO DE GODOY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462" table:style-name="ce3">
            <text:p>10462</text:p>
          </table:table-cell>
          <table:table-cell office:value-type="string" table:style-name="ce3">
            <text:p>ANA MARIA ROMAN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20" table:style-name="ce3">
            <text:p>3320</text:p>
          </table:table-cell>
          <table:table-cell office:value-type="string" table:style-name="ce3">
            <text:p>ANA PAOLA FERRARI AMB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13" table:style-name="ce3">
            <text:p>2213</text:p>
          </table:table-cell>
          <table:table-cell office:value-type="string" table:style-name="ce3">
            <text:p>ANA PAULA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A INFANCIA E DA JUVENTUDE</text:p>
          </table:table-cell>
          <table:table-cell office:value-type="float" office:value="347.37" table:style-name="ce4">
            <text:p><text:s/>347,37<text:s/></text:p>
          </table:table-cell>
          <table:table-cell office:value-type="float" office:value="2177.0500000000002" table:style-name="ce4">
            <text:p><text:s/>2.177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488" table:style-name="ce3">
            <text:p>6488</text:p>
          </table:table-cell>
          <table:table-cell office:value-type="string" table:style-name="ce3">
            <text:p>ANA PAULA FREITAS VILELA LEI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405.26" table:style-name="ce4">
            <text:p><text:s/>405,26<text:s/></text:p>
          </table:table-cell>
          <table:table-cell office:value-type="float" office:value="2634.85" table:style-name="ce4">
            <text:p><text:s/>2.634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95.12" table:style-name="ce4">
            <text:p><text:s/>2.695,1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36" table:style-name="ce3">
            <text:p>3736</text:p>
          </table:table-cell>
          <table:table-cell office:value-type="string" table:style-name="ce3">
            <text:p>ANA PAULA MAZ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979.2299999999996" table:style-name="ce4">
            <text:p><text:s/>2.979,2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489" table:style-name="ce3">
            <text:p>6489</text:p>
          </table:table-cell>
          <table:table-cell office:value-type="string" table:style-name="ce3">
            <text:p>ANA PAULA MOREIRA MAT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ZAN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63" table:style-name="ce3">
            <text:p>4063</text:p>
          </table:table-cell>
          <table:table-cell office:value-type="string" table:style-name="ce3">
            <text:p>ANA PAULA NIDALCHICHI RIBEI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ATI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49.33" table:style-name="ce4">
            <text:p><text:s/>2.349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33" table:style-name="ce3">
            <text:p>2033</text:p>
          </table:table-cell>
          <table:table-cell office:value-type="string" table:style-name="ce3">
            <text:p>ANA PAULA WESTMANN ANDERL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130.6099999999997" table:style-name="ce4">
            <text:p><text:s/>5.130,61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48" table:style-name="ce3">
            <text:p>5648</text:p>
          </table:table-cell>
          <table:table-cell office:value-type="string" table:style-name="ce3">
            <text:p>ANDERSON DE CASTRO OGRIZI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463.15999999999997" table:style-name="ce4">
            <text:p><text:s/>463,1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93" table:style-name="ce3">
            <text:p>3393</text:p>
          </table:table-cell>
          <table:table-cell office:value-type="string" table:style-name="ce3">
            <text:p>ANDERSON GEOVAM SCANDELA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L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552" table:style-name="ce4">
            <text:p><text:s/>1.552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49" table:style-name="ce3">
            <text:p>5649</text:p>
          </table:table-cell>
          <table:table-cell office:value-type="string" table:style-name="ce3">
            <text:p>ANDRE AGUIAR DE CARVA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U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44" table:style-name="ce3">
            <text:p>4444</text:p>
          </table:table-cell>
          <table:table-cell office:value-type="string" table:style-name="ce3">
            <text:p>ANDRE BANDEI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UBATA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978" table:style-name="ce3">
            <text:p>4978</text:p>
          </table:table-cell>
          <table:table-cell office:value-type="string" table:style-name="ce3">
            <text:p>ANDRE CAMILO CASTRO JARDI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MEI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30" table:style-name="ce3">
            <text:p>2530</text:p>
          </table:table-cell>
          <table:table-cell office:value-type="string" table:style-name="ce3">
            <text:p>ANDRE CECCO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463.15999999999997" table:style-name="ce4">
            <text:p><text:s/>463,16<text:s/></text:p>
          </table:table-cell>
          <table:table-cell office:value-type="float" office:value="842.75" table:style-name="ce4">
            <text:p><text:s/>842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45" table:style-name="ce3">
            <text:p>4445</text:p>
          </table:table-cell>
          <table:table-cell office:value-type="string" table:style-name="ce3">
            <text:p>ANDRE DE ALMEIDA PANZER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L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66" table:style-name="ce3">
            <text:p>7366</text:p>
          </table:table-cell>
          <table:table-cell office:value-type="string" table:style-name="ce3">
            <text:p>ANDRE DE FREITAS PAOLINETTI LOSAS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28.6" table:style-name="ce4">
            <text:p><text:s/>2.228,6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09" table:style-name="ce3">
            <text:p>3309</text:p>
          </table:table-cell>
          <table:table-cell office:value-type="string" table:style-name="ce3">
            <text:p>ANDRE DONIZETI ZANUTIM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IPU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898.97" table:style-name="ce4">
            <text:p><text:s/>1.898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14" table:style-name="ce3">
            <text:p>2714</text:p>
          </table:table-cell>
          <table:table-cell office:value-type="string" table:style-name="ce3">
            <text:p>ANDRE ESTEFAM ARAUJO LI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135.5600000000004" table:style-name="ce4">
            <text:p><text:s/>4.135,5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73" table:style-name="ce3">
            <text:p>11373</text:p>
          </table:table-cell>
          <table:table-cell office:value-type="string" table:style-name="ce3">
            <text:p>ANDRE FREITAS LUENG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PRESIDENTE VESCESLA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54.69" table:style-name="ce4">
            <text:p><text:s/>854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50" table:style-name="ce3">
            <text:p>5650</text:p>
          </table:table-cell>
          <table:table-cell office:value-type="string" table:style-name="ce3">
            <text:p>ANDRE GANDARA ORLAND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BITI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867.47" table:style-name="ce4">
            <text:p><text:s/>1.867,47<text:s/></text:p>
          </table:table-cell>
          <table:table-cell office:value-type="float" office:value="224.57" table:style-name="ce4">
            <text:p><text:s/>224,57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15" table:style-name="ce3">
            <text:p>2715</text:p>
          </table:table-cell>
          <table:table-cell office:value-type="string" table:style-name="ce3">
            <text:p>ANDRE LUIS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979" table:style-name="ce3">
            <text:p>4979</text:p>
          </table:table-cell>
          <table:table-cell office:value-type="string" table:style-name="ce3">
            <text:p>ANDRE LUIS SIMO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188" table:style-name="ce3">
            <text:p>3188</text:p>
          </table:table-cell>
          <table:table-cell office:value-type="string" table:style-name="ce3">
            <text:p>ANDRE LUIZ BRANDA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-MIRIM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920.76" table:style-name="ce4">
            <text:p><text:s/>2.920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94" table:style-name="ce3">
            <text:p>1394</text:p>
          </table:table-cell>
          <table:table-cell office:value-type="string" table:style-name="ce3">
            <text:p>ANDRE LUIZ BUCHAL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46" table:style-name="ce3">
            <text:p>1346</text:p>
          </table:table-cell>
          <table:table-cell office:value-type="string" table:style-name="ce3">
            <text:p>ANDRE LUIZ DEZOT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MERICA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980.37" table:style-name="ce4">
            <text:p><text:s/>2.980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35" table:style-name="ce3">
            <text:p>3335</text:p>
          </table:table-cell>
          <table:table-cell office:value-type="string" table:style-name="ce3">
            <text:p>ANDRE LUIZ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20" table:style-name="ce4">
            <text:p><text:s/>2.520,00<text:s/></text:p>
          </table:table-cell>
          <table:table-cell office:value-type="float" office:value="5016.76" table:style-name="ce4">
            <text:p><text:s/>5.016,7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963" table:style-name="ce3">
            <text:p>963</text:p>
          </table:table-cell>
          <table:table-cell office:value-type="string" table:style-name="ce3">
            <text:p>ANDRE LUIZ NOGUEIRA DA CUNH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TANDUV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442" table:style-name="ce4">
            <text:p><text:s/>1.442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22" table:style-name="ce3">
            <text:p>11322</text:p>
          </table:table-cell>
          <table:table-cell office:value-type="string" table:style-name="ce3">
            <text:p>ANDRE MANGINO ALENCAR LARANJEIRA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98.75" table:style-name="ce4">
            <text:p><text:s/>2.198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0623" table:style-name="ce3">
            <text:p>200623</text:p>
          </table:table-cell>
          <table:table-cell office:value-type="string" table:style-name="ce3">
            <text:p>ANDRE MEDEIROS DO PAC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16" table:style-name="ce3">
            <text:p>2716</text:p>
          </table:table-cell>
          <table:table-cell office:value-type="string" table:style-name="ce3">
            <text:p>ANDRE PASCOAL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694.74" table:style-name="ce4">
            <text:p><text:s/>694,74<text:s/></text:p>
          </table:table-cell>
          <table:table-cell office:value-type="float" office:value="3061.45" table:style-name="ce4">
            <text:p><text:s/>3.061,4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980" table:style-name="ce3">
            <text:p>4980</text:p>
          </table:table-cell>
          <table:table-cell office:value-type="string" table:style-name="ce3">
            <text:p>ANDRE PERCHE LUCKE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PAULIN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156.38" table:style-name="ce4">
            <text:p><text:s/>3.156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54" table:style-name="ce3">
            <text:p>11354</text:p>
          </table:table-cell>
          <table:table-cell office:value-type="string" table:style-name="ce3">
            <text:p>ANDRE PEREIRA DA SILVA BRUNOR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OSASC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21.9" table:style-name="ce4">
            <text:p><text:s/>2.621,90<text:s/></text:p>
          </table:table-cell>
          <table:table-cell office:value-type="float" office:value="224.57" table:style-name="ce4">
            <text:p><text:s/>224,5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37" table:style-name="ce3">
            <text:p>3737</text:p>
          </table:table-cell>
          <table:table-cell office:value-type="string" table:style-name="ce3">
            <text:p>ANDRE VITOR DE FREIT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ERTAOZINH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74.81" table:style-name="ce4">
            <text:p><text:s/>2.374,8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01190" table:style-name="ce3">
            <text:p>701190</text:p>
          </table:table-cell>
          <table:table-cell office:value-type="string" table:style-name="ce3">
            <text:p>ANDREA CHIARATTI DO NASCIMENTO RODRIGUES PIN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482.1799999999998" table:style-name="ce4">
            <text:p><text:s/>2.482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38" table:style-name="ce3">
            <text:p>3738</text:p>
          </table:table-cell>
          <table:table-cell office:value-type="string" table:style-name="ce3">
            <text:p>ANDREA DE CICC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RAR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17" table:style-name="ce3">
            <text:p>2717</text:p>
          </table:table-cell>
          <table:table-cell office:value-type="string" table:style-name="ce3">
            <text:p>ANDREA MARIA BASTOS JUNQUEIRA BARREI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OGI-GUAC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32" table:style-name="ce3">
            <text:p>2532</text:p>
          </table:table-cell>
          <table:table-cell office:value-type="string" table:style-name="ce3">
            <text:p>ANDREA MARIA COELHO BERTI ROLL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ADEM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957.66" table:style-name="ce4">
            <text:p><text:s/>2.957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44496" table:style-name="ce3">
            <text:p>844496</text:p>
          </table:table-cell>
          <table:table-cell office:value-type="string" table:style-name="ce3">
            <text:p>ANDREA SANTOS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46" table:style-name="ce3">
            <text:p>4446</text:p>
          </table:table-cell>
          <table:table-cell office:value-type="string" table:style-name="ce3">
            <text:p>ANDREY RIBEIRO NASSER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MONTE APRAZ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5.74" table:style-name="ce4">
            <text:p><text:s/>715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25750" table:style-name="ce3">
            <text:p>125750</text:p>
          </table:table-cell>
          <table:table-cell office:value-type="string" table:style-name="ce3">
            <text:p>ANGELA AQUINO NAVARR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825" table:style-name="ce4">
            <text:p><text:s/>825,00<text:s/></text:p>
          </table:table-cell>
          <table:table-cell office:value-type="float" office:value="3098.57" table:style-name="ce4">
            <text:p><text:s/>3.098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59" table:style-name="ce3">
            <text:p>11359</text:p>
          </table:table-cell>
          <table:table-cell office:value-type="string" table:style-name="ce3">
            <text:p>ANGELICA LUIZA ROSSI DA COST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BAURU</text:p>
          </table:table-cell>
          <table:table-cell office:value-type="float" office:value="926.31999999999994" table:style-name="ce4">
            <text:p><text:s/>926,32<text:s/></text:p>
          </table:table-cell>
          <table:table-cell office:value-type="float" office:value="2115.08" table:style-name="ce4">
            <text:p><text:s/>2.115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02" table:style-name="ce3">
            <text:p>8502</text:p>
          </table:table-cell>
          <table:table-cell office:value-type="string" table:style-name="ce3">
            <text:p>ANGELICA RAMOS DE FRIAS SIGOLL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34448" table:style-name="ce3">
            <text:p>634448</text:p>
          </table:table-cell>
          <table:table-cell office:value-type="string" table:style-name="ce3">
            <text:p>ANGELO SANTOS DE CARVALH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013.16" table:style-name="ce4">
            <text:p><text:s/>1.013,1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78" table:style-name="ce3">
            <text:p>3378</text:p>
          </table:table-cell>
          <table:table-cell office:value-type="string" table:style-name="ce3">
            <text:p>ANNA CLAUDIA CAMPOS DA COSTA GALVA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ATINGUE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2919.69" table:style-name="ce4">
            <text:p><text:s/>2.919,69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20" table:style-name="ce3">
            <text:p>2520</text:p>
          </table:table-cell>
          <table:table-cell office:value-type="string" table:style-name="ce3">
            <text:p>ANNA PAULA SOUZA DE MOR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91" table:style-name="ce3">
            <text:p>11391</text:p>
          </table:table-cell>
          <table:table-cell office:value-type="string" table:style-name="ce3">
            <text:p>ANNA RUBIA NOGUEIRA DE SANTAN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REGIST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903.63" table:style-name="ce4">
            <text:p><text:s/>903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4.8" table:style-name="ce4">
            <text:p><text:s/>5.614,80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56" table:style-name="ce3">
            <text:p>1356</text:p>
          </table:table-cell>
          <table:table-cell office:value-type="string" table:style-name="ce3">
            <text:p>ANNA TROTTA YARYD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23.66" table:style-name="ce4">
            <text:p><text:s/>2.623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61" table:style-name="ce3">
            <text:p>11361</text:p>
          </table:table-cell>
          <table:table-cell office:value-type="string" table:style-name="ce3">
            <text:p>ANNE MARIE LOURENCO KARSTEN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JA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00.9699999999998" table:style-name="ce4">
            <text:p><text:s/>2.200,97<text:s/></text:p>
          </table:table-cell>
          <table:table-cell office:value-type="float" office:value="8085.36" table:style-name="ce4">
            <text:p><text:s/>8.085,3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492" table:style-name="ce3">
            <text:p>6492</text:p>
          </table:table-cell>
          <table:table-cell office:value-type="string" table:style-name="ce3">
            <text:p>ANNUNZIATA ALVES IULIANELL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56.9" table:style-name="ce4">
            <text:p><text:s/>3.256,9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971073" table:style-name="ce3">
            <text:p>971073</text:p>
          </table:table-cell>
          <table:table-cell office:value-type="string" table:style-name="ce3">
            <text:p>ANTONIO BANDEIRA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TANDUVA</text:p>
          </table:table-cell>
          <table:table-cell office:value-type="float" office:value="810.53" table:style-name="ce4">
            <text:p><text:s/>810,53<text:s/></text:p>
          </table:table-cell>
          <table:table-cell office:value-type="float" office:value="2609.11" table:style-name="ce4">
            <text:p><text:s/>2.609,11<text:s/></text:p>
          </table:table-cell>
          <table:table-cell office:value-type="float" office:value="3144.26" table:style-name="ce4">
            <text:p><text:s/>3.144,26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05" table:style-name="ce3">
            <text:p>2705</text:p>
          </table:table-cell>
          <table:table-cell office:value-type="string" table:style-name="ce3">
            <text:p>ANTONIO BENEDITO RIBEIRO PINTO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94497" table:style-name="ce3">
            <text:p>494497</text:p>
          </table:table-cell>
          <table:table-cell office:value-type="string" table:style-name="ce3">
            <text:p>ANTONIO CALIL F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2258" table:style-name="ce3">
            <text:p>62258</text:p>
          </table:table-cell>
          <table:table-cell office:value-type="string" table:style-name="ce3">
            <text:p>ANTONIO CARLOS DA PONT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24" table:style-name="ce3">
            <text:p>724</text:p>
          </table:table-cell>
          <table:table-cell office:value-type="string" table:style-name="ce3">
            <text:p>ANTONIO CARLOS GASPARIN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97" table:style-name="ce3">
            <text:p>3397</text:p>
          </table:table-cell>
          <table:table-cell office:value-type="string" table:style-name="ce3">
            <text:p>ANTONIO CARLOS GUIMARAE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O CLARO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22" table:style-name="ce3">
            <text:p>2522</text:p>
          </table:table-cell>
          <table:table-cell office:value-type="string" table:style-name="ce3">
            <text:p>ANTONIO CARLOS PEREZ ANTUNES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560" table:style-name="ce4">
            <text:p><text:s/>1.5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969418" table:style-name="ce3">
            <text:p>969418</text:p>
          </table:table-cell>
          <table:table-cell office:value-type="string" table:style-name="ce3">
            <text:p>ANTONIO CELSO PARES VIT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4164" table:style-name="ce3">
            <text:p>204164</text:p>
          </table:table-cell>
          <table:table-cell office:value-type="string" table:style-name="ce3">
            <text:p>ANTONIO DOMINGUES FARTO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040.28" table:style-name="ce4">
            <text:p><text:s/>2.040,28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64" table:style-name="ce3">
            <text:p>4064</text:p>
          </table:table-cell>
          <table:table-cell office:value-type="string" table:style-name="ce3">
            <text:p>ANTONIO HENRIQUE SAMPONI BARREIR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SS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995.55" table:style-name="ce4">
            <text:p><text:s/>2.995,55<text:s/></text:p>
          </table:table-cell>
          <table:table-cell office:value-type="float" office:value="1347.56" table:style-name="ce4">
            <text:p><text:s/>1.347,5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11219" table:style-name="ce3">
            <text:p>511219</text:p>
          </table:table-cell>
          <table:table-cell office:value-type="string" table:style-name="ce3">
            <text:p>ANTONIO LOPES MONTEIR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62" table:style-name="ce3">
            <text:p>2562</text:p>
          </table:table-cell>
          <table:table-cell office:value-type="string" table:style-name="ce3">
            <text:p>ANTONIO NOBRE FOLGA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4A.PROMOTORIA DO JURI DA CAPITAL(PENHA DE FRANCA)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542.32" table:style-name="ce4">
            <text:p><text:s/>1.542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71" table:style-name="ce3">
            <text:p>2271</text:p>
          </table:table-cell>
          <table:table-cell office:value-type="string" table:style-name="ce3">
            <text:p>ANTONIO SIMINI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DRACE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565.15" table:style-name="ce4">
            <text:p><text:s/>1.565,15<text:s/></text:p>
          </table:table-cell>
          <table:table-cell office:value-type="float" office:value="7288.66" table:style-name="ce4">
            <text:p><text:s/>7.288,6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98319" table:style-name="ce3">
            <text:p>698319</text:p>
          </table:table-cell>
          <table:table-cell office:value-type="string" table:style-name="ce3">
            <text:p>APARECIDA MARIA VALADARES DA COST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470" table:style-name="ce3">
            <text:p>7470</text:p>
          </table:table-cell>
          <table:table-cell office:value-type="string" table:style-name="ce3">
            <text:p>ARIELLA TOYAMA SHIRAK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463.15999999999997" table:style-name="ce4">
            <text:p><text:s/>463,16<text:s/></text:p>
          </table:table-cell>
          <table:table-cell office:value-type="float" office:value="3190.12" table:style-name="ce4">
            <text:p><text:s/>3.190,1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95" table:style-name="ce3">
            <text:p>2595</text:p>
          </table:table-cell>
          <table:table-cell office:value-type="string" table:style-name="ce3">
            <text:p>ARLETE DEL MA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94418" table:style-name="ce3">
            <text:p>294418</text:p>
          </table:table-cell>
          <table:table-cell office:value-type="string" table:style-name="ce3">
            <text:p>AROLDO COSTA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758.01" table:style-name="ce4">
            <text:p><text:s/>2.758,0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471" table:style-name="ce3">
            <text:p>7471</text:p>
          </table:table-cell>
          <table:table-cell office:value-type="string" table:style-name="ce3">
            <text:p>ARTHUR ANTONIO TAVARES MOREIRA BARBOS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39.12" table:style-name="ce4">
            <text:p><text:s/>3.339,12<text:s/></text:p>
          </table:table-cell>
          <table:table-cell office:value-type="float" office:value="3368.9" table:style-name="ce4">
            <text:p><text:s/>3.368,9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66873" table:style-name="ce3">
            <text:p>266873</text:p>
          </table:table-cell>
          <table:table-cell office:value-type="string" table:style-name="ce3">
            <text:p>ARTHUR MEDEIROS NE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1164" table:style-name="ce3">
            <text:p>401164</text:p>
          </table:table-cell>
          <table:table-cell office:value-type="string" table:style-name="ce3">
            <text:p>ARTHUR PINTO DE LEMO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37881" table:style-name="ce3">
            <text:p>837881</text:p>
          </table:table-cell>
          <table:table-cell office:value-type="string" table:style-name="ce3">
            <text:p>ARTHUR PINTO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REITOS HUMAN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18" table:style-name="ce3">
            <text:p>2718</text:p>
          </table:table-cell>
          <table:table-cell office:value-type="string" table:style-name="ce3">
            <text:p>ARTUR MALDONADO GONZAG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OMPE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26.38" table:style-name="ce4">
            <text:p><text:s/>2.526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2710" table:style-name="ce3">
            <text:p>252710</text:p>
          </table:table-cell>
          <table:table-cell office:value-type="string" table:style-name="ce3">
            <text:p>ARUAL MARTIN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41057" table:style-name="ce3">
            <text:p>341057</text:p>
          </table:table-cell>
          <table:table-cell office:value-type="string" table:style-name="ce3">
            <text:p>ARY CESAR HERNANDE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473.58" table:style-name="ce4">
            <text:p><text:s/>2.47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19" table:style-name="ce3">
            <text:p>2719</text:p>
          </table:table-cell>
          <table:table-cell office:value-type="string" table:style-name="ce3">
            <text:p>AUGUSTO FARIAS FERREIRA CRAV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044.18" table:style-name="ce4">
            <text:p><text:s/>2.044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36" table:style-name="ce3">
            <text:p>2036</text:p>
          </table:table-cell>
          <table:table-cell office:value-type="string" table:style-name="ce3">
            <text:p>AUGUSTO SERGIO COSTA VIANN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PETINI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78.74" table:style-name="ce4">
            <text:p><text:s/>2.878,7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76" table:style-name="ce3">
            <text:p>2276</text:p>
          </table:table-cell>
          <table:table-cell office:value-type="string" table:style-name="ce3">
            <text:p>AUGUSTO SOARES DE ARRUDA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69.52" table:style-name="ce4">
            <text:p><text:s/>2.569,5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91" table:style-name="ce3">
            <text:p>1691</text:p>
          </table:table-cell>
          <table:table-cell office:value-type="string" table:style-name="ce3">
            <text:p>BARBARA VALERIA CURY E CURY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45440" table:style-name="ce3">
            <text:p>545440</text:p>
          </table:table-cell>
          <table:table-cell office:value-type="string" table:style-name="ce3">
            <text:p>BEATRIZ AUGUSTA PINHEIR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981" table:style-name="ce3">
            <text:p>4981</text:p>
          </table:table-cell>
          <table:table-cell office:value-type="string" table:style-name="ce3">
            <text:p>BEATRIZ BINELLO VALERI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VINHED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42.88" table:style-name="ce4">
            <text:p><text:s/>1.342,88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472" table:style-name="ce3">
            <text:p>7472</text:p>
          </table:table-cell>
          <table:table-cell office:value-type="string" table:style-name="ce3">
            <text:p>BEATRIZ GRANZO SIQUEIRA PEREI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20" table:style-name="ce4">
            <text:p><text:s/>1.32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42" table:style-name="ce3">
            <text:p>2242</text:p>
          </table:table-cell>
          <table:table-cell office:value-type="string" table:style-name="ce3">
            <text:p>BEATRIZ HELENA BUDIN FONSEC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85.14" table:style-name="ce4">
            <text:p><text:s/>3.285,14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64" table:style-name="ce3">
            <text:p>3364</text:p>
          </table:table-cell>
          <table:table-cell office:value-type="string" table:style-name="ce3">
            <text:p>BEATRIZ LOPES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02.0100000000002" table:style-name="ce4">
            <text:p><text:s/>2.602,0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03" table:style-name="ce3">
            <text:p>8503</text:p>
          </table:table-cell>
          <table:table-cell office:value-type="string" table:style-name="ce3">
            <text:p>BELISA BARBOSA MORAL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EMBU-GUAC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416" table:style-name="ce4">
            <text:p><text:s/>1.416,00<text:s/></text:p>
          </table:table-cell>
          <table:table-cell office:value-type="float" office:value="1796.7" table:style-name="ce4">
            <text:p><text:s/>1.796,70<text:s/></text:p>
          </table:table-cell>
          <table:table-cell office:value-type="float" office:value="1684.44" table:style-name="ce4">
            <text:p><text:s/>1.684,4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51" table:style-name="ce3">
            <text:p>5651</text:p>
          </table:table-cell>
          <table:table-cell office:value-type="string" table:style-name="ce3">
            <text:p>BIANCA REIS D'AVILA LUCHESI FARI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926.31999999999994" table:style-name="ce4">
            <text:p><text:s/>926,32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496" table:style-name="ce3">
            <text:p>10496</text:p>
          </table:table-cell>
          <table:table-cell office:value-type="string" table:style-name="ce3">
            <text:p>BRUNA DA COSTA NAVA ZAMBON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ARAC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6" table:style-name="ce4">
            <text:p><text:s/>3.200,46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20" table:style-name="ce3">
            <text:p>7320</text:p>
          </table:table-cell>
          <table:table-cell office:value-type="string" table:style-name="ce3">
            <text:p>BRUNA MARIA BUCK MUNIZ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TABAPU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429.85" table:style-name="ce4">
            <text:p><text:s/>1.429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02" table:style-name="ce3">
            <text:p>10502</text:p>
          </table:table-cell>
          <table:table-cell office:value-type="string" table:style-name="ce3">
            <text:p>BRUNA RIBEIRO DOURADO VAREJA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26.31999999999994" table:style-name="ce4">
            <text:p><text:s/>926,32<text:s/></text:p>
          </table:table-cell>
          <table:table-cell office:value-type="float" office:value="1440.77" table:style-name="ce4">
            <text:p><text:s/>1.440,77<text:s/></text:p>
          </table:table-cell>
          <table:table-cell office:value-type="float" office:value="8888.02" table:style-name="ce4">
            <text:p><text:s/>8.888,0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473" table:style-name="ce3">
            <text:p>7473</text:p>
          </table:table-cell>
          <table:table-cell office:value-type="string" table:style-name="ce3">
            <text:p>BRUNO ALBINO RAVA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A ISAB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607.97" table:style-name="ce4">
            <text:p><text:s/>1.607,97<text:s/></text:p>
          </table:table-cell>
          <table:table-cell office:value-type="float" office:value="8888.02" table:style-name="ce4">
            <text:p><text:s/>8.888,0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04" table:style-name="ce3">
            <text:p>8504</text:p>
          </table:table-cell>
          <table:table-cell office:value-type="string" table:style-name="ce3">
            <text:p>BRUNO CAMARGO FER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680" table:style-name="ce4">
            <text:p><text:s/>1.68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474" table:style-name="ce3">
            <text:p>7474</text:p>
          </table:table-cell>
          <table:table-cell office:value-type="string" table:style-name="ce3">
            <text:p>BRUNO CARLO BERTINI FERI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SERRA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618.31" table:style-name="ce4">
            <text:p><text:s/>1.618,3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176.2799999999988" table:style-name="ce4">
            <text:p><text:s/>6.176,2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494" table:style-name="ce3">
            <text:p>6494</text:p>
          </table:table-cell>
          <table:table-cell office:value-type="string" table:style-name="ce3">
            <text:p>BRUNO CESAR CRUZ DE ASS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47" table:style-name="ce3">
            <text:p>4447</text:p>
          </table:table-cell>
          <table:table-cell office:value-type="string" table:style-name="ce3">
            <text:p>BRUNO DE MOURA CAMP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VIC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792.33" table:style-name="ce4">
            <text:p><text:s/>1.792,33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05" table:style-name="ce3">
            <text:p>8505</text:p>
          </table:table-cell>
          <table:table-cell office:value-type="string" table:style-name="ce3">
            <text:p>BRUNO GONDIM RODRIG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EMB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188" table:style-name="ce4">
            <text:p><text:s/>3.188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06" table:style-name="ce3">
            <text:p>8506</text:p>
          </table:table-cell>
          <table:table-cell office:value-type="string" table:style-name="ce3">
            <text:p>BRUNO LESSA MARINH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IT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37.81" table:style-name="ce4">
            <text:p><text:s/>1.137,8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39" table:style-name="ce3">
            <text:p>3739</text:p>
          </table:table-cell>
          <table:table-cell office:value-type="string" table:style-name="ce3">
            <text:p>BRUNO MARCIO DE AZEVE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TIBA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07" table:style-name="ce3">
            <text:p>8507</text:p>
          </table:table-cell>
          <table:table-cell office:value-type="string" table:style-name="ce3">
            <text:p>BRUNO MORAIS FERREI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JANDIRA</text:p>
          </table:table-cell>
          <table:table-cell office:value-type="float" office:value="1042.1099999999999" table:style-name="ce4">
            <text:p><text:s/>1.042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65" table:style-name="ce3">
            <text:p>4065</text:p>
          </table:table-cell>
          <table:table-cell office:value-type="string" table:style-name="ce3">
            <text:p>BRUNO ORSATTI LAND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LEM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7288.67" table:style-name="ce4">
            <text:p><text:s/>7.288,6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08" table:style-name="ce3">
            <text:p>8508</text:p>
          </table:table-cell>
          <table:table-cell office:value-type="string" table:style-name="ce3">
            <text:p>BRUNO ORSINI SIMONET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467.25" table:style-name="ce4">
            <text:p><text:s/>1.467,2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09" table:style-name="ce3">
            <text:p>8509</text:p>
          </table:table-cell>
          <table:table-cell office:value-type="string" table:style-name="ce3">
            <text:p>BRUNO PAIVA TILELLI DE ALMEID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ITANGUER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03" table:style-name="ce3">
            <text:p>10503</text:p>
          </table:table-cell>
          <table:table-cell office:value-type="string" table:style-name="ce3">
            <text:p>BRUNO RODRIGUEZ CALDA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913.23" table:style-name="ce4">
            <text:p><text:s/>2.913,23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30" table:style-name="ce3">
            <text:p>7330</text:p>
          </table:table-cell>
          <table:table-cell office:value-type="string" table:style-name="ce3">
            <text:p>BRUNO SERVELLO RIB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8.48" table:style-name="ce4">
            <text:p><text:s/>848,4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7" table:style-name="ce4">
            <text:p><text:s/>4.491,87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40" table:style-name="ce3">
            <text:p>3740</text:p>
          </table:table-cell>
          <table:table-cell office:value-type="string" table:style-name="ce3">
            <text:p>CAIO ADRIANO LEPORE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AIA GRANDE</text:p>
          </table:table-cell>
          <table:table-cell office:value-type="float" office:value="463.15999999999997" table:style-name="ce4">
            <text:p><text:s/>463,16<text:s/></text:p>
          </table:table-cell>
          <table:table-cell office:value-type="float" office:value="2220.85" table:style-name="ce4">
            <text:p><text:s/>2.220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08" table:style-name="ce3">
            <text:p>10508</text:p>
          </table:table-cell>
          <table:table-cell office:value-type="string" table:style-name="ce3">
            <text:p>CAIO AUGUSTO DE CASTRO GONCALV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02.67" table:style-name="ce4">
            <text:p><text:s/>1.202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70" table:style-name="ce3">
            <text:p>11370</text:p>
          </table:table-cell>
          <table:table-cell office:value-type="string" table:style-name="ce3">
            <text:p>CAIO BUENO BANDEIRA LINS DE MORAI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LIN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88.4" table:style-name="ce4">
            <text:p><text:s/>2.888,40<text:s/></text:p>
          </table:table-cell>
          <table:table-cell office:value-type="float" office:value="9657.49" table:style-name="ce4">
            <text:p><text:s/>9.657,49<text:s/></text:p>
          </table:table-cell>
          <table:table-cell office:value-type="float" office:value="5614.7999999999993" table:style-name="ce4">
            <text:p><text:s/>5.614,80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30" table:style-name="ce3">
            <text:p>11330</text:p>
          </table:table-cell>
          <table:table-cell office:value-type="string" table:style-name="ce3">
            <text:p>CAIO CESAR POLTRONIER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ARARAQUA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67.14" table:style-name="ce4">
            <text:p><text:s/>2.267,14<text:s/></text:p>
          </table:table-cell>
          <table:table-cell office:value-type="float" office:value="6064.02" table:style-name="ce4">
            <text:p><text:s/>6.064,02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475" table:style-name="ce3">
            <text:p>7475</text:p>
          </table:table-cell>
          <table:table-cell office:value-type="string" table:style-name="ce3">
            <text:p>CAMILA BONAFINI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EMB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508.04" table:style-name="ce4">
            <text:p><text:s/>1.508,04<text:s/></text:p>
          </table:table-cell>
          <table:table-cell office:value-type="float" office:value="5604.2199999999993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16" table:style-name="ce3">
            <text:p>2216</text:p>
          </table:table-cell>
          <table:table-cell office:value-type="string" table:style-name="ce3">
            <text:p>CAMILA MANSOUR MAGALHAES DA SIL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HABITACAO E URBANISM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16" table:style-name="ce3">
            <text:p>3316</text:p>
          </table:table-cell>
          <table:table-cell office:value-type="string" table:style-name="ce3">
            <text:p>CAMILA MOURA E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2010.75" table:style-name="ce4">
            <text:p><text:s/>2.010,75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81" table:style-name="ce3">
            <text:p>11381</text:p>
          </table:table-cell>
          <table:table-cell office:value-type="string" table:style-name="ce3">
            <text:p>CAMILA PEREZ YEDA MOREIRA DOS SANTO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TUPA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88.4" table:style-name="ce4">
            <text:p><text:s/>2.888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52" table:style-name="ce3">
            <text:p>5652</text:p>
          </table:table-cell>
          <table:table-cell office:value-type="string" table:style-name="ce3">
            <text:p>CAMILA TEIXEIRA PIN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OT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2564" table:style-name="ce3">
            <text:p>252564</text:p>
          </table:table-cell>
          <table:table-cell office:value-type="string" table:style-name="ce3">
            <text:p>CAMILO PILEGG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53" table:style-name="ce3">
            <text:p>5653</text:p>
          </table:table-cell>
          <table:table-cell office:value-type="string" table:style-name="ce3">
            <text:p>CARLA BORGES HONORI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FERRAZ DE VASCONCEL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513.03" table:style-name="ce4">
            <text:p><text:s/>1.513,03<text:s/></text:p>
          </table:table-cell>
          <table:table-cell office:value-type="float" office:value="5839.38" table:style-name="ce4">
            <text:p><text:s/>5.839,3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95" table:style-name="ce3">
            <text:p>1395</text:p>
          </table:table-cell>
          <table:table-cell office:value-type="string" table:style-name="ce3">
            <text:p>CARLA MARIA ALTAVISTA MAPELL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476" table:style-name="ce3">
            <text:p>7476</text:p>
          </table:table-cell>
          <table:table-cell office:value-type="string" table:style-name="ce3">
            <text:p>CARLA MURCIA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080.1799999999998" table:style-name="ce4">
            <text:p><text:s/>2.080,18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52" table:style-name="ce3">
            <text:p>2252</text:p>
          </table:table-cell>
          <table:table-cell office:value-type="string" table:style-name="ce3">
            <text:p>CARLA PIMENTA GOMES RAMA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8938" table:style-name="ce3">
            <text:p>118938</text:p>
          </table:table-cell>
          <table:table-cell office:value-type="string" table:style-name="ce3">
            <text:p>CARLO FANTONI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05870" table:style-name="ce3">
            <text:p>705870</text:p>
          </table:table-cell>
          <table:table-cell office:value-type="string" table:style-name="ce3">
            <text:p>CARLOS ALBERTO AMIN F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124.69" table:style-name="ce4">
            <text:p><text:s/>3.124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21" table:style-name="ce3">
            <text:p>2721</text:p>
          </table:table-cell>
          <table:table-cell office:value-type="string" table:style-name="ce3">
            <text:p>CARLOS ALBERTO CARMELLO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40.12" table:style-name="ce4">
            <text:p><text:s/>3.240,12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60313" table:style-name="ce3">
            <text:p>860313</text:p>
          </table:table-cell>
          <table:table-cell office:value-type="string" table:style-name="ce3">
            <text:p>CARLOS ALBERTO FREITAS ALV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4875" table:style-name="ce3">
            <text:p>64875</text:p>
          </table:table-cell>
          <table:table-cell office:value-type="string" table:style-name="ce3">
            <text:p>CARLOS ALBERTO GOULART FER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46.39" table:style-name="ce4">
            <text:p><text:s/>2.146,3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06" table:style-name="ce3">
            <text:p>2706</text:p>
          </table:table-cell>
          <table:table-cell office:value-type="string" table:style-name="ce3">
            <text:p>CARLOS ALBERTO MELLUSO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ATA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93795" table:style-name="ce3">
            <text:p>193795</text:p>
          </table:table-cell>
          <table:table-cell office:value-type="string" table:style-name="ce3">
            <text:p>CARLOS ALBERTO MOSSURUNGA HERNANDEZ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53" table:style-name="ce3">
            <text:p>7353</text:p>
          </table:table-cell>
          <table:table-cell office:value-type="string" table:style-name="ce3">
            <text:p>CARLOS ALBERTO PEREIRA LEITAO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J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10.35" table:style-name="ce4">
            <text:p><text:s/>2.110,3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601" table:style-name="ce3">
            <text:p>2601</text:p>
          </table:table-cell>
          <table:table-cell office:value-type="string" table:style-name="ce3">
            <text:p>CARLOS ALBERTO RUIZ NARDY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NOVA ODESS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8888.02" table:style-name="ce4">
            <text:p><text:s/>8.888,0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33780" table:style-name="ce3">
            <text:p>833780</text:p>
          </table:table-cell>
          <table:table-cell office:value-type="string" table:style-name="ce3">
            <text:p>CARLOS ALBERTO SCARANCI FERNAND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66" table:style-name="ce3">
            <text:p>4066</text:p>
          </table:table-cell>
          <table:table-cell office:value-type="string" table:style-name="ce3">
            <text:p>CARLOS ANDRE MARIAN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GAL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8309.86" table:style-name="ce4">
            <text:p><text:s/>8.309,8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52307" table:style-name="ce3">
            <text:p>152307</text:p>
          </table:table-cell>
          <table:table-cell office:value-type="string" table:style-name="ce3">
            <text:p>CARLOS AUGUSTO SALLES SGARB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11" table:style-name="ce3">
            <text:p>8511</text:p>
          </table:table-cell>
          <table:table-cell office:value-type="string" table:style-name="ce3">
            <text:p>CARLOS BRUNO GAYA DA COST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ENAPOL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3930.37" table:style-name="ce4">
            <text:p><text:s/>3.930,37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971" table:style-name="ce3">
            <text:p>2971</text:p>
          </table:table-cell>
          <table:table-cell office:value-type="string" table:style-name="ce3">
            <text:p>CARLOS CABRAL CABRE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024.92" table:style-name="ce4">
            <text:p><text:s/>1.024,9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98" table:style-name="ce3">
            <text:p>2598</text:p>
          </table:table-cell>
          <table:table-cell office:value-type="string" table:style-name="ce3">
            <text:p>CARLOS CESAR DE FARIA BERNARD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02500" table:style-name="ce3">
            <text:p>502500</text:p>
          </table:table-cell>
          <table:table-cell office:value-type="string" table:style-name="ce3">
            <text:p>CARLOS CEZAR BARBOS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76.08" table:style-name="ce4">
            <text:p><text:s/>1.376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7979" table:style-name="ce3">
            <text:p>207979</text:p>
          </table:table-cell>
          <table:table-cell office:value-type="string" table:style-name="ce3">
            <text:p>CARLOS DANIEL VAZ DE LIMA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5235" table:style-name="ce3">
            <text:p>205235</text:p>
          </table:table-cell>
          <table:table-cell office:value-type="string" table:style-name="ce3">
            <text:p>CARLOS EDUARDO AYRES DE FARI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42" table:style-name="ce3">
            <text:p>3742</text:p>
          </table:table-cell>
          <table:table-cell office:value-type="string" table:style-name="ce3">
            <text:p>CARLOS EDUARDO BRECHA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483.14" table:style-name="ce4">
            <text:p><text:s/>2.483,14<text:s/></text:p>
          </table:table-cell>
          <table:table-cell office:value-type="float" office:value="4893.8" table:style-name="ce4">
            <text:p><text:s/>4.893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48" table:style-name="ce3">
            <text:p>4448</text:p>
          </table:table-cell>
          <table:table-cell office:value-type="string" table:style-name="ce3">
            <text:p>CARLOS EDUARDO DA S ANAPURU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22" table:style-name="ce3">
            <text:p>2722</text:p>
          </table:table-cell>
          <table:table-cell office:value-type="string" table:style-name="ce3">
            <text:p>CARLOS EDUARDO DE CASTRO PACIELL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NDAMONHANG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12" table:style-name="ce3">
            <text:p>8512</text:p>
          </table:table-cell>
          <table:table-cell office:value-type="string" table:style-name="ce3">
            <text:p>CARLOS EDUARDO DEVOS DE MEL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594" table:style-name="ce4">
            <text:p><text:s/>1.594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06055" table:style-name="ce3">
            <text:p>706055</text:p>
          </table:table-cell>
          <table:table-cell office:value-type="string" table:style-name="ce3">
            <text:p>CARLOS EDUARDO FONSECA DA MATT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30" table:style-name="ce3">
            <text:p>2230</text:p>
          </table:table-cell>
          <table:table-cell office:value-type="string" table:style-name="ce3">
            <text:p>CARLOS EDUARDO IMAIZUM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28.76" table:style-name="ce4">
            <text:p><text:s/>3.328,76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01732" table:style-name="ce3">
            <text:p>701732</text:p>
          </table:table-cell>
          <table:table-cell office:value-type="string" table:style-name="ce3">
            <text:p>CARLOS EDUARDO MASSA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1.669999999999959" table:style-name="ce4">
            <text:p><text:s/>91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49" table:style-name="ce3">
            <text:p>4449</text:p>
          </table:table-cell>
          <table:table-cell office:value-type="string" table:style-name="ce3">
            <text:p>CARLOS EDUARDO PEREZ FERNANDE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J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76.37" table:style-name="ce4">
            <text:p><text:s/>2.376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43" table:style-name="ce3">
            <text:p>3743</text:p>
          </table:table-cell>
          <table:table-cell office:value-type="string" table:style-name="ce3">
            <text:p>CARLOS EDUARDO POZZ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TU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13" table:style-name="ce3">
            <text:p>8513</text:p>
          </table:table-cell>
          <table:table-cell office:value-type="string" table:style-name="ce3">
            <text:p>CARLOS EDUARDO TARGINO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FERRAZ DE VASCONCELOS</text:p>
          </table:table-cell>
          <table:table-cell office:value-type="float" office:value="1042.1099999999999" table:style-name="ce4">
            <text:p><text:s/>1.042,11<text:s/></text:p>
          </table:table-cell>
          <table:table-cell office:value-type="float" office:value="2208.83" table:style-name="ce4">
            <text:p><text:s/>2.208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4450" table:style-name="ce3">
            <text:p>74450</text:p>
          </table:table-cell>
          <table:table-cell office:value-type="string" table:style-name="ce3">
            <text:p>CARLOS EDUARDO TERCARO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574.82" table:style-name="ce4">
            <text:p><text:s/>1.574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905048" table:style-name="ce3">
            <text:p>905048</text:p>
          </table:table-cell>
          <table:table-cell office:value-type="string" table:style-name="ce3">
            <text:p>CARLOS FERNANDES SANDRIN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94662" table:style-name="ce3">
            <text:p>594662</text:p>
          </table:table-cell>
          <table:table-cell office:value-type="string" table:style-name="ce3">
            <text:p>CARLOS GILBERTO MENEZELLO ROMA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053.17" table:style-name="ce4">
            <text:p><text:s/>2.053,17<text:s/></text:p>
          </table:table-cell>
          <table:table-cell office:value-type="float" office:value="4997.96" table:style-name="ce4">
            <text:p><text:s/>4.997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67136" table:style-name="ce3">
            <text:p>367136</text:p>
          </table:table-cell>
          <table:table-cell office:value-type="string" table:style-name="ce3">
            <text:p>CARLOS HENRIQUE APARECIDO RINARD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SS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119.02" table:style-name="ce4">
            <text:p><text:s/>3.119,0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67" table:style-name="ce3">
            <text:p>4067</text:p>
          </table:table-cell>
          <table:table-cell office:value-type="string" table:style-name="ce3">
            <text:p>CARLOS HENRIQUE FONTANELLI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CARE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14.58" table:style-name="ce4">
            <text:p><text:s/>3.314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43507" table:style-name="ce3">
            <text:p>743507</text:p>
          </table:table-cell>
          <table:table-cell office:value-type="string" table:style-name="ce3">
            <text:p>CARLOS HENRIQUE GASPARO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133.49" table:style-name="ce4">
            <text:p><text:s/>4.133,49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73624" table:style-name="ce3">
            <text:p>773624</text:p>
          </table:table-cell>
          <table:table-cell office:value-type="string" table:style-name="ce3">
            <text:p>CARLOS HENRIQUE MACIEL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98.4" table:style-name="ce4">
            <text:p><text:s/>2.698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65128" table:style-name="ce3">
            <text:p>665128</text:p>
          </table:table-cell>
          <table:table-cell office:value-type="string" table:style-name="ce3">
            <text:p>CARLOS HENRIQUE MUND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6026.05" table:style-name="ce4">
            <text:p><text:s/>6.026,05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99671" table:style-name="ce3">
            <text:p>699671</text:p>
          </table:table-cell>
          <table:table-cell office:value-type="string" table:style-name="ce3">
            <text:p>CARLOS HENRIQUE PRESTES CAMAR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3368.9" table:style-name="ce4">
            <text:p><text:s/>3.368,9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89" table:style-name="ce3">
            <text:p>11389</text:p>
          </table:table-cell>
          <table:table-cell office:value-type="string" table:style-name="ce3">
            <text:p>CARLOS LEONARDO MARTINS DA SILV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011.04" table:style-name="ce4">
            <text:p><text:s/>2.011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58" table:style-name="ce3">
            <text:p>3358</text:p>
          </table:table-cell>
          <table:table-cell office:value-type="string" table:style-name="ce3">
            <text:p>CARLOS MACAYOCHI DE OLIVEIRA OTUSK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BOTICABA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26.31" table:style-name="ce4">
            <text:p><text:s/>2.126,31<text:s/></text:p>
          </table:table-cell>
          <table:table-cell office:value-type="float" office:value="3144.26" table:style-name="ce4">
            <text:p><text:s/>3.144,26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972" table:style-name="ce3">
            <text:p>2972</text:p>
          </table:table-cell>
          <table:table-cell office:value-type="string" table:style-name="ce3">
            <text:p>CARLOS PAULO TRAVAIN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45" table:style-name="ce3">
            <text:p>1345</text:p>
          </table:table-cell>
          <table:table-cell office:value-type="string" table:style-name="ce3">
            <text:p>CARLOS RENATO FERREIRA ZAN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PETINI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03" table:style-name="ce3">
            <text:p>2203</text:p>
          </table:table-cell>
          <table:table-cell office:value-type="string" table:style-name="ce3">
            <text:p>CARLOS SCHELINI CESAR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ROSEI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35.33" table:style-name="ce4">
            <text:p><text:s/>2.235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23" table:style-name="ce3">
            <text:p>2723</text:p>
          </table:table-cell>
          <table:table-cell office:value-type="string" table:style-name="ce3">
            <text:p>CARLOS SERGIO RODRIGUES HORTA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CRIMINAL DO FORO REGIONAL DA LAP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04" table:style-name="ce3">
            <text:p>2204</text:p>
          </table:table-cell>
          <table:table-cell office:value-type="string" table:style-name="ce3">
            <text:p>CARMEM LUCIA PANTALEAO DE MELLO CORNACCHIO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463.15999999999997" table:style-name="ce4">
            <text:p><text:s/>463,16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3593.4" table:style-name="ce4">
            <text:p><text:s/>3.593,4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44" table:style-name="ce3">
            <text:p>3744</text:p>
          </table:table-cell>
          <table:table-cell office:value-type="string" table:style-name="ce3">
            <text:p>CARMEN NATALIA ALVES TANIKAW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RAGANCA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984.01" table:style-name="ce4">
            <text:p><text:s/>1.984,0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50" table:style-name="ce3">
            <text:p>4450</text:p>
          </table:table-cell>
          <table:table-cell office:value-type="string" table:style-name="ce3">
            <text:p>CARMEN PAVAO CAMILO PASTORELO KFOU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65.21" table:style-name="ce4">
            <text:p><text:s/>2.365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51" table:style-name="ce3">
            <text:p>4451</text:p>
          </table:table-cell>
          <table:table-cell office:value-type="string" table:style-name="ce3">
            <text:p>CAROL REIS LUCAS VIEIRA DA R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54.37" table:style-name="ce4">
            <text:p><text:s/>3.354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14" table:style-name="ce3">
            <text:p>8514</text:p>
          </table:table-cell>
          <table:table-cell office:value-type="string" table:style-name="ce3">
            <text:p>CAROLINA AUGUSTO JULIOT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FERRAZ DE VASCONCEL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54" table:style-name="ce3">
            <text:p>5654</text:p>
          </table:table-cell>
          <table:table-cell office:value-type="string" table:style-name="ce3">
            <text:p>CAROLINA CAPOCHIM DA ROZ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UBATA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973" table:style-name="ce3">
            <text:p>2973</text:p>
          </table:table-cell>
          <table:table-cell office:value-type="string" table:style-name="ce3">
            <text:p>CAROLINA CARVALHO FERREIRA ALVES NASS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OGI-GUAC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39.57" table:style-name="ce4">
            <text:p><text:s/>1.239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45" table:style-name="ce3">
            <text:p>3745</text:p>
          </table:table-cell>
          <table:table-cell office:value-type="string" table:style-name="ce3">
            <text:p>CAROLINA GUERRA ZANIN LOP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CRIMINAL DA PENHA DE F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000.11" table:style-name="ce4">
            <text:p><text:s/>2.000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983" table:style-name="ce3">
            <text:p>4983</text:p>
          </table:table-cell>
          <table:table-cell office:value-type="string" table:style-name="ce3">
            <text:p>CAROLINA LIMA ANSON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UBATUBA</text:p>
          </table:table-cell>
          <table:table-cell office:value-type="float" office:value="810.53" table:style-name="ce4">
            <text:p><text:s/>81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982" table:style-name="ce3">
            <text:p>4982</text:p>
          </table:table-cell>
          <table:table-cell office:value-type="string" table:style-name="ce3">
            <text:p>CAROLINA RODRIGUEZ DE MENDOZA LOTF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69" table:style-name="ce3">
            <text:p>1369</text:p>
          </table:table-cell>
          <table:table-cell office:value-type="string" table:style-name="ce3">
            <text:p>CASSIANA LUCIA QUERCIO DE BARROS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32" table:style-name="ce3">
            <text:p>3032</text:p>
          </table:table-cell>
          <table:table-cell office:value-type="string" table:style-name="ce3">
            <text:p>CASSIANO ANTONIO DE OLIVEI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LORENA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52" table:style-name="ce3">
            <text:p>4452</text:p>
          </table:table-cell>
          <table:table-cell office:value-type="string" table:style-name="ce3">
            <text:p>CASSIANO GIL ZANCOLL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RAR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07.84" table:style-name="ce4">
            <text:p><text:s/>2.507,8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71" table:style-name="ce3">
            <text:p>11371</text:p>
          </table:table-cell>
          <table:table-cell office:value-type="string" table:style-name="ce3">
            <text:p>CASSIO LUIZ BARBOSA DE PAULA TEIXEIR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F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15.94" table:style-name="ce4">
            <text:p><text:s/>2.315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92290" table:style-name="ce3">
            <text:p>192290</text:p>
          </table:table-cell>
          <table:table-cell office:value-type="string" table:style-name="ce3">
            <text:p>CASSIO MURILO SCHIAV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09.67" table:style-name="ce4">
            <text:p><text:s/>2.209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189" table:style-name="ce3">
            <text:p>3189</text:p>
          </table:table-cell>
          <table:table-cell office:value-type="string" table:style-name="ce3">
            <text:p>CASSIO ROBERTO CONSERI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528.09" table:style-name="ce4">
            <text:p><text:s/>1.528,09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477" table:style-name="ce3">
            <text:p>7477</text:p>
          </table:table-cell>
          <table:table-cell office:value-type="string" table:style-name="ce3">
            <text:p>CASSIO SERRA SARTOR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BROT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49.85" table:style-name="ce4">
            <text:p><text:s/>2.149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53" table:style-name="ce3">
            <text:p>4453</text:p>
          </table:table-cell>
          <table:table-cell office:value-type="string" table:style-name="ce3">
            <text:p>CATIA APARECIDA DE SOUSA MODOL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RUZEI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625.49" table:style-name="ce4">
            <text:p><text:s/>6.625,49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84" table:style-name="ce3">
            <text:p>11384</text:p>
          </table:table-cell>
          <table:table-cell office:value-type="string" table:style-name="ce3">
            <text:p>CAUA NOGUEIRA DE ARAUJ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CARAGUAT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88.4" table:style-name="ce4">
            <text:p><text:s/>2.888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77" table:style-name="ce3">
            <text:p>1677</text:p>
          </table:table-cell>
          <table:table-cell office:value-type="string" table:style-name="ce3">
            <text:p>CECILIA FREITAS RIB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61.45" table:style-name="ce4">
            <text:p><text:s/>3.061,4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96" table:style-name="ce3">
            <text:p>2596</text:p>
          </table:table-cell>
          <table:table-cell office:value-type="string" table:style-name="ce3">
            <text:p>CECILIA MARIA DENSER DE SA ASTO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42288" table:style-name="ce3">
            <text:p>842288</text:p>
          </table:table-cell>
          <table:table-cell office:value-type="string" table:style-name="ce3">
            <text:p>CECILIA MATOS SUSTOVICH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008.33" table:style-name="ce4">
            <text:p><text:s/>1.008,33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43" table:style-name="ce3">
            <text:p>1643</text:p>
          </table:table-cell>
          <table:table-cell office:value-type="string" table:style-name="ce3">
            <text:p>CELESTE GABRIEL PEREIRA GEREMI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54" table:style-name="ce3">
            <text:p>4454</text:p>
          </table:table-cell>
          <table:table-cell office:value-type="string" table:style-name="ce3">
            <text:p>CELESTE LEITE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798.65" table:style-name="ce4">
            <text:p><text:s/>2.798,6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55" table:style-name="ce3">
            <text:p>4455</text:p>
          </table:table-cell>
          <table:table-cell office:value-type="string" table:style-name="ce3">
            <text:p>CELESTIANY VILLAR DA SILV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TREMENB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72.1" table:style-name="ce4">
            <text:p><text:s/>2.272,1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37" table:style-name="ce3">
            <text:p>2037</text:p>
          </table:table-cell>
          <table:table-cell office:value-type="string" table:style-name="ce3">
            <text:p>CELIO DA SILVA CASTRO SOBRIN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PETINI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478" table:style-name="ce3">
            <text:p>7478</text:p>
          </table:table-cell>
          <table:table-cell office:value-type="string" table:style-name="ce3">
            <text:p>CELISA AGATA LOPES MO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U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479" table:style-name="ce3">
            <text:p>7479</text:p>
          </table:table-cell>
          <table:table-cell office:value-type="string" table:style-name="ce3">
            <text:p>CELSO ARMANDO B R RODRIG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FRANCISCO MORA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72.84" table:style-name="ce4">
            <text:p><text:s/>2.372,8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56" table:style-name="ce3">
            <text:p>4456</text:p>
          </table:table-cell>
          <table:table-cell office:value-type="string" table:style-name="ce3">
            <text:p>CELSO AUGUSTO WERNECK DE REZENDE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RUZEI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496.39" table:style-name="ce4">
            <text:p><text:s/>2.496,3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92002" table:style-name="ce3">
            <text:p>492002</text:p>
          </table:table-cell>
          <table:table-cell office:value-type="string" table:style-name="ce3">
            <text:p>CELSO ELIO VANNUZ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67" table:style-name="ce3">
            <text:p>1367</text:p>
          </table:table-cell>
          <table:table-cell office:value-type="string" table:style-name="ce3">
            <text:p>CELSO ROCHA CAVALH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15" table:style-name="ce3">
            <text:p>8515</text:p>
          </table:table-cell>
          <table:table-cell office:value-type="string" table:style-name="ce3">
            <text:p>CESAR BOCUHY BONILH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JOSE BONIFACI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64" table:style-name="ce3">
            <text:p>1364</text:p>
          </table:table-cell>
          <table:table-cell office:value-type="string" table:style-name="ce3">
            <text:p>CESAR DARIO MARIANO DA SILV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4851" table:style-name="ce3">
            <text:p>64851</text:p>
          </table:table-cell>
          <table:table-cell office:value-type="string" table:style-name="ce3">
            <text:p>CESAR PINHEIRO RODRIGU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12" table:style-name="ce3">
            <text:p>1012</text:p>
          </table:table-cell>
          <table:table-cell office:value-type="string" table:style-name="ce3">
            <text:p>CESAR RICARDO MARTIN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752.63" table:style-name="ce4">
            <text:p><text:s/>752,63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57" table:style-name="ce3">
            <text:p>4457</text:p>
          </table:table-cell>
          <table:table-cell office:value-type="string" table:style-name="ce3">
            <text:p>CEZAR RODRIGUES MARQ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VA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10359" table:style-name="ce3">
            <text:p>410359</text:p>
          </table:table-cell>
          <table:table-cell office:value-type="string" table:style-name="ce3">
            <text:p>CHRISTIANO AUGUSTO CORRALES DE ANDRAD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59.66" table:style-name="ce4">
            <text:p><text:s/>2.559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24" table:style-name="ce3">
            <text:p>2724</text:p>
          </table:table-cell>
          <table:table-cell office:value-type="string" table:style-name="ce3">
            <text:p>CHRISTIANO JOSE POLTRONIERI DE CAMP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06.37" table:style-name="ce4">
            <text:p><text:s/>2.506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37698" table:style-name="ce3">
            <text:p>837698</text:p>
          </table:table-cell>
          <table:table-cell office:value-type="string" table:style-name="ce3">
            <text:p>CICERO JOSE DE MORAI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42.04" table:style-name="ce4">
            <text:p><text:s/>3.042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21" table:style-name="ce3">
            <text:p>3021</text:p>
          </table:table-cell>
          <table:table-cell office:value-type="string" table:style-name="ce3">
            <text:p>CINTHIA GONCALVES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12.88" table:style-name="ce4">
            <text:p><text:s/>2.212,88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98320" table:style-name="ce3">
            <text:p>698320</text:p>
          </table:table-cell>
          <table:table-cell office:value-type="string" table:style-name="ce3">
            <text:p>CINTHIA MARIA CHIAVONE GRUBE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641.67000000000007" table:style-name="ce4">
            <text:p><text:s/>641,67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495" table:style-name="ce3">
            <text:p>6495</text:p>
          </table:table-cell>
          <table:table-cell office:value-type="string" table:style-name="ce3">
            <text:p>CINTIA MARANGO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00.0300000000002" table:style-name="ce4">
            <text:p><text:s/>2.500,0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0353" table:style-name="ce3">
            <text:p>200353</text:p>
          </table:table-cell>
          <table:table-cell office:value-type="string" table:style-name="ce3">
            <text:p>CINTIA MICHIKO BERGAM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E FAMILIA E SUCESSO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38" table:style-name="ce3">
            <text:p>1638</text:p>
          </table:table-cell>
          <table:table-cell office:value-type="string" table:style-name="ce3">
            <text:p>CLAUDEMIR APARECIDO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97" table:style-name="ce3">
            <text:p>1697</text:p>
          </table:table-cell>
          <table:table-cell office:value-type="string" table:style-name="ce3">
            <text:p>CLAUDIA APARECIDA JECK GARCIA NUNES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26" table:style-name="ce3">
            <text:p>726</text:p>
          </table:table-cell>
          <table:table-cell office:value-type="string" table:style-name="ce3">
            <text:p>CLAUDIA CECILIA FEDE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O MEIO AMBIENTE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21047" table:style-name="ce3">
            <text:p>721047</text:p>
          </table:table-cell>
          <table:table-cell office:value-type="string" table:style-name="ce3">
            <text:p>CLAUDIA EDA BUSSE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173.67999999999995" table:style-name="ce4">
            <text:p><text:s/>173,68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27" table:style-name="ce3">
            <text:p>727</text:p>
          </table:table-cell>
          <table:table-cell office:value-type="string" table:style-name="ce3">
            <text:p>CLAUDIA FERREIRA MAC DOWEL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2A.PROMOTORIA DE JUSTICA DO JURI DA CAPITAL(JABAQUARA)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30.69" table:style-name="ce4">
            <text:p><text:s/>2.330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52856" table:style-name="ce3">
            <text:p>352856</text:p>
          </table:table-cell>
          <table:table-cell office:value-type="string" table:style-name="ce3">
            <text:p>CLAUDIA MARIA BER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REITOS HUMANOS</text:p>
          </table:table-cell>
          <table:table-cell office:value-type="float" office:value="984.21" table:style-name="ce4">
            <text:p><text:s/>984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893.8" table:style-name="ce4">
            <text:p><text:s/>4.893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984" table:style-name="ce3">
            <text:p>4984</text:p>
          </table:table-cell>
          <table:table-cell office:value-type="string" table:style-name="ce3">
            <text:p>CLAUDIA MARIA BUSSOLIN CURTOL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BIRIGU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751.98" table:style-name="ce4">
            <text:p><text:s/>2.751,98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25" table:style-name="ce3">
            <text:p>2725</text:p>
          </table:table-cell>
          <table:table-cell office:value-type="string" table:style-name="ce3">
            <text:p>CLAUDIA MARIA LICO HABIB TOFAN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ERTAOZINH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684.54" table:style-name="ce4">
            <text:p><text:s/>1.684,5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716.4599999999991" table:style-name="ce4">
            <text:p><text:s/>4.716,4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60" table:style-name="ce3">
            <text:p>1360</text:p>
          </table:table-cell>
          <table:table-cell office:value-type="string" table:style-name="ce3">
            <text:p>CLAUDIA MOREIRA FRANC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34" table:style-name="ce3">
            <text:p>2234</text:p>
          </table:table-cell>
          <table:table-cell office:value-type="string" table:style-name="ce3">
            <text:p>CLAUDIA POR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59.21" table:style-name="ce4">
            <text:p><text:s/>3.359,2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96109" table:style-name="ce3">
            <text:p>296109</text:p>
          </table:table-cell>
          <table:table-cell office:value-type="string" table:style-name="ce3">
            <text:p>CLAUDIA RODRIGUES CALDAS LOURENCA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OTUCAT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31.92" table:style-name="ce4">
            <text:p><text:s/>731,9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58" table:style-name="ce3">
            <text:p>4458</text:p>
          </table:table-cell>
          <table:table-cell office:value-type="string" table:style-name="ce3">
            <text:p>CLAUDINEI DE MELO ALVE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DA AREA REGIONAL DE PRESIDENTE PRUD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86.3699999999999" table:style-name="ce4">
            <text:p><text:s/>1.286,37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56" table:style-name="ce3">
            <text:p>2256</text:p>
          </table:table-cell>
          <table:table-cell office:value-type="string" table:style-name="ce3">
            <text:p>CLAUDIO BONADIA DE SOUZ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TATU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47" table:style-name="ce3">
            <text:p>3347</text:p>
          </table:table-cell>
          <table:table-cell office:value-type="string" table:style-name="ce3">
            <text:p>CLAUDIO CAVALL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75.75" table:style-name="ce4">
            <text:p><text:s/>3.275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16" table:style-name="ce3">
            <text:p>8516</text:p>
          </table:table-cell>
          <table:table-cell office:value-type="string" table:style-name="ce3">
            <text:p>CLAUDIO DE MELLO FERREI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AIRIPO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50.7600000000002" table:style-name="ce4">
            <text:p><text:s/>2.550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496" table:style-name="ce3">
            <text:p>6496</text:p>
          </table:table-cell>
          <table:table-cell office:value-type="string" table:style-name="ce3">
            <text:p>CLAUDIO HENRIQUE BASTOS GIANN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28" table:style-name="ce3">
            <text:p>3328</text:p>
          </table:table-cell>
          <table:table-cell office:value-type="string" table:style-name="ce3">
            <text:p>CLAUDIO JOSE BAPTISTA MORE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DA AREA REGIONAL DE PIRACI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67" table:style-name="ce3">
            <text:p>2267</text:p>
          </table:table-cell>
          <table:table-cell office:value-type="string" table:style-name="ce3">
            <text:p>CLAUDIO LUIS WATANABE ESCAVASS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32.9" table:style-name="ce4">
            <text:p><text:s/>2.132,9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42" table:style-name="ce3">
            <text:p>1642</text:p>
          </table:table-cell>
          <table:table-cell office:value-type="string" table:style-name="ce3">
            <text:p>CLAUDIO ROGERIO FER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796.14" table:style-name="ce4">
            <text:p><text:s/>1.796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24150" table:style-name="ce3">
            <text:p>724150</text:p>
          </table:table-cell>
          <table:table-cell office:value-type="string" table:style-name="ce3">
            <text:p>CLAUDIO SANTOS DE MOR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17" table:style-name="ce3">
            <text:p>8517</text:p>
          </table:table-cell>
          <table:table-cell office:value-type="string" table:style-name="ce3">
            <text:p>CLAUDIO SANTOS MACHAD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TUPI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676.35" table:style-name="ce4">
            <text:p><text:s/>1.676,35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18" table:style-name="ce3">
            <text:p>8518</text:p>
          </table:table-cell>
          <table:table-cell office:value-type="string" table:style-name="ce3">
            <text:p>CLAUDIO SERGIO ALVES TEIX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QUAQUECE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13.21" table:style-name="ce4">
            <text:p><text:s/>1.213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4999" table:style-name="ce3">
            <text:p>224999</text:p>
          </table:table-cell>
          <table:table-cell office:value-type="string" table:style-name="ce3">
            <text:p>CLAUDIONOR MENDONCA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O JABAQUA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68" table:style-name="ce3">
            <text:p>4068</text:p>
          </table:table-cell>
          <table:table-cell office:value-type="string" table:style-name="ce3">
            <text:p>CLEBER PEREIRA DEFIN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ATA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790.65" table:style-name="ce4">
            <text:p><text:s/>1.790,65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233" table:style-name="ce3">
            <text:p>3233</text:p>
          </table:table-cell>
          <table:table-cell office:value-type="string" table:style-name="ce3">
            <text:p>CLEBER ROGERIO MASSO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54" table:style-name="ce3">
            <text:p>3354</text:p>
          </table:table-cell>
          <table:table-cell office:value-type="string" table:style-name="ce3">
            <text:p>CLEBER TAKASHI MURAKAW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VOTUPORANGA</text:p>
          </table:table-cell>
          <table:table-cell office:value-type="float" office:value="810.53" table:style-name="ce4">
            <text:p><text:s/>810,53<text:s/></text:p>
          </table:table-cell>
          <table:table-cell office:value-type="float" office:value="2395.08" table:style-name="ce4">
            <text:p><text:s/>2.395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33" table:style-name="ce3">
            <text:p>7333</text:p>
          </table:table-cell>
          <table:table-cell office:value-type="string" table:style-name="ce3">
            <text:p>CLEITON LUIS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ERNANDOPOL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618.53" table:style-name="ce4">
            <text:p><text:s/>1.618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602" table:style-name="ce3">
            <text:p>2602</text:p>
          </table:table-cell>
          <table:table-cell office:value-type="string" table:style-name="ce3">
            <text:p>CLEVER RODOLFO CARVALHO VASCONCEL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MILITAR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444.66" table:style-name="ce4">
            <text:p><text:s/>2.444,66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4280" table:style-name="ce3">
            <text:p>204280</text:p>
          </table:table-cell>
          <table:table-cell office:value-type="string" table:style-name="ce3">
            <text:p>CLODOALDO BATISTA MACIE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91031" table:style-name="ce3">
            <text:p>391031</text:p>
          </table:table-cell>
          <table:table-cell office:value-type="string" table:style-name="ce3">
            <text:p>CLOVIS CARDOSO DE SIQU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MERICA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55" table:style-name="ce3">
            <text:p>5655</text:p>
          </table:table-cell>
          <table:table-cell office:value-type="string" table:style-name="ce3">
            <text:p>CLOVIS DE CASTRO HUM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810.53" table:style-name="ce4">
            <text:p><text:s/>810,53<text:s/></text:p>
          </table:table-cell>
          <table:table-cell office:value-type="float" office:value="3354.37" table:style-name="ce4">
            <text:p><text:s/>3.354,37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56" table:style-name="ce3">
            <text:p>5656</text:p>
          </table:table-cell>
          <table:table-cell office:value-type="string" table:style-name="ce3">
            <text:p>CONSTANCE CAROLINE ALBERTINA ALVES TOSE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985" table:style-name="ce3">
            <text:p>4985</text:p>
          </table:table-cell>
          <table:table-cell office:value-type="string" table:style-name="ce3">
            <text:p>CORINE MIREILLE VINCENT NIMTZ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MONTE MOR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851.6" table:style-name="ce4">
            <text:p><text:s/>1.851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974" table:style-name="ce3">
            <text:p>2974</text:p>
          </table:table-cell>
          <table:table-cell office:value-type="string" table:style-name="ce3">
            <text:p>CRISTIANA TOBIAS DE AGUIAR MOELLER STEIN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603" table:style-name="ce3">
            <text:p>2603</text:p>
          </table:table-cell>
          <table:table-cell office:value-type="string" table:style-name="ce3">
            <text:p>CRISTIANE CARDOSO ROQU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751.98" table:style-name="ce4">
            <text:p><text:s/>2.751,98<text:s/></text:p>
          </table:table-cell>
          <table:table-cell office:value-type="float" office:value="5604.2199999999993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08" table:style-name="ce3">
            <text:p>3008</text:p>
          </table:table-cell>
          <table:table-cell office:value-type="string" table:style-name="ce3">
            <text:p>CRISTIANE CORREA DE SOUZA HILLA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37.82" table:style-name="ce4">
            <text:p><text:s/>6.737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57" table:style-name="ce3">
            <text:p>5657</text:p>
          </table:table-cell>
          <table:table-cell office:value-type="string" table:style-name="ce3">
            <text:p>CRISTIANE DE MORAIS RIBEIRO S C DE CAMARG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MONTE MOR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703.23" table:style-name="ce4">
            <text:p><text:s/>1.703,2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38" table:style-name="ce3">
            <text:p>2538</text:p>
          </table:table-cell>
          <table:table-cell office:value-type="string" table:style-name="ce3">
            <text:p>CRISTIANE MELILO DILASCIO MOHMARI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13" table:style-name="ce3">
            <text:p>1013</text:p>
          </table:table-cell>
          <table:table-cell office:value-type="string" table:style-name="ce3">
            <text:p>CRISTIANE PATRICIA CABR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117.54" table:style-name="ce4">
            <text:p><text:s/>3.117,5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39" table:style-name="ce3">
            <text:p>2539</text:p>
          </table:table-cell>
          <table:table-cell office:value-type="string" table:style-name="ce3">
            <text:p>CRISTIANE YOKO SHI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50.7600000000002" table:style-name="ce4">
            <text:p><text:s/>2.550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75" table:style-name="ce3">
            <text:p>10575</text:p>
          </table:table-cell>
          <table:table-cell office:value-type="string" table:style-name="ce3">
            <text:p>CRISTIANO DE BARROS SANTO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BAUR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779.04" table:style-name="ce4">
            <text:p><text:s/>2.779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40" table:style-name="ce3">
            <text:p>2540</text:p>
          </table:table-cell>
          <table:table-cell office:value-type="string" table:style-name="ce3">
            <text:p>CRISTIANO PEREIRA MORAES GARCI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RAGANCA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14" table:style-name="ce3">
            <text:p>1014</text:p>
          </table:table-cell>
          <table:table-cell office:value-type="string" table:style-name="ce3">
            <text:p>CRISTINA DI GIAIMO CABOCL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01.14" table:style-name="ce4">
            <text:p><text:s/>2.301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26" table:style-name="ce3">
            <text:p>2726</text:p>
          </table:table-cell>
          <table:table-cell office:value-type="string" table:style-name="ce3">
            <text:p>CRISTINA GODOY DE ARAUJO FREIT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042.1099999999999" table:style-name="ce4">
            <text:p><text:s/>1.042,11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41" table:style-name="ce3">
            <text:p>2541</text:p>
          </table:table-cell>
          <table:table-cell office:value-type="string" table:style-name="ce3">
            <text:p>CRISTINA HOD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O IPIRA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57" table:style-name="ce3">
            <text:p>1657</text:p>
          </table:table-cell>
          <table:table-cell office:value-type="string" table:style-name="ce3">
            <text:p>CRISTINA PAL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984.99" table:style-name="ce4">
            <text:p><text:s/>2.984,9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0390" table:style-name="ce3">
            <text:p>200390</text:p>
          </table:table-cell>
          <table:table-cell office:value-type="string" table:style-name="ce3">
            <text:p>CRISTINA TRAVALINI DE ABREU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CIVEL DE SAO MIGUEL PAULISTA</text:p>
          </table:table-cell>
          <table:table-cell office:value-type="float" office:value="1042.1099999999999" table:style-name="ce4">
            <text:p><text:s/>1.042,11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88" table:style-name="ce3">
            <text:p>1688</text:p>
          </table:table-cell>
          <table:table-cell office:value-type="string" table:style-name="ce3">
            <text:p>CYNTHIA BRUETTO RODRIGUES DE MOR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42.83" table:style-name="ce4">
            <text:p><text:s/>3.04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46" table:style-name="ce3">
            <text:p>3746</text:p>
          </table:table-cell>
          <table:table-cell office:value-type="string" table:style-name="ce3">
            <text:p>CYNTHIA CASSEB NASCIMBEN GA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TANDUV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84.81" table:style-name="ce4">
            <text:p><text:s/>3.284,8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47" table:style-name="ce3">
            <text:p>3747</text:p>
          </table:table-cell>
          <table:table-cell office:value-type="string" table:style-name="ce3">
            <text:p>CYNTHIA PARDO ANDRADE AMARA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810.53" table:style-name="ce4">
            <text:p><text:s/>810,53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12" table:style-name="ce3">
            <text:p>10512</text:p>
          </table:table-cell>
          <table:table-cell office:value-type="string" table:style-name="ce3">
            <text:p>CYRO SOUZA TEIXEIRA DE CARVALHO NE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AIEIR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983.74" table:style-name="ce4">
            <text:p><text:s/>1.983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975" table:style-name="ce3">
            <text:p>2975</text:p>
          </table:table-cell>
          <table:table-cell office:value-type="string" table:style-name="ce3">
            <text:p>DAIANA DEGASPERI COTE GI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88" table:style-name="ce3">
            <text:p>11388</text:p>
          </table:table-cell>
          <table:table-cell office:value-type="string" table:style-name="ce3">
            <text:p>DALILA CARVALHO CIRIL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JOAO DA BOA V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20.13" table:style-name="ce4">
            <text:p><text:s/>2.320,1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1102" table:style-name="ce3">
            <text:p>201102</text:p>
          </table:table-cell>
          <table:table-cell office:value-type="string" table:style-name="ce3">
            <text:p>DALMIR RADICCH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PETINI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498" table:style-name="ce3">
            <text:p>6498</text:p>
          </table:table-cell>
          <table:table-cell office:value-type="string" table:style-name="ce3">
            <text:p>DANIEL ARDEVINO FONSECA DO NASCIMEN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ORLAND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42.58" table:style-name="ce4">
            <text:p><text:s/>1.342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74" table:style-name="ce3">
            <text:p>7374</text:p>
          </table:table-cell>
          <table:table-cell office:value-type="string" table:style-name="ce3">
            <text:p>DANIEL AUGUSTO CAVALA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FRANCO DA ROCH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542.46" table:style-name="ce4">
            <text:p><text:s/>1.542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87" table:style-name="ce3">
            <text:p>3387</text:p>
          </table:table-cell>
          <table:table-cell office:value-type="string" table:style-name="ce3">
            <text:p>DANIEL AZADINHO PALMEZAN CALDERA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810.1999999999998" table:style-name="ce4">
            <text:p><text:s/>1.810,2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69" table:style-name="ce3">
            <text:p>4069</text:p>
          </table:table-cell>
          <table:table-cell office:value-type="string" table:style-name="ce3">
            <text:p>DANIEL COTTON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LEME</text:p>
          </table:table-cell>
          <table:table-cell office:value-type="float" office:value="810.53" table:style-name="ce4">
            <text:p><text:s/>810,53<text:s/></text:p>
          </table:table-cell>
          <table:table-cell office:value-type="float" office:value="2867.46" table:style-name="ce4">
            <text:p><text:s/>2.867,46<text:s/></text:p>
          </table:table-cell>
          <table:table-cell office:value-type="float" office:value="6165.71" table:style-name="ce4">
            <text:p><text:s/>6.165,71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11" table:style-name="ce3">
            <text:p>3311</text:p>
          </table:table-cell>
          <table:table-cell office:value-type="string" table:style-name="ce3">
            <text:p>DANIEL FONTAN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MEI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62" table:style-name="ce3">
            <text:p>10562</text:p>
          </table:table-cell>
          <table:table-cell office:value-type="string" table:style-name="ce3">
            <text:p>DANIEL GRUENWALD LEPINE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82.64" table:style-name="ce4">
            <text:p><text:s/>2.682,6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299.24" table:style-name="ce4">
            <text:p><text:s/>7.299,2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480" table:style-name="ce3">
            <text:p>7480</text:p>
          </table:table-cell>
          <table:table-cell office:value-type="string" table:style-name="ce3">
            <text:p>DANIEL GUSTAVO COSTA MARTO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J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787.01" table:style-name="ce4">
            <text:p><text:s/>1.787,0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19" table:style-name="ce3">
            <text:p>8519</text:p>
          </table:table-cell>
          <table:table-cell office:value-type="string" table:style-name="ce3">
            <text:p>DANIEL HENRIQUE SILVA MIRAN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RL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197.51" table:style-name="ce4">
            <text:p><text:s/>3.197,5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39" table:style-name="ce3">
            <text:p>2039</text:p>
          </table:table-cell>
          <table:table-cell office:value-type="string" table:style-name="ce3">
            <text:p>DANIEL ISAAC FRIEDMAN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29" table:style-name="ce3">
            <text:p>729</text:p>
          </table:table-cell>
          <table:table-cell office:value-type="string" table:style-name="ce3">
            <text:p>DANIEL JOSE DE ANGEL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672.3" table:style-name="ce4">
            <text:p><text:s/>1.672,30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63" table:style-name="ce3">
            <text:p>3363</text:p>
          </table:table-cell>
          <table:table-cell office:value-type="string" table:style-name="ce3">
            <text:p>DANIEL LEME DE ARRU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O TATUAP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199999999993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499" table:style-name="ce3">
            <text:p>6499</text:p>
          </table:table-cell>
          <table:table-cell office:value-type="string" table:style-name="ce3">
            <text:p>DANIEL MAGALHAES ALBUQUERQUE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98.75" table:style-name="ce4">
            <text:p><text:s/>2.198,75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92" table:style-name="ce3">
            <text:p>11392</text:p>
          </table:table-cell>
          <table:table-cell office:value-type="string" table:style-name="ce3">
            <text:p>DANIEL MENEZES DA ROCHA CRIOUL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ANDRADI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98.75" table:style-name="ce4">
            <text:p><text:s/>2.198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42" table:style-name="ce3">
            <text:p>2542</text:p>
          </table:table-cell>
          <table:table-cell office:value-type="string" table:style-name="ce3">
            <text:p>DANIEL PASSANEZI PEGORA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58.85" table:style-name="ce4">
            <text:p><text:s/>2.358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58" table:style-name="ce3">
            <text:p>5658</text:p>
          </table:table-cell>
          <table:table-cell office:value-type="string" table:style-name="ce3">
            <text:p>DANIEL PORTO GODINHO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EGIST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072.9" table:style-name="ce4">
            <text:p><text:s/>2.072,90<text:s/></text:p>
          </table:table-cell>
          <table:table-cell office:value-type="float" office:value="6053.3600000000006" table:style-name="ce4">
            <text:p><text:s/>6.053,3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40" table:style-name="ce3">
            <text:p>2040</text:p>
          </table:table-cell>
          <table:table-cell office:value-type="string" table:style-name="ce3">
            <text:p>DANIEL RIBEIRO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O TATUAPE</text:p>
          </table:table-cell>
          <table:table-cell office:value-type="float" office:value="810.53" table:style-name="ce4">
            <text:p><text:s/>810,53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36186" table:style-name="ce3">
            <text:p>536186</text:p>
          </table:table-cell>
          <table:table-cell office:value-type="string" table:style-name="ce3">
            <text:p>DANIEL ROBERTO FINK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14128" table:style-name="ce3">
            <text:p>614128</text:p>
          </table:table-cell>
          <table:table-cell office:value-type="string" table:style-name="ce3">
            <text:p>DANIEL RODRIGUES DE MACED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48" table:style-name="ce3">
            <text:p>3748</text:p>
          </table:table-cell>
          <table:table-cell office:value-type="string" table:style-name="ce3">
            <text:p>DANIEL SANTERINI CAIA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J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185.48" table:style-name="ce4">
            <text:p><text:s/>3.185,48<text:s/></text:p>
          </table:table-cell>
          <table:table-cell office:value-type="float" office:value="1122.92" table:style-name="ce4">
            <text:p><text:s/>1.122,92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10" table:style-name="ce3">
            <text:p>3310</text:p>
          </table:table-cell>
          <table:table-cell office:value-type="string" table:style-name="ce3">
            <text:p>DANIEL SERRA AZUL GUIMAR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-2133.6399999999994" table:style-name="ce4">
            <text:p>-2.133,6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481" table:style-name="ce3">
            <text:p>7481</text:p>
          </table:table-cell>
          <table:table-cell office:value-type="string" table:style-name="ce3">
            <text:p>DANIEL TADEU DOS SANTOS MAN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MARTINOPOL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466.4899999999998" table:style-name="ce4">
            <text:p><text:s/>2.466,49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1684.44" table:style-name="ce4">
            <text:p><text:s/>1.684,4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59" table:style-name="ce3">
            <text:p>4459</text:p>
          </table:table-cell>
          <table:table-cell office:value-type="string" table:style-name="ce3">
            <text:p>DANIEL TOSTA DE FREIT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ERTAOZINHO</text:p>
          </table:table-cell>
          <table:table-cell office:value-type="float" office:value="926.31999999999994" table:style-name="ce4">
            <text:p><text:s/>926,32<text:s/></text:p>
          </table:table-cell>
          <table:table-cell office:value-type="float" office:value="1094.6300000000001" table:style-name="ce4">
            <text:p><text:s/>1.094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00" table:style-name="ce3">
            <text:p>6500</text:p>
          </table:table-cell>
          <table:table-cell office:value-type="string" table:style-name="ce3">
            <text:p>DANIEL ZULIAN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18.09" table:style-name="ce4">
            <text:p><text:s/>3.018,0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17.63000000000011" table:style-name="ce4">
            <text:p><text:s/>617,63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68" table:style-name="ce3">
            <text:p>1668</text:p>
          </table:table-cell>
          <table:table-cell office:value-type="string" table:style-name="ce3">
            <text:p>DANIELA ANGELI RIBEIRO VALLA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A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67" table:style-name="ce3">
            <text:p>3367</text:p>
          </table:table-cell>
          <table:table-cell office:value-type="string" table:style-name="ce3">
            <text:p>DANIELA BALDAN REIN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ATA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831.67" table:style-name="ce4">
            <text:p><text:s/>1.831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60" table:style-name="ce3">
            <text:p>2560</text:p>
          </table:table-cell>
          <table:table-cell office:value-type="string" table:style-name="ce3">
            <text:p>DANIELA CRISTINA RIOS GONC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01" table:style-name="ce3">
            <text:p>6501</text:p>
          </table:table-cell>
          <table:table-cell office:value-type="string" table:style-name="ce3">
            <text:p>DANIELA DERMENDJIAN DUPRAT AVELLA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PEV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59" table:style-name="ce3">
            <text:p>5659</text:p>
          </table:table-cell>
          <table:table-cell office:value-type="string" table:style-name="ce3">
            <text:p>DANIELA DOMINGUES HRISTOV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48.2199999999998" table:style-name="ce4">
            <text:p><text:s/>2.248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19" table:style-name="ce3">
            <text:p>3319</text:p>
          </table:table-cell>
          <table:table-cell office:value-type="string" table:style-name="ce3">
            <text:p>DANIELA HASHIMO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A LAP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43" table:style-name="ce3">
            <text:p>3343</text:p>
          </table:table-cell>
          <table:table-cell office:value-type="string" table:style-name="ce3">
            <text:p>DANIELA ITO ECHEVERRI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VALIN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22" table:style-name="ce3">
            <text:p>3022</text:p>
          </table:table-cell>
          <table:table-cell office:value-type="string" table:style-name="ce3">
            <text:p>DANIELA MERINO ALHADEF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NDAI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20" table:style-name="ce3">
            <text:p>8520</text:p>
          </table:table-cell>
          <table:table-cell office:value-type="string" table:style-name="ce3">
            <text:p>DANIELA MICHELE SANTOS NEVE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39.69" table:style-name="ce4">
            <text:p><text:s/>1.239,69<text:s/></text:p>
          </table:table-cell>
          <table:table-cell office:value-type="float" office:value="6288.59" table:style-name="ce4">
            <text:p><text:s/>6.288,59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13" table:style-name="ce3">
            <text:p>3313</text:p>
          </table:table-cell>
          <table:table-cell office:value-type="string" table:style-name="ce3">
            <text:p>DANIELA MOYSES DA SILVEIRA FAVA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60" table:style-name="ce3">
            <text:p>4460</text:p>
          </table:table-cell>
          <table:table-cell office:value-type="string" table:style-name="ce3">
            <text:p>DANIELA PRIANTE BELL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50" table:style-name="ce3">
            <text:p>3750</text:p>
          </table:table-cell>
          <table:table-cell office:value-type="string" table:style-name="ce3">
            <text:p>DANIELA RANGEL CUNHA AMADE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TAUBA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43" table:style-name="ce3">
            <text:p>2543</text:p>
          </table:table-cell>
          <table:table-cell office:value-type="string" table:style-name="ce3">
            <text:p>DANIELA REIS PASTORELLO MATOS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ETANO DO SU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34" table:style-name="ce3">
            <text:p>7334</text:p>
          </table:table-cell>
          <table:table-cell office:value-type="string" table:style-name="ce3">
            <text:p>DANIELA ROMANELLI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694.74" table:style-name="ce4">
            <text:p><text:s/>694,74<text:s/></text:p>
          </table:table-cell>
          <table:table-cell office:value-type="float" office:value="1213.21" table:style-name="ce4">
            <text:p><text:s/>1.213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70" table:style-name="ce3">
            <text:p>4070</text:p>
          </table:table-cell>
          <table:table-cell office:value-type="string" table:style-name="ce3">
            <text:p>DANIELA VIDAL MILIONI GONC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QUAQUECE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02" table:style-name="ce3">
            <text:p>6502</text:p>
          </table:table-cell>
          <table:table-cell office:value-type="string" table:style-name="ce3">
            <text:p>DANIELE MACIEL DA SILV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ÇA DE SANTANA DE PARNAÍ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65.21" table:style-name="ce4">
            <text:p><text:s/>2.365,21<text:s/></text:p>
          </table:table-cell>
          <table:table-cell office:value-type="float" office:value="7288.67" table:style-name="ce4">
            <text:p><text:s/>7.288,6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51" table:style-name="ce3">
            <text:p>3751</text:p>
          </table:table-cell>
          <table:table-cell office:value-type="string" table:style-name="ce3">
            <text:p>DANIELE RAMIA NEGRA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IRASSO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76.37" table:style-name="ce4">
            <text:p><text:s/>2.376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38" table:style-name="ce3">
            <text:p>7338</text:p>
          </table:table-cell>
          <table:table-cell office:value-type="string" table:style-name="ce3">
            <text:p>DANIELE VOLPATO SORDI DE CARVALHO CAMP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54.7800000000002" table:style-name="ce4">
            <text:p><text:s/>2.354,7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930.39" table:style-name="ce4">
            <text:p><text:s/>3.930,39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38" table:style-name="ce3">
            <text:p>3338</text:p>
          </table:table-cell>
          <table:table-cell office:value-type="string" table:style-name="ce3">
            <text:p>DANIELLA DI GREGORIO LANDER KENWORTHY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VICENTE</text:p>
          </table:table-cell>
          <table:table-cell office:value-type="float" office:value="984.21" table:style-name="ce4">
            <text:p><text:s/>984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60" table:style-name="ce3">
            <text:p>11360</text:p>
          </table:table-cell>
          <table:table-cell office:value-type="string" table:style-name="ce3">
            <text:p>DANIELLE CASTANHEIRA DE OLIVEIR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JA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15.08" table:style-name="ce4">
            <text:p><text:s/>2.115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76" table:style-name="ce3">
            <text:p>10576</text:p>
          </table:table-cell>
          <table:table-cell office:value-type="string" table:style-name="ce3">
            <text:p>DANILO KEITI GO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ITAPETINI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672.5099999999998" table:style-name="ce4">
            <text:p><text:s/>1.672,51<text:s/></text:p>
          </table:table-cell>
          <table:table-cell office:value-type="float" office:value="8888.02" table:style-name="ce4">
            <text:p><text:s/>8.888,0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21" table:style-name="ce3">
            <text:p>8521</text:p>
          </table:table-cell>
          <table:table-cell office:value-type="string" table:style-name="ce3">
            <text:p>DANILO ORLANDO PUGLIES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12.75" table:style-name="ce4">
            <text:p><text:s/>3.312,75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42" table:style-name="ce3">
            <text:p>2042</text:p>
          </table:table-cell>
          <table:table-cell office:value-type="string" table:style-name="ce3">
            <text:p>DANILO PALAMONE AGUDO ROMA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61" table:style-name="ce3">
            <text:p>4461</text:p>
          </table:table-cell>
          <table:table-cell office:value-type="string" table:style-name="ce3">
            <text:p>DANILO ROBERTO MEND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05.95" table:style-name="ce4">
            <text:p><text:s/>2.805,95<text:s/></text:p>
          </table:table-cell>
          <table:table-cell office:value-type="float" office:value="5604.2199999999993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27" table:style-name="ce3">
            <text:p>2727</text:p>
          </table:table-cell>
          <table:table-cell office:value-type="string" table:style-name="ce3">
            <text:p>DARLAN DALTON MARQ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56549" table:style-name="ce3">
            <text:p>556549</text:p>
          </table:table-cell>
          <table:table-cell office:value-type="string" table:style-name="ce3">
            <text:p>DAVID CURY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62" table:style-name="ce3">
            <text:p>4462</text:p>
          </table:table-cell>
          <table:table-cell office:value-type="string" table:style-name="ce3">
            <text:p>DEBORA ANDERSON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UVERAV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953.83" table:style-name="ce4">
            <text:p><text:s/>1.953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06" table:style-name="ce3">
            <text:p>7306</text:p>
          </table:table-cell>
          <table:table-cell office:value-type="string" table:style-name="ce3">
            <text:p>DEBORA BERTOLINI FERREIRA SIMONET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MEIRA</text:p>
          </table:table-cell>
          <table:table-cell office:value-type="float" office:value="868.42" table:style-name="ce4">
            <text:p><text:s/>868,42<text:s/></text:p>
          </table:table-cell>
          <table:table-cell office:value-type="float" office:value="1576.35" table:style-name="ce4">
            <text:p><text:s/>1.576,3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191" table:style-name="ce3">
            <text:p>3191</text:p>
          </table:table-cell>
          <table:table-cell office:value-type="string" table:style-name="ce3">
            <text:p>DEBORA BEZERRA DE MENEZ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CARE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99.49" table:style-name="ce4">
            <text:p><text:s/>3.299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539" table:style-name="ce3">
            <text:p>4539</text:p>
          </table:table-cell>
          <table:table-cell office:value-type="string" table:style-name="ce3">
            <text:p>DEBORA DE CAMARGO ALY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CARAPICUI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58" table:style-name="ce3">
            <text:p>1358</text:p>
          </table:table-cell>
          <table:table-cell office:value-type="string" table:style-name="ce3">
            <text:p>DEBORA ELAINE PAULEL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578.95000000000005" table:style-name="ce4">
            <text:p><text:s/>578,95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71" table:style-name="ce3">
            <text:p>4071</text:p>
          </table:table-cell>
          <table:table-cell office:value-type="string" table:style-name="ce3">
            <text:p>DEBORA MORETTI FUMACH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11" table:style-name="ce4">
            <text:p><text:s/>2.111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72" table:style-name="ce3">
            <text:p>4072</text:p>
          </table:table-cell>
          <table:table-cell office:value-type="string" table:style-name="ce3">
            <text:p>DEBORA ORSI DUT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LENCOIS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60" table:style-name="ce3">
            <text:p>5660</text:p>
          </table:table-cell>
          <table:table-cell office:value-type="string" table:style-name="ce3">
            <text:p>DEBORAH CRISTINA BENAT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43" table:style-name="ce3">
            <text:p>2043</text:p>
          </table:table-cell>
          <table:table-cell office:value-type="string" table:style-name="ce3">
            <text:p>DEBORAH KELLY AFFON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82.1799999999998" table:style-name="ce4">
            <text:p><text:s/>2.482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52520" table:style-name="ce3">
            <text:p>352520</text:p>
          </table:table-cell>
          <table:table-cell office:value-type="string" table:style-name="ce3">
            <text:p>DEBORAH PIERR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93.31" table:style-name="ce4">
            <text:p><text:s/>3.393,3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97" table:style-name="ce3">
            <text:p>1397</text:p>
          </table:table-cell>
          <table:table-cell office:value-type="string" table:style-name="ce3">
            <text:p>DEISE MARY GALUT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9446" table:style-name="ce3">
            <text:p>169446</text:p>
          </table:table-cell>
          <table:table-cell office:value-type="string" table:style-name="ce3">
            <text:p>DELCIO DELARC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2934" table:style-name="ce3">
            <text:p>402934</text:p>
          </table:table-cell>
          <table:table-cell office:value-type="string" table:style-name="ce3">
            <text:p>DELCIO GASPEROTTO STORO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4139" table:style-name="ce3">
            <text:p>204139</text:p>
          </table:table-cell>
          <table:table-cell office:value-type="string" table:style-name="ce3">
            <text:p>DELTON ESTEVES PASTOR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28" table:style-name="ce3">
            <text:p>2228</text:p>
          </table:table-cell>
          <table:table-cell office:value-type="string" table:style-name="ce3">
            <text:p>DENILSON DE SOUZA FREIT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636.83999999999992" table:style-name="ce4">
            <text:p><text:s/>636,84<text:s/></text:p>
          </table:table-cell>
          <table:table-cell office:value-type="float" office:value="1736.2" table:style-name="ce4">
            <text:p><text:s/>1.736,2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09" table:style-name="ce3">
            <text:p>3009</text:p>
          </table:table-cell>
          <table:table-cell office:value-type="string" table:style-name="ce3">
            <text:p>DENIS FABIO MARSO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VILA PRUD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95.08" table:style-name="ce4">
            <text:p><text:s/>2.395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192" table:style-name="ce3">
            <text:p>3192</text:p>
          </table:table-cell>
          <table:table-cell office:value-type="string" table:style-name="ce3">
            <text:p>DENIS HENRIQUE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MA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10" table:style-name="ce3">
            <text:p>3010</text:p>
          </table:table-cell>
          <table:table-cell office:value-type="string" table:style-name="ce3">
            <text:p>DENIS PEIXOTO PARRO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857.71" table:style-name="ce4">
            <text:p><text:s/>1.857,71<text:s/></text:p>
          </table:table-cell>
          <table:table-cell office:value-type="float" office:value="7186.9400000000005" table:style-name="ce4">
            <text:p><text:s/>7.186,9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24" table:style-name="ce3">
            <text:p>3324</text:p>
          </table:table-cell>
          <table:table-cell office:value-type="string" table:style-name="ce3">
            <text:p>DENISE ALESSANDRA MONTEIRO MEND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AMERICO BRASILIENS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927.55" table:style-name="ce4">
            <text:p><text:s/>1.927,5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52" table:style-name="ce3">
            <text:p>3752</text:p>
          </table:table-cell>
          <table:table-cell office:value-type="string" table:style-name="ce3">
            <text:p>DENISE CECILIA PAVAN BUO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22" table:style-name="ce3">
            <text:p>8522</text:p>
          </table:table-cell>
          <table:table-cell office:value-type="string" table:style-name="ce3">
            <text:p>DENISE CRISTINA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26.31999999999994" table:style-name="ce4">
            <text:p><text:s/>926,32<text:s/></text:p>
          </table:table-cell>
          <table:table-cell office:value-type="float" office:value="2365.21" table:style-name="ce4">
            <text:p><text:s/>2.365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72.15" table:style-name="ce4">
            <text:p><text:s/>1.572,15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46316" table:style-name="ce3">
            <text:p>546316</text:p>
          </table:table-cell>
          <table:table-cell office:value-type="string" table:style-name="ce3">
            <text:p>DENISE DE OLIVEIRA NASCIMEN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198" table:style-name="ce3">
            <text:p>2198</text:p>
          </table:table-cell>
          <table:table-cell office:value-type="string" table:style-name="ce3">
            <text:p>DENISE ELIZABETH HERRE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5.78999999999996" table:style-name="ce4">
            <text:p><text:s/>115,79<text:s/></text:p>
          </table:table-cell>
          <table:table-cell office:value-type="float" office:value="3076.78" table:style-name="ce4">
            <text:p><text:s/>3.076,7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07" table:style-name="ce3">
            <text:p>2707</text:p>
          </table:table-cell>
          <table:table-cell office:value-type="string" table:style-name="ce3">
            <text:p>DENNY ANGELO DA SILVA DE CARO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O AMARO</text:p>
          </table:table-cell>
          <table:table-cell office:value-type="float" office:value="926.31999999999994" table:style-name="ce4">
            <text:p><text:s/>926,32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03" table:style-name="ce3">
            <text:p>6503</text:p>
          </table:table-cell>
          <table:table-cell office:value-type="string" table:style-name="ce3">
            <text:p>DIEGO ANTONIO BISCO LELI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GUAI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04" table:style-name="ce3">
            <text:p>6504</text:p>
          </table:table-cell>
          <table:table-cell office:value-type="string" table:style-name="ce3">
            <text:p>DIEGO DUTRA GOULART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JANDI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013.97" table:style-name="ce4">
            <text:p><text:s/>2.013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23" table:style-name="ce3">
            <text:p>8523</text:p>
          </table:table-cell>
          <table:table-cell office:value-type="string" table:style-name="ce3">
            <text:p>DIEGO RAFAEL DO AMARAL MONTANH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RUZEI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98.75" table:style-name="ce4">
            <text:p><text:s/>2.198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11463" table:style-name="ce3">
            <text:p>511463</text:p>
          </table:table-cell>
          <table:table-cell office:value-type="string" table:style-name="ce3">
            <text:p>DILCE HELENA BROCCHI DE OLIVEIRA PADUA PREST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PINHEIR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82" table:style-name="ce3">
            <text:p>3382</text:p>
          </table:table-cell>
          <table:table-cell office:value-type="string" table:style-name="ce3">
            <text:p>DILSON SANTIAGO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22.49" table:style-name="ce4">
            <text:p><text:s/>622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3775" table:style-name="ce3">
            <text:p>253775</text:p>
          </table:table-cell>
          <table:table-cell office:value-type="string" table:style-name="ce3">
            <text:p>DIMITRIOS EUGENIO BUER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3224.84" table:style-name="ce4">
            <text:p><text:s/>3.224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61" table:style-name="ce3">
            <text:p>5661</text:p>
          </table:table-cell>
          <table:table-cell office:value-type="string" table:style-name="ce3">
            <text:p>DIOGO PACINI DE MEDEIROS E ALBUQUERQU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91.06" table:style-name="ce4">
            <text:p><text:s/>2.191,0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930.36" table:style-name="ce4">
            <text:p><text:s/>3.930,3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16812" table:style-name="ce3">
            <text:p>616812</text:p>
          </table:table-cell>
          <table:table-cell office:value-type="string" table:style-name="ce3">
            <text:p>DJALMA MARINHO CUNHA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415.34" table:style-name="ce4">
            <text:p><text:s/>2.415,3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75850" table:style-name="ce3">
            <text:p>575850</text:p>
          </table:table-cell>
          <table:table-cell office:value-type="string" table:style-name="ce3">
            <text:p>DONISETE TAVARES MORAES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AO DA BOA V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469.41" table:style-name="ce4">
            <text:p><text:s/>1.469,4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93" table:style-name="ce3">
            <text:p>1393</text:p>
          </table:table-cell>
          <table:table-cell office:value-type="string" table:style-name="ce3">
            <text:p>DORA MARTIN STRILICHERK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723.03" table:style-name="ce4">
            <text:p><text:s/>4.723,03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193" table:style-name="ce3">
            <text:p>3193</text:p>
          </table:table-cell>
          <table:table-cell office:value-type="string" table:style-name="ce3">
            <text:p>DORIO SAMPAIO DIA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BIRIGU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8.05" table:style-name="ce4">
            <text:p><text:s/>358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44" table:style-name="ce3">
            <text:p>2044</text:p>
          </table:table-cell>
          <table:table-cell office:value-type="string" table:style-name="ce3">
            <text:p>DOSMAR SANDRO VALE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913.8" table:style-name="ce4">
            <text:p><text:s/>1.913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2702" table:style-name="ce3">
            <text:p>62702</text:p>
          </table:table-cell>
          <table:table-cell office:value-type="string" table:style-name="ce3">
            <text:p>EBNEZER SALGADO SOAR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0100" table:style-name="ce3">
            <text:p>400100</text:p>
          </table:table-cell>
          <table:table-cell office:value-type="string" table:style-name="ce3">
            <text:p>EDER SEGU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707.04" table:style-name="ce4">
            <text:p><text:s/>2.707,04<text:s/></text:p>
          </table:table-cell>
          <table:table-cell office:value-type="float" office:value="9995.92" table:style-name="ce4">
            <text:p><text:s/>9.99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65334" table:style-name="ce3">
            <text:p>365334</text:p>
          </table:table-cell>
          <table:table-cell office:value-type="string" table:style-name="ce3">
            <text:p>EDGARD MOREIRA DA SILV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81" table:style-name="ce3">
            <text:p>1681</text:p>
          </table:table-cell>
          <table:table-cell office:value-type="string" table:style-name="ce3">
            <text:p>EDI FONSECA LA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NOSSA SENHORA DO 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34181" table:style-name="ce3">
            <text:p>834181</text:p>
          </table:table-cell>
          <table:table-cell office:value-type="string" table:style-name="ce3">
            <text:p>EDILSON MOUGENOT BONFIM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46" table:style-name="ce3">
            <text:p>2046</text:p>
          </table:table-cell>
          <table:table-cell office:value-type="string" table:style-name="ce3">
            <text:p>EDIVON TEIXEIRA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98" table:style-name="ce3">
            <text:p>1398</text:p>
          </table:table-cell>
          <table:table-cell office:value-type="string" table:style-name="ce3">
            <text:p>EDNILSON ANDRADE ARRAES DE MEL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3224.84" table:style-name="ce4">
            <text:p><text:s/>3.224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45" table:style-name="ce3">
            <text:p>2045</text:p>
          </table:table-cell>
          <table:table-cell office:value-type="string" table:style-name="ce3">
            <text:p>EDSON CORREIA BATI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MILITAR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47.4899999999998" table:style-name="ce4">
            <text:p><text:s/>2.347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47485" table:style-name="ce3">
            <text:p>647485</text:p>
          </table:table-cell>
          <table:table-cell office:value-type="string" table:style-name="ce3">
            <text:p>EDSON JOSE RAFAEL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7570" table:style-name="ce3">
            <text:p>337570</text:p>
          </table:table-cell>
          <table:table-cell office:value-type="string" table:style-name="ce3">
            <text:p>EDSON SPINA FERTONAN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64" table:style-name="ce3">
            <text:p>10564</text:p>
          </table:table-cell>
          <table:table-cell office:value-type="string" table:style-name="ce3">
            <text:p>EDSON TONINI OLIVEI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URUP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931.33" table:style-name="ce4">
            <text:p><text:s/>931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62582" table:style-name="ce3">
            <text:p>262582</text:p>
          </table:table-cell>
          <table:table-cell office:value-type="string" table:style-name="ce3">
            <text:p>EDUARDO ARAUJO DA SILV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550" table:style-name="ce4">
            <text:p><text:s/>55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24" table:style-name="ce3">
            <text:p>8524</text:p>
          </table:table-cell>
          <table:table-cell office:value-type="string" table:style-name="ce3">
            <text:p>EDUARDO AUGUSTO VELLOSO ROOS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QUAQUECE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967.36" table:style-name="ce4">
            <text:p><text:s/>1.967,36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51" table:style-name="ce3">
            <text:p>3351</text:p>
          </table:table-cell>
          <table:table-cell office:value-type="string" table:style-name="ce3">
            <text:p>EDUARDO CAETANO QUEROBI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UER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6.18" table:style-name="ce4">
            <text:p><text:s/>746,18<text:s/></text:p>
          </table:table-cell>
          <table:table-cell office:value-type="float" office:value="449.14" table:style-name="ce4">
            <text:p><text:s/>449,1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65" table:style-name="ce3">
            <text:p>3365</text:p>
          </table:table-cell>
          <table:table-cell office:value-type="string" table:style-name="ce3">
            <text:p>EDUARDO DIAS BRANDA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949.34" table:style-name="ce4">
            <text:p><text:s/>2.949,34<text:s/></text:p>
          </table:table-cell>
          <table:table-cell office:value-type="float" office:value="3919.77" table:style-name="ce4">
            <text:p><text:s/>3.919,7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21060" table:style-name="ce3">
            <text:p>721060</text:p>
          </table:table-cell>
          <table:table-cell office:value-type="string" table:style-name="ce3">
            <text:p>EDUARDO DIAS DE SOUZA FERR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969492" table:style-name="ce3">
            <text:p>969492</text:p>
          </table:table-cell>
          <table:table-cell office:value-type="string" table:style-name="ce3">
            <text:p>EDUARDO FERREIRA VALERI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 DE JUSTICA DE DIREITOS HUMAN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28" table:style-name="ce3">
            <text:p>2728</text:p>
          </table:table-cell>
          <table:table-cell office:value-type="string" table:style-name="ce3">
            <text:p>EDUARDO FRANCISCO DOS 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53" table:style-name="ce3">
            <text:p>3753</text:p>
          </table:table-cell>
          <table:table-cell office:value-type="string" table:style-name="ce3">
            <text:p>EDUARDO GONCALVES DE SALL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VIC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49.51" table:style-name="ce4">
            <text:p><text:s/>3.049,5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01103" table:style-name="ce3">
            <text:p>701103</text:p>
          </table:table-cell>
          <table:table-cell office:value-type="string" table:style-name="ce3">
            <text:p>EDUARDO HENRIQUE AMANCIO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SS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485" table:style-name="ce3">
            <text:p>7485</text:p>
          </table:table-cell>
          <table:table-cell office:value-type="string" table:style-name="ce3">
            <text:p>EDUARDO HENRIQUE BALBINO PASQU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CAJAMAR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02.6799999999998" table:style-name="ce4">
            <text:p><text:s/>2.60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21" table:style-name="ce3">
            <text:p>3321</text:p>
          </table:table-cell>
          <table:table-cell office:value-type="string" table:style-name="ce3">
            <text:p>EDUARDO HIROSHI SHINTAN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JAL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538.46" table:style-name="ce4">
            <text:p><text:s/>538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37595" table:style-name="ce3">
            <text:p>837595</text:p>
          </table:table-cell>
          <table:table-cell office:value-type="string" table:style-name="ce3">
            <text:p>EDUARDO JOSE DAHER ZACHARI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OTUCATU</text:p>
          </table:table-cell>
          <table:table-cell office:value-type="float" office:value="810.53" table:style-name="ce4">
            <text:p><text:s/>810,53<text:s/></text:p>
          </table:table-cell>
          <table:table-cell office:value-type="float" office:value="2891.3" table:style-name="ce4">
            <text:p><text:s/>2.891,3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64" table:style-name="ce3">
            <text:p>4464</text:p>
          </table:table-cell>
          <table:table-cell office:value-type="string" table:style-name="ce3">
            <text:p>EDUARDO LOPES BARBOSA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15.89" table:style-name="ce4">
            <text:p><text:s/>2.015,8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604" table:style-name="ce3">
            <text:p>2604</text:p>
          </table:table-cell>
          <table:table-cell office:value-type="string" table:style-name="ce3">
            <text:p>EDUARDO LUIZ MICHELAN CAMPAN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ERTAOZINH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77.0500000000002" table:style-name="ce4">
            <text:p><text:s/>2.177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62" table:style-name="ce3">
            <text:p>5662</text:p>
          </table:table-cell>
          <table:table-cell office:value-type="string" table:style-name="ce3">
            <text:p>EDUARDO MACIEL CRESPILH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BITI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24.64" table:style-name="ce4">
            <text:p><text:s/>2.224,6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44" table:style-name="ce3">
            <text:p>2544</text:p>
          </table:table-cell>
          <table:table-cell office:value-type="string" table:style-name="ce3">
            <text:p>EDUARDO MARTINS BOIA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VOTUPORA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73" table:style-name="ce3">
            <text:p>4073</text:p>
          </table:table-cell>
          <table:table-cell office:value-type="string" table:style-name="ce3">
            <text:p>EDUARDO OLAVO NEVES CANTO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13.21" table:style-name="ce4">
            <text:p><text:s/>1.213,2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2" table:style-name="ce3">
            <text:p>732</text:p>
          </table:table-cell>
          <table:table-cell office:value-type="string" table:style-name="ce3">
            <text:p>EDUARDO PEREIRA DE SOUZA GOM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TAT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913.14" table:style-name="ce4">
            <text:p><text:s/>1.913,14<text:s/></text:p>
          </table:table-cell>
          <table:table-cell office:value-type="float" office:value="3368.9" table:style-name="ce4">
            <text:p><text:s/>3.368,9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919217" table:style-name="ce3">
            <text:p>919217</text:p>
          </table:table-cell>
          <table:table-cell office:value-type="string" table:style-name="ce3">
            <text:p>EDUARDO RHEINGANTZ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15" table:style-name="ce3">
            <text:p>1015</text:p>
          </table:table-cell>
          <table:table-cell office:value-type="string" table:style-name="ce3">
            <text:p>EDUARDO ROBERTO ALCANTARA DEL CAMP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2752.74" table:style-name="ce4">
            <text:p><text:s/>2.752,7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74" table:style-name="ce3">
            <text:p>4074</text:p>
          </table:table-cell>
          <table:table-cell office:value-type="string" table:style-name="ce3">
            <text:p>EDUARDO SOARES AMARA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ADEM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14" table:style-name="ce3">
            <text:p>2214</text:p>
          </table:table-cell>
          <table:table-cell office:value-type="string" table:style-name="ce3">
            <text:p>EDUARDO TOST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86" table:style-name="ce3">
            <text:p>1386</text:p>
          </table:table-cell>
          <table:table-cell office:value-type="string" table:style-name="ce3">
            <text:p>EDUARDO ULIAN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482.1799999999998" table:style-name="ce4">
            <text:p><text:s/>2.482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57" table:style-name="ce3">
            <text:p>7357</text:p>
          </table:table-cell>
          <table:table-cell office:value-type="string" table:style-name="ce3">
            <text:p>EDUARDO WANSSA DE CARVALH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URAN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16.63" table:style-name="ce4">
            <text:p><text:s/>2.316,63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869" table:style-name="ce3">
            <text:p>2869</text:p>
          </table:table-cell>
          <table:table-cell office:value-type="string" table:style-name="ce3">
            <text:p>ELAINE CRISTINE CABRINI HERNANDEZ JOS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84.2800000000002" table:style-name="ce4">
            <text:p><text:s/>2.584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01115" table:style-name="ce3">
            <text:p>701115</text:p>
          </table:table-cell>
          <table:table-cell office:value-type="string" table:style-name="ce3">
            <text:p>ELAINE MARIA BARREIRA GARCI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681.62" table:style-name="ce4">
            <text:p><text:s/>3.681,6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29" table:style-name="ce3">
            <text:p>2729</text:p>
          </table:table-cell>
          <table:table-cell office:value-type="string" table:style-name="ce3">
            <text:p>ELIANA FALEIROS VENDRAMINI CARN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26.31999999999994" table:style-name="ce4">
            <text:p><text:s/>926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47" table:style-name="ce3">
            <text:p>2047</text:p>
          </table:table-cell>
          <table:table-cell office:value-type="string" table:style-name="ce3">
            <text:p>ELIANA GUILLAUMON LOPES VI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05" table:style-name="ce3">
            <text:p>6505</text:p>
          </table:table-cell>
          <table:table-cell office:value-type="string" table:style-name="ce3">
            <text:p>ELIANA KOMESU LIM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ROMISSA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078.11" table:style-name="ce4">
            <text:p><text:s/>2.078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7427" table:style-name="ce3">
            <text:p>67427</text:p>
          </table:table-cell>
          <table:table-cell office:value-type="string" table:style-name="ce3">
            <text:p>ELIANA LEONEL FERR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9769" table:style-name="ce3">
            <text:p>209769</text:p>
          </table:table-cell>
          <table:table-cell office:value-type="string" table:style-name="ce3">
            <text:p>ELIANA MARIA MALUF SANSEVERIN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94412" table:style-name="ce3">
            <text:p>494412</text:p>
          </table:table-cell>
          <table:table-cell office:value-type="string" table:style-name="ce3">
            <text:p>ELIANA PASSARELL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16" table:style-name="ce3">
            <text:p>1016</text:p>
          </table:table-cell>
          <table:table-cell office:value-type="string" table:style-name="ce3">
            <text:p>ELIANA SILVA DE MELO E SOUSA MALTA M SCUCUGLI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044.18" table:style-name="ce4">
            <text:p><text:s/>2.044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82" table:style-name="ce3">
            <text:p>1382</text:p>
          </table:table-cell>
          <table:table-cell office:value-type="string" table:style-name="ce3">
            <text:p>ELIANE APARECIDA TASSO BOTKOWSK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S DE JUSTICA CIVEIS DE FAMILIA E SUCESSO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199" table:style-name="ce3">
            <text:p>2199</text:p>
          </table:table-cell>
          <table:table-cell office:value-type="string" table:style-name="ce3">
            <text:p>ELIANE CRISTINA ZERA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61.45" table:style-name="ce4">
            <text:p><text:s/>3.061,4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48" table:style-name="ce3">
            <text:p>2048</text:p>
          </table:table-cell>
          <table:table-cell office:value-type="string" table:style-name="ce3">
            <text:p>ELIANE MARIA CABOCLO CAPPELL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49" table:style-name="ce3">
            <text:p>1349</text:p>
          </table:table-cell>
          <table:table-cell office:value-type="string" table:style-name="ce3">
            <text:p>ELIAS FRANCISCO BARACAT CHAIB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OCOR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55" table:style-name="ce3">
            <text:p>3755</text:p>
          </table:table-cell>
          <table:table-cell office:value-type="string" table:style-name="ce3">
            <text:p>ELIO DALDEGAN JUNIOR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A RITA DO PASSA QUAT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830.65" table:style-name="ce4">
            <text:p><text:s/>1.830,6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55" table:style-name="ce3">
            <text:p>1355</text:p>
          </table:table-cell>
          <table:table-cell office:value-type="string" table:style-name="ce3">
            <text:p>ELISA DE DIVITIIS CAMUZZ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463.15999999999997" table:style-name="ce4">
            <text:p><text:s/>463,16<text:s/></text:p>
          </table:table-cell>
          <table:table-cell office:value-type="float" office:value="2061.16" table:style-name="ce4">
            <text:p><text:s/>2.061,1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65" table:style-name="ce3">
            <text:p>4465</text:p>
          </table:table-cell>
          <table:table-cell office:value-type="string" table:style-name="ce3">
            <text:p>ELISA VODOPIVES PFEIL GOMES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03.12" table:style-name="ce4">
            <text:p><text:s/>3.303,12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17" table:style-name="ce3">
            <text:p>1017</text:p>
          </table:table-cell>
          <table:table-cell office:value-type="string" table:style-name="ce3">
            <text:p>ELISEU JOSE BERARDO GONC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90.15" table:style-name="ce4">
            <text:p><text:s/>2.190,1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56" table:style-name="ce3">
            <text:p>3756</text:p>
          </table:table-cell>
          <table:table-cell office:value-type="string" table:style-name="ce3">
            <text:p>ELOISA BAISSARDO GAGLIARD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18" table:style-name="ce3">
            <text:p>1018</text:p>
          </table:table-cell>
          <table:table-cell office:value-type="string" table:style-name="ce3">
            <text:p>ELOISA VIRGILI CANCI FRANC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E FAMILIA E SUCESSO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135.5600000000004" table:style-name="ce4">
            <text:p><text:s/>4.135,5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976" table:style-name="ce3">
            <text:p>2976</text:p>
          </table:table-cell>
          <table:table-cell office:value-type="string" table:style-name="ce3">
            <text:p>ELOY OJEA GOM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GUARUJA</text:p>
          </table:table-cell>
          <table:table-cell office:value-type="float" office:value="984.21" table:style-name="ce4">
            <text:p><text:s/>984,21<text:s/></text:p>
          </table:table-cell>
          <table:table-cell office:value-type="float" office:value="2301.14" table:style-name="ce4">
            <text:p><text:s/>2.301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62" table:style-name="ce3">
            <text:p>1362</text:p>
          </table:table-cell>
          <table:table-cell office:value-type="string" table:style-name="ce3">
            <text:p>ELVECIO DE FARIA BARBOS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71.34" table:style-name="ce4">
            <text:p><text:s/>2.571,3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58" table:style-name="ce3">
            <text:p>7358</text:p>
          </table:table-cell>
          <table:table-cell office:value-type="string" table:style-name="ce3">
            <text:p>EMERSON MARTINS ALV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VOTORANTIM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18.84" table:style-name="ce4">
            <text:p><text:s/>3.018,84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2807.4" table:style-name="ce4">
            <text:p><text:s/>2.807,40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51" table:style-name="ce3">
            <text:p>3051</text:p>
          </table:table-cell>
          <table:table-cell office:value-type="string" table:style-name="ce3">
            <text:p>ENILSON DAVID KOMON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BAURU</text:p>
          </table:table-cell>
          <table:table-cell office:value-type="float" office:value="636.83999999999992" table:style-name="ce4">
            <text:p><text:s/>636,84<text:s/></text:p>
          </table:table-cell>
          <table:table-cell office:value-type="float" office:value="743.59" table:style-name="ce4">
            <text:p><text:s/>743,5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02827" table:style-name="ce3">
            <text:p>702827</text:p>
          </table:table-cell>
          <table:table-cell office:value-type="string" table:style-name="ce3">
            <text:p>ENIO DE TOLEDO PIZA TEBECHERAN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06" table:style-name="ce3">
            <text:p>6506</text:p>
          </table:table-cell>
          <table:table-cell office:value-type="string" table:style-name="ce3">
            <text:p>ENRICO PAISAN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RAR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744.34" table:style-name="ce4">
            <text:p><text:s/>1.744,34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194" table:style-name="ce3">
            <text:p>3194</text:p>
          </table:table-cell>
          <table:table-cell office:value-type="string" table:style-name="ce3">
            <text:p>ENZO DE ALMEIDA CARRARA BONCOMPAG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75" table:style-name="ce3">
            <text:p>4075</text:p>
          </table:table-cell>
          <table:table-cell office:value-type="string" table:style-name="ce3">
            <text:p>ERICA JULIANA PHILIP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ETANO DO SU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66" table:style-name="ce3">
            <text:p>4466</text:p>
          </table:table-cell>
          <table:table-cell office:value-type="string" table:style-name="ce3">
            <text:p>ERICSON CAMPOS DE CASTILH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GAL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57" table:style-name="ce3">
            <text:p>3757</text:p>
          </table:table-cell>
          <table:table-cell office:value-type="string" table:style-name="ce3">
            <text:p>ERIKA ANGELI SPINETT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NTA BARBARA D'OES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01.4" table:style-name="ce4">
            <text:p><text:s/>2.801,4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76" table:style-name="ce3">
            <text:p>4076</text:p>
          </table:table-cell>
          <table:table-cell office:value-type="string" table:style-name="ce3">
            <text:p>ERIKA PUCCI DA COSTA LEA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33720" table:style-name="ce3">
            <text:p>833720</text:p>
          </table:table-cell>
          <table:table-cell office:value-type="string" table:style-name="ce3">
            <text:p>ERNANI DE MENEZES VILHENA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AO DA BOA V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044.18" table:style-name="ce4">
            <text:p><text:s/>2.044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76697" table:style-name="ce3">
            <text:p>176697</text:p>
          </table:table-cell>
          <table:table-cell office:value-type="string" table:style-name="ce3">
            <text:p>ERONIDES APARECIDO RODRIGUES DOS SANTO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07" table:style-name="ce3">
            <text:p>6507</text:p>
          </table:table-cell>
          <table:table-cell office:value-type="string" table:style-name="ce3">
            <text:p>ERTON EVANDRO DE SOUSA DAVID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UVERAV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91.75" table:style-name="ce4">
            <text:p><text:s/>1.191,75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11" table:style-name="ce3">
            <text:p>3011</text:p>
          </table:table-cell>
          <table:table-cell office:value-type="string" table:style-name="ce3">
            <text:p>ESTEFANIA FERRAZZINI PAULI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56.41" table:style-name="ce4">
            <text:p><text:s/>1.356,4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3" table:style-name="ce3">
            <text:p>733</text:p>
          </table:table-cell>
          <table:table-cell office:value-type="string" table:style-name="ce3">
            <text:p>ESTEFANO KVASTEK KUMM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4A.PROMOTORIA DO JURI DA CAPITAL(PENHA DE FRANCA)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58" table:style-name="ce3">
            <text:p>3758</text:p>
          </table:table-cell>
          <table:table-cell office:value-type="string" table:style-name="ce3">
            <text:p>ESTEVAO LUIS LEMOS JORG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UER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49" table:style-name="ce3">
            <text:p>1649</text:p>
          </table:table-cell>
          <table:table-cell office:value-type="string" table:style-name="ce3">
            <text:p>ETHEL CIPEL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61.81" table:style-name="ce4">
            <text:p><text:s/>3.261,8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30" table:style-name="ce3">
            <text:p>2730</text:p>
          </table:table-cell>
          <table:table-cell office:value-type="string" table:style-name="ce3">
            <text:p>EURICO FERRARES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135.5600000000004" table:style-name="ce4">
            <text:p><text:s/>4.135,5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84" table:style-name="ce3">
            <text:p>2284</text:p>
          </table:table-cell>
          <table:table-cell office:value-type="string" table:style-name="ce3">
            <text:p>EUVER ROLI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177.6" table:style-name="ce4">
            <text:p><text:s/>3.177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195" table:style-name="ce3">
            <text:p>3195</text:p>
          </table:table-cell>
          <table:table-cell office:value-type="string" table:style-name="ce3">
            <text:p>EVANDRO ORNELAS LEA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507.22" table:style-name="ce4">
            <text:p><text:s/>1.507,22<text:s/></text:p>
          </table:table-cell>
          <table:table-cell office:value-type="float" office:value="3144.26" table:style-name="ce4">
            <text:p><text:s/>3.144,2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6170" table:style-name="ce3">
            <text:p>166170</text:p>
          </table:table-cell>
          <table:table-cell office:value-type="string" table:style-name="ce3">
            <text:p>EVELISE PEDROSO TEIXEIRA PRADO VI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50" table:style-name="ce3">
            <text:p>11350</text:p>
          </table:table-cell>
          <table:table-cell office:value-type="string" table:style-name="ce3">
            <text:p>EVELTON DAVID CONTI ISOPP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BAUR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15.08" table:style-name="ce4">
            <text:p><text:s/>2.115,08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65" table:style-name="ce3">
            <text:p>7365</text:p>
          </table:table-cell>
          <table:table-cell office:value-type="string" table:style-name="ce3">
            <text:p>EVELYN MOURA VIRGINIO MARTIN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73.67999999999995" table:style-name="ce4">
            <text:p><text:s/>173,68<text:s/></text:p>
          </table:table-cell>
          <table:table-cell office:value-type="float" office:value="1846.86" table:style-name="ce4">
            <text:p><text:s/>1.846,8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59" table:style-name="ce3">
            <text:p>3759</text:p>
          </table:table-cell>
          <table:table-cell office:value-type="string" table:style-name="ce3">
            <text:p>EVERTON LUIZ ZANEL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2A.PROMOTORIA DE JUSTICA DO JURI DA CAPITAL(JABAQUARA)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810.1" table:style-name="ce4">
            <text:p><text:s/>1.810,10<text:s/></text:p>
          </table:table-cell>
          <table:table-cell office:value-type="float" office:value="4584.7000000000007" table:style-name="ce4">
            <text:p><text:s/>4.584,70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25" table:style-name="ce3">
            <text:p>8525</text:p>
          </table:table-cell>
          <table:table-cell office:value-type="string" table:style-name="ce3">
            <text:p>EZEQUIEL VIEIRA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N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500.78" table:style-name="ce4">
            <text:p><text:s/>1.500,7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35" table:style-name="ce3">
            <text:p>7335</text:p>
          </table:table-cell>
          <table:table-cell office:value-type="string" table:style-name="ce3">
            <text:p>FABIA CAROLINE DO NASCIMEN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ITIRAPI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34.08" table:style-name="ce4">
            <text:p><text:s/>2.834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08" table:style-name="ce3">
            <text:p>6508</text:p>
          </table:table-cell>
          <table:table-cell office:value-type="string" table:style-name="ce3">
            <text:p>FABIANA CAROLINE MOTTA DE ALMEI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00.0300000000002" table:style-name="ce4">
            <text:p><text:s/>2.500,0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977" table:style-name="ce3">
            <text:p>2977</text:p>
          </table:table-cell>
          <table:table-cell office:value-type="string" table:style-name="ce3">
            <text:p>FABIANA DAL MAS ROCHA P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444.66" table:style-name="ce4">
            <text:p><text:s/>2.444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37" table:style-name="ce3">
            <text:p>3337</text:p>
          </table:table-cell>
          <table:table-cell office:value-type="string" table:style-name="ce3">
            <text:p>FABIANA KONDIC ALVES LIMA GOM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TIBAIA</text:p>
          </table:table-cell>
          <table:table-cell office:value-type="float" office:value="810.53" table:style-name="ce4">
            <text:p><text:s/>810,53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407" table:style-name="ce3">
            <text:p>1407</text:p>
          </table:table-cell>
          <table:table-cell office:value-type="string" table:style-name="ce3">
            <text:p>FABIANA LANGELLA MARCHI VILLA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758.5" table:style-name="ce4">
            <text:p><text:s/>1.758,5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64" table:style-name="ce3">
            <text:p>5664</text:p>
          </table:table-cell>
          <table:table-cell office:value-type="string" table:style-name="ce3">
            <text:p>FABIANA LIMA VIDAL RI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OA</text:p>
          </table:table-cell>
          <table:table-cell office:value-type="float" office:value="926.31999999999994" table:style-name="ce4">
            <text:p><text:s/>926,32<text:s/></text:p>
          </table:table-cell>
          <table:table-cell office:value-type="float" office:value="2080.1799999999998" table:style-name="ce4">
            <text:p><text:s/>2.080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31" table:style-name="ce3">
            <text:p>2731</text:p>
          </table:table-cell>
          <table:table-cell office:value-type="string" table:style-name="ce3">
            <text:p>FABIANA MARIA NOVAES CANATELLI RODRIGU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TATU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60" table:style-name="ce3">
            <text:p>3760</text:p>
          </table:table-cell>
          <table:table-cell office:value-type="string" table:style-name="ce3">
            <text:p>FABIANA SABAIN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810.1" table:style-name="ce4">
            <text:p><text:s/>1.810,1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35" table:style-name="ce3">
            <text:p>3035</text:p>
          </table:table-cell>
          <table:table-cell office:value-type="string" table:style-name="ce3">
            <text:p>FABIANE LEVY FO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196" table:style-name="ce3">
            <text:p>3196</text:p>
          </table:table-cell>
          <table:table-cell office:value-type="string" table:style-name="ce3">
            <text:p>FABIANO AUGUSTO PETEA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61" table:style-name="ce3">
            <text:p>3761</text:p>
          </table:table-cell>
          <table:table-cell office:value-type="string" table:style-name="ce3">
            <text:p>FABIANO PAVAN SEVERIA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67.91" table:style-name="ce4">
            <text:p><text:s/>3.067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2924" table:style-name="ce3">
            <text:p>852924</text:p>
          </table:table-cell>
          <table:table-cell office:value-type="string" table:style-name="ce3">
            <text:p>FABIO ANTONIO PINESCH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62" table:style-name="ce3">
            <text:p>3762</text:p>
          </table:table-cell>
          <table:table-cell office:value-type="string" table:style-name="ce3">
            <text:p>FABIO ANTONIO XAVIER DE MOR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CARE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96.15" table:style-name="ce4">
            <text:p><text:s/>2.696,15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10" table:style-name="ce3">
            <text:p>6510</text:p>
          </table:table-cell>
          <table:table-cell office:value-type="string" table:style-name="ce3">
            <text:p>FABIO APARECIDO GASQUE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FRANCO DA ROCH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63" table:style-name="ce3">
            <text:p>3763</text:p>
          </table:table-cell>
          <table:table-cell office:value-type="string" table:style-name="ce3">
            <text:p>FABIO BRAMBIL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636.83999999999992" table:style-name="ce4">
            <text:p><text:s/>636,84<text:s/></text:p>
          </table:table-cell>
          <table:table-cell office:value-type="float" office:value="1712.49" table:style-name="ce4">
            <text:p><text:s/>1.712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26" table:style-name="ce3">
            <text:p>8526</text:p>
          </table:table-cell>
          <table:table-cell office:value-type="string" table:style-name="ce3">
            <text:p>FABIO GUNCO KACUT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BITI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65.21" table:style-name="ce4">
            <text:p><text:s/>2.365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19" table:style-name="ce3">
            <text:p>1019</text:p>
          </table:table-cell>
          <table:table-cell office:value-type="string" table:style-name="ce3">
            <text:p>FABIO HENRIQUE FRANCH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85" table:style-name="ce3">
            <text:p>3385</text:p>
          </table:table-cell>
          <table:table-cell office:value-type="string" table:style-name="ce3">
            <text:p>FABIO JOSE BUE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708.97" table:style-name="ce4">
            <text:p><text:s/>2.708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04888" table:style-name="ce3">
            <text:p>704888</text:p>
          </table:table-cell>
          <table:table-cell office:value-type="string" table:style-name="ce3">
            <text:p>FABIO JOSE MATTOSO MISKULI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37.99" table:style-name="ce4">
            <text:p><text:s/>2.837,9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23" table:style-name="ce3">
            <text:p>3023</text:p>
          </table:table-cell>
          <table:table-cell office:value-type="string" table:style-name="ce3">
            <text:p>FABIO JOSE MOREIRA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MERICA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05900" table:style-name="ce3">
            <text:p>705900</text:p>
          </table:table-cell>
          <table:table-cell office:value-type="string" table:style-name="ce3">
            <text:p>FABIO LUIS MACHADO GARCE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77" table:style-name="ce3">
            <text:p>4077</text:p>
          </table:table-cell>
          <table:table-cell office:value-type="string" table:style-name="ce3">
            <text:p>FABIO MENEGUELO SAKAMO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TANAB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683" table:style-name="ce4">
            <text:p><text:s/>1.683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65" table:style-name="ce3">
            <text:p>5665</text:p>
          </table:table-cell>
          <table:table-cell office:value-type="string" table:style-name="ce3">
            <text:p>FABIO PEREZ FERNANDE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44.88" table:style-name="ce4">
            <text:p><text:s/>2.144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31" table:style-name="ce3">
            <text:p>2531</text:p>
          </table:table-cell>
          <table:table-cell office:value-type="string" table:style-name="ce3">
            <text:p>FABIO RAMAZZINI BECHA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88" table:style-name="ce3">
            <text:p>3388</text:p>
          </table:table-cell>
          <table:table-cell office:value-type="string" table:style-name="ce3">
            <text:p>FABIO ROBERTO ROSSI CONSTANTIN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BEBEDOU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600" table:style-name="ce3">
            <text:p>2600</text:p>
          </table:table-cell>
          <table:table-cell office:value-type="string" table:style-name="ce3">
            <text:p>FABIO RODRIGUES GOULART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4A.PROMOTORIA DO JURI DA CAPITAL(PENHA DE FRANCA)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64" table:style-name="ce3">
            <text:p>3764</text:p>
          </table:table-cell>
          <table:table-cell office:value-type="string" table:style-name="ce3">
            <text:p>FABIO RODRIGUES LI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726.57" table:style-name="ce4">
            <text:p><text:s/>1.726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20" table:style-name="ce3">
            <text:p>1020</text:p>
          </table:table-cell>
          <table:table-cell office:value-type="string" table:style-name="ce3">
            <text:p>FABIO SALEM CARVA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636.83999999999992" table:style-name="ce4">
            <text:p><text:s/>636,84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72947" table:style-name="ce3">
            <text:p>572947</text:p>
          </table:table-cell>
          <table:table-cell office:value-type="string" table:style-name="ce3">
            <text:p>FABIO TEBECHERANI KALAF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11" table:style-name="ce3">
            <text:p>6511</text:p>
          </table:table-cell>
          <table:table-cell office:value-type="string" table:style-name="ce3">
            <text:p>FABIO TOSTA HORN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65" table:style-name="ce3">
            <text:p>3765</text:p>
          </table:table-cell>
          <table:table-cell office:value-type="string" table:style-name="ce3">
            <text:p>FABIO VASCONCELLOS FORT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DA AREA REGIONAL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11" table:style-name="ce4">
            <text:p><text:s/>2.111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66" table:style-name="ce3">
            <text:p>3766</text:p>
          </table:table-cell>
          <table:table-cell office:value-type="string" table:style-name="ce3">
            <text:p>FABIO VITAL DE AVI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TIBA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39" table:style-name="ce3">
            <text:p>7339</text:p>
          </table:table-cell>
          <table:table-cell office:value-type="string" table:style-name="ce3">
            <text:p>FABIOLA APARECIDA CEZAR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84.21" table:style-name="ce4">
            <text:p><text:s/>984,21<text:s/></text:p>
          </table:table-cell>
          <table:table-cell office:value-type="float" office:value="5578.9699999999993" table:style-name="ce4">
            <text:p><text:s/>5.578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44.3199999999997" table:style-name="ce4">
            <text:p><text:s/>3.144,3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12" table:style-name="ce3">
            <text:p>6512</text:p>
          </table:table-cell>
          <table:table-cell office:value-type="string" table:style-name="ce3">
            <text:p>FABIOLA CASTILHO SOFFN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UA</text:p>
          </table:table-cell>
          <table:table-cell office:value-type="float" office:value="810.53" table:style-name="ce4">
            <text:p><text:s/>810,53<text:s/></text:p>
          </table:table-cell>
          <table:table-cell office:value-type="float" office:value="1703.23" table:style-name="ce4">
            <text:p><text:s/>1.703,2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197" table:style-name="ce3">
            <text:p>3197</text:p>
          </table:table-cell>
          <table:table-cell office:value-type="string" table:style-name="ce3">
            <text:p>FABIOLA MORA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23.87" table:style-name="ce4">
            <text:p><text:s/>3.323,8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73" table:style-name="ce3">
            <text:p>2773</text:p>
          </table:table-cell>
          <table:table-cell office:value-type="string" table:style-name="ce3">
            <text:p>FABIOLA SUCASAS NEGRAO COV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40.12" table:style-name="ce4">
            <text:p><text:s/>3.240,1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13" table:style-name="ce3">
            <text:p>6513</text:p>
          </table:table-cell>
          <table:table-cell office:value-type="string" table:style-name="ce3">
            <text:p>FABRICIO MACHADO SILV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DISTRITAL DE ARUJ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77" table:style-name="ce3">
            <text:p>10577</text:p>
          </table:table-cell>
          <table:table-cell office:value-type="string" table:style-name="ce3">
            <text:p>FABRICIO PEREIRA DE OLIVEI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PERUIB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83.5500000000002" table:style-name="ce4">
            <text:p><text:s/>2.383,55<text:s/></text:p>
          </table:table-cell>
          <table:table-cell office:value-type="float" office:value="7186.94" table:style-name="ce4">
            <text:p><text:s/>7.186,9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32" table:style-name="ce3">
            <text:p>2732</text:p>
          </table:table-cell>
          <table:table-cell office:value-type="string" table:style-name="ce3">
            <text:p>FABRICIO TOSTA DE FREIT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BOTICABAL</text:p>
          </table:table-cell>
          <table:table-cell office:value-type="float" office:value="926.31999999999994" table:style-name="ce4">
            <text:p><text:s/>926,32<text:s/></text:p>
          </table:table-cell>
          <table:table-cell office:value-type="float" office:value="1670.34" table:style-name="ce4">
            <text:p><text:s/>1.670,3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49" table:style-name="ce3">
            <text:p>2049</text:p>
          </table:table-cell>
          <table:table-cell office:value-type="string" table:style-name="ce3">
            <text:p>FATIMA LIZ BARDE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4.44" table:style-name="ce4">
            <text:p><text:s/>1.684,4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1176" table:style-name="ce3">
            <text:p>401176</text:p>
          </table:table-cell>
          <table:table-cell office:value-type="string" table:style-name="ce3">
            <text:p>FAUSTO DE BARROS PRI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O MIGUEL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33" table:style-name="ce3">
            <text:p>2733</text:p>
          </table:table-cell>
          <table:table-cell office:value-type="string" table:style-name="ce3">
            <text:p>FAUSTO ERNANI GONCALVES JARDIM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O JOAO DA BOA V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721.05" table:style-name="ce4">
            <text:p><text:s/>1.721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39183" table:style-name="ce3">
            <text:p>839183</text:p>
          </table:table-cell>
          <table:table-cell office:value-type="string" table:style-name="ce3">
            <text:p>FAUSTO JUNQUEIRA DE PAU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26.31999999999994" table:style-name="ce4">
            <text:p><text:s/>926,32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198" table:style-name="ce3">
            <text:p>3198</text:p>
          </table:table-cell>
          <table:table-cell office:value-type="string" table:style-name="ce3">
            <text:p>FAUSTO LUCIANO PANICACC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ESPIRITO SANTO DO PINHAL</text:p>
          </table:table-cell>
          <table:table-cell office:value-type="float" office:value="636.83999999999992" table:style-name="ce4">
            <text:p><text:s/>636,8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21794" table:style-name="ce3">
            <text:p>521794</text:p>
          </table:table-cell>
          <table:table-cell office:value-type="string" table:style-name="ce3">
            <text:p>FAUZI HASSAN CHOUK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DAS EXECUCOES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959.14" table:style-name="ce4">
            <text:p><text:s/>2.959,1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66" table:style-name="ce3">
            <text:p>10566</text:p>
          </table:table-cell>
          <table:table-cell office:value-type="string" table:style-name="ce3">
            <text:p>FELIPE BRAGANTINI DE LIM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983.52" table:style-name="ce4">
            <text:p><text:s/>2.983,52<text:s/></text:p>
          </table:table-cell>
          <table:table-cell office:value-type="float" office:value="8888.02" table:style-name="ce4">
            <text:p><text:s/>8.888,0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487" table:style-name="ce3">
            <text:p>7487</text:p>
          </table:table-cell>
          <table:table-cell office:value-type="string" table:style-name="ce3">
            <text:p>FELIPE DUARTE GONCALVES VENTURA DE PAU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98.75" table:style-name="ce4">
            <text:p><text:s/>2.198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28" table:style-name="ce3">
            <text:p>8528</text:p>
          </table:table-cell>
          <table:table-cell office:value-type="string" table:style-name="ce3">
            <text:p>FELIPE DUARTE PAES BERTO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CO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021.39" table:style-name="ce4">
            <text:p><text:s/>2.021,3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941.0499999999993" table:style-name="ce4">
            <text:p><text:s/>4.941,05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34" table:style-name="ce3">
            <text:p>2734</text:p>
          </table:table-cell>
          <table:table-cell office:value-type="string" table:style-name="ce3">
            <text:p>FELIPE EDUARDO LEVIT ZILBERMA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1A.PROMOTORIA DE JUSTICA DO JURI DA CAPITAL</text:p>
          </table:table-cell>
          <table:table-cell office:value-type="float" office:value="810.53" table:style-name="ce4">
            <text:p><text:s/>810,53<text:s/></text:p>
          </table:table-cell>
          <table:table-cell office:value-type="float" office:value="3235.95" table:style-name="ce4">
            <text:p><text:s/>3.235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68" table:style-name="ce3">
            <text:p>4468</text:p>
          </table:table-cell>
          <table:table-cell office:value-type="string" table:style-name="ce3">
            <text:p>FELIPE JOSE ZAMPONI SANTIA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ZAN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66" table:style-name="ce3">
            <text:p>5666</text:p>
          </table:table-cell>
          <table:table-cell office:value-type="string" table:style-name="ce3">
            <text:p>FELIPE WERMELINGER CAETAN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ACAPAV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09.7" table:style-name="ce4">
            <text:p><text:s/>709,7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67" table:style-name="ce3">
            <text:p>5667</text:p>
          </table:table-cell>
          <table:table-cell office:value-type="string" table:style-name="ce3">
            <text:p>FERNANDA ALIPERTI COELHO PRADO NEUBER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ZANO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102.9699999999993" table:style-name="ce4">
            <text:p><text:s/>4.102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33" table:style-name="ce3">
            <text:p>3033</text:p>
          </table:table-cell>
          <table:table-cell office:value-type="string" table:style-name="ce3">
            <text:p>FERNANDA BEATRIZ GIL DA SILVA LOP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A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986" table:style-name="ce3">
            <text:p>4986</text:p>
          </table:table-cell>
          <table:table-cell office:value-type="string" table:style-name="ce3">
            <text:p>FERNANDA CHUSTER PEREIRA HONORI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844.21" table:style-name="ce4">
            <text:p><text:s/>1.844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30" table:style-name="ce3">
            <text:p>1630</text:p>
          </table:table-cell>
          <table:table-cell office:value-type="string" table:style-name="ce3">
            <text:p>FERNANDA DOLC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A INFANCIA E DA JUVENTUD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69" table:style-name="ce3">
            <text:p>4469</text:p>
          </table:table-cell>
          <table:table-cell office:value-type="string" table:style-name="ce3">
            <text:p>FERNANDA ELIAS DE CARVALH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PAULIN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696.27" table:style-name="ce4">
            <text:p><text:s/>1.696,27<text:s/></text:p>
          </table:table-cell>
          <table:table-cell office:value-type="float" office:value="13924.74" table:style-name="ce4">
            <text:p><text:s/>13.924,7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99" table:style-name="ce3">
            <text:p>2599</text:p>
          </table:table-cell>
          <table:table-cell office:value-type="string" table:style-name="ce3">
            <text:p>FERNANDA FRANCA CALIX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61.45" table:style-name="ce4">
            <text:p><text:s/>3.061,4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488" table:style-name="ce3">
            <text:p>7488</text:p>
          </table:table-cell>
          <table:table-cell office:value-type="string" table:style-name="ce3">
            <text:p>FERNANDA GOMEZ DAMIC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PON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199" table:style-name="ce3">
            <text:p>3199</text:p>
          </table:table-cell>
          <table:table-cell office:value-type="string" table:style-name="ce3">
            <text:p>FERNANDA GUIMARAES ROLIM BERRE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67" table:style-name="ce3">
            <text:p>3767</text:p>
          </table:table-cell>
          <table:table-cell office:value-type="string" table:style-name="ce3">
            <text:p>FERNANDA HAMADA SEGAT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ATA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471.57" table:style-name="ce4">
            <text:p><text:s/>1.471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78" table:style-name="ce3">
            <text:p>4078</text:p>
          </table:table-cell>
          <table:table-cell office:value-type="string" table:style-name="ce3">
            <text:p>FERNANDA KLINGUELFUS LORENA DE MELL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ATI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65.21" table:style-name="ce4">
            <text:p><text:s/>2.365,21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21" table:style-name="ce3">
            <text:p>1021</text:p>
          </table:table-cell>
          <table:table-cell office:value-type="string" table:style-name="ce3">
            <text:p>FERNANDA MARTINS FONTES ROSS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68" table:style-name="ce3">
            <text:p>3768</text:p>
          </table:table-cell>
          <table:table-cell office:value-type="string" table:style-name="ce3">
            <text:p>FERNANDA NAREZI PIMENTEL ROS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101.52" table:style-name="ce4">
            <text:p><text:s/>3.101,5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21" table:style-name="ce3">
            <text:p>7321</text:p>
          </table:table-cell>
          <table:table-cell office:value-type="string" table:style-name="ce3">
            <text:p>FERNANDA PEIXOTO CASSIAN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DISTRITAL DE ARUJA</text:p>
          </table:table-cell>
          <table:table-cell office:value-type="float" office:value="289.47000000000003" table:style-name="ce4">
            <text:p><text:s/>289,47<text:s/></text:p>
          </table:table-cell>
          <table:table-cell office:value-type="float" office:value="955.14" table:style-name="ce4">
            <text:p><text:s/>955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79" table:style-name="ce3">
            <text:p>4079</text:p>
          </table:table-cell>
          <table:table-cell office:value-type="string" table:style-name="ce3">
            <text:p>FERNANDA PRISCILLA BERGAMASCHI MORETTI IASSUOK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152.77" table:style-name="ce4">
            <text:p><text:s/>3.152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34" table:style-name="ce3">
            <text:p>2534</text:p>
          </table:table-cell>
          <table:table-cell office:value-type="string" table:style-name="ce3">
            <text:p>FERNANDA QUEIROZ KARAN FRANC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69" table:style-name="ce3">
            <text:p>5669</text:p>
          </table:table-cell>
          <table:table-cell office:value-type="string" table:style-name="ce3">
            <text:p>FERNANDA RASPANTINI PELLEGRI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68" table:style-name="ce3">
            <text:p>5668</text:p>
          </table:table-cell>
          <table:table-cell office:value-type="string" table:style-name="ce3">
            <text:p>FERNANDA RATCOV BORG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OA</text:p>
          </table:table-cell>
          <table:table-cell office:value-type="float" office:value="636.83999999999992" table:style-name="ce4">
            <text:p><text:s/>636,84<text:s/></text:p>
          </table:table-cell>
          <table:table-cell office:value-type="float" office:value="3090.29" table:style-name="ce4">
            <text:p><text:s/>3.090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43" table:style-name="ce3">
            <text:p>11343</text:p>
          </table:table-cell>
          <table:table-cell office:value-type="string" table:style-name="ce3">
            <text:p>FERNANDA RIVIERA CZIMMERMANN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489" table:style-name="ce3">
            <text:p>7489</text:p>
          </table:table-cell>
          <table:table-cell office:value-type="string" table:style-name="ce3">
            <text:p>FERNANDA SUMI BARBOSA KLEIN GUNNEWIEK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865.49" table:style-name="ce4">
            <text:p><text:s/>1.865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29" table:style-name="ce3">
            <text:p>8529</text:p>
          </table:table-cell>
          <table:table-cell office:value-type="string" table:style-name="ce3">
            <text:p>FERNANDA TINOCO RAMO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SA B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706.9" table:style-name="ce4">
            <text:p><text:s/>2.706,9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200" table:style-name="ce3">
            <text:p>3200</text:p>
          </table:table-cell>
          <table:table-cell office:value-type="string" table:style-name="ce3">
            <text:p>FERNANDA VALESKA ALVARES CLA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810.53" table:style-name="ce4">
            <text:p><text:s/>810,53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50" table:style-name="ce3">
            <text:p>2050</text:p>
          </table:table-cell>
          <table:table-cell office:value-type="string" table:style-name="ce3">
            <text:p>FERNANDO ALBUQUERQUE SOARES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43" table:style-name="ce3">
            <text:p>2243</text:p>
          </table:table-cell>
          <table:table-cell office:value-type="string" table:style-name="ce3">
            <text:p>FERNANDO ALVAREZ BELA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810.53" table:style-name="ce4">
            <text:p><text:s/>810,53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12" table:style-name="ce3">
            <text:p>3012</text:p>
          </table:table-cell>
          <table:table-cell office:value-type="string" table:style-name="ce3">
            <text:p>FERNANDO ANTONIO ABUJAM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40.2800000000002" table:style-name="ce4">
            <text:p><text:s/>2.240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16378" table:style-name="ce3">
            <text:p>516378</text:p>
          </table:table-cell>
          <table:table-cell office:value-type="string" table:style-name="ce3">
            <text:p>FERNANDO AUGUSTO DE MELL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825" table:style-name="ce4">
            <text:p><text:s/>825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4738" table:style-name="ce3">
            <text:p>274738</text:p>
          </table:table-cell>
          <table:table-cell office:value-type="string" table:style-name="ce3">
            <text:p>FERNANDO CARLOS BUCK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82.99" table:style-name="ce4">
            <text:p><text:s/>2.882,9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4135" table:style-name="ce3">
            <text:p>254135</text:p>
          </table:table-cell>
          <table:table-cell office:value-type="string" table:style-name="ce3">
            <text:p>FERNANDO CELIO DE BRITO NOGU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723.03" table:style-name="ce4">
            <text:p><text:s/>4.723,03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40" table:style-name="ce3">
            <text:p>1640</text:p>
          </table:table-cell>
          <table:table-cell office:value-type="string" table:style-name="ce3">
            <text:p>FERNANDO CESAR BOLQU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149.28" table:style-name="ce4">
            <text:p><text:s/>3.149,28<text:s/></text:p>
          </table:table-cell>
          <table:table-cell office:value-type="float" office:value="3368.9" table:style-name="ce4">
            <text:p><text:s/>3.368,9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978" table:style-name="ce3">
            <text:p>2978</text:p>
          </table:table-cell>
          <table:table-cell office:value-type="string" table:style-name="ce3">
            <text:p>FERNANDO CESAR BURGHETT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ENAPOL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51" table:style-name="ce3">
            <text:p>2051</text:p>
          </table:table-cell>
          <table:table-cell office:value-type="string" table:style-name="ce3">
            <text:p>FERNANDO CESAR DE PAU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468.1" table:style-name="ce4">
            <text:p><text:s/>1.468,1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13" table:style-name="ce3">
            <text:p>3013</text:p>
          </table:table-cell>
          <table:table-cell office:value-type="string" table:style-name="ce3">
            <text:p>FERNANDO CEZAR BOURGOGNE DE ALMEI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CAREI</text:p>
          </table:table-cell>
          <table:table-cell office:value-type="float" office:value="463.15999999999997" table:style-name="ce4">
            <text:p><text:s/>463,16<text:s/></text:p>
          </table:table-cell>
          <table:table-cell office:value-type="float" office:value="2550.7600000000002" table:style-name="ce4">
            <text:p><text:s/>2.550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987" table:style-name="ce3">
            <text:p>4987</text:p>
          </table:table-cell>
          <table:table-cell office:value-type="string" table:style-name="ce3">
            <text:p>FERNANDO CRUZ FOCHESA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JAGUARIUNA</text:p>
          </table:table-cell>
          <table:table-cell office:value-type="float" office:value="810.53" table:style-name="ce4">
            <text:p><text:s/>810,53<text:s/></text:p>
          </table:table-cell>
          <table:table-cell office:value-type="float" office:value="2500.0300000000002" table:style-name="ce4">
            <text:p><text:s/>2.500,0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930.36" table:style-name="ce4">
            <text:p><text:s/>3.930,3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70" table:style-name="ce3">
            <text:p>5670</text:p>
          </table:table-cell>
          <table:table-cell office:value-type="string" table:style-name="ce3">
            <text:p>FERNANDO FERNANDES FRAG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SS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36.62" table:style-name="ce4">
            <text:p><text:s/>3.236,6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73" table:style-name="ce3">
            <text:p>7373</text:p>
          </table:table-cell>
          <table:table-cell office:value-type="string" table:style-name="ce3">
            <text:p>FERNANDO FIETZ BRI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UB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55" table:style-name="ce3">
            <text:p>1655</text:p>
          </table:table-cell>
          <table:table-cell office:value-type="string" table:style-name="ce3">
            <text:p>FERNANDO GALINDO ORTEG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463.15999999999997" table:style-name="ce4">
            <text:p><text:s/>463,16<text:s/></text:p>
          </table:table-cell>
          <table:table-cell office:value-type="float" office:value="2153.1999999999998" table:style-name="ce4">
            <text:p><text:s/>2.153,2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7870" table:style-name="ce3">
            <text:p>207870</text:p>
          </table:table-cell>
          <table:table-cell office:value-type="string" table:style-name="ce3">
            <text:p>FERNANDO GRELLA VI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4" table:style-name="ce3">
            <text:p>734</text:p>
          </table:table-cell>
          <table:table-cell office:value-type="string" table:style-name="ce3">
            <text:p>FERNANDO H NAZAR DE ARRUD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119.02" table:style-name="ce4">
            <text:p><text:s/>3.119,02<text:s/></text:p>
          </table:table-cell>
          <table:table-cell office:value-type="float" office:value="3831.1" table:style-name="ce4">
            <text:p><text:s/>3.831,1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988" table:style-name="ce3">
            <text:p>4988</text:p>
          </table:table-cell>
          <table:table-cell office:value-type="string" table:style-name="ce3">
            <text:p>FERNANDO HENRIQUE DE FREITAS SIMO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15.77" table:style-name="ce4">
            <text:p><text:s/>1.215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979" table:style-name="ce3">
            <text:p>2979</text:p>
          </table:table-cell>
          <table:table-cell office:value-type="string" table:style-name="ce3">
            <text:p>FERNANDO HENRIQUE DE M ARAUJ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130.6099999999997" table:style-name="ce4">
            <text:p><text:s/>5.130,61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02603" table:style-name="ce3">
            <text:p>502603</text:p>
          </table:table-cell>
          <table:table-cell office:value-type="string" table:style-name="ce3">
            <text:p>FERNANDO HERNANDEZ JOS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1.669999999999959" table:style-name="ce4">
            <text:p><text:s/>91,67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83658" table:style-name="ce3">
            <text:p>483658</text:p>
          </table:table-cell>
          <table:table-cell office:value-type="string" table:style-name="ce3">
            <text:p>FERNANDO JOSE MARTIN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38133" table:style-name="ce3">
            <text:p>838133</text:p>
          </table:table-cell>
          <table:table-cell office:value-type="string" table:style-name="ce3">
            <text:p>FERNANDO MASSELI HELEN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6390.1599999999989" table:style-name="ce4">
            <text:p><text:s/>6.390,16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97" table:style-name="ce3">
            <text:p>2597</text:p>
          </table:table-cell>
          <table:table-cell office:value-type="string" table:style-name="ce3">
            <text:p>FERNANDO NOVELLI BIANCH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03.41" table:style-name="ce4">
            <text:p><text:s/>2.803,4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89" table:style-name="ce3">
            <text:p>1389</text:p>
          </table:table-cell>
          <table:table-cell office:value-type="string" table:style-name="ce3">
            <text:p>FERNANDO OLIVEIRA DE CA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ITAQUE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36" table:style-name="ce3">
            <text:p>2736</text:p>
          </table:table-cell>
          <table:table-cell office:value-type="string" table:style-name="ce3">
            <text:p>FERNANDO PASCOAL LUP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69" table:style-name="ce3">
            <text:p>3769</text:p>
          </table:table-cell>
          <table:table-cell office:value-type="string" table:style-name="ce3">
            <text:p>FERNANDO PEREIRA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703.23" table:style-name="ce4">
            <text:p><text:s/>1.703,2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37" table:style-name="ce3">
            <text:p>2737</text:p>
          </table:table-cell>
          <table:table-cell office:value-type="string" table:style-name="ce3">
            <text:p>FERNANDO PEREIRA VIANNA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68" table:style-name="ce3">
            <text:p>10568</text:p>
          </table:table-cell>
          <table:table-cell office:value-type="string" table:style-name="ce3">
            <text:p>FERNANDO PINHO CHIOZZOT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AIRIPO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71" table:style-name="ce3">
            <text:p>5671</text:p>
          </table:table-cell>
          <table:table-cell office:value-type="string" table:style-name="ce3">
            <text:p>FERNANDO VERNICE DOS ANJ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932.81" table:style-name="ce4">
            <text:p><text:s/>932,81<text:s/></text:p>
          </table:table-cell>
          <table:table-cell office:value-type="float" office:value="4716.46" table:style-name="ce4">
            <text:p><text:s/>4.716,4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989" table:style-name="ce3">
            <text:p>4989</text:p>
          </table:table-cell>
          <table:table-cell office:value-type="string" table:style-name="ce3">
            <text:p>FILIPE DE MELO EUZEBI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62.09" table:style-name="ce4">
            <text:p><text:s/>2.562,0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30" table:style-name="ce3">
            <text:p>8530</text:p>
          </table:table-cell>
          <table:table-cell office:value-type="string" table:style-name="ce3">
            <text:p>FILIPE TEIXEIRA ANTUN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IGARAPAV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081.4699999999998" table:style-name="ce4">
            <text:p><text:s/>2.081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490" table:style-name="ce3">
            <text:p>7490</text:p>
          </table:table-cell>
          <table:table-cell office:value-type="string" table:style-name="ce3">
            <text:p>FILIPE VIANA DE SANTA ROS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O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98.75" table:style-name="ce4">
            <text:p><text:s/>2.198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00545" table:style-name="ce3">
            <text:p>700545</text:p>
          </table:table-cell>
          <table:table-cell office:value-type="string" table:style-name="ce3">
            <text:p>FILIPPE AUGUSTO VIEIRA DE ANDRAD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008.33" table:style-name="ce4">
            <text:p><text:s/>1.008,33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990" table:style-name="ce3">
            <text:p>4990</text:p>
          </table:table-cell>
          <table:table-cell office:value-type="string" table:style-name="ce3">
            <text:p>FILLIPE DEMETRIO LOP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719.09" table:style-name="ce4">
            <text:p><text:s/>1.719,0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37583" table:style-name="ce3">
            <text:p>837583</text:p>
          </table:table-cell>
          <table:table-cell office:value-type="string" table:style-name="ce3">
            <text:p>FLAMINIO SILVEIRA AMARAL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946.23" table:style-name="ce4">
            <text:p><text:s/>1.946,2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24" table:style-name="ce3">
            <text:p>3024</text:p>
          </table:table-cell>
          <table:table-cell office:value-type="string" table:style-name="ce3">
            <text:p>FLAVIA ALICE CHERUBINI FOGACA BRAG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70" table:style-name="ce3">
            <text:p>3770</text:p>
          </table:table-cell>
          <table:table-cell office:value-type="string" table:style-name="ce3">
            <text:p>FLAVIA CRISTINA MERL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11208.44" table:style-name="ce4">
            <text:p><text:s/>11.208,4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991" table:style-name="ce3">
            <text:p>4991</text:p>
          </table:table-cell>
          <table:table-cell office:value-type="string" table:style-name="ce3">
            <text:p>FLAVIA DE LIMA E MARQU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ENAPOLIS</text:p>
          </table:table-cell>
          <table:table-cell office:value-type="float" office:value="810.53" table:style-name="ce4">
            <text:p><text:s/>810,53<text:s/></text:p>
          </table:table-cell>
          <table:table-cell office:value-type="float" office:value="1973.91" table:style-name="ce4">
            <text:p><text:s/>1.973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66.82" table:style-name="ce4">
            <text:p><text:s/>1.066,8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69" table:style-name="ce3">
            <text:p>10569</text:p>
          </table:table-cell>
          <table:table-cell office:value-type="string" table:style-name="ce3">
            <text:p>FLAVIA FLORES RIGOL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98.75" table:style-name="ce4">
            <text:p><text:s/>2.198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980" table:style-name="ce3">
            <text:p>2980</text:p>
          </table:table-cell>
          <table:table-cell office:value-type="string" table:style-name="ce3">
            <text:p>FLAVIA HELENA GONCALVES TEIX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31" table:style-name="ce3">
            <text:p>8531</text:p>
          </table:table-cell>
          <table:table-cell office:value-type="string" table:style-name="ce3">
            <text:p>FLAVIA LIAS SGOB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696.27" table:style-name="ce4">
            <text:p><text:s/>1.696,27<text:s/></text:p>
          </table:table-cell>
          <table:table-cell office:value-type="float" office:value="7186.94" table:style-name="ce4">
            <text:p><text:s/>7.186,9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22" table:style-name="ce3">
            <text:p>1022</text:p>
          </table:table-cell>
          <table:table-cell office:value-type="string" table:style-name="ce3">
            <text:p>FLAVIA MARIA GONC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VIC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23.66" table:style-name="ce4">
            <text:p><text:s/>2.623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46" table:style-name="ce3">
            <text:p>2546</text:p>
          </table:table-cell>
          <table:table-cell office:value-type="string" table:style-name="ce3">
            <text:p>FLAVIA MARIA JOSE BOVOLIN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IRATINI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987.48" table:style-name="ce4">
            <text:p><text:s/>987,48<text:s/></text:p>
          </table:table-cell>
          <table:table-cell office:value-type="float" office:value="6288.59" table:style-name="ce4">
            <text:p><text:s/>6.288,59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70" table:style-name="ce3">
            <text:p>4470</text:p>
          </table:table-cell>
          <table:table-cell office:value-type="string" table:style-name="ce3">
            <text:p>FLAVIA MENDES PEREIRA RIVELLI CACAD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CAMPO LIMPO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810.1" table:style-name="ce4">
            <text:p><text:s/>1.810,10<text:s/></text:p>
          </table:table-cell>
          <table:table-cell office:value-type="float" office:value="7186.9400000000005" table:style-name="ce4">
            <text:p><text:s/>7.186,9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71" table:style-name="ce3">
            <text:p>4471</text:p>
          </table:table-cell>
          <table:table-cell office:value-type="string" table:style-name="ce3">
            <text:p>FLAVIA TRAVAGLINI ZULIA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MPA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59.71" table:style-name="ce4">
            <text:p><text:s/>2.659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31" table:style-name="ce3">
            <text:p>11331</text:p>
          </table:table-cell>
          <table:table-cell office:value-type="string" table:style-name="ce3">
            <text:p>FLAVIA TUCUNDUVA CAVENAGH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BRAGANCA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984.3" table:style-name="ce4">
            <text:p><text:s/>984,30<text:s/></text:p>
          </table:table-cell>
          <table:table-cell office:value-type="float" office:value="10409.35" table:style-name="ce4">
            <text:p><text:s/>10.409,35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38" table:style-name="ce3">
            <text:p>2738</text:p>
          </table:table-cell>
          <table:table-cell office:value-type="string" table:style-name="ce3">
            <text:p>FLAVIO BOECHAT ALBERNA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06.84" table:style-name="ce4">
            <text:p><text:s/>3.306,8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30" table:style-name="ce3">
            <text:p>3330</text:p>
          </table:table-cell>
          <table:table-cell office:value-type="string" table:style-name="ce3">
            <text:p>FLAVIO EDUARDO TURESS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486.22" table:style-name="ce4">
            <text:p><text:s/>4.486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5" table:style-name="ce3">
            <text:p>735</text:p>
          </table:table-cell>
          <table:table-cell office:value-type="string" table:style-name="ce3">
            <text:p>FLAVIO FARINAZZO LOR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18.5" table:style-name="ce4">
            <text:p><text:s/>3.318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74" table:style-name="ce3">
            <text:p>1674</text:p>
          </table:table-cell>
          <table:table-cell office:value-type="string" table:style-name="ce3">
            <text:p>FLAVIO HERNANDEZ JOS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95.3" table:style-name="ce4">
            <text:p><text:s/>3.095,3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32" table:style-name="ce3">
            <text:p>8532</text:p>
          </table:table-cell>
          <table:table-cell office:value-type="string" table:style-name="ce3">
            <text:p>FLAVIO JOSE DA COST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491" table:style-name="ce3">
            <text:p>7491</text:p>
          </table:table-cell>
          <table:table-cell office:value-type="string" table:style-name="ce3">
            <text:p>FLAVIO JOSE ZAMPONI SANTIA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ZAN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41.54" table:style-name="ce4">
            <text:p><text:s/>2.841,5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33" table:style-name="ce3">
            <text:p>8533</text:p>
          </table:table-cell>
          <table:table-cell office:value-type="string" table:style-name="ce3">
            <text:p>FLAVIO LEAO DE CARVALH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MONTE AL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37.81" table:style-name="ce4">
            <text:p><text:s/>1.137,81<text:s/></text:p>
          </table:table-cell>
          <table:table-cell office:value-type="float" office:value="8888.02" table:style-name="ce4">
            <text:p><text:s/>8.888,0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84695" table:style-name="ce3">
            <text:p>384695</text:p>
          </table:table-cell>
          <table:table-cell office:value-type="string" table:style-name="ce3">
            <text:p>FLAVIO MONTEMOR CARDO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48" table:style-name="ce3">
            <text:p>3348</text:p>
          </table:table-cell>
          <table:table-cell office:value-type="string" table:style-name="ce3">
            <text:p>FLAVIO OKAMO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RL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49.48" table:style-name="ce4">
            <text:p><text:s/>2.849,48<text:s/></text:p>
          </table:table-cell>
          <table:table-cell office:value-type="float" office:value="11208.44" table:style-name="ce4">
            <text:p><text:s/>11.208,4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71" table:style-name="ce3">
            <text:p>3771</text:p>
          </table:table-cell>
          <table:table-cell office:value-type="string" table:style-name="ce3">
            <text:p>FLORENCI CASSAB MILA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MEI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41.54" table:style-name="ce4">
            <text:p><text:s/>2.841,5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34" table:style-name="ce3">
            <text:p>8534</text:p>
          </table:table-cell>
          <table:table-cell office:value-type="string" table:style-name="ce3">
            <text:p>FRANCINE PEREIRA SANCH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494.97" table:style-name="ce4">
            <text:p><text:s/>1.494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390.24" table:style-name="ce4">
            <text:p><text:s/>5.390,2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72" table:style-name="ce3">
            <text:p>3772</text:p>
          </table:table-cell>
          <table:table-cell office:value-type="string" table:style-name="ce3">
            <text:p>FRANCINE REGINA GOMES CAVALL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75.75" table:style-name="ce4">
            <text:p><text:s/>3.275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96" table:style-name="ce3">
            <text:p>1696</text:p>
          </table:table-cell>
          <table:table-cell office:value-type="string" table:style-name="ce3">
            <text:p>FRANCISCO ANTONIO GNIPPER CIRILL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35" table:style-name="ce3">
            <text:p>11335</text:p>
          </table:table-cell>
          <table:table-cell office:value-type="string" table:style-name="ce3">
            <text:p>FRANCISCO ANTONIO NIERI MATTOSINH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ASS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73.89" table:style-name="ce4">
            <text:p><text:s/>2.173,8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33401" table:style-name="ce3">
            <text:p>833401</text:p>
          </table:table-cell>
          <table:table-cell office:value-type="string" table:style-name="ce3">
            <text:p>FRANCISCO APARECIDO DE OLIV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33905" table:style-name="ce3">
            <text:p>833905</text:p>
          </table:table-cell>
          <table:table-cell office:value-type="string" table:style-name="ce3">
            <text:p>FRANCISCO CARLOS BRIT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463.15999999999997" table:style-name="ce4">
            <text:p><text:s/>463,16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08" table:style-name="ce3">
            <text:p>11308</text:p>
          </table:table-cell>
          <table:table-cell office:value-type="string" table:style-name="ce3">
            <text:p>FRANCISCO ELMIDIO SABADIN DOS SANTOS TALAVEIRA MED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89.52" table:style-name="ce4">
            <text:p><text:s/>1.389,5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2620" table:style-name="ce3">
            <text:p>252620</text:p>
          </table:table-cell>
          <table:table-cell office:value-type="string" table:style-name="ce3">
            <text:p>FRANCISCO JOSE TADDEI CEMBRANELL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98587" table:style-name="ce3">
            <text:p>698587</text:p>
          </table:table-cell>
          <table:table-cell office:value-type="string" table:style-name="ce3">
            <text:p>FRANCO CANEVA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98" table:style-name="ce3">
            <text:p>1698</text:p>
          </table:table-cell>
          <table:table-cell office:value-type="string" table:style-name="ce3">
            <text:p>FRANCO MENOSSI PAC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O MIGUEL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7" table:style-name="ce3">
            <text:p>207</text:p>
          </table:table-cell>
          <table:table-cell office:value-type="string" table:style-name="ce3">
            <text:p>FREDERICO AUGUSTO NEVES ARAUJ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72" table:style-name="ce3">
            <text:p>4472</text:p>
          </table:table-cell>
          <table:table-cell office:value-type="string" table:style-name="ce3">
            <text:p>FREDERICO FRANCIS MELLONE DE CAMARG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ONTE AL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967.23" table:style-name="ce4">
            <text:p><text:s/>1.967,2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72" table:style-name="ce3">
            <text:p>5672</text:p>
          </table:table-cell>
          <table:table-cell office:value-type="string" table:style-name="ce3">
            <text:p>FREDERICO LISERRE BARRUFF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RAQUA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00.0300000000002" table:style-name="ce4">
            <text:p><text:s/>2.500,0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73" table:style-name="ce3">
            <text:p>5673</text:p>
          </table:table-cell>
          <table:table-cell office:value-type="string" table:style-name="ce3">
            <text:p>FREDERICO VIEIRA SILVERIO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636.83999999999992" table:style-name="ce4">
            <text:p><text:s/>636,84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44.3199999999997" table:style-name="ce4">
            <text:p><text:s/>3.144,3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16" table:style-name="ce3">
            <text:p>11316</text:p>
          </table:table-cell>
          <table:table-cell office:value-type="string" table:style-name="ce3">
            <text:p>GABRIEL CARETA DO CARM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23" table:style-name="ce3">
            <text:p>3323</text:p>
          </table:table-cell>
          <table:table-cell office:value-type="string" table:style-name="ce3">
            <text:p>GABRIEL GUERREI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OGI-MIRIM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728.44" table:style-name="ce4">
            <text:p><text:s/>1.728,4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73" table:style-name="ce3">
            <text:p>3773</text:p>
          </table:table-cell>
          <table:table-cell office:value-type="string" table:style-name="ce3">
            <text:p>GABRIEL LINO DE PAULA PIR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32.02" table:style-name="ce4">
            <text:p><text:s/>3.032,0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74" table:style-name="ce3">
            <text:p>5674</text:p>
          </table:table-cell>
          <table:table-cell office:value-type="string" table:style-name="ce3">
            <text:p>GABRIEL MARSON JUNQUEI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ASA B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952.25" table:style-name="ce4">
            <text:p><text:s/>2.952,2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492" table:style-name="ce3">
            <text:p>7492</text:p>
          </table:table-cell>
          <table:table-cell office:value-type="string" table:style-name="ce3">
            <text:p>GABRIEL RIGOLDI VIDAL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A RITA DO PASSA QUAT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568.95000000000005" table:style-name="ce4">
            <text:p><text:s/>568,95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75" table:style-name="ce3">
            <text:p>5675</text:p>
          </table:table-cell>
          <table:table-cell office:value-type="string" table:style-name="ce3">
            <text:p>GABRIEL RODRIGUES 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939.89" table:style-name="ce4">
            <text:p><text:s/>939,8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36" table:style-name="ce3">
            <text:p>2536</text:p>
          </table:table-cell>
          <table:table-cell office:value-type="string" table:style-name="ce3">
            <text:p>GABRIEL TADEU KFOURI NE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UNHA</text:p>
          </table:table-cell>
          <table:table-cell office:value-type="float" office:value="1042.1099999999999" table:style-name="ce4">
            <text:p><text:s/>1.042,11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24" table:style-name="ce3">
            <text:p>11324</text:p>
          </table:table-cell>
          <table:table-cell office:value-type="string" table:style-name="ce3">
            <text:p>GABRIELA CARVALHO DE ALMEIDA ESTEPHAN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88.4" table:style-name="ce4">
            <text:p><text:s/>2.888,40<text:s/></text:p>
          </table:table-cell>
          <table:table-cell office:value-type="float" office:value="8646.82" table:style-name="ce4">
            <text:p><text:s/>8.646,82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35" table:style-name="ce3">
            <text:p>8535</text:p>
          </table:table-cell>
          <table:table-cell office:value-type="string" table:style-name="ce3">
            <text:p>GABRIELA FREIRE VI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PEV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34.3599999999999" table:style-name="ce4">
            <text:p><text:s/>1.234,3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201" table:style-name="ce3">
            <text:p>3201</text:p>
          </table:table-cell>
          <table:table-cell office:value-type="string" table:style-name="ce3">
            <text:p>GABRIELA GNATOS JOAO LI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26.31999999999994" table:style-name="ce4">
            <text:p><text:s/>926,32<text:s/></text:p>
          </table:table-cell>
          <table:table-cell office:value-type="float" office:value="2550.7600000000002" table:style-name="ce4">
            <text:p><text:s/>2.550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51" table:style-name="ce3">
            <text:p>7351</text:p>
          </table:table-cell>
          <table:table-cell office:value-type="string" table:style-name="ce3">
            <text:p>GABRIELA LANZA PASS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405.54" table:style-name="ce4">
            <text:p><text:s/>2.405,5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44" table:style-name="ce3">
            <text:p>11344</text:p>
          </table:table-cell>
          <table:table-cell office:value-type="string" table:style-name="ce3">
            <text:p>GABRIELA PEREIRA VIANNAY BELLON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OSASC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15.08" table:style-name="ce4">
            <text:p><text:s/>2.115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36" table:style-name="ce3">
            <text:p>8536</text:p>
          </table:table-cell>
          <table:table-cell office:value-type="string" table:style-name="ce3">
            <text:p>GABRIELA SILVA GONCALVES SALVADOR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BARIR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621.64" table:style-name="ce4">
            <text:p><text:s/>1.621,64<text:s/></text:p>
          </table:table-cell>
          <table:table-cell office:value-type="float" office:value="8888.02" table:style-name="ce4">
            <text:p><text:s/>8.888,02<text:s/></text:p>
          </table:table-cell>
          <table:table-cell office:value-type="float" office:value="1684.45" table:style-name="ce4">
            <text:p><text:s/>1.684,45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74" table:style-name="ce3">
            <text:p>3774</text:p>
          </table:table-cell>
          <table:table-cell office:value-type="string" table:style-name="ce3">
            <text:p>GASPAR PEREIRA DA SILVA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-MIRIM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3144.26" table:style-name="ce4">
            <text:p><text:s/>3.144,26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993" table:style-name="ce3">
            <text:p>4993</text:p>
          </table:table-cell>
          <table:table-cell office:value-type="string" table:style-name="ce3">
            <text:p>GEORGIA CARLA CHINALIA OBEID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O CLA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76.77" table:style-name="ce4">
            <text:p><text:s/>2.176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18" table:style-name="ce3">
            <text:p>7318</text:p>
          </table:table-cell>
          <table:table-cell office:value-type="string" table:style-name="ce3">
            <text:p>GERALDO MARCIO GONCALVES MEND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970.71" table:style-name="ce4">
            <text:p><text:s/>1.970,71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24" table:style-name="ce3">
            <text:p>1024</text:p>
          </table:table-cell>
          <table:table-cell office:value-type="string" table:style-name="ce3">
            <text:p>GERALDO RANGEL DE FRANCA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46.58" table:style-name="ce4">
            <text:p><text:s/>2.546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76" table:style-name="ce3">
            <text:p>5676</text:p>
          </table:table-cell>
          <table:table-cell office:value-type="string" table:style-name="ce3">
            <text:p>GIANFRANCO SILVA CARUS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RUZEI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22.7" table:style-name="ce4">
            <text:p><text:s/>3.022,7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176.28" table:style-name="ce4">
            <text:p><text:s/>6.176,2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33474" table:style-name="ce3">
            <text:p>833474</text:p>
          </table:table-cell>
          <table:table-cell office:value-type="string" table:style-name="ce3">
            <text:p>GIANPAOLO POGGIO SMANI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63" table:style-name="ce3">
            <text:p>1663</text:p>
          </table:table-cell>
          <table:table-cell office:value-type="string" table:style-name="ce3">
            <text:p>GILBERTO CABETT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ATINGUE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202" table:style-name="ce3">
            <text:p>3202</text:p>
          </table:table-cell>
          <table:table-cell office:value-type="string" table:style-name="ce3">
            <text:p>GILBERTO GOMES PEIXO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05.94" table:style-name="ce4">
            <text:p><text:s/>2.205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58" table:style-name="ce3">
            <text:p>2258</text:p>
          </table:table-cell>
          <table:table-cell office:value-type="string" table:style-name="ce3">
            <text:p>GILBERTO MARQ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N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5056" table:style-name="ce3">
            <text:p>275056</text:p>
          </table:table-cell>
          <table:table-cell office:value-type="string" table:style-name="ce3">
            <text:p>GILBERTO MARTINS LOP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25" table:style-name="ce3">
            <text:p>1025</text:p>
          </table:table-cell>
          <table:table-cell office:value-type="string" table:style-name="ce3">
            <text:p>GILBERTO NONAK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75" table:style-name="ce3">
            <text:p>3775</text:p>
          </table:table-cell>
          <table:table-cell office:value-type="string" table:style-name="ce3">
            <text:p>GILBERTO RAMOS DE OLIVEIRA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TANDUVA</text:p>
          </table:table-cell>
          <table:table-cell office:value-type="float" office:value="926.31999999999994" table:style-name="ce4">
            <text:p><text:s/>926,32<text:s/></text:p>
          </table:table-cell>
          <table:table-cell office:value-type="float" office:value="2111" table:style-name="ce4">
            <text:p><text:s/>2.111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37" table:style-name="ce3">
            <text:p>2237</text:p>
          </table:table-cell>
          <table:table-cell office:value-type="string" table:style-name="ce3">
            <text:p>GILMARA CRISTINA BRAZ DE CA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VA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26" table:style-name="ce3">
            <text:p>1026</text:p>
          </table:table-cell>
          <table:table-cell office:value-type="string" table:style-name="ce3">
            <text:p>GILSON ANTUNES MARTIN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33.5300000000002" table:style-name="ce4">
            <text:p><text:s/>2.133,53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60" table:style-name="ce3">
            <text:p>1660</text:p>
          </table:table-cell>
          <table:table-cell office:value-type="string" table:style-name="ce3">
            <text:p>GILSON CESAR AUGUSTO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9.58" table:style-name="ce4">
            <text:p><text:s/>679,58<text:s/></text:p>
          </table:table-cell>
          <table:table-cell office:value-type="float" office:value="4997.96" table:style-name="ce4">
            <text:p><text:s/>4.997,96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73" table:style-name="ce3">
            <text:p>4473</text:p>
          </table:table-cell>
          <table:table-cell office:value-type="string" table:style-name="ce3">
            <text:p>GILSON RICARDO MAGALHA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MPA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17018" table:style-name="ce3">
            <text:p>317018</text:p>
          </table:table-cell>
          <table:table-cell office:value-type="string" table:style-name="ce3">
            <text:p>GILSON SIDNEY AMANCIO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810.53" table:style-name="ce4">
            <text:p><text:s/>810,53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74" table:style-name="ce3">
            <text:p>4474</text:p>
          </table:table-cell>
          <table:table-cell office:value-type="string" table:style-name="ce3">
            <text:p>GIOVANA CORAZZA NUNES CORTEZ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BOITUV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49.33" table:style-name="ce4">
            <text:p><text:s/>2.349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75" table:style-name="ce3">
            <text:p>4475</text:p>
          </table:table-cell>
          <table:table-cell office:value-type="string" table:style-name="ce3">
            <text:p>GIOVANA MARINATO GODOY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VA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76" table:style-name="ce3">
            <text:p>3776</text:p>
          </table:table-cell>
          <table:table-cell office:value-type="string" table:style-name="ce3">
            <text:p>GIOVANA ORTOLANO GUERR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92.07" table:style-name="ce4">
            <text:p><text:s/>1.292,07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37" table:style-name="ce3">
            <text:p>8537</text:p>
          </table:table-cell>
          <table:table-cell office:value-type="string" table:style-name="ce3">
            <text:p>GIULIANA BATISTA PAVANELLO DA FONSEC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JARINU</text:p>
          </table:table-cell>
          <table:table-cell office:value-type="float" office:value="984.21" table:style-name="ce4">
            <text:p><text:s/>984,21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71" table:style-name="ce3">
            <text:p>10571</text:p>
          </table:table-cell>
          <table:table-cell office:value-type="string" table:style-name="ce3">
            <text:p>GIULLIO CHIEREGATTI SARAIV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89.52" table:style-name="ce4">
            <text:p><text:s/>1.389,52<text:s/></text:p>
          </table:table-cell>
          <table:table-cell office:value-type="float" office:value="7203.56" table:style-name="ce4">
            <text:p><text:s/>7.203,56<text:s/></text:p>
          </table:table-cell>
          <table:table-cell office:value-type="float" office:value="1684.45" table:style-name="ce4">
            <text:p><text:s/>1.684,45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72" table:style-name="ce3">
            <text:p>10572</text:p>
          </table:table-cell>
          <table:table-cell office:value-type="string" table:style-name="ce3">
            <text:p>GLAUCO SOUZA AZEVED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IRASSUNU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80" table:style-name="ce3">
            <text:p>4080</text:p>
          </table:table-cell>
          <table:table-cell office:value-type="string" table:style-name="ce3">
            <text:p>GOIACI LEANDRO DE AZEVEDO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772.66" table:style-name="ce4">
            <text:p><text:s/>2.772,66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76" table:style-name="ce3">
            <text:p>4476</text:p>
          </table:table-cell>
          <table:table-cell office:value-type="string" table:style-name="ce3">
            <text:p>GRAZIELA BORZA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85.06" table:style-name="ce4">
            <text:p><text:s/>2.885,06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38" table:style-name="ce3">
            <text:p>8538</text:p>
          </table:table-cell>
          <table:table-cell office:value-type="string" table:style-name="ce3">
            <text:p>GREGORIO EDOARDO RAPHAEL SELINGARDI GUARDI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AGUA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37" table:style-name="ce4">
            <text:p><text:s/>1.137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404" table:style-name="ce3">
            <text:p>1404</text:p>
          </table:table-cell>
          <table:table-cell office:value-type="string" table:style-name="ce3">
            <text:p>GUILHERME ATHAYDE RIBEIRO FRANC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77" table:style-name="ce3">
            <text:p>5677</text:p>
          </table:table-cell>
          <table:table-cell office:value-type="string" table:style-name="ce3">
            <text:p>GUILHERME CASTANHO AUGUS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498.49" table:style-name="ce4">
            <text:p><text:s/>3.498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78" table:style-name="ce3">
            <text:p>5678</text:p>
          </table:table-cell>
          <table:table-cell office:value-type="string" table:style-name="ce3">
            <text:p>GUILHERME CHAVES NASCIMEN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RAVIN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33.48" table:style-name="ce4">
            <text:p><text:s/>2.333,4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860.75" table:style-name="ce4">
            <text:p><text:s/>7.860,75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90" table:style-name="ce3">
            <text:p>3390</text:p>
          </table:table-cell>
          <table:table-cell office:value-type="string" table:style-name="ce3">
            <text:p>GUILHERME GOTTARDELL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32.86" table:style-name="ce4">
            <text:p><text:s/>3.332,8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48" table:style-name="ce3">
            <text:p>2248</text:p>
          </table:table-cell>
          <table:table-cell office:value-type="string" table:style-name="ce3">
            <text:p>GUILHERME MELLO FERRAZ DE SIQU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493" table:style-name="ce3">
            <text:p>7493</text:p>
          </table:table-cell>
          <table:table-cell office:value-type="string" table:style-name="ce3">
            <text:p>GUILHERME ONOFRI AZEVEDO FIGUEIRE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098.81" table:style-name="ce4">
            <text:p><text:s/>2.098,8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51" table:style-name="ce3">
            <text:p>11351</text:p>
          </table:table-cell>
          <table:table-cell office:value-type="string" table:style-name="ce3">
            <text:p>GUILHERME PERUCH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CATANDUVA</text:p>
          </table:table-cell>
          <table:table-cell office:value-type="float" office:value="1042.1099999999999" table:style-name="ce4">
            <text:p><text:s/>1.042,11<text:s/></text:p>
          </table:table-cell>
          <table:table-cell office:value-type="float" office:value="2115.08" table:style-name="ce4">
            <text:p><text:s/>2.115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36" table:style-name="ce3">
            <text:p>11336</text:p>
          </table:table-cell>
          <table:table-cell office:value-type="string" table:style-name="ce3">
            <text:p>GUILHERME RODRIGUES BATALIN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PRESIDENTE VESCESLA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89.52" table:style-name="ce4">
            <text:p><text:s/>1.389,5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930.36" table:style-name="ce4">
            <text:p><text:s/>3.930,3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77" table:style-name="ce3">
            <text:p>4477</text:p>
          </table:table-cell>
          <table:table-cell office:value-type="string" table:style-name="ce3">
            <text:p>GUILHERME SAMPAIO SEVILHA MARTIN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AGUDOS</text:p>
          </table:table-cell>
          <table:table-cell office:value-type="float" office:value="810.53" table:style-name="ce4">
            <text:p><text:s/>810,53<text:s/></text:p>
          </table:table-cell>
          <table:table-cell office:value-type="float" office:value="1720.07" table:style-name="ce4">
            <text:p><text:s/>1.720,0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299999999998" table:style-name="ce4">
            <text:p><text:s/>1.122,93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79" table:style-name="ce3">
            <text:p>5679</text:p>
          </table:table-cell>
          <table:table-cell office:value-type="string" table:style-name="ce3">
            <text:p>GUILHERME SCHLITTLER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TABOAO DA SER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41.57" table:style-name="ce4">
            <text:p><text:s/>1.141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20" table:style-name="ce3">
            <text:p>6520</text:p>
          </table:table-cell>
          <table:table-cell office:value-type="string" table:style-name="ce3">
            <text:p>GUILHERME SILVA DE DEU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PECERICA DA SER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708.97" table:style-name="ce4">
            <text:p><text:s/>2.708,97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36" table:style-name="ce3">
            <text:p>3036</text:p>
          </table:table-cell>
          <table:table-cell office:value-type="string" table:style-name="ce3">
            <text:p>GUILHERME SILVEIRA DE PORTELLA FERNAND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NHAEM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75.75" table:style-name="ce4">
            <text:p><text:s/>3.275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77" table:style-name="ce3">
            <text:p>3777</text:p>
          </table:table-cell>
          <table:table-cell office:value-type="string" table:style-name="ce3">
            <text:p>GUSTAVO ALBANO DIAS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41.57" table:style-name="ce4">
            <text:p><text:s/>1.141,57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62" table:style-name="ce3">
            <text:p>7362</text:p>
          </table:table-cell>
          <table:table-cell office:value-type="string" table:style-name="ce3">
            <text:p>GUSTAVO ANDREA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O CLA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912.04" table:style-name="ce4">
            <text:p><text:s/>2.912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41" table:style-name="ce3">
            <text:p>2741</text:p>
          </table:table-cell>
          <table:table-cell office:value-type="string" table:style-name="ce3">
            <text:p>GUSTAVO DOS REIS GAZZO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74.37" table:style-name="ce4">
            <text:p><text:s/>3.274,37<text:s/></text:p>
          </table:table-cell>
          <table:table-cell office:value-type="float" office:value="5367.42" table:style-name="ce4">
            <text:p><text:s/>5.367,4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21" table:style-name="ce3">
            <text:p>6521</text:p>
          </table:table-cell>
          <table:table-cell office:value-type="string" table:style-name="ce3">
            <text:p>GUSTAVO DOS SANTOS MONTANI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QUAQUECE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74.21" table:style-name="ce4">
            <text:p><text:s/>2.674,2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494" table:style-name="ce3">
            <text:p>7494</text:p>
          </table:table-cell>
          <table:table-cell office:value-type="string" table:style-name="ce3">
            <text:p>GUSTAVO FERRONA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NUPORA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79.34" table:style-name="ce4">
            <text:p><text:s/>2.279,34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495" table:style-name="ce3">
            <text:p>7495</text:p>
          </table:table-cell>
          <table:table-cell office:value-type="string" table:style-name="ce3">
            <text:p>GUSTAVO HENRIQUE DE ANDRADE CORD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70.34" table:style-name="ce4">
            <text:p><text:s/>3.070,3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40" table:style-name="ce3">
            <text:p>8540</text:p>
          </table:table-cell>
          <table:table-cell office:value-type="string" table:style-name="ce3">
            <text:p>GUSTAVO JOSE PEDROZA SILV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508.04" table:style-name="ce4">
            <text:p><text:s/>1.508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496" table:style-name="ce3">
            <text:p>7496</text:p>
          </table:table-cell>
          <table:table-cell office:value-type="string" table:style-name="ce3">
            <text:p>GUSTAVO LUIS DE OLIVEIRA ZAMPRON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O CLA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008" table:style-name="ce4">
            <text:p><text:s/>1.008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78" table:style-name="ce3">
            <text:p>4478</text:p>
          </table:table-cell>
          <table:table-cell office:value-type="string" table:style-name="ce3">
            <text:p>GUSTAVO MACRI MORA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54" table:style-name="ce3">
            <text:p>2254</text:p>
          </table:table-cell>
          <table:table-cell office:value-type="string" table:style-name="ce3">
            <text:p>GUSTAVO MEDIC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47" table:style-name="ce3">
            <text:p>2547</text:p>
          </table:table-cell>
          <table:table-cell office:value-type="string" table:style-name="ce3">
            <text:p>GUSTAVO ROBERTO CHAIM POZZEBON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ERRA NEG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9413.4699999999993" table:style-name="ce4">
            <text:p><text:s/>9.413,4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22" table:style-name="ce3">
            <text:p>6522</text:p>
          </table:table-cell>
          <table:table-cell office:value-type="string" table:style-name="ce3">
            <text:p>GUSTAVO ROBERTO CO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999.37" table:style-name="ce4">
            <text:p><text:s/>999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497" table:style-name="ce3">
            <text:p>7497</text:p>
          </table:table-cell>
          <table:table-cell office:value-type="string" table:style-name="ce3">
            <text:p>GUSTAVO SILVA TAMAOK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RESIDENTE BERNARD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67.14" table:style-name="ce4">
            <text:p><text:s/>2.267,14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45" table:style-name="ce3">
            <text:p>7345</text:p>
          </table:table-cell>
          <table:table-cell office:value-type="string" table:style-name="ce3">
            <text:p>GUSTAVO SIMIONI BERNARD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29.68" table:style-name="ce4">
            <text:p><text:s/>1.329,68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73" table:style-name="ce3">
            <text:p>10573</text:p>
          </table:table-cell>
          <table:table-cell office:value-type="string" table:style-name="ce3">
            <text:p>GUSTAVO TRINCAD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756.12" table:style-name="ce4">
            <text:p><text:s/>2.756,1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203" table:style-name="ce3">
            <text:p>3203</text:p>
          </table:table-cell>
          <table:table-cell office:value-type="string" table:style-name="ce3">
            <text:p>GUSTAVO YAMAGUCHI MIYAZAK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600.57" table:style-name="ce4">
            <text:p><text:s/>1.600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95228" table:style-name="ce3">
            <text:p>295228</text:p>
          </table:table-cell>
          <table:table-cell office:value-type="string" table:style-name="ce3">
            <text:p>GUSTAVO ZORZELLA VA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74" table:style-name="ce3">
            <text:p>10574</text:p>
          </table:table-cell>
          <table:table-cell office:value-type="string" table:style-name="ce3">
            <text:p>HALINE BARRETO AFONS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ITAPECERICA DA SER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594" table:style-name="ce4">
            <text:p><text:s/>1.594,00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968542" table:style-name="ce3">
            <text:p>968542</text:p>
          </table:table-cell>
          <table:table-cell office:value-type="string" table:style-name="ce3">
            <text:p>HAMILTON ALONSO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80" table:style-name="ce3">
            <text:p>5680</text:p>
          </table:table-cell>
          <table:table-cell office:value-type="string" table:style-name="ce3">
            <text:p>HAMILTON ANTONIO GIANFRATTI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487.7399999999998" table:style-name="ce4">
            <text:p><text:s/>2.487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405" table:style-name="ce3">
            <text:p>1405</text:p>
          </table:table-cell>
          <table:table-cell office:value-type="string" table:style-name="ce3">
            <text:p>HAMILTON FERNANDO LIS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928.4" table:style-name="ce4">
            <text:p><text:s/>2.928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78" table:style-name="ce3">
            <text:p>3778</text:p>
          </table:table-cell>
          <table:table-cell office:value-type="string" table:style-name="ce3">
            <text:p>HAROLDO PANSARDI GIAVARIN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LIN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06.5" table:style-name="ce4">
            <text:p><text:s/>1.306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204" table:style-name="ce3">
            <text:p>3204</text:p>
          </table:table-cell>
          <table:table-cell office:value-type="string" table:style-name="ce3">
            <text:p>HELENA BONILHA DE TOLEDO LEI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08.44" table:style-name="ce4">
            <text:p><text:s/>2.308,4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53" table:style-name="ce3">
            <text:p>2053</text:p>
          </table:table-cell>
          <table:table-cell office:value-type="string" table:style-name="ce3">
            <text:p>HELENA CECILIA DINIZ TEIXEIRA CALADO TONE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40" table:style-name="ce4">
            <text:p><text:s/>3.24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4.45" table:style-name="ce4">
            <text:p><text:s/>1.684,45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79" table:style-name="ce3">
            <text:p>4479</text:p>
          </table:table-cell>
          <table:table-cell office:value-type="string" table:style-name="ce3">
            <text:p>HELIO DIMAS DE ALMEIDA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MEI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205" table:style-name="ce3">
            <text:p>3205</text:p>
          </table:table-cell>
          <table:table-cell office:value-type="string" table:style-name="ce3">
            <text:p>HELIO JORGE GONCALVES DE CARVA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994" table:style-name="ce3">
            <text:p>4994</text:p>
          </table:table-cell>
          <table:table-cell office:value-type="string" table:style-name="ce3">
            <text:p>HELIO JUNQUEIRA DE CARVALHO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AIA GRAND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930.39" table:style-name="ce4">
            <text:p><text:s/>3.930,39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10554" table:style-name="ce3">
            <text:p>810554</text:p>
          </table:table-cell>
          <table:table-cell office:value-type="string" table:style-name="ce3">
            <text:p>HELIO LOMA GARCI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 DE JUSTICA REGIONAL DE SANTA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80" table:style-name="ce3">
            <text:p>2280</text:p>
          </table:table-cell>
          <table:table-cell office:value-type="string" table:style-name="ce3">
            <text:p>HELIO PERDOMO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DA AREA REGIONAL DE PRESIDENTE PRUD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80" table:style-name="ce3">
            <text:p>4480</text:p>
          </table:table-cell>
          <table:table-cell office:value-type="string" table:style-name="ce3">
            <text:p>HELOISA GASPAR MARTINS TAVAR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679.53" table:style-name="ce4">
            <text:p><text:s/>1.679,53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98694" table:style-name="ce3">
            <text:p>698694</text:p>
          </table:table-cell>
          <table:table-cell office:value-type="string" table:style-name="ce3">
            <text:p>HELOISA TORRES DE TOLEDO BUENO DE SOUZ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32" table:style-name="ce3">
            <text:p>7332</text:p>
          </table:table-cell>
          <table:table-cell office:value-type="string" table:style-name="ce3">
            <text:p>HELOISE MAIA DA COST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UB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15.77" table:style-name="ce4">
            <text:p><text:s/>1.215,77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54" table:style-name="ce3">
            <text:p>2054</text:p>
          </table:table-cell>
          <table:table-cell office:value-type="string" table:style-name="ce3">
            <text:p>HENRIQUE BRASO SCHUL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81" table:style-name="ce3">
            <text:p>5681</text:p>
          </table:table-cell>
          <table:table-cell office:value-type="string" table:style-name="ce3">
            <text:p>HENRIQUE LUCAS DE MIRAND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RUZEI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6" table:style-name="ce4">
            <text:p><text:s/>3.200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176.28" table:style-name="ce4">
            <text:p><text:s/>6.176,2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04001" table:style-name="ce3">
            <text:p>704001</text:p>
          </table:table-cell>
          <table:table-cell office:value-type="string" table:style-name="ce3">
            <text:p>HENRIQUE RIBEIRO VARONE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29.29" table:style-name="ce4">
            <text:p><text:s/>2.629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81" table:style-name="ce3">
            <text:p>4081</text:p>
          </table:table-cell>
          <table:table-cell office:value-type="string" table:style-name="ce3">
            <text:p>HENRIQUE SIMON VARGAS PROI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TIBA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05.95" table:style-name="ce4">
            <text:p><text:s/>2.805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3763" table:style-name="ce3">
            <text:p>253763</text:p>
          </table:table-cell>
          <table:table-cell office:value-type="string" table:style-name="ce3">
            <text:p>HERACLES ANTONIO PERANOVICH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94.06" table:style-name="ce4">
            <text:p><text:s/>2.194,06<text:s/></text:p>
          </table:table-cell>
          <table:table-cell office:value-type="float" office:value="4997.96" table:style-name="ce4">
            <text:p><text:s/>4.997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66" table:style-name="ce3">
            <text:p>2266</text:p>
          </table:table-cell>
          <table:table-cell office:value-type="string" table:style-name="ce3">
            <text:p>HERALDO FRANCI ROCH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O TATUAPE</text:p>
          </table:table-cell>
          <table:table-cell office:value-type="float" office:value="810.53" table:style-name="ce4">
            <text:p><text:s/>810,53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79" table:style-name="ce3">
            <text:p>3779</text:p>
          </table:table-cell>
          <table:table-cell office:value-type="string" table:style-name="ce3">
            <text:p>HERBERT WYLLIAM VITOR DE SOUZA OLIVEI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BEBEDOU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13475.529999999999" table:style-name="ce4">
            <text:p><text:s/>13.475,53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01719" table:style-name="ce3">
            <text:p>701719</text:p>
          </table:table-cell>
          <table:table-cell office:value-type="string" table:style-name="ce3">
            <text:p>HERCULES SORMANI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3149.49" table:style-name="ce4">
            <text:p><text:s/>3.149,49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81" table:style-name="ce3">
            <text:p>4481</text:p>
          </table:table-cell>
          <table:table-cell office:value-type="string" table:style-name="ce3">
            <text:p>HERICO WILLIAM ALVES DESTEFAN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IRASSO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738.54" table:style-name="ce4">
            <text:p><text:s/>1.738,54<text:s/></text:p>
          </table:table-cell>
          <table:table-cell office:value-type="float" office:value="6288.59" table:style-name="ce4">
            <text:p><text:s/>6.288,59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35" table:style-name="ce3">
            <text:p>2235</text:p>
          </table:table-cell>
          <table:table-cell office:value-type="string" table:style-name="ce3">
            <text:p>HERIVELTO DE ALMEI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RAQUA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68.92" table:style-name="ce4">
            <text:p><text:s/>1.168,92<text:s/></text:p>
          </table:table-cell>
          <table:table-cell office:value-type="float" office:value="898.35" table:style-name="ce4">
            <text:p><text:s/>898,35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23" table:style-name="ce3">
            <text:p>6523</text:p>
          </table:table-cell>
          <table:table-cell office:value-type="string" table:style-name="ce3">
            <text:p>HERMES DUARTE MORAI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GUARI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11.91" table:style-name="ce4">
            <text:p><text:s/>611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982678" table:style-name="ce3">
            <text:p>982678</text:p>
          </table:table-cell>
          <table:table-cell office:value-type="string" table:style-name="ce3">
            <text:p>HIDEJALMA MUCCI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4103" table:style-name="ce3">
            <text:p>204103</text:p>
          </table:table-cell>
          <table:table-cell office:value-type="string" table:style-name="ce3">
            <text:p>HILTON MAURICIO DE ARAUJO FILH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BATATAIS</text:p>
          </table:table-cell>
          <table:table-cell office:value-type="float" office:value="463.15999999999997" table:style-name="ce4">
            <text:p><text:s/>463,16<text:s/></text:p>
          </table:table-cell>
          <table:table-cell office:value-type="float" office:value="1672.3" table:style-name="ce4">
            <text:p><text:s/>1.672,3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00" table:style-name="ce3">
            <text:p>7300</text:p>
          </table:table-cell>
          <table:table-cell office:value-type="string" table:style-name="ce3">
            <text:p>HORIVAL MARQUES DE FREITAS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JAL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36.26" table:style-name="ce4">
            <text:p><text:s/>1.236,26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64" table:style-name="ce3">
            <text:p>2264</text:p>
          </table:table-cell>
          <table:table-cell office:value-type="string" table:style-name="ce3">
            <text:p>IEDA CASSEB CASAGRANDE BIGNARD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042.1099999999999" table:style-name="ce4">
            <text:p><text:s/>1.042,11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498" table:style-name="ce3">
            <text:p>7498</text:p>
          </table:table-cell>
          <table:table-cell office:value-type="string" table:style-name="ce3">
            <text:p>IGOR KOZLOWSK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974.74" table:style-name="ce4">
            <text:p><text:s/>1.974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41" table:style-name="ce3">
            <text:p>8541</text:p>
          </table:table-cell>
          <table:table-cell office:value-type="string" table:style-name="ce3">
            <text:p>IGOR VOLPATO BEDON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IEIR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499" table:style-name="ce3">
            <text:p>7499</text:p>
          </table:table-cell>
          <table:table-cell office:value-type="string" table:style-name="ce3">
            <text:p>ILO WILSON MARINHO GONCALVES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TAQUARITI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6288.59" table:style-name="ce4">
            <text:p><text:s/>6.288,59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95168" table:style-name="ce3">
            <text:p>495168</text:p>
          </table:table-cell>
          <table:table-cell office:value-type="string" table:style-name="ce3">
            <text:p>ILSON ROBERTO SEVERINO DIA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64" table:style-name="ce3">
            <text:p>7364</text:p>
          </table:table-cell>
          <table:table-cell office:value-type="string" table:style-name="ce3">
            <text:p>INGRID MARIA BERTOLINO BRAI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09.94" table:style-name="ce4">
            <text:p><text:s/>2.209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82" table:style-name="ce3">
            <text:p>5682</text:p>
          </table:table-cell>
          <table:table-cell office:value-type="string" table:style-name="ce3">
            <text:p>INGRID RODRIGUES DE ATAIDE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BANA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4.79" table:style-name="ce4">
            <text:p><text:s/>784,7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81" table:style-name="ce3">
            <text:p>1381</text:p>
          </table:table-cell>
          <table:table-cell office:value-type="string" table:style-name="ce3">
            <text:p>IRENE MORENO VASCONCELL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O AMA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94" table:style-name="ce3">
            <text:p>1694</text:p>
          </table:table-cell>
          <table:table-cell office:value-type="string" table:style-name="ce3">
            <text:p>ISABEL DORSA GERNER MAGGIO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CIVEL DO FORO REGIONAL IV - LAP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2692" table:style-name="ce3">
            <text:p>252692</text:p>
          </table:table-cell>
          <table:table-cell office:value-type="string" table:style-name="ce3">
            <text:p>ISABELLA RIPOLI MARTIN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34.2" table:style-name="ce4">
            <text:p><text:s/>3.534,2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27" table:style-name="ce3">
            <text:p>1027</text:p>
          </table:table-cell>
          <table:table-cell office:value-type="string" table:style-name="ce3">
            <text:p>ISAURO PIGOZZI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551.29999999999995" table:style-name="ce4">
            <text:p><text:s/>551,3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19" table:style-name="ce3">
            <text:p>7319</text:p>
          </table:table-cell>
          <table:table-cell office:value-type="string" table:style-name="ce3">
            <text:p>ISMAEL DE OLIVEIRA MO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96.15" table:style-name="ce4">
            <text:p><text:s/>2.696,15<text:s/></text:p>
          </table:table-cell>
          <table:table-cell office:value-type="float" office:value="11208.44" table:style-name="ce4">
            <text:p><text:s/>11.208,4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47489" table:style-name="ce3">
            <text:p>547489</text:p>
          </table:table-cell>
          <table:table-cell office:value-type="string" table:style-name="ce3">
            <text:p>ISRAEL DONIZETI VIEIRA DA SILV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98496" table:style-name="ce3">
            <text:p>698496</text:p>
          </table:table-cell>
          <table:table-cell office:value-type="string" table:style-name="ce3">
            <text:p>IURICA TANIO OKUMU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7" table:style-name="ce3">
            <text:p>737</text:p>
          </table:table-cell>
          <table:table-cell office:value-type="string" table:style-name="ce3">
            <text:p>IUSSARA BRANDAO DE ALMEI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01.14" table:style-name="ce4">
            <text:p><text:s/>2.301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4.44" table:style-name="ce4">
            <text:p><text:s/>1.684,4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52" table:style-name="ce3">
            <text:p>1652</text:p>
          </table:table-cell>
          <table:table-cell office:value-type="string" table:style-name="ce3">
            <text:p>IVAN CARNEIRO CASTANH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MERICA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177.6" table:style-name="ce4">
            <text:p><text:s/>3.177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500000000004" table:style-name="ce4">
            <text:p><text:s/>5.053,35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82" table:style-name="ce3">
            <text:p>4082</text:p>
          </table:table-cell>
          <table:table-cell office:value-type="string" table:style-name="ce3">
            <text:p>IVAN CINTRA BORG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ALTINOPOL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022.59" table:style-name="ce4">
            <text:p><text:s/>2.022,5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37704" table:style-name="ce3">
            <text:p>837704</text:p>
          </table:table-cell>
          <table:table-cell office:value-type="string" table:style-name="ce3">
            <text:p>IVAN FRANCISCO PEREIRA AGOSTIN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430.28" table:style-name="ce4">
            <text:p><text:s/>3.430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28" table:style-name="ce3">
            <text:p>1028</text:p>
          </table:table-cell>
          <table:table-cell office:value-type="string" table:style-name="ce3">
            <text:p>IVAN NASCIMENTO DE CA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35.45" table:style-name="ce4">
            <text:p><text:s/>3.235,4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76" table:style-name="ce3">
            <text:p>1376</text:p>
          </table:table-cell>
          <table:table-cell office:value-type="string" table:style-name="ce3">
            <text:p>IVANA CHACO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42" table:style-name="ce3">
            <text:p>1342</text:p>
          </table:table-cell>
          <table:table-cell office:value-type="string" table:style-name="ce3">
            <text:p>IVANDIL DANTAS DA SILV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995" table:style-name="ce3">
            <text:p>4995</text:p>
          </table:table-cell>
          <table:table-cell office:value-type="string" table:style-name="ce3">
            <text:p>IZABELA ANGELICA QUEIROZ FONSEC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TU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48.2199999999998" table:style-name="ce4">
            <text:p><text:s/>2.248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80" table:style-name="ce3">
            <text:p>3780</text:p>
          </table:table-cell>
          <table:table-cell office:value-type="string" table:style-name="ce3">
            <text:p>JACQUELINE APARECIDA CASADO NAVAJ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CARE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75.75" table:style-name="ce4">
            <text:p><text:s/>3.275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55" table:style-name="ce3">
            <text:p>3355</text:p>
          </table:table-cell>
          <table:table-cell office:value-type="string" table:style-name="ce3">
            <text:p>JACQUES MARCEL ABRAMOVITCH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L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41.54" table:style-name="ce4">
            <text:p><text:s/>2.841,5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82" table:style-name="ce3">
            <text:p>4482</text:p>
          </table:table-cell>
          <table:table-cell office:value-type="string" table:style-name="ce3">
            <text:p>JAIME MEIRA DO NASCIMENTO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NDAMONHANG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71" table:style-name="ce3">
            <text:p>1671</text:p>
          </table:table-cell>
          <table:table-cell office:value-type="string" table:style-name="ce3">
            <text:p>JAIRO EDWARD DE LUC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463.15999999999997" table:style-name="ce4">
            <text:p><text:s/>463,1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6487" table:style-name="ce3">
            <text:p>226487</text:p>
          </table:table-cell>
          <table:table-cell office:value-type="string" table:style-name="ce3">
            <text:p>JAIRO JOSE GENO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720.24" table:style-name="ce4">
            <text:p><text:s/>1.720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42" table:style-name="ce3">
            <text:p>2742</text:p>
          </table:table-cell>
          <table:table-cell office:value-type="string" table:style-name="ce3">
            <text:p>JAMIL LUIZ SIMON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AMPOS DE JORDAO</text:p>
          </table:table-cell>
          <table:table-cell office:value-type="float" office:value="752.63" table:style-name="ce4">
            <text:p><text:s/>752,63<text:s/></text:p>
          </table:table-cell>
          <table:table-cell office:value-type="float" office:value="1139.25" table:style-name="ce4">
            <text:p><text:s/>1.139,2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79" table:style-name="ce3">
            <text:p>10579</text:p>
          </table:table-cell>
          <table:table-cell office:value-type="string" table:style-name="ce3">
            <text:p>JAMILE TAVAR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JUNQUEIROPOL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97.02" table:style-name="ce4">
            <text:p><text:s/>797,0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996" table:style-name="ce3">
            <text:p>4996</text:p>
          </table:table-cell>
          <table:table-cell office:value-type="string" table:style-name="ce3">
            <text:p>JANDIR MOURA TORRES NE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VARZEA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508.04" table:style-name="ce4">
            <text:p><text:s/>1.508,04<text:s/></text:p>
          </table:table-cell>
          <table:table-cell office:value-type="float" office:value="14577.32" table:style-name="ce4">
            <text:p><text:s/>14.577,3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71" table:style-name="ce3">
            <text:p>7371</text:p>
          </table:table-cell>
          <table:table-cell office:value-type="string" table:style-name="ce3">
            <text:p>JANINE RODRIGUES DE SOUSA BALDOME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ETANO DO SUL</text:p>
          </table:table-cell>
          <table:table-cell office:value-type="float" office:value="810.53" table:style-name="ce4">
            <text:p><text:s/>810,53<text:s/></text:p>
          </table:table-cell>
          <table:table-cell office:value-type="float" office:value="931.67" table:style-name="ce4">
            <text:p><text:s/>931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87736" table:style-name="ce3">
            <text:p>287736</text:p>
          </table:table-cell>
          <table:table-cell office:value-type="string" table:style-name="ce3">
            <text:p>JAQUELINE MARA LORENZETTI MARTINELL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030.8" table:style-name="ce4">
            <text:p><text:s/>2.030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38" table:style-name="ce3">
            <text:p>11338</text:p>
          </table:table-cell>
          <table:table-cell office:value-type="string" table:style-name="ce3">
            <text:p>JEFFERSON LEANDRO DE ALMEID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89.4" table:style-name="ce4">
            <text:p><text:s/>2.389,40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04104" table:style-name="ce3">
            <text:p>704104</text:p>
          </table:table-cell>
          <table:table-cell office:value-type="string" table:style-name="ce3">
            <text:p>JERONYMO CREPALDI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14.96" table:style-name="ce4">
            <text:p><text:s/>1.314,9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70" table:style-name="ce3">
            <text:p>1370</text:p>
          </table:table-cell>
          <table:table-cell office:value-type="string" table:style-name="ce3">
            <text:p>JESS PAUL TAVES PIR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OSVALDO CRUZ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7288.66" table:style-name="ce4">
            <text:p><text:s/>7.288,6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81" table:style-name="ce3">
            <text:p>10581</text:p>
          </table:table-cell>
          <table:table-cell office:value-type="string" table:style-name="ce3">
            <text:p>JOANA FRANKLIN DE ARAUJ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5200" table:style-name="ce3">
            <text:p>205200</text:p>
          </table:table-cell>
          <table:table-cell office:value-type="string" table:style-name="ce3">
            <text:p>JOAO ALFREDO RIBEIRO GOMES DE DEU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67" table:style-name="ce3">
            <text:p>1667</text:p>
          </table:table-cell>
          <table:table-cell office:value-type="string" table:style-name="ce3">
            <text:p>JOAO ALVARO SOAR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11208.439999999999" table:style-name="ce4">
            <text:p><text:s/>11.208,4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08472" table:style-name="ce3">
            <text:p>608472</text:p>
          </table:table-cell>
          <table:table-cell office:value-type="string" table:style-name="ce3">
            <text:p>JOAO ALVES DE SOUZA CAMPO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15881" table:style-name="ce3">
            <text:p>315881</text:p>
          </table:table-cell>
          <table:table-cell office:value-type="string" table:style-name="ce3">
            <text:p>JOAO ANTONIO BASTOS GARRETA PRAT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93365" table:style-name="ce3">
            <text:p>793365</text:p>
          </table:table-cell>
          <table:table-cell office:value-type="string" table:style-name="ce3">
            <text:p>JOAO ANTONIO DOS SANTOS RODRIGU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01267" table:style-name="ce3">
            <text:p>701267</text:p>
          </table:table-cell>
          <table:table-cell office:value-type="string" table:style-name="ce3">
            <text:p>JOAO ANTONIO MARCH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82" table:style-name="ce3">
            <text:p>10582</text:p>
          </table:table-cell>
          <table:table-cell office:value-type="string" table:style-name="ce3">
            <text:p>JOAO AUGUSTO DE SANCTIS GARCI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DISTRITAL DE ARUJ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1572.13" table:style-name="ce4">
            <text:p><text:s/>1.572,13<text:s/></text:p>
          </table:table-cell>
          <table:table-cell office:value-type="float" office:value="5614.8" table:style-name="ce4">
            <text:p><text:s/>5.614,80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6302" table:style-name="ce3">
            <text:p>256302</text:p>
          </table:table-cell>
          <table:table-cell office:value-type="string" table:style-name="ce3">
            <text:p>JOAO BATISTA MANGINI DE OLIV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83.33000000000004" table:style-name="ce4">
            <text:p><text:s/>183,33<text:s/></text:p>
          </table:table-cell>
          <table:table-cell office:value-type="float" office:value="2330.69" table:style-name="ce4">
            <text:p><text:s/>2.330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29" table:style-name="ce3">
            <text:p>1029</text:p>
          </table:table-cell>
          <table:table-cell office:value-type="string" table:style-name="ce3">
            <text:p>JOAO CARLOS CALSAVA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1A.PROMOTORIA DE JUSTICA DO JURI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133.49" table:style-name="ce4">
            <text:p><text:s/>4.133,49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65" table:style-name="ce3">
            <text:p>1665</text:p>
          </table:table-cell>
          <table:table-cell office:value-type="string" table:style-name="ce3">
            <text:p>JOAO CARLOS DE AZEVEDO CAMAR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21.8200000000002" table:style-name="ce4">
            <text:p><text:s/>2.52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99" table:style-name="ce3">
            <text:p>1699</text:p>
          </table:table-cell>
          <table:table-cell office:value-type="string" table:style-name="ce3">
            <text:p>JOAO CARLOS DE CAMARGO MAI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67.11" table:style-name="ce4">
            <text:p><text:s/>2.267,11<text:s/></text:p>
          </table:table-cell>
          <table:table-cell office:value-type="float" office:value="1796.7" table:style-name="ce4">
            <text:p><text:s/>1.796,70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44" table:style-name="ce3">
            <text:p>2744</text:p>
          </table:table-cell>
          <table:table-cell office:value-type="string" table:style-name="ce3">
            <text:p>JOAO CARLOS TALARIC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ADAMANTINA</text:p>
          </table:table-cell>
          <table:table-cell office:value-type="float" office:value="984.21" table:style-name="ce4">
            <text:p><text:s/>984,21<text:s/></text:p>
          </table:table-cell>
          <table:table-cell office:value-type="float" office:value="1530.15" table:style-name="ce4">
            <text:p><text:s/>1.530,1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11356" table:style-name="ce3">
            <text:p>211356</text:p>
          </table:table-cell>
          <table:table-cell office:value-type="string" table:style-name="ce3">
            <text:p>JOAO DIOGO URIAS DOS SANTO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414.4" table:style-name="ce4">
            <text:p><text:s/>1.414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01218" table:style-name="ce3">
            <text:p>701218</text:p>
          </table:table-cell>
          <table:table-cell office:value-type="string" table:style-name="ce3">
            <text:p>JOAO FERREIRA DANT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133.49" table:style-name="ce4">
            <text:p><text:s/>4.133,49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206" table:style-name="ce3">
            <text:p>3206</text:p>
          </table:table-cell>
          <table:table-cell office:value-type="string" table:style-name="ce3">
            <text:p>JOAO FRANCISCO DE SAMPAIO MO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27" table:style-name="ce3">
            <text:p>11327</text:p>
          </table:table-cell>
          <table:table-cell office:value-type="string" table:style-name="ce3">
            <text:p>JOAO GUIMARAES COZAC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ARARAQUA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91.36" table:style-name="ce4">
            <text:p><text:s/>2.291,3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75" table:style-name="ce3">
            <text:p>1375</text:p>
          </table:table-cell>
          <table:table-cell office:value-type="string" table:style-name="ce3">
            <text:p>JOAO HENRIQUE FER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39.3200000000002" table:style-name="ce4">
            <text:p><text:s/>2.239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09" table:style-name="ce3">
            <text:p>7309</text:p>
          </table:table-cell>
          <table:table-cell office:value-type="string" table:style-name="ce3">
            <text:p>JOAO HENRIQUE FERREIRA POZZ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U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982" table:style-name="ce3">
            <text:p>2982</text:p>
          </table:table-cell>
          <table:table-cell office:value-type="string" table:style-name="ce3">
            <text:p>JOAO JOSE RODRIGUES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PETINI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30" table:style-name="ce3">
            <text:p>1030</text:p>
          </table:table-cell>
          <table:table-cell office:value-type="string" table:style-name="ce3">
            <text:p>JOAO LUIZ DELFIN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2168" table:style-name="ce3">
            <text:p>402168</text:p>
          </table:table-cell>
          <table:table-cell office:value-type="string" table:style-name="ce3">
            <text:p>JOAO LUIZ MARCONDES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695.88" table:style-name="ce4">
            <text:p><text:s/>1.695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34178" table:style-name="ce3">
            <text:p>534178</text:p>
          </table:table-cell>
          <table:table-cell office:value-type="string" table:style-name="ce3">
            <text:p>JOAO MACHADO DE ARAUJO NE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74" table:style-name="ce3">
            <text:p>2274</text:p>
          </table:table-cell>
          <table:table-cell office:value-type="string" table:style-name="ce3">
            <text:p>JOAO MARCOS CERVANT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983" table:style-name="ce3">
            <text:p>2983</text:p>
          </table:table-cell>
          <table:table-cell office:value-type="string" table:style-name="ce3">
            <text:p>JOAO MARCOS COSTA DE PAI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42" table:style-name="ce3">
            <text:p>8542</text:p>
          </table:table-cell>
          <table:table-cell office:value-type="string" table:style-name="ce3">
            <text:p>JOAO OTAVIO BERNARDES RICUPE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ADEM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001.02" table:style-name="ce4">
            <text:p><text:s/>2.001,02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90" table:style-name="ce3">
            <text:p>2590</text:p>
          </table:table-cell>
          <table:table-cell office:value-type="string" table:style-name="ce3">
            <text:p>JOAO PAULO FAUSTINONI E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A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26" table:style-name="ce3">
            <text:p>7326</text:p>
          </table:table-cell>
          <table:table-cell office:value-type="string" table:style-name="ce3">
            <text:p>JOAO PAULO GABRIEL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RE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98.75" table:style-name="ce4">
            <text:p><text:s/>2.198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930.39" table:style-name="ce4">
            <text:p><text:s/>3.930,39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00" table:style-name="ce3">
            <text:p>7500</text:p>
          </table:table-cell>
          <table:table-cell office:value-type="string" table:style-name="ce3">
            <text:p>JOAO PAULO GIOVANINI GONCALV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PRESIDENTE PRUD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534.79999999999995" table:style-name="ce4">
            <text:p><text:s/>534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01" table:style-name="ce3">
            <text:p>7501</text:p>
          </table:table-cell>
          <table:table-cell office:value-type="string" table:style-name="ce3">
            <text:p>JOAO PAULO ROBORTEL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FRANCISCO MORA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16.08" table:style-name="ce4">
            <text:p><text:s/>3.016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24" table:style-name="ce3">
            <text:p>6524</text:p>
          </table:table-cell>
          <table:table-cell office:value-type="string" table:style-name="ce3">
            <text:p>JOAO PAULO SERRA DANTA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ENAPOL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35.4" table:style-name="ce4">
            <text:p><text:s/>2.835,40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1684.45" table:style-name="ce4">
            <text:p><text:s/>1.684,45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84" table:style-name="ce3">
            <text:p>4084</text:p>
          </table:table-cell>
          <table:table-cell office:value-type="string" table:style-name="ce3">
            <text:p>JOAO SANTA TERRA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FERNANDOPOL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96.15" table:style-name="ce4">
            <text:p><text:s/>2.696,1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969285" table:style-name="ce3">
            <text:p>969285</text:p>
          </table:table-cell>
          <table:table-cell office:value-type="string" table:style-name="ce3">
            <text:p>JOAO VALENTE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83" table:style-name="ce3">
            <text:p>5683</text:p>
          </table:table-cell>
          <table:table-cell office:value-type="string" table:style-name="ce3">
            <text:p>JOAQUIM PORTELA DIAS DO NASCIMENTO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QUAQUECE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939.26" table:style-name="ce4">
            <text:p><text:s/>939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35776" table:style-name="ce3">
            <text:p>835776</text:p>
          </table:table-cell>
          <table:table-cell office:value-type="string" table:style-name="ce3">
            <text:p>JOAQUIM RODRIGUES DE REZENDE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810.53" table:style-name="ce4">
            <text:p><text:s/>810,53<text:s/></text:p>
          </table:table-cell>
          <table:table-cell office:value-type="float" office:value="2476.12" table:style-name="ce4">
            <text:p><text:s/>2.476,1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969261" table:style-name="ce3">
            <text:p>969261</text:p>
          </table:table-cell>
          <table:table-cell office:value-type="string" table:style-name="ce3">
            <text:p>JOCIMAR GUIMAR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90" table:style-name="ce3">
            <text:p>1390</text:p>
          </table:table-cell>
          <table:table-cell office:value-type="string" table:style-name="ce3">
            <text:p>JOEL BORTOLON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ALENCI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9995.92" table:style-name="ce4">
            <text:p><text:s/>9.99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607" table:style-name="ce3">
            <text:p>2607</text:p>
          </table:table-cell>
          <table:table-cell office:value-type="string" table:style-name="ce3">
            <text:p>JOEL CARLOS MOREIRA DA SIL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CIVEL DO FORO REGIONAL IV - LAP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03.5700000000002" table:style-name="ce4">
            <text:p><text:s/>2.603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8" table:style-name="ce3">
            <text:p>738</text:p>
          </table:table-cell>
          <table:table-cell office:value-type="string" table:style-name="ce3">
            <text:p>JOEL FURLA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810.53" table:style-name="ce4">
            <text:p><text:s/>810,53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23" table:style-name="ce3">
            <text:p>11323</text:p>
          </table:table-cell>
          <table:table-cell office:value-type="string" table:style-name="ce3">
            <text:p>JOICY FERNANDES ROMAN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810.53" table:style-name="ce4">
            <text:p><text:s/>810,53<text:s/></text:p>
          </table:table-cell>
          <table:table-cell office:value-type="float" office:value="2115.08" table:style-name="ce4">
            <text:p><text:s/>2.115,08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2807.4" table:style-name="ce4">
            <text:p><text:s/>2.807,40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50" table:style-name="ce3">
            <text:p>7350</text:p>
          </table:table-cell>
          <table:table-cell office:value-type="string" table:style-name="ce3">
            <text:p>JONAS MANIEZO MOYS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COSMOPOL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02" table:style-name="ce3">
            <text:p>7502</text:p>
          </table:table-cell>
          <table:table-cell office:value-type="string" table:style-name="ce3">
            <text:p>JONATHAN VIEIRA DE AZEVED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MIRACAT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34749.42" table:style-name="ce4">
            <text:p><text:s/>34.749,4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83" table:style-name="ce3">
            <text:p>4483</text:p>
          </table:table-cell>
          <table:table-cell office:value-type="string" table:style-name="ce3">
            <text:p>JORDANA CALIXTO POR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CAMPO LIMPO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04.52" table:style-name="ce4">
            <text:p><text:s/>2.504,52<text:s/></text:p>
          </table:table-cell>
          <table:table-cell office:value-type="float" office:value="3368.9" table:style-name="ce4">
            <text:p><text:s/>3.368,90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34564" table:style-name="ce3">
            <text:p>634564</text:p>
          </table:table-cell>
          <table:table-cell office:value-type="string" table:style-name="ce3">
            <text:p>JORGE ALBERTO DE OLIVEIRA MARU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26.53" table:style-name="ce4">
            <text:p><text:s/>1.126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59" table:style-name="ce3">
            <text:p>2559</text:p>
          </table:table-cell>
          <table:table-cell office:value-type="string" table:style-name="ce3">
            <text:p>JORGE ALBERTO MAMEDE MASSERA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84.55" table:style-name="ce4">
            <text:p><text:s/>2.884,5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45749" table:style-name="ce3">
            <text:p>845749</text:p>
          </table:table-cell>
          <table:table-cell office:value-type="string" table:style-name="ce3">
            <text:p>JORGE ASSAF MALULY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83.33000000000004" table:style-name="ce4">
            <text:p><text:s/>183,33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84" table:style-name="ce3">
            <text:p>4484</text:p>
          </table:table-cell>
          <table:table-cell office:value-type="string" table:style-name="ce3">
            <text:p>JORGE BRAGA COSTINHAS JUNIOR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IRACA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4.44" table:style-name="ce4">
            <text:p><text:s/>1.684,4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55" table:style-name="ce3">
            <text:p>2055</text:p>
          </table:table-cell>
          <table:table-cell office:value-type="string" table:style-name="ce3">
            <text:p>JORGE UMBERTO APRILE LEM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MERICA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74.74" table:style-name="ce4">
            <text:p><text:s/>2.874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42621" table:style-name="ce3">
            <text:p>842621</text:p>
          </table:table-cell>
          <table:table-cell office:value-type="string" table:style-name="ce3">
            <text:p>JOSE ADEMIR CAMPOS BORG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673.92" table:style-name="ce4">
            <text:p><text:s/>3.673,9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63379" table:style-name="ce3">
            <text:p>663379</text:p>
          </table:table-cell>
          <table:table-cell office:value-type="string" table:style-name="ce3">
            <text:p>JOSE ALFREDO DE ARAUJO SANT AN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523" table:style-name="ce3">
            <text:p>1523</text:p>
          </table:table-cell>
          <table:table-cell office:value-type="string" table:style-name="ce3">
            <text:p>JOSE ANTONIO CABRAL GARCI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VIC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974.28" table:style-name="ce4">
            <text:p><text:s/>2.974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86002" table:style-name="ce3">
            <text:p>786002</text:p>
          </table:table-cell>
          <table:table-cell office:value-type="string" table:style-name="ce3">
            <text:p>JOSE ANTONIO FRANCO DA SILV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08" table:style-name="ce3">
            <text:p>2708</text:p>
          </table:table-cell>
          <table:table-cell office:value-type="string" table:style-name="ce3">
            <text:p>JOSE AUGUSTO DE BARROS FA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4.44" table:style-name="ce4">
            <text:p><text:s/>1.684,4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92046" table:style-name="ce3">
            <text:p>192046</text:p>
          </table:table-cell>
          <table:table-cell office:value-type="string" table:style-name="ce3">
            <text:p>JOSE AUGUSTO MUSTAF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117.95" table:style-name="ce4">
            <text:p><text:s/>3.117,95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2200" table:style-name="ce3">
            <text:p>402200</text:p>
          </table:table-cell>
          <table:table-cell office:value-type="string" table:style-name="ce3">
            <text:p>JOSE AVELINO GROTA DE SOUZ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16.67" table:style-name="ce4">
            <text:p><text:s/>916,67<text:s/></text:p>
          </table:table-cell>
          <table:table-cell office:value-type="float" office:value="3534.2" table:style-name="ce4">
            <text:p><text:s/>3.534,2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14" table:style-name="ce3">
            <text:p>3014</text:p>
          </table:table-cell>
          <table:table-cell office:value-type="string" table:style-name="ce3">
            <text:p>JOSE BASSO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13.89" table:style-name="ce4">
            <text:p><text:s/>2.813,89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01048" table:style-name="ce3">
            <text:p>701048</text:p>
          </table:table-cell>
          <table:table-cell office:value-type="string" table:style-name="ce3">
            <text:p>JOSE CALDERONI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SS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98.22" table:style-name="ce4">
            <text:p><text:s/>3.298,22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3795" table:style-name="ce3">
            <text:p>273795</text:p>
          </table:table-cell>
          <table:table-cell office:value-type="string" table:style-name="ce3">
            <text:p>JOSE CARLOS AMORIM DE VILHENA NUN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48445" table:style-name="ce3">
            <text:p>548445</text:p>
          </table:table-cell>
          <table:table-cell office:value-type="string" table:style-name="ce3">
            <text:p>JOSE CARLOS COSENZ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69047" table:style-name="ce3">
            <text:p>269047</text:p>
          </table:table-cell>
          <table:table-cell office:value-type="string" table:style-name="ce3">
            <text:p>JOSE CARLOS DE FREITA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33822" table:style-name="ce3">
            <text:p>833822</text:p>
          </table:table-cell>
          <table:table-cell office:value-type="string" table:style-name="ce3">
            <text:p>JOSE CARLOS DE OLIVEIRA SAMPAI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9150" table:style-name="ce3">
            <text:p>69150</text:p>
          </table:table-cell>
          <table:table-cell office:value-type="string" table:style-name="ce3">
            <text:p>JOSE CARLOS GALLUCCI THOM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13.8" table:style-name="ce4">
            <text:p><text:s/>2.813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62" table:style-name="ce3">
            <text:p>1662</text:p>
          </table:table-cell>
          <table:table-cell office:value-type="string" table:style-name="ce3">
            <text:p>JOSE CARLOS GUILLEM BLAT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O PATRIMONIO PUBLICO E SOCI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2039" table:style-name="ce3">
            <text:p>202039</text:p>
          </table:table-cell>
          <table:table-cell office:value-type="string" table:style-name="ce3">
            <text:p>JOSE CARLOS MASCARI BONILH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969406" table:style-name="ce3">
            <text:p>969406</text:p>
          </table:table-cell>
          <table:table-cell office:value-type="string" table:style-name="ce3">
            <text:p>JOSE CARLOS MELONI SICOL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16.4" table:style-name="ce4">
            <text:p><text:s/>2.316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02721" table:style-name="ce3">
            <text:p>702721</text:p>
          </table:table-cell>
          <table:table-cell office:value-type="string" table:style-name="ce3">
            <text:p>JOSE CARLOS MONT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RAQUA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85" table:style-name="ce3">
            <text:p>4485</text:p>
          </table:table-cell>
          <table:table-cell office:value-type="string" table:style-name="ce3">
            <text:p>JOSE CARVALHO SANTORO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PAULIN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52.39" table:style-name="ce4">
            <text:p><text:s/>2.352,3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99855" table:style-name="ce3">
            <text:p>199855</text:p>
          </table:table-cell>
          <table:table-cell office:value-type="string" table:style-name="ce3">
            <text:p>JOSE CLAUDIO DE MELO COST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45" table:style-name="ce3">
            <text:p>2745</text:p>
          </table:table-cell>
          <table:table-cell office:value-type="string" table:style-name="ce3">
            <text:p>JOSE CLAUDIO TADEU BAGLI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VINHED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36" table:style-name="ce3">
            <text:p>2236</text:p>
          </table:table-cell>
          <table:table-cell office:value-type="string" table:style-name="ce3">
            <text:p>JOSE CLAUDIO ZAN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O JOSE DO RIO PARD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982.48" table:style-name="ce4">
            <text:p><text:s/>982,48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80141" table:style-name="ce3">
            <text:p>480141</text:p>
          </table:table-cell>
          <table:table-cell office:value-type="string" table:style-name="ce3">
            <text:p>JOSE CORREIA DE ARRUDA NE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 DE JUSTICA DA CAPITAL</text:p>
          </table:table-cell>
          <table:table-cell office:value-type="float" office:value="733.32999999999993" table:style-name="ce4">
            <text:p><text:s/>733,33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46" table:style-name="ce3">
            <text:p>2746</text:p>
          </table:table-cell>
          <table:table-cell office:value-type="string" table:style-name="ce3">
            <text:p>JOSE EDUARDO DE SOUZA PIMENTE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57.53" table:style-name="ce4">
            <text:p><text:s/>3.057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36265" table:style-name="ce3">
            <text:p>536265</text:p>
          </table:table-cell>
          <table:table-cell office:value-type="string" table:style-name="ce3">
            <text:p>JOSE EDUARDO DINIZ ROS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47" table:style-name="ce3">
            <text:p>1347</text:p>
          </table:table-cell>
          <table:table-cell office:value-type="string" table:style-name="ce3">
            <text:p>JOSE FERNANDO CECCHI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86" table:style-name="ce3">
            <text:p>4486</text:p>
          </table:table-cell>
          <table:table-cell office:value-type="string" table:style-name="ce3">
            <text:p>JOSE FERNANDO DA CUNHA PINHEI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ENAPOLIS</text:p>
          </table:table-cell>
          <table:table-cell office:value-type="float" office:value="810.53" table:style-name="ce4">
            <text:p><text:s/>810,53<text:s/></text:p>
          </table:table-cell>
          <table:table-cell office:value-type="float" office:value="3016.87" table:style-name="ce4">
            <text:p><text:s/>3.016,8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99038" table:style-name="ce3">
            <text:p>699038</text:p>
          </table:table-cell>
          <table:table-cell office:value-type="string" table:style-name="ce3">
            <text:p>JOSE FERNANDO PAES DE BARROS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66678" table:style-name="ce3">
            <text:p>266678</text:p>
          </table:table-cell>
          <table:table-cell office:value-type="string" table:style-name="ce3">
            <text:p>JOSE FERNANDO VIDAL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18.5" table:style-name="ce4">
            <text:p><text:s/>3.318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16" table:style-name="ce3">
            <text:p>7316</text:p>
          </table:table-cell>
          <table:table-cell office:value-type="string" table:style-name="ce3">
            <text:p>JOSE FLORIANO DE ALCKMIN LISBOA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69.52" table:style-name="ce4">
            <text:p><text:s/>2.169,5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9458" table:style-name="ce3">
            <text:p>339458</text:p>
          </table:table-cell>
          <table:table-cell office:value-type="string" table:style-name="ce3">
            <text:p>JOSE FRANCISCO CAGLIAR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43" table:style-name="ce3">
            <text:p>8543</text:p>
          </table:table-cell>
          <table:table-cell office:value-type="string" table:style-name="ce3">
            <text:p>JOSE FRANCISCO FERRARI JUNIOR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BORBOREM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1.93" table:style-name="ce4">
            <text:p><text:s/>351,9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89" table:style-name="ce3">
            <text:p>1689</text:p>
          </table:table-cell>
          <table:table-cell office:value-type="string" table:style-name="ce3">
            <text:p>JOSE GASPAR FIGUEIREDO MENNA BARR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ERTAOZINHO</text:p>
          </table:table-cell>
          <table:table-cell office:value-type="float" office:value="926.31999999999994" table:style-name="ce4">
            <text:p><text:s/>926,32<text:s/></text:p>
          </table:table-cell>
          <table:table-cell office:value-type="float" office:value="1142.5899999999999" table:style-name="ce4">
            <text:p><text:s/>1.142,5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85" table:style-name="ce3">
            <text:p>1385</text:p>
          </table:table-cell>
          <table:table-cell office:value-type="string" table:style-name="ce3">
            <text:p>JOSE GERALDO CASSEMIRO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03" table:style-name="ce3">
            <text:p>7503</text:p>
          </table:table-cell>
          <table:table-cell office:value-type="string" table:style-name="ce3">
            <text:p>JOSE GUILHERME SILVA AUGUS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NOVO HORIZO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17.3200000000002" table:style-name="ce4">
            <text:p><text:s/>2.317,32<text:s/></text:p>
          </table:table-cell>
          <table:table-cell office:value-type="float" office:value="1122.8499999999999" table:style-name="ce4">
            <text:p><text:s/>1.122,85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46402" table:style-name="ce3">
            <text:p>746402</text:p>
          </table:table-cell>
          <table:table-cell office:value-type="string" table:style-name="ce3">
            <text:p>JOSE HAROLDO MARTINS SEGALL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92034" table:style-name="ce3">
            <text:p>192034</text:p>
          </table:table-cell>
          <table:table-cell office:value-type="string" table:style-name="ce3">
            <text:p>JOSE HEITOR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926.31999999999994" table:style-name="ce4">
            <text:p><text:s/>926,32<text:s/></text:p>
          </table:table-cell>
          <table:table-cell office:value-type="float" office:value="3349.86" table:style-name="ce4">
            <text:p><text:s/>3.349,8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94540" table:style-name="ce3">
            <text:p>494540</text:p>
          </table:table-cell>
          <table:table-cell office:value-type="string" table:style-name="ce3">
            <text:p>JOSE HERBERT TEIXEIRA MEND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978714" table:style-name="ce3">
            <text:p>978714</text:p>
          </table:table-cell>
          <table:table-cell office:value-type="string" table:style-name="ce3">
            <text:p>JOSE JOEL DOMINGO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APIVAR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87.09" table:style-name="ce4">
            <text:p><text:s/>2.887,0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40" table:style-name="ce3">
            <text:p>740</text:p>
          </table:table-cell>
          <table:table-cell office:value-type="string" table:style-name="ce3">
            <text:p>JOSE JULIO LOZANO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94394" table:style-name="ce3">
            <text:p>494394</text:p>
          </table:table-cell>
          <table:table-cell office:value-type="string" table:style-name="ce3">
            <text:p>JOSE KALIL DE OLIVEIRA E COST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8525" table:style-name="ce3">
            <text:p>278525</text:p>
          </table:table-cell>
          <table:table-cell office:value-type="string" table:style-name="ce3">
            <text:p>JOSE LUIS ALICK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01139" table:style-name="ce3">
            <text:p>701139</text:p>
          </table:table-cell>
          <table:table-cell office:value-type="string" table:style-name="ce3">
            <text:p>JOSE LUIS KUH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VIC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47" table:style-name="ce3">
            <text:p>2747</text:p>
          </table:table-cell>
          <table:table-cell office:value-type="string" table:style-name="ce3">
            <text:p>JOSE LUIZ BEDNARSK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CARE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94382" table:style-name="ce3">
            <text:p>494382</text:p>
          </table:table-cell>
          <table:table-cell office:value-type="string" table:style-name="ce3">
            <text:p>JOSE LUIZ SAIKA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997.96" table:style-name="ce4">
            <text:p><text:s/>4.997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20562" table:style-name="ce3">
            <text:p>120562</text:p>
          </table:table-cell>
          <table:table-cell office:value-type="string" table:style-name="ce3">
            <text:p>JOSE LUIZ SANCH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16990" table:style-name="ce3">
            <text:p>516990</text:p>
          </table:table-cell>
          <table:table-cell office:value-type="string" table:style-name="ce3">
            <text:p>JOSE MANOEL MENDES CASTAN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83.33000000000004" table:style-name="ce4">
            <text:p><text:s/>183,33<text:s/></text:p>
          </table:table-cell>
          <table:table-cell office:value-type="float" office:value="1365.06" table:style-name="ce4">
            <text:p><text:s/>1.365,0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81" table:style-name="ce3">
            <text:p>3781</text:p>
          </table:table-cell>
          <table:table-cell office:value-type="string" table:style-name="ce3">
            <text:p>JOSE MARCIO ROSSETTO LEI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483.2399999999998" table:style-name="ce4">
            <text:p><text:s/>2.483,24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48" table:style-name="ce3">
            <text:p>2748</text:p>
          </table:table-cell>
          <table:table-cell office:value-type="string" table:style-name="ce3">
            <text:p>JOSE MARIO BUCK MARZAGAO BARBU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207" table:style-name="ce3">
            <text:p>3207</text:p>
          </table:table-cell>
          <table:table-cell office:value-type="string" table:style-name="ce3">
            <text:p>JOSE RAFAEL GUARACHO SALMEM HUSSAI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ERNANDOPOL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60597" table:style-name="ce3">
            <text:p>260597</text:p>
          </table:table-cell>
          <table:table-cell office:value-type="string" table:style-name="ce3">
            <text:p>JOSE REINALDO GUIMARAES CARN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02034" table:style-name="ce3">
            <text:p>702034</text:p>
          </table:table-cell>
          <table:table-cell office:value-type="string" table:style-name="ce3">
            <text:p>JOSE REYNALDO DE ALMEID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75448" table:style-name="ce3">
            <text:p>575448</text:p>
          </table:table-cell>
          <table:table-cell office:value-type="string" table:style-name="ce3">
            <text:p>JOSE ROBERTO CARVALHO ALBEJAN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92" table:style-name="ce3">
            <text:p>1392</text:p>
          </table:table-cell>
          <table:table-cell office:value-type="string" table:style-name="ce3">
            <text:p>JOSE ROBERTO DE PAULA BAR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PETINI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502.98" table:style-name="ce4">
            <text:p><text:s/>1.502,9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85" table:style-name="ce3">
            <text:p>4085</text:p>
          </table:table-cell>
          <table:table-cell office:value-type="string" table:style-name="ce3">
            <text:p>JOSE ROBERTO FUMACH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ETANO DO SU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513.03" table:style-name="ce4">
            <text:p><text:s/>1.513,0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21825" table:style-name="ce3">
            <text:p>721825</text:p>
          </table:table-cell>
          <table:table-cell office:value-type="string" table:style-name="ce3">
            <text:p>JOSE ROBERTO JAUHAR JULIA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30.69" table:style-name="ce4">
            <text:p><text:s/>2.330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971954" table:style-name="ce3">
            <text:p>971954</text:p>
          </table:table-cell>
          <table:table-cell office:value-type="string" table:style-name="ce3">
            <text:p>JOSE ROBERTO ROCHEL DE OLIV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008.33" table:style-name="ce4">
            <text:p><text:s/>1.008,33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61" table:style-name="ce3">
            <text:p>2561</text:p>
          </table:table-cell>
          <table:table-cell office:value-type="string" table:style-name="ce3">
            <text:p>JOSE SILVIO CODOGN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IRASSO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675.94" table:style-name="ce4">
            <text:p><text:s/>1.675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4905" table:style-name="ce3">
            <text:p>64905</text:p>
          </table:table-cell>
          <table:table-cell office:value-type="string" table:style-name="ce3">
            <text:p>JOSE TARCISIO BUFF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25.38" table:style-name="ce4">
            <text:p><text:s/>3.525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33731" table:style-name="ce3">
            <text:p>833731</text:p>
          </table:table-cell>
          <table:table-cell office:value-type="string" table:style-name="ce3">
            <text:p>JOSE VICENTE DI PIER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ALENCI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05318" table:style-name="ce3">
            <text:p>505318</text:p>
          </table:table-cell>
          <table:table-cell office:value-type="string" table:style-name="ce3">
            <text:p>JOSE VIEIRA DA COSTA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VOTUPORA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95.92" table:style-name="ce4">
            <text:p><text:s/>2.195,92<text:s/></text:p>
          </table:table-cell>
          <table:table-cell office:value-type="float" office:value="673.71" table:style-name="ce4">
            <text:p><text:s/>673,71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997" table:style-name="ce3">
            <text:p>4997</text:p>
          </table:table-cell>
          <table:table-cell office:value-type="string" table:style-name="ce3">
            <text:p>JOSMAR TASSIGNON JUNIOR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ORTO FELIZ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631.37" table:style-name="ce4">
            <text:p><text:s/>1.631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46195" table:style-name="ce3">
            <text:p>546195</text:p>
          </table:table-cell>
          <table:table-cell office:value-type="string" table:style-name="ce3">
            <text:p>JUANG YUH YU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44" table:style-name="ce3">
            <text:p>8544</text:p>
          </table:table-cell>
          <table:table-cell office:value-type="string" table:style-name="ce3">
            <text:p>JULIA ALVES CAMARG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O JOSE DO RIO PARD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3144.26" table:style-name="ce4">
            <text:p><text:s/>3.144,2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998" table:style-name="ce3">
            <text:p>4998</text:p>
          </table:table-cell>
          <table:table-cell office:value-type="string" table:style-name="ce3">
            <text:p>JULIA DAZZI PIO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TABOAO DA SERRA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20.85" table:style-name="ce4">
            <text:p><text:s/>2.220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83" table:style-name="ce3">
            <text:p>10583</text:p>
          </table:table-cell>
          <table:table-cell office:value-type="string" table:style-name="ce3">
            <text:p>JULIA FERNANDES CALDA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EMBU-GUACU</text:p>
          </table:table-cell>
          <table:table-cell office:value-type="float" office:value="173.67999999999995" table:style-name="ce4">
            <text:p><text:s/>173,68<text:s/></text:p>
          </table:table-cell>
          <table:table-cell office:value-type="float" office:value="788.38" table:style-name="ce4">
            <text:p><text:s/>788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04" table:style-name="ce3">
            <text:p>7504</text:p>
          </table:table-cell>
          <table:table-cell office:value-type="string" table:style-name="ce3">
            <text:p>JULIANA AMELIA GASPARETTO DE TOLEDO SILVA DONA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SERRA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618.31" table:style-name="ce4">
            <text:p><text:s/>1.618,31<text:s/></text:p>
          </table:table-cell>
          <table:table-cell office:value-type="float" office:value="6962.3" table:style-name="ce4">
            <text:p><text:s/>6.962,3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84" table:style-name="ce3">
            <text:p>5684</text:p>
          </table:table-cell>
          <table:table-cell office:value-type="string" table:style-name="ce3">
            <text:p>JULIANA BESCHORNER COELH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UBATA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570.79" table:style-name="ce4">
            <text:p><text:s/>1.570,7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05" table:style-name="ce3">
            <text:p>7305</text:p>
          </table:table-cell>
          <table:table-cell office:value-type="string" table:style-name="ce3">
            <text:p>JULIANA CARLA MACIEL RAM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ADEM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65" table:style-name="ce3">
            <text:p>11365</text:p>
          </table:table-cell>
          <table:table-cell office:value-type="string" table:style-name="ce3">
            <text:p>JULIANA CAROSIN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810.53" table:style-name="ce4">
            <text:p><text:s/>810,53<text:s/></text:p>
          </table:table-cell>
          <table:table-cell office:value-type="float" office:value="2198.75" table:style-name="ce4">
            <text:p><text:s/>2.198,75<text:s/></text:p>
          </table:table-cell>
          <table:table-cell office:value-type="float" office:value="14598.45" table:style-name="ce4">
            <text:p><text:s/>14.598,45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83" table:style-name="ce3">
            <text:p>3783</text:p>
          </table:table-cell>
          <table:table-cell office:value-type="string" table:style-name="ce3">
            <text:p>JULIANA DE FREITAS LEVY MANFRI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483.2399999999998" table:style-name="ce4">
            <text:p><text:s/>2.483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51" table:style-name="ce3">
            <text:p>2551</text:p>
          </table:table-cell>
          <table:table-cell office:value-type="string" table:style-name="ce3">
            <text:p>JULIANA DE SOUSA ANDRAD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O AMA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22" table:style-name="ce3">
            <text:p>3322</text:p>
          </table:table-cell>
          <table:table-cell office:value-type="string" table:style-name="ce3">
            <text:p>JULIANA LOURENCO BALERONI MAGALH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25" table:style-name="ce3">
            <text:p>3025</text:p>
          </table:table-cell>
          <table:table-cell office:value-type="string" table:style-name="ce3">
            <text:p>JULIANA MENDONCA GENTIL TOCUNDU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3A.PROMOTORIA DE JUSTICA DO JURI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05" table:style-name="ce3">
            <text:p>7505</text:p>
          </table:table-cell>
          <table:table-cell office:value-type="string" table:style-name="ce3">
            <text:p>JULIANA MONTEZUMA LACER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JA</text:p>
          </table:table-cell>
          <table:table-cell office:value-type="float" office:value="636.83999999999992" table:style-name="ce4">
            <text:p><text:s/>636,84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267.25" table:style-name="ce4">
            <text:p><text:s/>4.267,25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999" table:style-name="ce3">
            <text:p>4999</text:p>
          </table:table-cell>
          <table:table-cell office:value-type="string" table:style-name="ce3">
            <text:p>JULIANA PERES ALMENA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PEVI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11.38" table:style-name="ce4">
            <text:p><text:s/>1.611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000" table:style-name="ce3">
            <text:p>5000</text:p>
          </table:table-cell>
          <table:table-cell office:value-type="string" table:style-name="ce3">
            <text:p>JULIANA REZENDE VALENTE TEIXEIRA DE MACE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49.51" table:style-name="ce4">
            <text:p><text:s/>3.049,5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06" table:style-name="ce3">
            <text:p>7506</text:p>
          </table:table-cell>
          <table:table-cell office:value-type="string" table:style-name="ce3">
            <text:p>JULIANA VELASQUE PELLACANI FIGUEIRE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IR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001" table:style-name="ce3">
            <text:p>5001</text:p>
          </table:table-cell>
          <table:table-cell office:value-type="string" table:style-name="ce3">
            <text:p>JULIANO AUGUSTO DESSIMONI VICEN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34450" table:style-name="ce3">
            <text:p>634450</text:p>
          </table:table-cell>
          <table:table-cell office:value-type="string" table:style-name="ce3">
            <text:p>JULIANO CALDERON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NTO ANASTACI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45" table:style-name="ce3">
            <text:p>8545</text:p>
          </table:table-cell>
          <table:table-cell office:value-type="string" table:style-name="ce3">
            <text:p>JULIANO CARVALHO ATOJ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TABOAO DA SER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080.16" table:style-name="ce4">
            <text:p><text:s/>2.080,1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4.83" table:style-name="ce4">
            <text:p><text:s/>5.614,83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77" table:style-name="ce3">
            <text:p>1377</text:p>
          </table:table-cell>
          <table:table-cell office:value-type="string" table:style-name="ce3">
            <text:p>JULIETE RITA CARVALHO MAINARD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32" table:style-name="ce3">
            <text:p>1032</text:p>
          </table:table-cell>
          <table:table-cell office:value-type="string" table:style-name="ce3">
            <text:p>JULIO CESAR BOTE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8796" table:style-name="ce3">
            <text:p>278796</text:p>
          </table:table-cell>
          <table:table-cell office:value-type="string" table:style-name="ce3">
            <text:p>JULIO CESAR ROCHA PALHAR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966776" table:style-name="ce3">
            <text:p>966776</text:p>
          </table:table-cell>
          <table:table-cell office:value-type="string" table:style-name="ce3">
            <text:p>JULIO SERGIO ABBUD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ETANO DO SU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13" table:style-name="ce3">
            <text:p>7313</text:p>
          </table:table-cell>
          <table:table-cell office:value-type="string" table:style-name="ce3">
            <text:p>JULISA HELENA DO NASCIMENT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92.07" table:style-name="ce4">
            <text:p><text:s/>1.292,0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19606" table:style-name="ce3">
            <text:p>319606</text:p>
          </table:table-cell>
          <table:table-cell office:value-type="string" table:style-name="ce3">
            <text:p>JURANDIR JOSE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133.49" table:style-name="ce4">
            <text:p><text:s/>4.133,49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57861" table:style-name="ce3">
            <text:p>557861</text:p>
          </table:table-cell>
          <table:table-cell office:value-type="string" table:style-name="ce3">
            <text:p>JURANDIR NORBERTO MARCU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69.25" table:style-name="ce4">
            <text:p><text:s/>2.169,2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08" table:style-name="ce3">
            <text:p>7308</text:p>
          </table:table-cell>
          <table:table-cell office:value-type="string" table:style-name="ce3">
            <text:p>KAREN MAZLOU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ZANO</text:p>
          </table:table-cell>
          <table:table-cell office:value-type="float" office:value="-1736.8400000000001" table:style-name="ce4">
            <text:p>-1.736,84<text:s/></text:p>
          </table:table-cell>
          <table:table-cell office:value-type="float" office:value="2229.5700000000002" table:style-name="ce4">
            <text:p><text:s/>2.229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37" table:style-name="ce3">
            <text:p>3037</text:p>
          </table:table-cell>
          <table:table-cell office:value-type="string" table:style-name="ce3">
            <text:p>KARINA BAGNATO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84" table:style-name="ce3">
            <text:p>3784</text:p>
          </table:table-cell>
          <table:table-cell office:value-type="string" table:style-name="ce3">
            <text:p>KARINA BESCHIZZA CION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BOTICAB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50.7600000000002" table:style-name="ce4">
            <text:p><text:s/>2.550,76<text:s/></text:p>
          </table:table-cell>
          <table:table-cell office:value-type="float" office:value="3144.26" table:style-name="ce4">
            <text:p><text:s/>3.144,2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70" table:style-name="ce3">
            <text:p>2570</text:p>
          </table:table-cell>
          <table:table-cell office:value-type="string" table:style-name="ce3">
            <text:p>KARINA KEIKO KAME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26" table:style-name="ce3">
            <text:p>3326</text:p>
          </table:table-cell>
          <table:table-cell office:value-type="string" table:style-name="ce3">
            <text:p>KARINA SCUTTI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84.21" table:style-name="ce4">
            <text:p><text:s/>984,21<text:s/></text:p>
          </table:table-cell>
          <table:table-cell office:value-type="float" office:value="2550.7600000000002" table:style-name="ce4">
            <text:p><text:s/>2.550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49" table:style-name="ce3">
            <text:p>7349</text:p>
          </table:table-cell>
          <table:table-cell office:value-type="string" table:style-name="ce3">
            <text:p>KARINA YUKIME ICHIKAWA VICENZOT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O PED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76.77" table:style-name="ce4">
            <text:p><text:s/>2.176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39" table:style-name="ce3">
            <text:p>1639</text:p>
          </table:table-cell>
          <table:table-cell office:value-type="string" table:style-name="ce3">
            <text:p>KARLA REGIS GALVAO DE OLIVEIRA BUGARIB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ETANO DO SUL</text:p>
          </table:table-cell>
          <table:table-cell office:value-type="float" office:value="810.53" table:style-name="ce4">
            <text:p><text:s/>810,53<text:s/></text:p>
          </table:table-cell>
          <table:table-cell office:value-type="float" office:value="2425.23" table:style-name="ce4">
            <text:p><text:s/>2.425,2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208" table:style-name="ce3">
            <text:p>3208</text:p>
          </table:table-cell>
          <table:table-cell office:value-type="string" table:style-name="ce3">
            <text:p>KARYNA MO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37.42" table:style-name="ce4">
            <text:p><text:s/>3.037,4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209" table:style-name="ce3">
            <text:p>3209</text:p>
          </table:table-cell>
          <table:table-cell office:value-type="string" table:style-name="ce3">
            <text:p>KATIA PEIXOTO VILLANI PINHEIRO RODRIG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91" table:style-name="ce3">
            <text:p>3391</text:p>
          </table:table-cell>
          <table:table-cell office:value-type="string" table:style-name="ce3">
            <text:p>KELLI GIOVANNA ALTIERI ARANT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49" table:style-name="ce3">
            <text:p>2749</text:p>
          </table:table-cell>
          <table:table-cell office:value-type="string" table:style-name="ce3">
            <text:p>KELLY CRISTINA ALVARES FEDE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RAGANCA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56503" table:style-name="ce3">
            <text:p>356503</text:p>
          </table:table-cell>
          <table:table-cell office:value-type="string" table:style-name="ce3">
            <text:p>KENZO RICARDO CATELAN YAN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482.1799999999998" table:style-name="ce4">
            <text:p><text:s/>2.482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87" table:style-name="ce3">
            <text:p>4487</text:p>
          </table:table-cell>
          <table:table-cell office:value-type="string" table:style-name="ce3">
            <text:p>KLEBER HENRIQUE BAS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00739" table:style-name="ce3">
            <text:p>700739</text:p>
          </table:table-cell>
          <table:table-cell office:value-type="string" table:style-name="ce3">
            <text:p>LAERTE FERNANDO LEVA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85" table:style-name="ce3">
            <text:p>3785</text:p>
          </table:table-cell>
          <table:table-cell office:value-type="string" table:style-name="ce3">
            <text:p>LAFAIETE RAMOS PIR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VILA PRUD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00.1" table:style-name="ce4">
            <text:p><text:s/>3.300,1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07" table:style-name="ce3">
            <text:p>7507</text:p>
          </table:table-cell>
          <table:table-cell office:value-type="string" table:style-name="ce3">
            <text:p>LAILA HONAIN PAGLIU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ERNANDOPOL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37947" table:style-name="ce3">
            <text:p>837947</text:p>
          </table:table-cell>
          <table:table-cell office:value-type="string" table:style-name="ce3">
            <text:p>LAILA SAID ABDEL QADER SHUKAI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89" table:style-name="ce3">
            <text:p>10589</text:p>
          </table:table-cell>
          <table:table-cell office:value-type="string" table:style-name="ce3">
            <text:p>LAIS BAZANELLI MARQUES DOS SANTO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15.08" table:style-name="ce4">
            <text:p><text:s/>2.115,08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08" table:style-name="ce3">
            <text:p>7508</text:p>
          </table:table-cell>
          <table:table-cell office:value-type="string" table:style-name="ce3">
            <text:p>LAIS FERNANDA SILV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BEBEDOURO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63.71" table:style-name="ce4">
            <text:p><text:s/>1.263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86" table:style-name="ce3">
            <text:p>3786</text:p>
          </table:table-cell>
          <table:table-cell office:value-type="string" table:style-name="ce3">
            <text:p>LANDOLFO ANDRADE DE SOUZ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SANTOS</text:p>
          </table:table-cell>
          <table:table-cell office:value-type="float" office:value="1042.1099999999999" table:style-name="ce4">
            <text:p><text:s/>1.042,11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26" table:style-name="ce3">
            <text:p>6526</text:p>
          </table:table-cell>
          <table:table-cell office:value-type="string" table:style-name="ce3">
            <text:p>LARISSA BUENTES FRAZA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868.42" table:style-name="ce4">
            <text:p><text:s/>868,42<text:s/></text:p>
          </table:table-cell>
          <table:table-cell office:value-type="float" office:value="2301.25" table:style-name="ce4">
            <text:p><text:s/>2.301,2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50" table:style-name="ce3">
            <text:p>2750</text:p>
          </table:table-cell>
          <table:table-cell office:value-type="string" table:style-name="ce3">
            <text:p>LARISSA CRESCINI ALBERNA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03.39" table:style-name="ce4">
            <text:p><text:s/>2.603,39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46" table:style-name="ce3">
            <text:p>8546</text:p>
          </table:table-cell>
          <table:table-cell office:value-type="string" table:style-name="ce3">
            <text:p>LARISSA DETOMINI GAYA DA COST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JOSE BONIFACIO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59.56" table:style-name="ce4">
            <text:p><text:s/>2.759,5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002" table:style-name="ce3">
            <text:p>5002</text:p>
          </table:table-cell>
          <table:table-cell office:value-type="string" table:style-name="ce3">
            <text:p>LARISSA MOTTA NUNES LIGER ASSO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UA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40.88" table:style-name="ce4">
            <text:p><text:s/>1.540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09" table:style-name="ce3">
            <text:p>7509</text:p>
          </table:table-cell>
          <table:table-cell office:value-type="string" table:style-name="ce3">
            <text:p>LARISSA NEGRI COSTA BESER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930.91" table:style-name="ce4">
            <text:p><text:s/>1.930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984" table:style-name="ce3">
            <text:p>2984</text:p>
          </table:table-cell>
          <table:table-cell office:value-type="string" table:style-name="ce3">
            <text:p>LAURANI ASSIS DE FIGUEIRE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003" table:style-name="ce3">
            <text:p>5003</text:p>
          </table:table-cell>
          <table:table-cell office:value-type="string" table:style-name="ce3">
            <text:p>LAURO HENRIQUE MENDES PEREI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ONCH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966739" table:style-name="ce3">
            <text:p>966739</text:p>
          </table:table-cell>
          <table:table-cell office:value-type="string" table:style-name="ce3">
            <text:p>LAURO LUIZ GOMES RIBEIR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83.33000000000004" table:style-name="ce4">
            <text:p><text:s/>183,33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7205" table:style-name="ce3">
            <text:p>757205</text:p>
          </table:table-cell>
          <table:table-cell office:value-type="string" table:style-name="ce3">
            <text:p>LAZARO ROBERTO DE CAMARGO BARRO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210" table:style-name="ce3">
            <text:p>3210</text:p>
          </table:table-cell>
          <table:table-cell office:value-type="string" table:style-name="ce3">
            <text:p>LEANDRO BAKOWSK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751.03" table:style-name="ce4">
            <text:p><text:s/>1.751,0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87" table:style-name="ce3">
            <text:p>3787</text:p>
          </table:table-cell>
          <table:table-cell office:value-type="string" table:style-name="ce3">
            <text:p>LEANDRO CONTE DE BENEDIC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PETINI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004" table:style-name="ce3">
            <text:p>5004</text:p>
          </table:table-cell>
          <table:table-cell office:value-type="string" table:style-name="ce3">
            <text:p>LEANDRO HENRIQUE FERREIRA LEM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38.19" table:style-name="ce4">
            <text:p><text:s/>2.238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88" table:style-name="ce3">
            <text:p>4488</text:p>
          </table:table-cell>
          <table:table-cell office:value-type="string" table:style-name="ce3">
            <text:p>LEANDRO LIPPI GUIMAR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900.18" table:style-name="ce4">
            <text:p><text:s/>2.900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99014" table:style-name="ce3">
            <text:p>699014</text:p>
          </table:table-cell>
          <table:table-cell office:value-type="string" table:style-name="ce3">
            <text:p>LEANDRO PEREIRA LEIT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10" table:style-name="ce3">
            <text:p>7510</text:p>
          </table:table-cell>
          <table:table-cell office:value-type="string" table:style-name="ce3">
            <text:p>LEANDRO ROCHA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RAGUAT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85.16" table:style-name="ce4">
            <text:p><text:s/>2.685,1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27" table:style-name="ce3">
            <text:p>6527</text:p>
          </table:table-cell>
          <table:table-cell office:value-type="string" table:style-name="ce3">
            <text:p>LEANDRO SILVA XAVI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54852" table:style-name="ce3">
            <text:p>154852</text:p>
          </table:table-cell>
          <table:table-cell office:value-type="string" table:style-name="ce3">
            <text:p>LEANDRO TATSUO ONIC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089.52" table:style-name="ce4">
            <text:p><text:s/>2.089,5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11" table:style-name="ce3">
            <text:p>7511</text:p>
          </table:table-cell>
          <table:table-cell office:value-type="string" table:style-name="ce3">
            <text:p>LEANDRO VIOL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ORTO FERREI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452.21" table:style-name="ce4">
            <text:p><text:s/>2.452,21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1684.44" table:style-name="ce4">
            <text:p><text:s/>1.684,4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11323" table:style-name="ce3">
            <text:p>511323</text:p>
          </table:table-cell>
          <table:table-cell office:value-type="string" table:style-name="ce3">
            <text:p>LEILA MARA RAMACCIOTT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33" table:style-name="ce3">
            <text:p>1033</text:p>
          </table:table-cell>
          <table:table-cell office:value-type="string" table:style-name="ce3">
            <text:p>LELIO FERRAZ DE SIQUEIRA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12" table:style-name="ce3">
            <text:p>7512</text:p>
          </table:table-cell>
          <table:table-cell office:value-type="string" table:style-name="ce3">
            <text:p>LEONARDO ALBRECHT NE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RAGUAT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51.2800000000002" table:style-name="ce4">
            <text:p><text:s/>2.551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211" table:style-name="ce3">
            <text:p>3211</text:p>
          </table:table-cell>
          <table:table-cell office:value-type="string" table:style-name="ce3">
            <text:p>LEONARDO AUGUSTO GONC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SS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89" table:style-name="ce3">
            <text:p>4489</text:p>
          </table:table-cell>
          <table:table-cell office:value-type="string" table:style-name="ce3">
            <text:p>LEONARDO BELLINI DE CAST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LEM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48.2199999999998" table:style-name="ce4">
            <text:p><text:s/>2.248,22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86" table:style-name="ce3">
            <text:p>4086</text:p>
          </table:table-cell>
          <table:table-cell office:value-type="string" table:style-name="ce3">
            <text:p>LEONARDO CARVALHO BORTOLAC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ERRA NEGRA</text:p>
          </table:table-cell>
          <table:table-cell office:value-type="float" office:value="636.83999999999992" table:style-name="ce4">
            <text:p><text:s/>636,84<text:s/></text:p>
          </table:table-cell>
          <table:table-cell office:value-type="float" office:value="1251.8900000000001" table:style-name="ce4">
            <text:p><text:s/>1.251,8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85" table:style-name="ce3">
            <text:p>5685</text:p>
          </table:table-cell>
          <table:table-cell office:value-type="string" table:style-name="ce3">
            <text:p>LEONARDO D'ANGELO VARGAS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463.15999999999997" table:style-name="ce4">
            <text:p><text:s/>463,16<text:s/></text:p>
          </table:table-cell>
          <table:table-cell office:value-type="float" office:value="1611.38" table:style-name="ce4">
            <text:p><text:s/>1.611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88" table:style-name="ce3">
            <text:p>3788</text:p>
          </table:table-cell>
          <table:table-cell office:value-type="string" table:style-name="ce3">
            <text:p>LEONARDO LEONEL ROMANE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RAQUA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483.2399999999998" table:style-name="ce4">
            <text:p><text:s/>2.483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79376" table:style-name="ce3">
            <text:p>179376</text:p>
          </table:table-cell>
          <table:table-cell office:value-type="string" table:style-name="ce3">
            <text:p>LEONARDO LIBERAT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39" table:style-name="ce3">
            <text:p>1339</text:p>
          </table:table-cell>
          <table:table-cell office:value-type="string" table:style-name="ce3">
            <text:p>LEONARDO MEIZIKA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VARGEM GRANDE DO SU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7288.67" table:style-name="ce4">
            <text:p><text:s/>7.288,6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38" table:style-name="ce3">
            <text:p>3038</text:p>
          </table:table-cell>
          <table:table-cell office:value-type="string" table:style-name="ce3">
            <text:p>LEONARDO REZEK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87" table:style-name="ce3">
            <text:p>4087</text:p>
          </table:table-cell>
          <table:table-cell office:value-type="string" table:style-name="ce3">
            <text:p>LEONARDO ROMANO SOAR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NTA BARBARA D'OES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6" table:style-name="ce4">
            <text:p><text:s/>3.200,46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26" table:style-name="ce3">
            <text:p>3026</text:p>
          </table:table-cell>
          <table:table-cell office:value-type="string" table:style-name="ce3">
            <text:p>LEONARDO SOBREIRA SPIN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607.97" table:style-name="ce4">
            <text:p><text:s/>1.607,97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28" table:style-name="ce3">
            <text:p>6528</text:p>
          </table:table-cell>
          <table:table-cell office:value-type="string" table:style-name="ce3">
            <text:p>LETICIA LOURENCO CO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190.12" table:style-name="ce4">
            <text:p><text:s/>3.190,1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04" table:style-name="ce3">
            <text:p>7304</text:p>
          </table:table-cell>
          <table:table-cell office:value-type="string" table:style-name="ce3">
            <text:p>LETICIA LOURENCO PAVAN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O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910.34" table:style-name="ce4">
            <text:p><text:s/>2.910,34<text:s/></text:p>
          </table:table-cell>
          <table:table-cell office:value-type="float" office:value="8860.7999999999993" table:style-name="ce4">
            <text:p><text:s/>8.860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90" table:style-name="ce3">
            <text:p>10590</text:p>
          </table:table-cell>
          <table:table-cell office:value-type="string" table:style-name="ce3">
            <text:p>LETICIA MACEDO MEDEIROS BELTRAME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LIMEI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900.78" table:style-name="ce4">
            <text:p><text:s/>900,7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88" table:style-name="ce3">
            <text:p>10588</text:p>
          </table:table-cell>
          <table:table-cell office:value-type="string" table:style-name="ce3">
            <text:p>LETICIA NANNI RODRIGUEZ SAKAUE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PIRAPOZINH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594" table:style-name="ce4">
            <text:p><text:s/>1.594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86" table:style-name="ce3">
            <text:p>5686</text:p>
          </table:table-cell>
          <table:table-cell office:value-type="string" table:style-name="ce3">
            <text:p>LETICIA ROSA RAVACC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TABOAO DA SER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779.46" table:style-name="ce4">
            <text:p><text:s/>2.779,46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90" table:style-name="ce3">
            <text:p>4490</text:p>
          </table:table-cell>
          <table:table-cell office:value-type="string" table:style-name="ce3">
            <text:p>LETICIA STUGINSKI STOFF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03.12" table:style-name="ce4">
            <text:p><text:s/>3.303,12<text:s/></text:p>
          </table:table-cell>
          <table:table-cell office:value-type="float" office:value="11208.44" table:style-name="ce4">
            <text:p><text:s/>11.208,4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933172" table:style-name="ce3">
            <text:p>933172</text:p>
          </table:table-cell>
          <table:table-cell office:value-type="string" table:style-name="ce3">
            <text:p>LIBORIO ALVES ANTONIO DO NASCIMEN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98332" table:style-name="ce3">
            <text:p>698332</text:p>
          </table:table-cell>
          <table:table-cell office:value-type="string" table:style-name="ce3">
            <text:p>LIDIA HELENA FERREIRA DA COSTA DOS PASSO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29" table:style-name="ce3">
            <text:p>6529</text:p>
          </table:table-cell>
          <table:table-cell office:value-type="string" table:style-name="ce3">
            <text:p>LIGIANE RODRIGUES BUE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017.32" table:style-name="ce4">
            <text:p><text:s/>1.017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42409" table:style-name="ce3">
            <text:p>842409</text:p>
          </table:table-cell>
          <table:table-cell office:value-type="string" table:style-name="ce3">
            <text:p>LILIAM CRISTINA MARQUES DA COST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42045" table:style-name="ce3">
            <text:p>842045</text:p>
          </table:table-cell>
          <table:table-cell office:value-type="string" table:style-name="ce3">
            <text:p>LILIAN CAVALCANTE DE ALBUQUERQU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02.27" table:style-name="ce4">
            <text:p><text:s/>2.702,2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13" table:style-name="ce3">
            <text:p>7513</text:p>
          </table:table-cell>
          <table:table-cell office:value-type="string" table:style-name="ce3">
            <text:p>LILIAN FRUET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JANDI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080.1799999999998" table:style-name="ce4">
            <text:p><text:s/>2.080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33851" table:style-name="ce3">
            <text:p>833851</text:p>
          </table:table-cell>
          <table:table-cell office:value-type="string" table:style-name="ce3">
            <text:p>LILIANA MERCADANTE MORTAR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23.66" table:style-name="ce4">
            <text:p><text:s/>2.623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45762" table:style-name="ce3">
            <text:p>545762</text:p>
          </table:table-cell>
          <table:table-cell office:value-type="string" table:style-name="ce3">
            <text:p>LILIANE SILVA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E FAMILIA E SUCESSO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62.02" table:style-name="ce4">
            <text:p><text:s/>3.262,0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34" table:style-name="ce3">
            <text:p>1034</text:p>
          </table:table-cell>
          <table:table-cell office:value-type="string" table:style-name="ce3">
            <text:p>LINCOLN GAKIY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882.38" table:style-name="ce4">
            <text:p><text:s/>1.882,38<text:s/></text:p>
          </table:table-cell>
          <table:table-cell office:value-type="float" office:value="3919.77" table:style-name="ce4">
            <text:p><text:s/>3.919,77<text:s/></text:p>
          </table:table-cell>
          <table:table-cell office:value-type="float" office:value="1684.45" table:style-name="ce4">
            <text:p><text:s/>1.684,45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73" table:style-name="ce3">
            <text:p>1373</text:p>
          </table:table-cell>
          <table:table-cell office:value-type="string" table:style-name="ce3">
            <text:p>LINDSON GIMENES DE ALMEI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14" table:style-name="ce3">
            <text:p>7514</text:p>
          </table:table-cell>
          <table:table-cell office:value-type="string" table:style-name="ce3">
            <text:p>LISTER CALDAS BRAGA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98.75" table:style-name="ce4">
            <text:p><text:s/>2.198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44.3199999999997" table:style-name="ce4">
            <text:p><text:s/>3.144,3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47" table:style-name="ce3">
            <text:p>8547</text:p>
          </table:table-cell>
          <table:table-cell office:value-type="string" table:style-name="ce3">
            <text:p>LIVI RODRIGUES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U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594" table:style-name="ce4">
            <text:p><text:s/>1.594,0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87" table:style-name="ce3">
            <text:p>5687</text:p>
          </table:table-cell>
          <table:table-cell office:value-type="string" table:style-name="ce3">
            <text:p>LORENA GENTIL CIAMPON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26.31999999999994" table:style-name="ce4">
            <text:p><text:s/>926,32<text:s/></text:p>
          </table:table-cell>
          <table:table-cell office:value-type="float" office:value="3303.12" table:style-name="ce4">
            <text:p><text:s/>3.303,1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86" table:style-name="ce3">
            <text:p>10586</text:p>
          </table:table-cell>
          <table:table-cell office:value-type="string" table:style-name="ce3">
            <text:p>LORRANA LARISSA COQUEIR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36.27" table:style-name="ce4">
            <text:p><text:s/>2.636,27<text:s/></text:p>
          </table:table-cell>
          <table:table-cell office:value-type="float" office:value="5390.24" table:style-name="ce4">
            <text:p><text:s/>5.390,24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48" table:style-name="ce3">
            <text:p>8548</text:p>
          </table:table-cell>
          <table:table-cell office:value-type="string" table:style-name="ce3">
            <text:p>LUCAS CORRADINI DA SILV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DESCALVAD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35.83" table:style-name="ce4">
            <text:p><text:s/>2.535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15" table:style-name="ce3">
            <text:p>7515</text:p>
          </table:table-cell>
          <table:table-cell office:value-type="string" table:style-name="ce3">
            <text:p>LUCAS DAMASCENO DE LI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QUAQUECE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98.84" table:style-name="ce4">
            <text:p><text:s/>3.098,8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30" table:style-name="ce3">
            <text:p>6530</text:p>
          </table:table-cell>
          <table:table-cell office:value-type="string" table:style-name="ce3">
            <text:p>LUCAS FREHSE RIBA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CAJAMAR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02.67" table:style-name="ce4">
            <text:p><text:s/>1.202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17" table:style-name="ce3">
            <text:p>11317</text:p>
          </table:table-cell>
          <table:table-cell office:value-type="string" table:style-name="ce3">
            <text:p>LUCAS MAESTER COLOMB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AVARE</text:p>
          </table:table-cell>
          <table:table-cell office:value-type="float" office:value="752.63" table:style-name="ce4">
            <text:p><text:s/>752,63<text:s/></text:p>
          </table:table-cell>
          <table:table-cell office:value-type="float" office:value="1184.57" table:style-name="ce4">
            <text:p><text:s/>1.184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4.44" table:style-name="ce4">
            <text:p><text:s/>1.684,4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19" table:style-name="ce3">
            <text:p>11319</text:p>
          </table:table-cell>
          <table:table-cell office:value-type="string" table:style-name="ce3">
            <text:p>LUCAS MARQUES DE TAVARES OLE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27.33" table:style-name="ce4">
            <text:p><text:s/>2.627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737.76" table:style-name="ce4">
            <text:p><text:s/>6.737,7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87" table:style-name="ce3">
            <text:p>10587</text:p>
          </table:table-cell>
          <table:table-cell office:value-type="string" table:style-name="ce3">
            <text:p>LUCAS MOSTARO DE OLIVEI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89.52" table:style-name="ce4">
            <text:p><text:s/>1.389,5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33901" table:style-name="ce3">
            <text:p>833901</text:p>
          </table:table-cell>
          <table:table-cell office:value-type="string" table:style-name="ce3">
            <text:p>LUCAS PIMENTEL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88" table:style-name="ce3">
            <text:p>5688</text:p>
          </table:table-cell>
          <table:table-cell office:value-type="string" table:style-name="ce3">
            <text:p>LUCAS RIBEIRO TRAVAIN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RESIDENTE VESCESLA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469.33" table:style-name="ce4">
            <text:p><text:s/>2.469,33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57" table:style-name="ce3">
            <text:p>2057</text:p>
          </table:table-cell>
          <table:table-cell office:value-type="string" table:style-name="ce3">
            <text:p>LUCIA NUNES BROMERCHENKE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77.84" table:style-name="ce4">
            <text:p><text:s/>2.377,8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58" table:style-name="ce3">
            <text:p>2058</text:p>
          </table:table-cell>
          <table:table-cell office:value-type="string" table:style-name="ce3">
            <text:p>LUCIANA AMORIM DE CAMAR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91" table:style-name="ce3">
            <text:p>4491</text:p>
          </table:table-cell>
          <table:table-cell office:value-type="string" table:style-name="ce3">
            <text:p>LUCIANA ANDRADE MAI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74.25" table:style-name="ce4">
            <text:p><text:s/>2.274,2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92" table:style-name="ce3">
            <text:p>4492</text:p>
          </table:table-cell>
          <table:table-cell office:value-type="string" table:style-name="ce3">
            <text:p>LUCIANA ANDRE JORDAO DI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810.53" table:style-name="ce4">
            <text:p><text:s/>810,53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93" table:style-name="ce3">
            <text:p>4493</text:p>
          </table:table-cell>
          <table:table-cell office:value-type="string" table:style-name="ce3">
            <text:p>LUCIANA BELO STELU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A BARBARA D'OES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85.06" table:style-name="ce4">
            <text:p><text:s/>2.885,06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35" table:style-name="ce3">
            <text:p>1035</text:p>
          </table:table-cell>
          <table:table-cell office:value-type="string" table:style-name="ce3">
            <text:p>LUCIANA BERGAM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A INFANCIA E DA JUVENTUD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89" table:style-name="ce3">
            <text:p>3789</text:p>
          </table:table-cell>
          <table:table-cell office:value-type="string" table:style-name="ce3">
            <text:p>LUCIANA DE FATIMA CARBONE RODRIGUES ABRAMOVITCH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L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49.33" table:style-name="ce4">
            <text:p><text:s/>2.349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09" table:style-name="ce3">
            <text:p>2209</text:p>
          </table:table-cell>
          <table:table-cell office:value-type="string" table:style-name="ce3">
            <text:p>LUCIANA DE PAULA LEITE ROCHA DEL CAMP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A INFANCIA E DA JUVENTUD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59" table:style-name="ce3">
            <text:p>1359</text:p>
          </table:table-cell>
          <table:table-cell office:value-type="string" table:style-name="ce3">
            <text:p>LUCIANA FERREIRA LEITE PIN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641.67000000000007" table:style-name="ce4">
            <text:p><text:s/>641,67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65" table:style-name="ce3">
            <text:p>2265</text:p>
          </table:table-cell>
          <table:table-cell office:value-type="string" table:style-name="ce3">
            <text:p>LUCIANA FRUGIUEL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979.55" table:style-name="ce4">
            <text:p><text:s/>1.979,5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985" table:style-name="ce3">
            <text:p>2985</text:p>
          </table:table-cell>
          <table:table-cell office:value-type="string" table:style-name="ce3">
            <text:p>LUCIANA MALHEIR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736.2" table:style-name="ce4">
            <text:p><text:s/>1.736,2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94" table:style-name="ce3">
            <text:p>4494</text:p>
          </table:table-cell>
          <table:table-cell office:value-type="string" table:style-name="ce3">
            <text:p>LUCIANA MARQUES FIGUEIRA PORTELL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ANHAEM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51610" table:style-name="ce3">
            <text:p>551610</text:p>
          </table:table-cell>
          <table:table-cell office:value-type="string" table:style-name="ce3">
            <text:p>LUCIANA PINSDORF BARTH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40" table:style-name="ce3">
            <text:p>2240</text:p>
          </table:table-cell>
          <table:table-cell office:value-type="string" table:style-name="ce3">
            <text:p>LUCIANA POLENTI CREMONES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NDAMONHANG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03.5700000000002" table:style-name="ce4">
            <text:p><text:s/>2.603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25" table:style-name="ce3">
            <text:p>3325</text:p>
          </table:table-cell>
          <table:table-cell office:value-type="string" table:style-name="ce3">
            <text:p>LUCIANA RIBEIRO GUIMARAES VIEGAS DE CARVALH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483" table:style-name="ce4">
            <text:p><text:s/>2.483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31" table:style-name="ce3">
            <text:p>6531</text:p>
          </table:table-cell>
          <table:table-cell office:value-type="string" table:style-name="ce3">
            <text:p>LUCIANA ROSS GOBBI BENET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RAR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92.49" table:style-name="ce4">
            <text:p><text:s/>1.192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986" table:style-name="ce3">
            <text:p>2986</text:p>
          </table:table-cell>
          <table:table-cell office:value-type="string" table:style-name="ce3">
            <text:p>LUCIANA SHIMM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005" table:style-name="ce3">
            <text:p>5005</text:p>
          </table:table-cell>
          <table:table-cell office:value-type="string" table:style-name="ce3">
            <text:p>LUCIANA VIEIRA DALLAQUA VINC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752.63" table:style-name="ce4">
            <text:p><text:s/>752,63<text:s/></text:p>
          </table:table-cell>
          <table:table-cell office:value-type="float" office:value="3039.08" table:style-name="ce4">
            <text:p><text:s/>3.039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90" table:style-name="ce3">
            <text:p>3790</text:p>
          </table:table-cell>
          <table:table-cell office:value-type="string" table:style-name="ce3">
            <text:p>LUCIANE CRISTINA NOGUEIRA LUCAS LO R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MA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57.12" table:style-name="ce4">
            <text:p><text:s/>3.257,1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28" table:style-name="ce3">
            <text:p>7328</text:p>
          </table:table-cell>
          <table:table-cell office:value-type="string" table:style-name="ce3">
            <text:p>LUCIANE RODRIGUES ANTUN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VARZEA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105.13" table:style-name="ce4">
            <text:p><text:s/>3.105,13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51" table:style-name="ce3">
            <text:p>2751</text:p>
          </table:table-cell>
          <table:table-cell office:value-type="string" table:style-name="ce3">
            <text:p>LUCIANO GARCIA RIB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RL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447" table:style-name="ce4">
            <text:p><text:s/>2.447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57" table:style-name="ce3">
            <text:p>3057</text:p>
          </table:table-cell>
          <table:table-cell office:value-type="string" table:style-name="ce3">
            <text:p>LUCIANO GOMES DE QUEIROZ COUTIN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1042.1099999999999" table:style-name="ce4">
            <text:p><text:s/>1.042,11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95" table:style-name="ce3">
            <text:p>4495</text:p>
          </table:table-cell>
          <table:table-cell office:value-type="string" table:style-name="ce3">
            <text:p>LUCILA AKEMI NAKAGAW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TUP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6" table:style-name="ce4">
            <text:p><text:s/>3.200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49" table:style-name="ce3">
            <text:p>8549</text:p>
          </table:table-cell>
          <table:table-cell office:value-type="string" table:style-name="ce3">
            <text:p>LUCIO CAMARGO DE RAMO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URIN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758.97" table:style-name="ce4">
            <text:p><text:s/>2.758,97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58" table:style-name="ce3">
            <text:p>3058</text:p>
          </table:table-cell>
          <table:table-cell office:value-type="string" table:style-name="ce3">
            <text:p>LUIS CLAUDIO DAVANSS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BAUR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38.66" table:style-name="ce4">
            <text:p><text:s/>2.638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82" table:style-name="ce3">
            <text:p>1682</text:p>
          </table:table-cell>
          <table:table-cell office:value-type="string" table:style-name="ce3">
            <text:p>LUIS CLAUDIO DE CARVALHO VALEN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48" table:style-name="ce3">
            <text:p>1348</text:p>
          </table:table-cell>
          <table:table-cell office:value-type="string" table:style-name="ce3">
            <text:p>LUIS DIAS FERNAND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PARECIDA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33.4299999999998" table:style-name="ce4">
            <text:p><text:s/>2.533,4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83" table:style-name="ce3">
            <text:p>2283</text:p>
          </table:table-cell>
          <table:table-cell office:value-type="string" table:style-name="ce3">
            <text:p>LUIS DONIZETI DELMASCHI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13.68" table:style-name="ce4">
            <text:p><text:s/>2.813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77" table:style-name="ce3">
            <text:p>7377</text:p>
          </table:table-cell>
          <table:table-cell office:value-type="string" table:style-name="ce3">
            <text:p>LUIS FELIPE DELAMAIN BURAT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49.87" table:style-name="ce4">
            <text:p><text:s/>1.349,8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91" table:style-name="ce3">
            <text:p>3791</text:p>
          </table:table-cell>
          <table:table-cell office:value-type="string" table:style-name="ce3">
            <text:p>LUIS FELIPE TEGON CERQUEIRA LEI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65.21" table:style-name="ce4">
            <text:p><text:s/>2.365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42" table:style-name="ce3">
            <text:p>742</text:p>
          </table:table-cell>
          <table:table-cell office:value-type="string" table:style-name="ce3">
            <text:p>LUIS FERNANDO DE MORAES MANZA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636.83999999999992" table:style-name="ce4">
            <text:p><text:s/>636,84<text:s/></text:p>
          </table:table-cell>
          <table:table-cell office:value-type="float" office:value="3271.15" table:style-name="ce4">
            <text:p><text:s/>3.271,1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34" table:style-name="ce3">
            <text:p>11334</text:p>
          </table:table-cell>
          <table:table-cell office:value-type="string" table:style-name="ce3">
            <text:p>LUIS FERNANDO FANTON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ITAPEV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88.4" table:style-name="ce4">
            <text:p><text:s/>2.888,40<text:s/></text:p>
          </table:table-cell>
          <table:table-cell office:value-type="float" office:value="10858.57" table:style-name="ce4">
            <text:p><text:s/>10.858,57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52" table:style-name="ce3">
            <text:p>2752</text:p>
          </table:table-cell>
          <table:table-cell office:value-type="string" table:style-name="ce3">
            <text:p>LUIS FERNANDO ROCH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SS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749.97" table:style-name="ce4">
            <text:p><text:s/>2.749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56.6099999999997" table:style-name="ce4">
            <text:p><text:s/>3.256,61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36" table:style-name="ce3">
            <text:p>1036</text:p>
          </table:table-cell>
          <table:table-cell office:value-type="string" table:style-name="ce3">
            <text:p>LUIS FERNANDO ROSSET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212" table:style-name="ce3">
            <text:p>3212</text:p>
          </table:table-cell>
          <table:table-cell office:value-type="string" table:style-name="ce3">
            <text:p>LUIS FERNANDO SCAVONE DE MACE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CARE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576.06" table:style-name="ce4">
            <text:p><text:s/>1.576,0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35960" table:style-name="ce3">
            <text:p>835960</text:p>
          </table:table-cell>
          <table:table-cell office:value-type="string" table:style-name="ce3">
            <text:p>LUIS GABOS ALVAR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781.71" table:style-name="ce4">
            <text:p><text:s/>2.781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93" table:style-name="ce3">
            <text:p>1693</text:p>
          </table:table-cell>
          <table:table-cell office:value-type="string" table:style-name="ce3">
            <text:p>LUIS GUILHERME GOMES DOS REIS SAMPAIO GARCI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32" table:style-name="ce3">
            <text:p>6532</text:p>
          </table:table-cell>
          <table:table-cell office:value-type="string" table:style-name="ce3">
            <text:p>LUIS GUSTAVO CASTOLD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RIBEIRAO PIR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37.81" table:style-name="ce4">
            <text:p><text:s/>1.137,81<text:s/></text:p>
          </table:table-cell>
          <table:table-cell office:value-type="float" office:value="7288.67" table:style-name="ce4">
            <text:p><text:s/>7.288,6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4566" table:style-name="ce3">
            <text:p>404566</text:p>
          </table:table-cell>
          <table:table-cell office:value-type="string" table:style-name="ce3">
            <text:p>LUIS HENRIQUE PACCAGNEL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21.67999999999995" table:style-name="ce4">
            <text:p><text:s/>621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60" table:style-name="ce3">
            <text:p>3360</text:p>
          </table:table-cell>
          <table:table-cell office:value-type="string" table:style-name="ce3">
            <text:p>LUIS HENRIQUE RODRIGUES DE ALMEID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IRASSUNU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34" table:style-name="ce3">
            <text:p>6534</text:p>
          </table:table-cell>
          <table:table-cell office:value-type="string" table:style-name="ce3">
            <text:p>LUIS HENRIQUE SCANFERL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EDERNEIR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508.04" table:style-name="ce4">
            <text:p><text:s/>1.508,04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67" table:style-name="ce3">
            <text:p>2567</text:p>
          </table:table-cell>
          <table:table-cell office:value-type="string" table:style-name="ce3">
            <text:p>LUIS MARCELO MILEO THEODO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43890" table:style-name="ce3">
            <text:p>843890</text:p>
          </table:table-cell>
          <table:table-cell office:value-type="string" table:style-name="ce3">
            <text:p>LUIS PAULO SIRVINSKA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69" table:style-name="ce3">
            <text:p>2269</text:p>
          </table:table-cell>
          <table:table-cell office:value-type="string" table:style-name="ce3">
            <text:p>LUIS PERSIVAL DE CARVALHO VALLI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93" table:style-name="ce3">
            <text:p>2593</text:p>
          </table:table-cell>
          <table:table-cell office:value-type="string" table:style-name="ce3">
            <text:p>LUIS ROBERTO JORDAO WAKI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UER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04062" table:style-name="ce3">
            <text:p>704062</text:p>
          </table:table-cell>
          <table:table-cell office:value-type="string" table:style-name="ce3">
            <text:p>LUIS ROBERTO PROENC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S DE JUSTICA CIVEIS DO MEIO AMBIENTE</text:p>
          </table:table-cell>
          <table:table-cell office:value-type="float" office:value="91.669999999999959" table:style-name="ce4">
            <text:p><text:s/>91,67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09" table:style-name="ce3">
            <text:p>11309</text:p>
          </table:table-cell>
          <table:table-cell office:value-type="string" table:style-name="ce3">
            <text:p>LUISA MAFFEI COST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OSASC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15.08" table:style-name="ce4">
            <text:p><text:s/>2.115,08<text:s/></text:p>
          </table:table-cell>
          <table:table-cell office:value-type="float" office:value="7186.94" table:style-name="ce4">
            <text:p><text:s/>7.186,9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66" table:style-name="ce3">
            <text:p>2566</text:p>
          </table:table-cell>
          <table:table-cell office:value-type="string" table:style-name="ce3">
            <text:p>LUIZ ALBERTO MEIRELLES SZIKO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11" table:style-name="ce3">
            <text:p>2211</text:p>
          </table:table-cell>
          <table:table-cell office:value-type="string" table:style-name="ce3">
            <text:p>LUIZ ALBERTO SEGALLA BEVILACQU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MEI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3368.9" table:style-name="ce4">
            <text:p><text:s/>3.368,90<text:s/></text:p>
          </table:table-cell>
          <table:table-cell office:value-type="float" office:value="1684.45" table:style-name="ce4">
            <text:p><text:s/>1.684,45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09" table:style-name="ce3">
            <text:p>2709</text:p>
          </table:table-cell>
          <table:table-cell office:value-type="string" table:style-name="ce3">
            <text:p>LUIZ AMBRA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61.45" table:style-name="ce4">
            <text:p><text:s/>3.061,4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966650" table:style-name="ce3">
            <text:p>966650</text:p>
          </table:table-cell>
          <table:table-cell office:value-type="string" table:style-name="ce3">
            <text:p>LUIZ ANTONIO CASTRO DE MIRAND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77810" table:style-name="ce3">
            <text:p>577810</text:p>
          </table:table-cell>
          <table:table-cell office:value-type="string" table:style-name="ce3">
            <text:p>LUIZ ANTONIO DE ANDRAD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09.04" table:style-name="ce4">
            <text:p><text:s/>2.209,0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2460" table:style-name="ce3">
            <text:p>12460</text:p>
          </table:table-cell>
          <table:table-cell office:value-type="string" table:style-name="ce3">
            <text:p>LUIZ ANTONIO DE OLIVEIRA NUSDE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38" table:style-name="ce3">
            <text:p>1038</text:p>
          </table:table-cell>
          <table:table-cell office:value-type="string" table:style-name="ce3">
            <text:p>LUIZ ANTONIO DE SOUZ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4973" table:style-name="ce3">
            <text:p>104973</text:p>
          </table:table-cell>
          <table:table-cell office:value-type="string" table:style-name="ce3">
            <text:p>LUIZ ANTONIO GUIMARAES MARREY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07" table:style-name="ce3">
            <text:p>2207</text:p>
          </table:table-cell>
          <table:table-cell office:value-type="string" table:style-name="ce3">
            <text:p>LUIZ ARTHUR IUGHETTI CAPUZZ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542.32" table:style-name="ce4">
            <text:p><text:s/>1.542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7736" table:style-name="ce3">
            <text:p>207736</text:p>
          </table:table-cell>
          <table:table-cell office:value-type="string" table:style-name="ce3">
            <text:p>LUIZ CARLOS GONCALVES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83.96" table:style-name="ce4">
            <text:p><text:s/>1.183,9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27" table:style-name="ce3">
            <text:p>3027</text:p>
          </table:table-cell>
          <table:table-cell office:value-type="string" table:style-name="ce3">
            <text:p>LUIZ CARLOS ORMELEZ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059.0100000000002" table:style-name="ce4">
            <text:p><text:s/>2.059,01<text:s/></text:p>
          </table:table-cell>
          <table:table-cell office:value-type="float" office:value="1347.56" table:style-name="ce4">
            <text:p><text:s/>1.347,5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39" table:style-name="ce3">
            <text:p>1039</text:p>
          </table:table-cell>
          <table:table-cell office:value-type="string" table:style-name="ce3">
            <text:p>LUIZ CLAUDIO FLORENZANO VIDAL GONCALV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A B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4.44" table:style-name="ce4">
            <text:p><text:s/>1.684,4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2894" table:style-name="ce3">
            <text:p>852894</text:p>
          </table:table-cell>
          <table:table-cell office:value-type="string" table:style-name="ce3">
            <text:p>LUIZ EDUARDO SCIULI DE CA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857.74" table:style-name="ce4">
            <text:p><text:s/>1.857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030" table:style-name="ce3">
            <text:p>65030</text:p>
          </table:table-cell>
          <table:table-cell office:value-type="string" table:style-name="ce3">
            <text:p>LUIZ EDUARDO SIEGL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23" table:style-name="ce3">
            <text:p>7323</text:p>
          </table:table-cell>
          <table:table-cell office:value-type="string" table:style-name="ce3">
            <text:p>LUIZ FERNANDO BUGIGA REBELLA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OT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080.1799999999998" table:style-name="ce4">
            <text:p><text:s/>2.080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500000000004" table:style-name="ce4">
            <text:p><text:s/>5.053,35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52" table:style-name="ce3">
            <text:p>3352</text:p>
          </table:table-cell>
          <table:table-cell office:value-type="string" table:style-name="ce3">
            <text:p>LUIZ FERNANDO GAGLIARDI FER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50.7600000000002" table:style-name="ce4">
            <text:p><text:s/>2.550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96" table:style-name="ce3">
            <text:p>4496</text:p>
          </table:table-cell>
          <table:table-cell office:value-type="string" table:style-name="ce3">
            <text:p>LUIZ FERNANDO GARCI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A BARBARA D'OES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457.87" table:style-name="ce4">
            <text:p><text:s/>2.457,8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987" table:style-name="ce3">
            <text:p>2987</text:p>
          </table:table-cell>
          <table:table-cell office:value-type="string" table:style-name="ce3">
            <text:p>LUIZ FERNANDO GUEDES AMBROG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50.2399999999998" table:style-name="ce4">
            <text:p><text:s/>2.150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4.44" table:style-name="ce4">
            <text:p><text:s/>1.684,4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92" table:style-name="ce3">
            <text:p>3792</text:p>
          </table:table-cell>
          <table:table-cell office:value-type="string" table:style-name="ce3">
            <text:p>LUIZ FERNANDO GUINSBERG PIN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L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961.72" table:style-name="ce4">
            <text:p><text:s/>1.961,72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01050" table:style-name="ce3">
            <text:p>701050</text:p>
          </table:table-cell>
          <table:table-cell office:value-type="string" table:style-name="ce3">
            <text:p>LUIZ FERNANDO RODRIGUES PINTO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482.1799999999998" table:style-name="ce4">
            <text:p><text:s/>2.482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936185" table:style-name="ce3">
            <text:p>936185</text:p>
          </table:table-cell>
          <table:table-cell office:value-type="string" table:style-name="ce3">
            <text:p>LUIZ GONZAGA BOV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O CLARO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91.76" table:style-name="ce4">
            <text:p><text:s/>1.391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5600" table:style-name="ce3">
            <text:p>855600</text:p>
          </table:table-cell>
          <table:table-cell office:value-type="string" table:style-name="ce3">
            <text:p>LUIZ GUSTAVO JOIA DE MEL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89" table:style-name="ce3">
            <text:p>5689</text:p>
          </table:table-cell>
          <table:table-cell office:value-type="string" table:style-name="ce3">
            <text:p>LUIZ HENRIQUE BRANDAO FER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984.21" table:style-name="ce4">
            <text:p><text:s/>984,21<text:s/></text:p>
          </table:table-cell>
          <table:table-cell office:value-type="float" office:value="2248.2199999999998" table:style-name="ce4">
            <text:p><text:s/>2.248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72" table:style-name="ce3">
            <text:p>1372</text:p>
          </table:table-cell>
          <table:table-cell office:value-type="string" table:style-name="ce3">
            <text:p>LUIZ HENRIQUE CARDOSO DAL PO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3792" table:style-name="ce3">
            <text:p>253792</text:p>
          </table:table-cell>
          <table:table-cell office:value-type="string" table:style-name="ce3">
            <text:p>LUIZ HENRIQUE PACINI CO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08" table:style-name="ce3">
            <text:p>2208</text:p>
          </table:table-cell>
          <table:table-cell office:value-type="string" table:style-name="ce3">
            <text:p>LUIZ KOK RIB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DAS EXECUCOES CRIMINAIS</text:p>
          </table:table-cell>
          <table:table-cell office:value-type="float" office:value="984.21" table:style-name="ce4">
            <text:p><text:s/>984,21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135.5600000000004" table:style-name="ce4">
            <text:p><text:s/>4.135,5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43" table:style-name="ce3">
            <text:p>743</text:p>
          </table:table-cell>
          <table:table-cell office:value-type="string" table:style-name="ce3">
            <text:p>LUIZ MARCELO NEGRINI DE OLIVEIRA MAT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006" table:style-name="ce3">
            <text:p>5006</text:p>
          </table:table-cell>
          <table:table-cell office:value-type="string" table:style-name="ce3">
            <text:p>LUIZ OTAVIO ALVES FER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8911" table:style-name="ce3">
            <text:p>88911</text:p>
          </table:table-cell>
          <table:table-cell office:value-type="string" table:style-name="ce3">
            <text:p>LUIZ PAULO SANTOS AOK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40" table:style-name="ce3">
            <text:p>1040</text:p>
          </table:table-cell>
          <table:table-cell office:value-type="string" table:style-name="ce3">
            <text:p>LUIZ ROBERTO CICOGNA FAGGION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46134" table:style-name="ce3">
            <text:p>546134</text:p>
          </table:table-cell>
          <table:table-cell office:value-type="string" table:style-name="ce3">
            <text:p>LUIZ SALES DO NASCIMEN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44" table:style-name="ce3">
            <text:p>744</text:p>
          </table:table-cell>
          <table:table-cell office:value-type="string" table:style-name="ce3">
            <text:p>LUIZ SERGIO HULLE CATA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78" table:style-name="ce3">
            <text:p>1378</text:p>
          </table:table-cell>
          <table:table-cell office:value-type="string" table:style-name="ce3">
            <text:p>LUIZA AMELIA QUEIROZ DOS SANTOS DE GENNA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DAS EXECUCOES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05893" table:style-name="ce3">
            <text:p>705893</text:p>
          </table:table-cell>
          <table:table-cell office:value-type="string" table:style-name="ce3">
            <text:p>LYCURGO DE CASTRO SANTO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72.42" table:style-name="ce4">
            <text:p><text:s/>3.072,42<text:s/></text:p>
          </table:table-cell>
          <table:table-cell office:value-type="float" office:value="2362.44" table:style-name="ce4">
            <text:p><text:s/>2.362,4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35" table:style-name="ce3">
            <text:p>6535</text:p>
          </table:table-cell>
          <table:table-cell office:value-type="string" table:style-name="ce3">
            <text:p>LYSANEAS SANTOS MACIE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493.9299999999998" table:style-name="ce4">
            <text:p><text:s/>2.493,93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91340" table:style-name="ce3">
            <text:p>91340</text:p>
          </table:table-cell>
          <table:table-cell office:value-type="string" table:style-name="ce3">
            <text:p>MANOEL CIRILO RODRIGU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89.38" table:style-name="ce4">
            <text:p><text:s/>2.189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95881" table:style-name="ce3">
            <text:p>395881</text:p>
          </table:table-cell>
          <table:table-cell office:value-type="string" table:style-name="ce3">
            <text:p>MANOEL JOSE BERC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400.8199999999997" table:style-name="ce4">
            <text:p><text:s/>3.400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53" table:style-name="ce3">
            <text:p>2753</text:p>
          </table:table-cell>
          <table:table-cell office:value-type="string" table:style-name="ce3">
            <text:p>MANOEL MALDONADO GONZAG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TUP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72.89" table:style-name="ce4">
            <text:p><text:s/>2.572,8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32" table:style-name="ce3">
            <text:p>2232</text:p>
          </table:table-cell>
          <table:table-cell office:value-type="string" table:style-name="ce3">
            <text:p>MANOEL SERGIO DA ROCHA MONT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92" table:style-name="ce3">
            <text:p>2592</text:p>
          </table:table-cell>
          <table:table-cell office:value-type="string" table:style-name="ce3">
            <text:p>MANOEL TORRALBO GIMENEZ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VIC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712.49" table:style-name="ce4">
            <text:p><text:s/>1.712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90" table:style-name="ce3">
            <text:p>5690</text:p>
          </table:table-cell>
          <table:table-cell office:value-type="string" table:style-name="ce3">
            <text:p>MANOELLA GU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91" table:style-name="ce3">
            <text:p>5691</text:p>
          </table:table-cell>
          <table:table-cell office:value-type="string" table:style-name="ce3">
            <text:p>MANUELA SCHREIBER SILVA E SOUS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475.71" table:style-name="ce4">
            <text:p><text:s/>1.475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007" table:style-name="ce3">
            <text:p>5007</text:p>
          </table:table-cell>
          <table:table-cell office:value-type="string" table:style-name="ce3">
            <text:p>MARCEL DEL BIANCO CESTA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76.37" table:style-name="ce4">
            <text:p><text:s/>2.376,37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50" table:style-name="ce3">
            <text:p>1650</text:p>
          </table:table-cell>
          <table:table-cell office:value-type="string" table:style-name="ce3">
            <text:p>MARCEL ZANIN BOMBARD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RAQUA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4.45" table:style-name="ce4">
            <text:p><text:s/>1.684,45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92" table:style-name="ce3">
            <text:p>5692</text:p>
          </table:table-cell>
          <table:table-cell office:value-type="string" table:style-name="ce3">
            <text:p>MARCELA AGOSTINHO GOMES ILH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CHOEIRA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08" table:style-name="ce4">
            <text:p><text:s/>2.508,00<text:s/></text:p>
          </table:table-cell>
          <table:table-cell office:value-type="float" office:value="8888.02" table:style-name="ce4">
            <text:p><text:s/>8.888,0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16" table:style-name="ce3">
            <text:p>7516</text:p>
          </table:table-cell>
          <table:table-cell office:value-type="string" table:style-name="ce3">
            <text:p>MARCELA FIGUEIREDO BECHARA FER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AIRIPO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71" table:style-name="ce3">
            <text:p>2571</text:p>
          </table:table-cell>
          <table:table-cell office:value-type="string" table:style-name="ce3">
            <text:p>MARCELA SCANAVINI BIANCH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482.1799999999998" table:style-name="ce4">
            <text:p><text:s/>2.482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47544" table:style-name="ce3">
            <text:p>547544</text:p>
          </table:table-cell>
          <table:table-cell office:value-type="string" table:style-name="ce3">
            <text:p>MARCELLO DE SALLES PENTEA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463.15999999999997" table:style-name="ce4">
            <text:p><text:s/>463,16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96" table:style-name="ce3">
            <text:p>3396</text:p>
          </table:table-cell>
          <table:table-cell office:value-type="string" table:style-name="ce3">
            <text:p>MARCELO ALEXANDRE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016.76" table:style-name="ce4">
            <text:p><text:s/>5.016,7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36" table:style-name="ce3">
            <text:p>6536</text:p>
          </table:table-cell>
          <table:table-cell office:value-type="string" table:style-name="ce3">
            <text:p>MARCELO ANTONIO FRANCISCHETTE DA CO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ERNANDOPOL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470.49" table:style-name="ce4">
            <text:p><text:s/>47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737.76" table:style-name="ce4">
            <text:p><text:s/>6.737,7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01280" table:style-name="ce3">
            <text:p>701280</text:p>
          </table:table-cell>
          <table:table-cell office:value-type="string" table:style-name="ce3">
            <text:p>MARCELO BATLOUNI MENDRON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988" table:style-name="ce3">
            <text:p>2988</text:p>
          </table:table-cell>
          <table:table-cell office:value-type="string" table:style-name="ce3">
            <text:p>MARCELO BIAZZI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49.33" table:style-name="ce4">
            <text:p><text:s/>2.349,33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37" table:style-name="ce3">
            <text:p>6537</text:p>
          </table:table-cell>
          <table:table-cell office:value-type="string" table:style-name="ce3">
            <text:p>MARCELO BRANDAO FONTAN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TUP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98.9" table:style-name="ce4">
            <text:p><text:s/>898,9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45" table:style-name="ce3">
            <text:p>745</text:p>
          </table:table-cell>
          <table:table-cell office:value-type="string" table:style-name="ce3">
            <text:p>MARCELO BUFFULIN MIZU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RL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84.44" table:style-name="ce4">
            <text:p><text:s/>2.684,4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68" table:style-name="ce3">
            <text:p>2568</text:p>
          </table:table-cell>
          <table:table-cell office:value-type="string" table:style-name="ce3">
            <text:p>MARCELO CRES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926.31999999999994" table:style-name="ce4">
            <text:p><text:s/>926,32<text:s/></text:p>
          </table:table-cell>
          <table:table-cell office:value-type="float" office:value="2815.15" table:style-name="ce4">
            <text:p><text:s/>2.815,1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17" table:style-name="ce3">
            <text:p>7517</text:p>
          </table:table-cell>
          <table:table-cell office:value-type="string" table:style-name="ce3">
            <text:p>MARCELO DA SILVA MARTINS PINTO GONCALV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RTUR NOGUEI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00.8000000000002" table:style-name="ce4">
            <text:p><text:s/>2.500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41" table:style-name="ce3">
            <text:p>1041</text:p>
          </table:table-cell>
          <table:table-cell office:value-type="string" table:style-name="ce3">
            <text:p>MARCELO DAWALIB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01.17" table:style-name="ce4">
            <text:p><text:s/>2.501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98" table:style-name="ce3">
            <text:p>4498</text:p>
          </table:table-cell>
          <table:table-cell office:value-type="string" table:style-name="ce3">
            <text:p>MARCELO DE MENDONCA NE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HORTOLAND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64.4899999999998" table:style-name="ce4">
            <text:p><text:s/>2.364,49<text:s/></text:p>
          </table:table-cell>
          <table:table-cell office:value-type="float" office:value="11208.44" table:style-name="ce4">
            <text:p><text:s/>11.208,4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99" table:style-name="ce3">
            <text:p>4499</text:p>
          </table:table-cell>
          <table:table-cell office:value-type="string" table:style-name="ce3">
            <text:p>MARCELO DI GIACOMO ARAUJ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NDAI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76.96" table:style-name="ce4">
            <text:p><text:s/>2.876,9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39" table:style-name="ce3">
            <text:p>2239</text:p>
          </table:table-cell>
          <table:table-cell office:value-type="string" table:style-name="ce3">
            <text:p>MARCELO DUARTE DANELUZZ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87945" table:style-name="ce3">
            <text:p>387945</text:p>
          </table:table-cell>
          <table:table-cell office:value-type="string" table:style-name="ce3">
            <text:p>MARCELO FERREIRA DE SOUZA NET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26.31999999999994" table:style-name="ce4">
            <text:p><text:s/>926,32<text:s/></text:p>
          </table:table-cell>
          <table:table-cell office:value-type="float" office:value="1913.26" table:style-name="ce4">
            <text:p><text:s/>1.913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38" table:style-name="ce3">
            <text:p>6538</text:p>
          </table:table-cell>
          <table:table-cell office:value-type="string" table:style-name="ce3">
            <text:p>MARCELO FRATANGELO GHILARD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ZAN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98.75" table:style-name="ce4">
            <text:p><text:s/>2.198,75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214" table:style-name="ce3">
            <text:p>3214</text:p>
          </table:table-cell>
          <table:table-cell office:value-type="string" table:style-name="ce3">
            <text:p>MARCELO FREIRE GARCI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NDIDO MO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93.42" table:style-name="ce4">
            <text:p><text:s/>2.393,42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989" table:style-name="ce3">
            <text:p>2989</text:p>
          </table:table-cell>
          <table:table-cell office:value-type="string" table:style-name="ce3">
            <text:p>MARCELO GONCALVES SALIB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NTA CRUZ DO RIO PARD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702.04" table:style-name="ce4">
            <text:p><text:s/>2.702,04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46" table:style-name="ce3">
            <text:p>746</text:p>
          </table:table-cell>
          <table:table-cell office:value-type="string" table:style-name="ce3">
            <text:p>MARCELO LUIZ BARON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85" table:style-name="ce3">
            <text:p>11385</text:p>
          </table:table-cell>
          <table:table-cell office:value-type="string" table:style-name="ce3">
            <text:p>MARCELO OLIVEIRA DOS SANTOS NEVES DE SOUZ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CARAGUAT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88.4" table:style-name="ce4">
            <text:p><text:s/>2.888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64" table:style-name="ce3">
            <text:p>2064</text:p>
          </table:table-cell>
          <table:table-cell office:value-type="string" table:style-name="ce3">
            <text:p>MARCELO ORLANDO MEND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50" table:style-name="ce3">
            <text:p>8550</text:p>
          </table:table-cell>
          <table:table-cell office:value-type="string" table:style-name="ce3">
            <text:p>MARCELO OTAVIO CAMARGO RAM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RAGUAT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508.04" table:style-name="ce4">
            <text:p><text:s/>1.508,0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38" table:style-name="ce3">
            <text:p>2238</text:p>
          </table:table-cell>
          <table:table-cell office:value-type="string" table:style-name="ce3">
            <text:p>MARCELO OTAVIO MEDIC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70" table:style-name="ce3">
            <text:p>1670</text:p>
          </table:table-cell>
          <table:table-cell office:value-type="string" table:style-name="ce3">
            <text:p>MARCELO PEREZ LOCATE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VIC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19.5700000000002" table:style-name="ce4">
            <text:p><text:s/>2.119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42" table:style-name="ce3">
            <text:p>1042</text:p>
          </table:table-cell>
          <table:table-cell office:value-type="string" table:style-name="ce3">
            <text:p>MARCELO ROVER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550" table:style-name="ce4">
            <text:p><text:s/>55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3831.1" table:style-name="ce4">
            <text:p><text:s/>3.831,1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500" table:style-name="ce3">
            <text:p>4500</text:p>
          </table:table-cell>
          <table:table-cell office:value-type="string" table:style-name="ce3">
            <text:p>MARCELO SANCHEZ LORENZ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4351.4500000000007" table:style-name="ce4">
            <text:p><text:s/>4.351,45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61780" table:style-name="ce3">
            <text:p>361780</text:p>
          </table:table-cell>
          <table:table-cell office:value-type="string" table:style-name="ce3">
            <text:p>MARCELO SANTOS NUN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029.76" table:style-name="ce4">
            <text:p><text:s/>2.029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54" table:style-name="ce3">
            <text:p>2754</text:p>
          </table:table-cell>
          <table:table-cell office:value-type="string" table:style-name="ce3">
            <text:p>MARCELO SCIORI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32.86" table:style-name="ce4">
            <text:p><text:s/>3.332,8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65" table:style-name="ce3">
            <text:p>2065</text:p>
          </table:table-cell>
          <table:table-cell office:value-type="string" table:style-name="ce3">
            <text:p>MARCELO SIGARI MORISCOT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16.38" table:style-name="ce4">
            <text:p><text:s/>2.516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008" table:style-name="ce3">
            <text:p>5008</text:p>
          </table:table-cell>
          <table:table-cell office:value-type="string" table:style-name="ce3">
            <text:p>MARCELO SILVA CASSO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OT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215" table:style-name="ce3">
            <text:p>3215</text:p>
          </table:table-cell>
          <table:table-cell office:value-type="string" table:style-name="ce3">
            <text:p>MARCELO SORRENTINO NEI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ARACATUBA</text:p>
          </table:table-cell>
          <table:table-cell office:value-type="float" office:value="926.31999999999994" table:style-name="ce4">
            <text:p><text:s/>926,32<text:s/></text:p>
          </table:table-cell>
          <table:table-cell office:value-type="float" office:value="2483.2399999999998" table:style-name="ce4">
            <text:p><text:s/>2.483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72" table:style-name="ce3">
            <text:p>3372</text:p>
          </table:table-cell>
          <table:table-cell office:value-type="string" table:style-name="ce3">
            <text:p>MARCELO SPERANDIO FELIPE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OCO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461.3899999999999" table:style-name="ce4">
            <text:p><text:s/>1.461,3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990" table:style-name="ce3">
            <text:p>2990</text:p>
          </table:table-cell>
          <table:table-cell office:value-type="string" table:style-name="ce3">
            <text:p>MARCELO VIEIRA DE MELL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ADEM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72" table:style-name="ce3">
            <text:p>2272</text:p>
          </table:table-cell>
          <table:table-cell office:value-type="string" table:style-name="ce3">
            <text:p>MARCIA CAMARGO FREDERICO FERRAZ DE CAMP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NOSSA SENHORA DO 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91" table:style-name="ce3">
            <text:p>2591</text:p>
          </table:table-cell>
          <table:table-cell office:value-type="string" table:style-name="ce3">
            <text:p>MARCIA LEGUTH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556.5" table:style-name="ce4">
            <text:p><text:s/>556,5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31" table:style-name="ce3">
            <text:p>2231</text:p>
          </table:table-cell>
          <table:table-cell office:value-type="string" table:style-name="ce3">
            <text:p>MARCIA LEITE MACE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51" table:style-name="ce3">
            <text:p>1651</text:p>
          </table:table-cell>
          <table:table-cell office:value-type="string" table:style-name="ce3">
            <text:p>MARCIA LOURENCO MONASS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974.29" table:style-name="ce4">
            <text:p><text:s/>2.974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22" table:style-name="ce3">
            <text:p>7322</text:p>
          </table:table-cell>
          <table:table-cell office:value-type="string" table:style-name="ce3">
            <text:p>MARCIA OTSUKA MORISHI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QUAQUECE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04.52" table:style-name="ce4">
            <text:p><text:s/>2.504,5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29293" table:style-name="ce3">
            <text:p>629293</text:p>
          </table:table-cell>
          <table:table-cell office:value-type="string" table:style-name="ce3">
            <text:p>MARCILIO GRECC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93" table:style-name="ce3">
            <text:p>3793</text:p>
          </table:table-cell>
          <table:table-cell office:value-type="string" table:style-name="ce3">
            <text:p>MARCIO AUGUSTO FRIGGI DE CARVA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2A.PROMOTORIA DE JUSTICA DO JURI DA CAPITAL(JABAQUARA)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65.21" table:style-name="ce4">
            <text:p><text:s/>2.365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39" table:style-name="ce3">
            <text:p>6539</text:p>
          </table:table-cell>
          <table:table-cell office:value-type="string" table:style-name="ce3">
            <text:p>MARCIO CLOVIS BOSIO GUIMARA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API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70" table:style-name="ce3">
            <text:p>3370</text:p>
          </table:table-cell>
          <table:table-cell office:value-type="string" table:style-name="ce3">
            <text:p>MARCIO FRANCISCO ESCUDEIRO LEI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7503" table:style-name="ce3">
            <text:p>137503</text:p>
          </table:table-cell>
          <table:table-cell office:value-type="string" table:style-name="ce3">
            <text:p>MARCIO JOSE ASSIS CEZA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96.9100000000003" table:style-name="ce4">
            <text:p><text:s/>3.596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36045" table:style-name="ce3">
            <text:p>836045</text:p>
          </table:table-cell>
          <table:table-cell office:value-type="string" table:style-name="ce3">
            <text:p>MARCIO KUHNE PRADO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717.26" table:style-name="ce4">
            <text:p><text:s/>1.717,26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501" table:style-name="ce3">
            <text:p>4501</text:p>
          </table:table-cell>
          <table:table-cell office:value-type="string" table:style-name="ce3">
            <text:p>MARCIO ROGERIO FRACASS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2660" table:style-name="ce3">
            <text:p>62660</text:p>
          </table:table-cell>
          <table:table-cell office:value-type="string" table:style-name="ce3">
            <text:p>MARCIO SERGIO CHRISTIN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17" table:style-name="ce3">
            <text:p>3317</text:p>
          </table:table-cell>
          <table:table-cell office:value-type="string" table:style-name="ce3">
            <text:p>MARCIO TAKESHI NAKA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986.17" table:style-name="ce4">
            <text:p><text:s/>2.986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502" table:style-name="ce3">
            <text:p>4502</text:p>
          </table:table-cell>
          <table:table-cell office:value-type="string" table:style-name="ce3">
            <text:p>MARCO ANTONIO DE MORAES BARR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54.56" table:style-name="ce4">
            <text:p><text:s/>1.354,5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88" table:style-name="ce3">
            <text:p>4088</text:p>
          </table:table-cell>
          <table:table-cell office:value-type="string" table:style-name="ce3">
            <text:p>MARCO ANTONIO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02494" table:style-name="ce3">
            <text:p>502494</text:p>
          </table:table-cell>
          <table:table-cell office:value-type="string" table:style-name="ce3">
            <text:p>MARCO ANTONIO FAUSTI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O TATUAPE</text:p>
          </table:table-cell>
          <table:table-cell office:value-type="float" office:value="810.53" table:style-name="ce4">
            <text:p><text:s/>810,53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9293" table:style-name="ce3">
            <text:p>119293</text:p>
          </table:table-cell>
          <table:table-cell office:value-type="string" table:style-name="ce3">
            <text:p>MARCO ANTONIO FERREIRA LIM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366.66999999999996" table:style-name="ce4">
            <text:p><text:s/>366,67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47283" table:style-name="ce3">
            <text:p>547283</text:p>
          </table:table-cell>
          <table:table-cell office:value-type="string" table:style-name="ce3">
            <text:p>MARCO ANTONIO GESUALDI XAVIER DE FREITA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RAR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51427" table:style-name="ce3">
            <text:p>551427</text:p>
          </table:table-cell>
          <table:table-cell office:value-type="string" table:style-name="ce3">
            <text:p>MARCO ANTONIO MARCONDES PER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11" table:style-name="ce3">
            <text:p>11311</text:p>
          </table:table-cell>
          <table:table-cell office:value-type="string" table:style-name="ce3">
            <text:p>MARCO ANTONIO MARTINS FONTES CUSTODI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JUNDIA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04.71" table:style-name="ce4">
            <text:p><text:s/>2.604,71<text:s/></text:p>
          </table:table-cell>
          <table:table-cell office:value-type="float" office:value="6064.02" table:style-name="ce4">
            <text:p><text:s/>6.064,0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5583" table:style-name="ce3">
            <text:p>405583</text:p>
          </table:table-cell>
          <table:table-cell office:value-type="string" table:style-name="ce3">
            <text:p>MARCO ANTONIO ROCHA CAVALCAN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43551" table:style-name="ce3">
            <text:p>343551</text:p>
          </table:table-cell>
          <table:table-cell office:value-type="string" table:style-name="ce3">
            <text:p>MARCO ANTONIO ZANELLA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63" table:style-name="ce3">
            <text:p>7363</text:p>
          </table:table-cell>
          <table:table-cell office:value-type="string" table:style-name="ce3">
            <text:p>MARCO AURELIO BERNARDE DE ALMEID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IBA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51" table:style-name="ce3">
            <text:p>2251</text:p>
          </table:table-cell>
          <table:table-cell office:value-type="string" table:style-name="ce3">
            <text:p>MARCOS AKIRA MIZUSAK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926.31999999999994" table:style-name="ce4">
            <text:p><text:s/>926,32<text:s/></text:p>
          </table:table-cell>
          <table:table-cell office:value-type="float" office:value="2394.6" table:style-name="ce4">
            <text:p><text:s/>2.394,6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991" table:style-name="ce3">
            <text:p>2991</text:p>
          </table:table-cell>
          <table:table-cell office:value-type="string" table:style-name="ce3">
            <text:p>MARCOS ALBERTO DE ALMEI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O AMA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95507" table:style-name="ce3">
            <text:p>495507</text:p>
          </table:table-cell>
          <table:table-cell office:value-type="string" table:style-name="ce3">
            <text:p>MARCOS ANTONIO LELIS MO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24.64" table:style-name="ce4">
            <text:p><text:s/>2.124,6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4.44" table:style-name="ce4">
            <text:p><text:s/>1.684,4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8029" table:style-name="ce3">
            <text:p>208029</text:p>
          </table:table-cell>
          <table:table-cell office:value-type="string" table:style-name="ce3">
            <text:p>MARCOS ANTONIO LIBRELO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44" table:style-name="ce3">
            <text:p>2244</text:p>
          </table:table-cell>
          <table:table-cell office:value-type="string" table:style-name="ce3">
            <text:p>MARCOS BENTO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26.31999999999994" table:style-name="ce4">
            <text:p><text:s/>926,32<text:s/></text:p>
          </table:table-cell>
          <table:table-cell office:value-type="float" office:value="3047.32" table:style-name="ce4">
            <text:p><text:s/>3.047,32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83" table:style-name="ce3">
            <text:p>1383</text:p>
          </table:table-cell>
          <table:table-cell office:value-type="string" table:style-name="ce3">
            <text:p>MARCOS DA SILVA BRAND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URIN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71" table:style-name="ce4">
            <text:p><text:s/>2.571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15" table:style-name="ce3">
            <text:p>3315</text:p>
          </table:table-cell>
          <table:table-cell office:value-type="string" table:style-name="ce3">
            <text:p>MARCOS DE MA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INFANCIA E DA JUVENTUDE COMARC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96.15" table:style-name="ce4">
            <text:p><text:s/>2.696,15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2684" table:style-name="ce3">
            <text:p>62684</text:p>
          </table:table-cell>
          <table:table-cell office:value-type="string" table:style-name="ce3">
            <text:p>MARCOS FABIO DE CAMPOS PINH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33743" table:style-name="ce3">
            <text:p>833743</text:p>
          </table:table-cell>
          <table:table-cell office:value-type="string" table:style-name="ce3">
            <text:p>MARCOS GRELLA VI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21265" table:style-name="ce3">
            <text:p>521265</text:p>
          </table:table-cell>
          <table:table-cell office:value-type="string" table:style-name="ce3">
            <text:p>MARCOS HIDEKI IHA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18.5" table:style-name="ce4">
            <text:p><text:s/>3.318,50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43" table:style-name="ce3">
            <text:p>1043</text:p>
          </table:table-cell>
          <table:table-cell office:value-type="string" table:style-name="ce3">
            <text:p>MARCOS JOSE DE FREITAS CORVI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OTUCAT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829.38" table:style-name="ce4">
            <text:p><text:s/>1.829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04207" table:style-name="ce3">
            <text:p>704207</text:p>
          </table:table-cell>
          <table:table-cell office:value-type="string" table:style-name="ce3">
            <text:p>MARCOS LUCIO BARR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636.83999999999992" table:style-name="ce4">
            <text:p><text:s/>636,84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9196" table:style-name="ce3">
            <text:p>659196</text:p>
          </table:table-cell>
          <table:table-cell office:value-type="string" table:style-name="ce3">
            <text:p>MARCOS MENDES LY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UER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216" table:style-name="ce3">
            <text:p>3216</text:p>
          </table:table-cell>
          <table:table-cell office:value-type="string" table:style-name="ce3">
            <text:p>MARCOS NERI DE ALMEI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42.15" table:style-name="ce4">
            <text:p><text:s/>2.642,15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34795" table:style-name="ce3">
            <text:p>634795</text:p>
          </table:table-cell>
          <table:table-cell office:value-type="string" table:style-name="ce3">
            <text:p>MARCOS ROBERTO FUNA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79" table:style-name="ce4">
            <text:p><text:s/>2.179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84" table:style-name="ce3">
            <text:p>1684</text:p>
          </table:table-cell>
          <table:table-cell office:value-type="string" table:style-name="ce3">
            <text:p>MARCOS STEFA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27" table:style-name="ce3">
            <text:p>3327</text:p>
          </table:table-cell>
          <table:table-cell office:value-type="string" table:style-name="ce3">
            <text:p>MARCOS TADEU RIO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MEI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939.97" table:style-name="ce4">
            <text:p><text:s/>939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56.6099999999997" table:style-name="ce4">
            <text:p><text:s/>3.256,61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89" table:style-name="ce3">
            <text:p>4089</text:p>
          </table:table-cell>
          <table:table-cell office:value-type="string" table:style-name="ce3">
            <text:p>MARCOS VIEIRA GODOY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VA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94" table:style-name="ce3">
            <text:p>3794</text:p>
          </table:table-cell>
          <table:table-cell office:value-type="string" table:style-name="ce3">
            <text:p>MARCUS PATRICK DE OLIVEIRA MANFRI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33809" table:style-name="ce3">
            <text:p>833809</text:p>
          </table:table-cell>
          <table:table-cell office:value-type="string" table:style-name="ce3">
            <text:p>MARCUS TULIO ALVES NICOLI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93.09" table:style-name="ce4">
            <text:p><text:s/>893,0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61" table:style-name="ce3">
            <text:p>2261</text:p>
          </table:table-cell>
          <table:table-cell office:value-type="string" table:style-name="ce3">
            <text:p>MARCUS VINICIUS MONTEIRO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52" table:style-name="ce3">
            <text:p>3052</text:p>
          </table:table-cell>
          <table:table-cell office:value-type="string" table:style-name="ce3">
            <text:p>MARCUS VINICIUS SEAB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VOTUPORA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00" table:style-name="ce3">
            <text:p>2200</text:p>
          </table:table-cell>
          <table:table-cell office:value-type="string" table:style-name="ce3">
            <text:p>MARGARETE CRISTINA MARQUES RAM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23" table:style-name="ce3">
            <text:p>2223</text:p>
          </table:table-cell>
          <table:table-cell office:value-type="string" table:style-name="ce3">
            <text:p>MARGARETH FERRAZ FRANC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47" table:style-name="ce3">
            <text:p>747</text:p>
          </table:table-cell>
          <table:table-cell office:value-type="string" table:style-name="ce3">
            <text:p>MARIA ALZIRA DE ALMEIDA ALVARENG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26.31999999999994" table:style-name="ce4">
            <text:p><text:s/>926,32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5847" table:style-name="ce3">
            <text:p>115847</text:p>
          </table:table-cell>
          <table:table-cell office:value-type="string" table:style-name="ce3">
            <text:p>MARIA APARECIDA BERTI CUNH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641.67000000000007" table:style-name="ce4">
            <text:p><text:s/>641,67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45798" table:style-name="ce3">
            <text:p>545798</text:p>
          </table:table-cell>
          <table:table-cell office:value-type="string" table:style-name="ce3">
            <text:p>MARIA APARECIDA MELO DOS SANTO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30.69" table:style-name="ce4">
            <text:p><text:s/>2.330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40" table:style-name="ce3">
            <text:p>6540</text:p>
          </table:table-cell>
          <table:table-cell office:value-type="string" table:style-name="ce3">
            <text:p>MARIA BEATRIZ GOI PORTO 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PECERICA DA SER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708.97" table:style-name="ce4">
            <text:p><text:s/>2.708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15" table:style-name="ce3">
            <text:p>7315</text:p>
          </table:table-cell>
          <table:table-cell office:value-type="string" table:style-name="ce3">
            <text:p>MARIA CAROLINA DA ROCHA MEDRA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TABOAO DA SER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34.3599999999999" table:style-name="ce4">
            <text:p><text:s/>1.234,3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009" table:style-name="ce3">
            <text:p>5009</text:p>
          </table:table-cell>
          <table:table-cell office:value-type="string" table:style-name="ce3">
            <text:p>MARIA CAROLINA DE ALMEIDA ANTONACCI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NOSSA SENHORA DO 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5546" table:style-name="ce3">
            <text:p>405546</text:p>
          </table:table-cell>
          <table:table-cell office:value-type="string" table:style-name="ce3">
            <text:p>MARIA CAROLINA HELOISA DE CASTRO ANDRADE 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19" table:style-name="ce3">
            <text:p>7519</text:p>
          </table:table-cell>
          <table:table-cell office:value-type="string" table:style-name="ce3">
            <text:p>MARIA CECILIA ALFIERI NACL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99.4699999999998" table:style-name="ce4">
            <text:p><text:s/>2.299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992" table:style-name="ce3">
            <text:p>2992</text:p>
          </table:table-cell>
          <table:table-cell office:value-type="string" table:style-name="ce3">
            <text:p>MARIA CLAUDIA ANDREATTA HIRT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41" table:style-name="ce3">
            <text:p>6541</text:p>
          </table:table-cell>
          <table:table-cell office:value-type="string" table:style-name="ce3">
            <text:p>MARIA CLAUDIA CRUZ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O CLA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89" table:style-name="ce3">
            <text:p>3389</text:p>
          </table:table-cell>
          <table:table-cell office:value-type="string" table:style-name="ce3">
            <text:p>MARIA CRISTIANA LENOTTI NEI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ARAC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483.2399999999998" table:style-name="ce4">
            <text:p><text:s/>2.483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47495" table:style-name="ce3">
            <text:p>247495</text:p>
          </table:table-cell>
          <table:table-cell office:value-type="string" table:style-name="ce3">
            <text:p>MARIA CRISTINA BARREIRA DE OLIV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1929.05" table:style-name="ce4">
            <text:p><text:s/>1.929,05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503" table:style-name="ce3">
            <text:p>4503</text:p>
          </table:table-cell>
          <table:table-cell office:value-type="string" table:style-name="ce3">
            <text:p>MARIA CRISTINA GERALDES FOCHI REI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OLIMP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5390.24" table:style-name="ce4">
            <text:p><text:s/>5.390,2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94310" table:style-name="ce3">
            <text:p>494310</text:p>
          </table:table-cell>
          <table:table-cell office:value-type="string" table:style-name="ce3">
            <text:p>MARIA CRISTINA PERA JOAO MOREIRA VIEGA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3305" table:style-name="ce3">
            <text:p>63305</text:p>
          </table:table-cell>
          <table:table-cell office:value-type="string" table:style-name="ce3">
            <text:p>MARIA DA GLORIA VILLACA BORIN GAVIAO DE ALMEID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0790" table:style-name="ce3">
            <text:p>130790</text:p>
          </table:table-cell>
          <table:table-cell office:value-type="string" table:style-name="ce3">
            <text:p>MARIA DE FATIMA RODRIGUES PEREIRA LEONE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18.5" table:style-name="ce4">
            <text:p><text:s/>3.318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39" table:style-name="ce3">
            <text:p>239</text:p>
          </table:table-cell>
          <table:table-cell office:value-type="string" table:style-name="ce3">
            <text:p>MARIA DO CARMO GALVAO DE BARROS TOSCA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15490" table:style-name="ce3">
            <text:p>215490</text:p>
          </table:table-cell>
          <table:table-cell office:value-type="string" table:style-name="ce3">
            <text:p>MARIA DO CARMO PONCHON DA SILVA PURCIN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66.14" table:style-name="ce4">
            <text:p><text:s/>2.366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5181" table:style-name="ce3">
            <text:p>205181</text:p>
          </table:table-cell>
          <table:table-cell office:value-type="string" table:style-name="ce3">
            <text:p>MARIA EUGENIA VIEIRA DE MORA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CIVEL DO FORO REGIONAL DE PINHEIR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98472" table:style-name="ce3">
            <text:p>698472</text:p>
          </table:table-cell>
          <table:table-cell office:value-type="string" table:style-name="ce3">
            <text:p>MARIA FATIMA VAQUERO RAMALHO LEYSE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01" table:style-name="ce3">
            <text:p>7301</text:p>
          </table:table-cell>
          <table:table-cell office:value-type="string" table:style-name="ce3">
            <text:p>MARIA FERNANDA BALSALOBRE PIN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-224.59000000000015" table:style-name="ce4">
            <text:p>-224,59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217" table:style-name="ce3">
            <text:p>3217</text:p>
          </table:table-cell>
          <table:table-cell office:value-type="string" table:style-name="ce3">
            <text:p>MARIA FERNANDA DE CASTRO MARQUES MAI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42" table:style-name="ce3">
            <text:p>6542</text:p>
          </table:table-cell>
          <table:table-cell office:value-type="string" table:style-name="ce3">
            <text:p>MARIA FERNANDA DE LIMA ESTE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51.2800000000002" table:style-name="ce4">
            <text:p><text:s/>2.551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90" table:style-name="ce3">
            <text:p>4090</text:p>
          </table:table-cell>
          <table:table-cell office:value-type="string" table:style-name="ce3">
            <text:p>MARIA FERNANDA PAPA NITR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26.31999999999994" table:style-name="ce4">
            <text:p><text:s/>926,32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89" table:style-name="ce3">
            <text:p>2589</text:p>
          </table:table-cell>
          <table:table-cell office:value-type="string" table:style-name="ce3">
            <text:p>MARIA GABRIELA AHUALLI STEINBERG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88" table:style-name="ce3">
            <text:p>2588</text:p>
          </table:table-cell>
          <table:table-cell office:value-type="string" table:style-name="ce3">
            <text:p>MARIA GORETE PIMENTEL MARQ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20" table:style-name="ce3">
            <text:p>7520</text:p>
          </table:table-cell>
          <table:table-cell office:value-type="string" table:style-name="ce3">
            <text:p>MARIA ISABEL EL MAERRAW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FRANCISCO MORATO</text:p>
          </table:table-cell>
          <table:table-cell office:value-type="float" office:value="1042.1099999999999" table:style-name="ce4">
            <text:p><text:s/>1.042,11<text:s/></text:p>
          </table:table-cell>
          <table:table-cell office:value-type="float" office:value="1110.47" table:style-name="ce4">
            <text:p><text:s/>1.110,47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403" table:style-name="ce3">
            <text:p>1403</text:p>
          </table:table-cell>
          <table:table-cell office:value-type="string" table:style-name="ce3">
            <text:p>MARIA IZABEL DO AMARAL SAMPAIO CA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33.4299999999998" table:style-name="ce4">
            <text:p><text:s/>2.533,4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43" table:style-name="ce3">
            <text:p>6543</text:p>
          </table:table-cell>
          <table:table-cell office:value-type="string" table:style-name="ce3">
            <text:p>MARIA JULIA CAMARA FACCHIN GALAT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JARDINOPOL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80.26" table:style-name="ce4">
            <text:p><text:s/>1.180,26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505" table:style-name="ce3">
            <text:p>4505</text:p>
          </table:table-cell>
          <table:table-cell office:value-type="string" table:style-name="ce3">
            <text:p>MARIA JULIA KAIAL CURY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TABOAO DA SER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68" table:style-name="ce3">
            <text:p>2268</text:p>
          </table:table-cell>
          <table:table-cell office:value-type="string" table:style-name="ce3">
            <text:p>MARIA LETICIA ROCHA FERREIRA MENDONCA AMARAL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30.69" table:style-name="ce4">
            <text:p><text:s/>2.330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4826" table:style-name="ce3">
            <text:p>64826</text:p>
          </table:table-cell>
          <table:table-cell office:value-type="string" table:style-name="ce3">
            <text:p>MARIA LUCIA RIBA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63" table:style-name="ce3">
            <text:p>2063</text:p>
          </table:table-cell>
          <table:table-cell office:value-type="string" table:style-name="ce3">
            <text:p>MARIA LUIZA MOTOMO MATUSAK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694.74" table:style-name="ce4">
            <text:p><text:s/>694,74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31" table:style-name="ce3">
            <text:p>7331</text:p>
          </table:table-cell>
          <table:table-cell office:value-type="string" table:style-name="ce3">
            <text:p>MARIA PAULA MACHADO DE CAMPO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RTUR NOGUEI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37.81" table:style-name="ce4">
            <text:p><text:s/>1.137,8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44" table:style-name="ce3">
            <text:p>6544</text:p>
          </table:table-cell>
          <table:table-cell office:value-type="string" table:style-name="ce3">
            <text:p>MARIA PAULA PEREIRA DA ROCH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LTO DE PIRAPO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046.57" table:style-name="ce4">
            <text:p><text:s/>1.046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38" table:style-name="ce3">
            <text:p>1338</text:p>
          </table:table-cell>
          <table:table-cell office:value-type="string" table:style-name="ce3">
            <text:p>MARIA PIA WOELZ PRAND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46" table:style-name="ce3">
            <text:p>1046</text:p>
          </table:table-cell>
          <table:table-cell office:value-type="string" table:style-name="ce3">
            <text:p>MARIA STELLA CAMARGO MILA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18.5" table:style-name="ce4">
            <text:p><text:s/>3.318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74" table:style-name="ce3">
            <text:p>3374</text:p>
          </table:table-cell>
          <table:table-cell office:value-type="string" table:style-name="ce3">
            <text:p>MARIANA APPARICIO DE FREITAS GUIMAR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INFANCIA E DA JUVENTUDE COMARC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51" table:style-name="ce3">
            <text:p>8551</text:p>
          </table:table-cell>
          <table:table-cell office:value-type="string" table:style-name="ce3">
            <text:p>MARIANA BERNARDES ANDRADE E SILV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455.72" table:style-name="ce4">
            <text:p><text:s/>1.455,7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52" table:style-name="ce3">
            <text:p>11352</text:p>
          </table:table-cell>
          <table:table-cell office:value-type="string" table:style-name="ce3">
            <text:p>MARIANA DA FONSECA PICCININ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29.14" table:style-name="ce4">
            <text:p><text:s/>2.229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53" table:style-name="ce3">
            <text:p>8553</text:p>
          </table:table-cell>
          <table:table-cell office:value-type="string" table:style-name="ce3">
            <text:p>MARIANA DE MELO SARAIVA MARANGON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MAIRINQU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56" table:style-name="ce3">
            <text:p>2756</text:p>
          </table:table-cell>
          <table:table-cell office:value-type="string" table:style-name="ce3">
            <text:p>MARIANA DE OLIVEIRA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010" table:style-name="ce3">
            <text:p>5010</text:p>
          </table:table-cell>
          <table:table-cell office:value-type="string" table:style-name="ce3">
            <text:p>MARIANA FITTIPALD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O CLA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15" table:style-name="ce3">
            <text:p>11315</text:p>
          </table:table-cell>
          <table:table-cell office:value-type="string" table:style-name="ce3">
            <text:p>MARIANA MARIS LESS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69" table:style-name="ce3">
            <text:p>11369</text:p>
          </table:table-cell>
          <table:table-cell office:value-type="string" table:style-name="ce3">
            <text:p>MARIANA PAES BARRETO SCARABEL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JABOTICAB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73.07" table:style-name="ce4">
            <text:p><text:s/>773,07<text:s/></text:p>
          </table:table-cell>
          <table:table-cell office:value-type="float" office:value="8983.7099999999991" table:style-name="ce4">
            <text:p><text:s/>8.983,71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52" table:style-name="ce3">
            <text:p>8552</text:p>
          </table:table-cell>
          <table:table-cell office:value-type="string" table:style-name="ce3">
            <text:p>MARIANA PIERAGNOLI VIAN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154.9699999999993" table:style-name="ce4">
            <text:p><text:s/>4.154,97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21" table:style-name="ce3">
            <text:p>7521</text:p>
          </table:table-cell>
          <table:table-cell office:value-type="string" table:style-name="ce3">
            <text:p>MARIANA UESHIBA DA CRUZ GOUVEI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CAMPO LIMPO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31.4299999999998" table:style-name="ce4">
            <text:p><text:s/>2.131,4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53" table:style-name="ce3">
            <text:p>3053</text:p>
          </table:table-cell>
          <table:table-cell office:value-type="string" table:style-name="ce3">
            <text:p>MARIANE MONTEIRO SCHMID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75.75" table:style-name="ce4">
            <text:p><text:s/>3.275,75<text:s/></text:p>
          </table:table-cell>
          <table:table-cell office:value-type="float" office:value="6727.14" table:style-name="ce4">
            <text:p><text:s/>6.727,1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5401" table:style-name="ce3">
            <text:p>255401</text:p>
          </table:table-cell>
          <table:table-cell office:value-type="string" table:style-name="ce3">
            <text:p>MARIANGELA DE SOUSA BALDUI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463.15999999999997" table:style-name="ce4">
            <text:p><text:s/>463,16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5211" table:style-name="ce3">
            <text:p>205211</text:p>
          </table:table-cell>
          <table:table-cell office:value-type="string" table:style-name="ce3">
            <text:p>MARIANI ATCHABAHIA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765.14" table:style-name="ce4">
            <text:p><text:s/>2.765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93" table:style-name="ce3">
            <text:p>5693</text:p>
          </table:table-cell>
          <table:table-cell office:value-type="string" table:style-name="ce3">
            <text:p>MARIANNA MOURA GONC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449.3000000000002" table:style-name="ce4">
            <text:p><text:s/>2.449,3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78" table:style-name="ce3">
            <text:p>11378</text:p>
          </table:table-cell>
          <table:table-cell office:value-type="string" table:style-name="ce3">
            <text:p>MARIANNY BITTENCOURT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ASS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29.14" table:style-name="ce4">
            <text:p><text:s/>2.229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66" table:style-name="ce3">
            <text:p>2066</text:p>
          </table:table-cell>
          <table:table-cell office:value-type="string" table:style-name="ce3">
            <text:p>MARICELMA RITA MEL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47" table:style-name="ce3">
            <text:p>6547</text:p>
          </table:table-cell>
          <table:table-cell office:value-type="string" table:style-name="ce3">
            <text:p>MARILIA BONONI FRANCISC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TAQUARITI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967.56" table:style-name="ce4">
            <text:p><text:s/>967,5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22" table:style-name="ce3">
            <text:p>7522</text:p>
          </table:table-cell>
          <table:table-cell office:value-type="string" table:style-name="ce3">
            <text:p>MARILIA GONCALVES GOMES CANGA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NDRADI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940.28" table:style-name="ce4">
            <text:p><text:s/>2.940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48" table:style-name="ce3">
            <text:p>6548</text:p>
          </table:table-cell>
          <table:table-cell office:value-type="string" table:style-name="ce3">
            <text:p>MARILIA MOLINA SCHLITTL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ADEM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013.97" table:style-name="ce4">
            <text:p><text:s/>2.013,97<text:s/></text:p>
          </table:table-cell>
          <table:table-cell office:value-type="float" office:value="449.14" table:style-name="ce4">
            <text:p><text:s/>449,1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75" table:style-name="ce3">
            <text:p>1675</text:p>
          </table:table-cell>
          <table:table-cell office:value-type="string" table:style-name="ce3">
            <text:p>MARILUCE PARDI GARBELOT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50" table:style-name="ce3">
            <text:p>6550</text:p>
          </table:table-cell>
          <table:table-cell office:value-type="string" table:style-name="ce3">
            <text:p>MARINA DE AZEVEDO BRITO LIPPI PEDERSO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PEV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23" table:style-name="ce3">
            <text:p>7523</text:p>
          </table:table-cell>
          <table:table-cell office:value-type="string" table:style-name="ce3">
            <text:p>MARINA FRANCA FARIA PESTAN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EMBU-GUACU</text:p>
          </table:table-cell>
          <table:table-cell office:value-type="float" office:value="636.83999999999992" table:style-name="ce4">
            <text:p><text:s/>636,84<text:s/></text:p>
          </table:table-cell>
          <table:table-cell office:value-type="float" office:value="3018.09" table:style-name="ce4">
            <text:p><text:s/>3.018,09<text:s/></text:p>
          </table:table-cell>
          <table:table-cell office:value-type="float" office:value="6288.59" table:style-name="ce4">
            <text:p><text:s/>6.288,59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9759" table:style-name="ce3">
            <text:p>49759</text:p>
          </table:table-cell>
          <table:table-cell office:value-type="string" table:style-name="ce3">
            <text:p>MARIO ANTONIO DE CAMPOS TEBET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937.34" table:style-name="ce4">
            <text:p><text:s/>2.937,3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47" table:style-name="ce3">
            <text:p>1047</text:p>
          </table:table-cell>
          <table:table-cell office:value-type="string" table:style-name="ce3">
            <text:p>MARIO AUGUSTO BRUNO NE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16.67" table:style-name="ce4">
            <text:p><text:s/>916,67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41922" table:style-name="ce3">
            <text:p>841922</text:p>
          </table:table-cell>
          <table:table-cell office:value-type="string" table:style-name="ce3">
            <text:p>MARIO AUGUSTO VICENTE MALAQUIA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3566" table:style-name="ce3">
            <text:p>203566</text:p>
          </table:table-cell>
          <table:table-cell office:value-type="string" table:style-name="ce3">
            <text:p>MARIO COIMB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77.92" table:style-name="ce4">
            <text:p><text:s/>3.077,92<text:s/></text:p>
          </table:table-cell>
          <table:table-cell office:value-type="float" office:value="4133.49" table:style-name="ce4">
            <text:p><text:s/>4.133,49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80" table:style-name="ce3">
            <text:p>1680</text:p>
          </table:table-cell>
          <table:table-cell office:value-type="string" table:style-name="ce3">
            <text:p>MARIO CORREA MOLIN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82.99" table:style-name="ce4">
            <text:p><text:s/>2.882,9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9559" table:style-name="ce3">
            <text:p>119559</text:p>
          </table:table-cell>
          <table:table-cell office:value-type="string" table:style-name="ce3">
            <text:p>MARIO DE MAGALHAES PAPATERRA LIMONG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96" table:style-name="ce3">
            <text:p>1396</text:p>
          </table:table-cell>
          <table:table-cell office:value-type="string" table:style-name="ce3">
            <text:p>MARIO FERNANDO PARIZ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67" table:style-name="ce3">
            <text:p>2067</text:p>
          </table:table-cell>
          <table:table-cell office:value-type="string" table:style-name="ce3">
            <text:p>MARIO JOSE CORREA DE PAU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RL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938.87" table:style-name="ce4">
            <text:p><text:s/>2.938,8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45841" table:style-name="ce3">
            <text:p>545841</text:p>
          </table:table-cell>
          <table:table-cell office:value-type="string" table:style-name="ce3">
            <text:p>MARIO LUIZ SARRUBBO</text:p>
          </table:table-cell>
          <table:table-cell office:value-type="string" table:style-name="ce3">
            <text:p>PROCURADOR GERAL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65383" table:style-name="ce3">
            <text:p>365383</text:p>
          </table:table-cell>
          <table:table-cell office:value-type="string" table:style-name="ce3">
            <text:p>MARIO SERGIO SOBRIN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72" table:style-name="ce3">
            <text:p>1672</text:p>
          </table:table-cell>
          <table:table-cell office:value-type="string" table:style-name="ce3">
            <text:p>MARIO SUGUIYAMA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RAQUA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92.02" table:style-name="ce4">
            <text:p><text:s/>2.392,0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55261" table:style-name="ce3">
            <text:p>155261</text:p>
          </table:table-cell>
          <table:table-cell office:value-type="string" table:style-name="ce3">
            <text:p>MARIO YAMAMU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122" table:style-name="ce4">
            <text:p><text:s/>3.122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48" table:style-name="ce3">
            <text:p>1048</text:p>
          </table:table-cell>
          <table:table-cell office:value-type="string" table:style-name="ce3">
            <text:p>MARISA ROCHA DESHOULIER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ETANO DO SU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44" table:style-name="ce3">
            <text:p>3344</text:p>
          </table:table-cell>
          <table:table-cell office:value-type="string" table:style-name="ce3">
            <text:p>MARISOL LOPES MOUTA CABRAL GARCI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974.28" table:style-name="ce4">
            <text:p><text:s/>2.974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69" table:style-name="ce3">
            <text:p>7369</text:p>
          </table:table-cell>
          <table:table-cell office:value-type="string" table:style-name="ce3">
            <text:p>MARLON MACHADO DA SILVA FERNAND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SEBASTIA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4.7" table:style-name="ce4">
            <text:p><text:s/>3.204,7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38" table:style-name="ce3">
            <text:p>10538</text:p>
          </table:table-cell>
          <table:table-cell office:value-type="string" table:style-name="ce3">
            <text:p>MARLON ROBERTH DE SAL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ADAMANTI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23.57" table:style-name="ce4">
            <text:p><text:s/>1.123,57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15" table:style-name="ce3">
            <text:p>3015</text:p>
          </table:table-cell>
          <table:table-cell office:value-type="string" table:style-name="ce3">
            <text:p>MARTHA DE CAMARGO DUARTE DI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6338" table:style-name="ce3">
            <text:p>256338</text:p>
          </table:table-cell>
          <table:table-cell office:value-type="string" table:style-name="ce3">
            <text:p>MARTHA DE TOLEDO MACHAD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275" table:style-name="ce4">
            <text:p><text:s/>275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1347.56" table:style-name="ce4">
            <text:p><text:s/>1.347,5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506" table:style-name="ce3">
            <text:p>4506</text:p>
          </table:table-cell>
          <table:table-cell office:value-type="string" table:style-name="ce3">
            <text:p>MARY ANN GOMES NARD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MAC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898.28" table:style-name="ce4">
            <text:p><text:s/>898,2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86" table:style-name="ce3">
            <text:p>11386</text:p>
          </table:table-cell>
          <table:table-cell office:value-type="string" table:style-name="ce3">
            <text:p>MATEUS CARVALHO REZENDE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BARRE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558.14" table:style-name="ce4">
            <text:p><text:s/>558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92" table:style-name="ce3">
            <text:p>10592</text:p>
          </table:table-cell>
          <table:table-cell office:value-type="string" table:style-name="ce3">
            <text:p>MATEUS VICTOR RIBEIRO DE CASTILH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MARIL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34.3599999999999" table:style-name="ce4">
            <text:p><text:s/>1.234,36<text:s/></text:p>
          </table:table-cell>
          <table:table-cell office:value-type="float" office:value="5165.6000000000004" table:style-name="ce4">
            <text:p><text:s/>5.165,6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48" table:style-name="ce3">
            <text:p>7348</text:p>
          </table:table-cell>
          <table:table-cell office:value-type="string" table:style-name="ce3">
            <text:p>MATHEUS BOTELHO FAI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RE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415.79" table:style-name="ce4">
            <text:p><text:s/>1.415,7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54" table:style-name="ce3">
            <text:p>8554</text:p>
          </table:table-cell>
          <table:table-cell office:value-type="string" table:style-name="ce3">
            <text:p>MATHEUS BULGARELLI DE FREITAS GUIMARA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OCO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10.1799999999998" table:style-name="ce4">
            <text:p><text:s/>2.610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93" table:style-name="ce3">
            <text:p>10593</text:p>
          </table:table-cell>
          <table:table-cell office:value-type="string" table:style-name="ce3">
            <text:p>MATHEUS FELIPE BASSAN DE MEDEIRO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15.08" table:style-name="ce4">
            <text:p><text:s/>2.115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92" table:style-name="ce3">
            <text:p>4092</text:p>
          </table:table-cell>
          <table:table-cell office:value-type="string" table:style-name="ce3">
            <text:p>MATHEUS JACOB FIALD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868.42" table:style-name="ce4">
            <text:p><text:s/>868,42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99549" table:style-name="ce3">
            <text:p>799549</text:p>
          </table:table-cell>
          <table:table-cell office:value-type="string" table:style-name="ce3">
            <text:p>MAURICIO ANTONIO RIBEIRO LOP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3224.84" table:style-name="ce4">
            <text:p><text:s/>3.224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69585" table:style-name="ce3">
            <text:p>269585</text:p>
          </table:table-cell>
          <table:table-cell office:value-type="string" table:style-name="ce3">
            <text:p>MAURICIO AUGUSTO GOM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86" table:style-name="ce3">
            <text:p>2586</text:p>
          </table:table-cell>
          <table:table-cell office:value-type="string" table:style-name="ce3">
            <text:p>MAURICIO BRESSANE DE PAULA BARBOS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77.0500000000002" table:style-name="ce4">
            <text:p><text:s/>2.177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68" table:style-name="ce3">
            <text:p>3368</text:p>
          </table:table-cell>
          <table:table-cell office:value-type="string" table:style-name="ce3">
            <text:p>MAURICIO CARLOS FAGNANI ZUANAZE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BIRIGUI</text:p>
          </table:table-cell>
          <table:table-cell office:value-type="float" office:value="926.31999999999994" table:style-name="ce4">
            <text:p><text:s/>926,32<text:s/></text:p>
          </table:table-cell>
          <table:table-cell office:value-type="float" office:value="2104.0500000000002" table:style-name="ce4">
            <text:p><text:s/>2.104,05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98516" table:style-name="ce3">
            <text:p>598516</text:p>
          </table:table-cell>
          <table:table-cell office:value-type="string" table:style-name="ce3">
            <text:p>MAURICIO DA SILV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62" table:style-name="ce3">
            <text:p>11362</text:p>
          </table:table-cell>
          <table:table-cell office:value-type="string" table:style-name="ce3">
            <text:p>MAURICIO LLAGOSTERA MARCHESE RODRIGUE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BATAT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208.2800000000007" table:style-name="ce4">
            <text:p><text:s/>9.208,2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59" table:style-name="ce3">
            <text:p>3359</text:p>
          </table:table-cell>
          <table:table-cell office:value-type="string" table:style-name="ce3">
            <text:p>MAURICIO SALVADO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33425" table:style-name="ce3">
            <text:p>833425</text:p>
          </table:table-cell>
          <table:table-cell office:value-type="string" table:style-name="ce3">
            <text:p>MAURO AUGUSTO DE SOUZA MELLO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969.01" table:style-name="ce4">
            <text:p><text:s/>2.969,0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54" table:style-name="ce3">
            <text:p>1654</text:p>
          </table:table-cell>
          <table:table-cell office:value-type="string" table:style-name="ce3">
            <text:p>MAURO CABRAL DOS SANTO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5223" table:style-name="ce3">
            <text:p>205223</text:p>
          </table:table-cell>
          <table:table-cell office:value-type="string" table:style-name="ce3">
            <text:p>MAXIMILIANO ROBERTO ERNESTO FUHR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57" table:style-name="ce3">
            <text:p>2757</text:p>
          </table:table-cell>
          <table:table-cell office:value-type="string" table:style-name="ce3">
            <text:p>MAXIMILIANO ROS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CIVEL DO FORO REGIONAL DE SANTO AMARO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49.11" table:style-name="ce4">
            <text:p><text:s/>1.649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53" table:style-name="ce3">
            <text:p>11353</text:p>
          </table:table-cell>
          <table:table-cell office:value-type="string" table:style-name="ce3">
            <text:p>MAYARA CRISTINA NAVARRO LIPPEL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BOTUCAT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15.08" table:style-name="ce4">
            <text:p><text:s/>2.115,08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507" table:style-name="ce3">
            <text:p>4507</text:p>
          </table:table-cell>
          <table:table-cell office:value-type="string" table:style-name="ce3">
            <text:p>MAYRA MATHILDE AMAD FUMAGALLI NIETO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96" table:style-name="ce3">
            <text:p>3796</text:p>
          </table:table-cell>
          <table:table-cell office:value-type="string" table:style-name="ce3">
            <text:p>MELISSA KOVAC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85" table:style-name="ce3">
            <text:p>2585</text:p>
          </table:table-cell>
          <table:table-cell office:value-type="string" table:style-name="ce3">
            <text:p>MICHAELA CARLI GOM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810.53" table:style-name="ce4">
            <text:p><text:s/>810,53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24" table:style-name="ce3">
            <text:p>2224</text:p>
          </table:table-cell>
          <table:table-cell office:value-type="string" table:style-name="ce3">
            <text:p>MICHEL BETENJANE ROMA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NDAI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134.67" table:style-name="ce4">
            <text:p><text:s/>3.134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24" table:style-name="ce3">
            <text:p>7524</text:p>
          </table:table-cell>
          <table:table-cell office:value-type="string" table:style-name="ce3">
            <text:p>MICHELLE BREGNOLI DE SALV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926.31999999999994" table:style-name="ce4">
            <text:p><text:s/>926,32<text:s/></text:p>
          </table:table-cell>
          <table:table-cell office:value-type="float" office:value="3329.13" table:style-name="ce4">
            <text:p><text:s/>3.329,1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545.16" table:style-name="ce4">
            <text:p><text:s/>9.545,1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53" table:style-name="ce3">
            <text:p>6553</text:p>
          </table:table-cell>
          <table:table-cell office:value-type="string" table:style-name="ce3">
            <text:p>MICHELLE CHUFFI VALLIM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TIE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761.91" table:style-name="ce4">
            <text:p><text:s/>2.761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49" table:style-name="ce3">
            <text:p>1049</text:p>
          </table:table-cell>
          <table:table-cell office:value-type="string" table:style-name="ce3">
            <text:p>MIGUEL TADEU GUIMARAES DE CAMP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068.4000000000001" table:style-name="ce4">
            <text:p><text:s/>1.068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65" table:style-name="ce3">
            <text:p>2565</text:p>
          </table:table-cell>
          <table:table-cell office:value-type="string" table:style-name="ce3">
            <text:p>MIGUEL TASSINARI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0" table:style-name="ce3">
            <text:p>1050</text:p>
          </table:table-cell>
          <table:table-cell office:value-type="string" table:style-name="ce3">
            <text:p>MILDRED GONZALEZ ZORZI ROCH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55" table:style-name="ce3">
            <text:p>8555</text:p>
          </table:table-cell>
          <table:table-cell office:value-type="string" table:style-name="ce3">
            <text:p>MILENA APARECIDA CARL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GUARI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65.21" table:style-name="ce4">
            <text:p><text:s/>2.365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94" table:style-name="ce3">
            <text:p>2594</text:p>
          </table:table-cell>
          <table:table-cell office:value-type="string" table:style-name="ce3">
            <text:p>MILENE TELEZZI HABIC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33899" table:style-name="ce3">
            <text:p>833899</text:p>
          </table:table-cell>
          <table:table-cell office:value-type="string" table:style-name="ce3">
            <text:p>MILTON THEODORO GUIMARAES F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54" table:style-name="ce3">
            <text:p>6554</text:p>
          </table:table-cell>
          <table:table-cell office:value-type="string" table:style-name="ce3">
            <text:p>MIRELLA DE CARVALHO BAUZYS MONT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23.92" table:style-name="ce4">
            <text:p><text:s/>723,9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20" table:style-name="ce3">
            <text:p>2220</text:p>
          </table:table-cell>
          <table:table-cell office:value-type="string" table:style-name="ce3">
            <text:p>MIRIAM FUGA BORG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97" table:style-name="ce3">
            <text:p>3797</text:p>
          </table:table-cell>
          <table:table-cell office:value-type="string" table:style-name="ce3">
            <text:p>MIRIAN NEVES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85.06" table:style-name="ce4">
            <text:p><text:s/>2.885,06<text:s/></text:p>
          </table:table-cell>
          <table:table-cell office:value-type="float" office:value="9646.9" table:style-name="ce4">
            <text:p><text:s/>9.646,9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93" table:style-name="ce3">
            <text:p>4093</text:p>
          </table:table-cell>
          <table:table-cell office:value-type="string" table:style-name="ce3">
            <text:p>MOACIR MENICHELI RE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34.85" table:style-name="ce4">
            <text:p><text:s/>2.634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218" table:style-name="ce3">
            <text:p>3218</text:p>
          </table:table-cell>
          <table:table-cell office:value-type="string" table:style-name="ce3">
            <text:p>MOACIR TONANI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35.95" table:style-name="ce4">
            <text:p><text:s/>3.235,95<text:s/></text:p>
          </table:table-cell>
          <table:table-cell office:value-type="float" office:value="4135.5600000000004" table:style-name="ce4">
            <text:p><text:s/>4.135,5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98" table:style-name="ce3">
            <text:p>3798</text:p>
          </table:table-cell>
          <table:table-cell office:value-type="string" table:style-name="ce3">
            <text:p>MOACYR WHITAKER COHN DE ASSUMPCA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VIC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13.21" table:style-name="ce4">
            <text:p><text:s/>1.213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91769" table:style-name="ce3">
            <text:p>491769</text:p>
          </table:table-cell>
          <table:table-cell office:value-type="string" table:style-name="ce3">
            <text:p>MONICA DE BARROS MARCONDES DESINAN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53" table:style-name="ce3">
            <text:p>1353</text:p>
          </table:table-cell>
          <table:table-cell office:value-type="string" table:style-name="ce3">
            <text:p>MONICA LODDER DE OLIVEIRA DOS SANTOS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58" table:style-name="ce3">
            <text:p>2758</text:p>
          </table:table-cell>
          <table:table-cell office:value-type="string" table:style-name="ce3">
            <text:p>MONICA MAGARINOS TORRALBO GIMENE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61.45" table:style-name="ce4">
            <text:p><text:s/>3.061,4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56" table:style-name="ce3">
            <text:p>8556</text:p>
          </table:table-cell>
          <table:table-cell office:value-type="string" table:style-name="ce3">
            <text:p>MONIZE FLAVIA POMPE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NOVO HORIZO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001.02" table:style-name="ce4">
            <text:p><text:s/>2.001,02<text:s/></text:p>
          </table:table-cell>
          <table:table-cell office:value-type="float" office:value="6513.16" table:style-name="ce4">
            <text:p><text:s/>6.513,16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33449" table:style-name="ce3">
            <text:p>833449</text:p>
          </table:table-cell>
          <table:table-cell office:value-type="string" table:style-name="ce3">
            <text:p>MOTAURI CIOCCHETTI DE SOUZ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57" table:style-name="ce3">
            <text:p>8557</text:p>
          </table:table-cell>
          <table:table-cell office:value-type="string" table:style-name="ce3">
            <text:p>MURILO ARRIGETO PERE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ADEM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29.18" table:style-name="ce4">
            <text:p><text:s/>2.629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59" table:style-name="ce3">
            <text:p>2759</text:p>
          </table:table-cell>
          <table:table-cell office:value-type="string" table:style-name="ce3">
            <text:p>MURILO CESAR LEMOS JORG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614" table:style-name="ce4">
            <text:p><text:s/>1.614,00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41" table:style-name="ce3">
            <text:p>11341</text:p>
          </table:table-cell>
          <table:table-cell office:value-type="string" table:style-name="ce3">
            <text:p>MURILO EMERSON MANZANO CAZELOTT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OURIN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062.66" table:style-name="ce4">
            <text:p><text:s/>2.062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69" table:style-name="ce3">
            <text:p>3369</text:p>
          </table:table-cell>
          <table:table-cell office:value-type="string" table:style-name="ce3">
            <text:p>MYLENE COMPLOI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53.3599999999999" table:style-name="ce4">
            <text:p><text:s/>1.253,3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19" table:style-name="ce3">
            <text:p>2219</text:p>
          </table:table-cell>
          <table:table-cell office:value-type="string" table:style-name="ce3">
            <text:p>NADIM MAZLOU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694.74" table:style-name="ce4">
            <text:p><text:s/>694,74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1473" table:style-name="ce3">
            <text:p>61473</text:p>
          </table:table-cell>
          <table:table-cell office:value-type="string" table:style-name="ce3">
            <text:p>NADIR DE CAMPOS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765.37" table:style-name="ce4">
            <text:p><text:s/>1.765,37<text:s/></text:p>
          </table:table-cell>
          <table:table-cell office:value-type="float" office:value="3831.1" table:style-name="ce4">
            <text:p><text:s/>3.831,1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94" table:style-name="ce3">
            <text:p>4094</text:p>
          </table:table-cell>
          <table:table-cell office:value-type="string" table:style-name="ce3">
            <text:p>NATALIA AMARAL AZEVE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CARAPICUI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11" table:style-name="ce4">
            <text:p><text:s/>2.111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25" table:style-name="ce3">
            <text:p>7525</text:p>
          </table:table-cell>
          <table:table-cell office:value-type="string" table:style-name="ce3">
            <text:p>NATALIA DANELLI RODRIGU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O LUIZ DO PARAITI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98.8800000000001" table:style-name="ce4">
            <text:p><text:s/>1.198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75898" table:style-name="ce3">
            <text:p>575898</text:p>
          </table:table-cell>
          <table:table-cell office:value-type="string" table:style-name="ce3">
            <text:p>NATALIA FERNANDES ALIEND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95" table:style-name="ce3">
            <text:p>10595</text:p>
          </table:table-cell>
          <table:table-cell office:value-type="string" table:style-name="ce3">
            <text:p>NATALIA ROSALEM CARDO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FERRAZ DE VASCONCELOS</text:p>
          </table:table-cell>
          <table:table-cell office:value-type="float" office:value="926.31999999999994" table:style-name="ce4">
            <text:p><text:s/>926,32<text:s/></text:p>
          </table:table-cell>
          <table:table-cell office:value-type="float" office:value="2267.14" table:style-name="ce4">
            <text:p><text:s/>2.267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41" table:style-name="ce3">
            <text:p>7341</text:p>
          </table:table-cell>
          <table:table-cell office:value-type="string" table:style-name="ce3">
            <text:p>NATALIA TAVARES GAVIAO DE ALMEID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56" table:style-name="ce3">
            <text:p>6556</text:p>
          </table:table-cell>
          <table:table-cell office:value-type="string" table:style-name="ce3">
            <text:p>NATALIE RISKALLA ANCHI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44.68" table:style-name="ce4">
            <text:p><text:s/>1.444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42" table:style-name="ce3">
            <text:p>7342</text:p>
          </table:table-cell>
          <table:table-cell office:value-type="string" table:style-name="ce3">
            <text:p>NATHALIA MONTEIRO CIPOLLA PIOL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O JOAQUIM DA BARRA</text:p>
          </table:table-cell>
          <table:table-cell office:value-type="float" office:value="926.31999999999994" table:style-name="ce4">
            <text:p><text:s/>926,32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1" table:style-name="ce3">
            <text:p>1051</text:p>
          </table:table-cell>
          <table:table-cell office:value-type="string" table:style-name="ce3">
            <text:p>NATHALIE KISTE MALV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23.66" table:style-name="ce4">
            <text:p><text:s/>2.623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011" table:style-name="ce3">
            <text:p>5011</text:p>
          </table:table-cell>
          <table:table-cell office:value-type="string" table:style-name="ce3">
            <text:p>NATHAN GLIN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49.93" table:style-name="ce4">
            <text:p><text:s/>1.349,9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6464" table:style-name="ce3">
            <text:p>736464</text:p>
          </table:table-cell>
          <table:table-cell office:value-type="string" table:style-name="ce3">
            <text:p>NAUL LUIZ FELC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810.53" table:style-name="ce4">
            <text:p><text:s/>81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82.83" table:style-name="ce4">
            <text:p><text:s/>2.582,83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72" table:style-name="ce3">
            <text:p>11372</text:p>
          </table:table-cell>
          <table:table-cell office:value-type="string" table:style-name="ce3">
            <text:p>NAYANE CIOFFI BATAGIN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JOAO DA BOA V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29.14" table:style-name="ce4">
            <text:p><text:s/>2.229,14<text:s/></text:p>
          </table:table-cell>
          <table:table-cell office:value-type="float" office:value="11678.83" table:style-name="ce4">
            <text:p><text:s/>11.678,83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99" table:style-name="ce3">
            <text:p>3799</text:p>
          </table:table-cell>
          <table:table-cell office:value-type="string" table:style-name="ce3">
            <text:p>NEANDER ANTONIO SANCH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86.46" table:style-name="ce4">
            <text:p><text:s/>2.6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76" table:style-name="ce3">
            <text:p>1676</text:p>
          </table:table-cell>
          <table:table-cell office:value-type="string" table:style-name="ce3">
            <text:p>NEIVA PAULA PACCOLA CARNIELLI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RL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71" table:style-name="ce3">
            <text:p>3371</text:p>
          </table:table-cell>
          <table:table-cell office:value-type="string" table:style-name="ce3">
            <text:p>NELISA OLIVETTI DE FRANCA NERI DE ALMEI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11" table:style-name="ce4">
            <text:p><text:s/>2.111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58" table:style-name="ce3">
            <text:p>8558</text:p>
          </table:table-cell>
          <table:table-cell office:value-type="string" table:style-name="ce3">
            <text:p>NELISE LAGUSTERA DEMARQUI TEIXEI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BARRA BONI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.57000000000005" table:style-name="ce4">
            <text:p><text:s/>8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96" table:style-name="ce3">
            <text:p>10596</text:p>
          </table:table-cell>
          <table:table-cell office:value-type="string" table:style-name="ce3">
            <text:p>NELSON APARECIDO FEBRAIO JUNIOR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779.04" table:style-name="ce4">
            <text:p><text:s/>2.779,04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2807.41" table:style-name="ce4">
            <text:p><text:s/>2.807,41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69" table:style-name="ce3">
            <text:p>2069</text:p>
          </table:table-cell>
          <table:table-cell office:value-type="string" table:style-name="ce3">
            <text:p>NELSON CESAR SANTOS PEIXO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694.74" table:style-name="ce4">
            <text:p><text:s/>694,74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38034" table:style-name="ce3">
            <text:p>838034</text:p>
          </table:table-cell>
          <table:table-cell office:value-type="string" table:style-name="ce3">
            <text:p>NELSON DE BARROS O REILLY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AO DA BOA V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60.84" table:style-name="ce4">
            <text:p><text:s/>2.660,8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33" table:style-name="ce3">
            <text:p>2233</text:p>
          </table:table-cell>
          <table:table-cell office:value-type="string" table:style-name="ce3">
            <text:p>NELSON DOS SANTOS PEREIRA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3A.PROMOTORIA DE JUSTICA DO JURI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9006" table:style-name="ce3">
            <text:p>229006</text:p>
          </table:table-cell>
          <table:table-cell office:value-type="string" table:style-name="ce3">
            <text:p>NELSON GONZAGA DE OLIV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2814" table:style-name="ce3">
            <text:p>222814</text:p>
          </table:table-cell>
          <table:table-cell office:value-type="string" table:style-name="ce3">
            <text:p>NELSON LACERDA GERTEL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01070" table:style-name="ce3">
            <text:p>701070</text:p>
          </table:table-cell>
          <table:table-cell office:value-type="string" table:style-name="ce3">
            <text:p>NELSON LUIS SAMPAIO DE ANDRAD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80675" table:style-name="ce3">
            <text:p>580675</text:p>
          </table:table-cell>
          <table:table-cell office:value-type="string" table:style-name="ce3">
            <text:p>NELSON ROBERTO BUGA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98.83" table:style-name="ce4">
            <text:p><text:s/>2.198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48" table:style-name="ce3">
            <text:p>2548</text:p>
          </table:table-cell>
          <table:table-cell office:value-type="string" table:style-name="ce3">
            <text:p>NEUDIVAL MASCARENHAS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61" table:style-name="ce3">
            <text:p>1661</text:p>
          </table:table-cell>
          <table:table-cell office:value-type="string" table:style-name="ce3">
            <text:p>NEWTON JOSE DE OLIVEIRA DANT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ETANO DO SUL</text:p>
          </table:table-cell>
          <table:table-cell office:value-type="float" office:value="810.53" table:style-name="ce4">
            <text:p><text:s/>810,53<text:s/></text:p>
          </table:table-cell>
          <table:table-cell office:value-type="float" office:value="2264.48" table:style-name="ce4">
            <text:p><text:s/>2.264,4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97779" table:style-name="ce3">
            <text:p>97779</text:p>
          </table:table-cell>
          <table:table-cell office:value-type="string" table:style-name="ce3">
            <text:p>NEWTON MAIA F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38.35" table:style-name="ce4">
            <text:p><text:s/>3.238,3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0" table:style-name="ce3">
            <text:p>750</text:p>
          </table:table-cell>
          <table:table-cell office:value-type="string" table:style-name="ce3">
            <text:p>NILDA MYUKI SAKASHITA MITSU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91794" table:style-name="ce3">
            <text:p>491794</text:p>
          </table:table-cell>
          <table:table-cell office:value-type="string" table:style-name="ce3">
            <text:p>NILO SPINOLA SALGADO F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84" table:style-name="ce3">
            <text:p>2584</text:p>
          </table:table-cell>
          <table:table-cell office:value-type="string" table:style-name="ce3">
            <text:p>NILTON BELLI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841.19" table:style-name="ce4">
            <text:p><text:s/>1.84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57" table:style-name="ce3">
            <text:p>6557</text:p>
          </table:table-cell>
          <table:table-cell office:value-type="string" table:style-name="ce3">
            <text:p>NILTON DE OLIVEIRA MELLO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J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00.0300000000002" table:style-name="ce4">
            <text:p><text:s/>2.500,0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966820" table:style-name="ce3">
            <text:p>966820</text:p>
          </table:table-cell>
          <table:table-cell office:value-type="string" table:style-name="ce3">
            <text:p>NILTON LUIZ DE FREITAS BAZILON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707.04" table:style-name="ce4">
            <text:p><text:s/>2.707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51988" table:style-name="ce3">
            <text:p>351988</text:p>
          </table:table-cell>
          <table:table-cell office:value-type="string" table:style-name="ce3">
            <text:p>NILZA PINHEIRO CHAI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1" table:style-name="ce3">
            <text:p>751</text:p>
          </table:table-cell>
          <table:table-cell office:value-type="string" table:style-name="ce3">
            <text:p>NILZA RUSSO FERR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275" table:style-name="ce4">
            <text:p><text:s/>275,00<text:s/></text:p>
          </table:table-cell>
          <table:table-cell office:value-type="float" office:value="3515.37" table:style-name="ce4">
            <text:p><text:s/>3.515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27" table:style-name="ce3">
            <text:p>7327</text:p>
          </table:table-cell>
          <table:table-cell office:value-type="string" table:style-name="ce3">
            <text:p>NINA RIBEIRO DE AQUINO BEGGS BRU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OT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33450" table:style-name="ce3">
            <text:p>833450</text:p>
          </table:table-cell>
          <table:table-cell office:value-type="string" table:style-name="ce3">
            <text:p>NOEMI CORRE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RAQUA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77.1600000000001" table:style-name="ce4">
            <text:p><text:s/>1.277,1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2" table:style-name="ce3">
            <text:p>1052</text:p>
          </table:table-cell>
          <table:table-cell office:value-type="string" table:style-name="ce3">
            <text:p>NOEMIA DAMIANCE KARA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N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91.54" table:style-name="ce4">
            <text:p><text:s/>2.691,5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45865" table:style-name="ce3">
            <text:p>545865</text:p>
          </table:table-cell>
          <table:table-cell office:value-type="string" table:style-name="ce3">
            <text:p>NOHADE DE FATIMA ABDO BRUNELL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707.04" table:style-name="ce4">
            <text:p><text:s/>2.707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3616" table:style-name="ce3">
            <text:p>563616</text:p>
          </table:table-cell>
          <table:table-cell office:value-type="string" table:style-name="ce3">
            <text:p>NORBERTO JOI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70" table:style-name="ce3">
            <text:p>2070</text:p>
          </table:table-cell>
          <table:table-cell office:value-type="string" table:style-name="ce3">
            <text:p>ODILON NERY COMODA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418.76" table:style-name="ce4">
            <text:p><text:s/>1.418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10431" table:style-name="ce3">
            <text:p>510431</text:p>
          </table:table-cell>
          <table:table-cell office:value-type="string" table:style-name="ce3">
            <text:p>ODIVAL CICO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910.73" table:style-name="ce4">
            <text:p><text:s/>1.910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12848" table:style-name="ce3">
            <text:p>412848</text:p>
          </table:table-cell>
          <table:table-cell office:value-type="string" table:style-name="ce3">
            <text:p>OLAVO BERRIEL SOAR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59" table:style-name="ce3">
            <text:p>8559</text:p>
          </table:table-cell>
          <table:table-cell office:value-type="string" table:style-name="ce3">
            <text:p>OLAVO EVANGELISTA PEZZOT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99.4399999999996" table:style-name="ce4">
            <text:p><text:s/>2.799,4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219" table:style-name="ce3">
            <text:p>3219</text:p>
          </table:table-cell>
          <table:table-cell office:value-type="string" table:style-name="ce3">
            <text:p>OMAR MAZLOU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84.21" table:style-name="ce4">
            <text:p><text:s/>984,21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79600" table:style-name="ce3">
            <text:p>579600</text:p>
          </table:table-cell>
          <table:table-cell office:value-type="string" table:style-name="ce3">
            <text:p>ORIEL DA ROCHA QUEIRO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710.1" table:style-name="ce4">
            <text:p><text:s/>1.710,10<text:s/></text:p>
          </table:table-cell>
          <table:table-cell office:value-type="float" office:value="4997.96" table:style-name="ce4">
            <text:p><text:s/>4.997,96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53333" table:style-name="ce3">
            <text:p>553333</text:p>
          </table:table-cell>
          <table:table-cell office:value-type="string" table:style-name="ce3">
            <text:p>ORION PEREIRA DA CO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405.26" table:style-name="ce4">
            <text:p><text:s/>405,26<text:s/></text:p>
          </table:table-cell>
          <table:table-cell office:value-type="float" office:value="3047.32" table:style-name="ce4">
            <text:p><text:s/>3.047,32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83" table:style-name="ce3">
            <text:p>1683</text:p>
          </table:table-cell>
          <table:table-cell office:value-type="string" table:style-name="ce3">
            <text:p>ORLANDO BASTOS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26" table:style-name="ce3">
            <text:p>7526</text:p>
          </table:table-cell>
          <table:table-cell office:value-type="string" table:style-name="ce3">
            <text:p>ORLANDO BRUNETTI BARCHINI E SANTO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PERUIB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75.62" table:style-name="ce4">
            <text:p><text:s/>2.275,62<text:s/></text:p>
          </table:table-cell>
          <table:table-cell office:value-type="float" office:value="6288.59" table:style-name="ce4">
            <text:p><text:s/>6.288,59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44963" table:style-name="ce3">
            <text:p>444963</text:p>
          </table:table-cell>
          <table:table-cell office:value-type="string" table:style-name="ce3">
            <text:p>OSCAR MELLIM F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82" table:style-name="ce3">
            <text:p>2582</text:p>
          </table:table-cell>
          <table:table-cell office:value-type="string" table:style-name="ce3">
            <text:p>OSIAS DAUDT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482.1799999999998" table:style-name="ce4">
            <text:p><text:s/>2.482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996" table:style-name="ce3">
            <text:p>2996</text:p>
          </table:table-cell>
          <table:table-cell office:value-type="string" table:style-name="ce3">
            <text:p>OSMAIR CHAMMA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J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47647" table:style-name="ce3">
            <text:p>547647</text:p>
          </table:table-cell>
          <table:table-cell office:value-type="string" table:style-name="ce3">
            <text:p>OSVALDO BIANCHINI VERONEZ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RL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158.95" table:style-name="ce4">
            <text:p><text:s/>3.158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220" table:style-name="ce3">
            <text:p>3220</text:p>
          </table:table-cell>
          <table:table-cell office:value-type="string" table:style-name="ce3">
            <text:p>OSVALDO DE OLIVEIRA COE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92.5" table:style-name="ce4">
            <text:p><text:s/>3.292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3738" table:style-name="ce3">
            <text:p>253738</text:p>
          </table:table-cell>
          <table:table-cell office:value-type="string" table:style-name="ce3">
            <text:p>OSWALDO BARBERI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A INFANCIA E DA JUVENTUD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3568" table:style-name="ce3">
            <text:p>253568</text:p>
          </table:table-cell>
          <table:table-cell office:value-type="string" table:style-name="ce3">
            <text:p>OSWALDO MONTEIRO DA SILVA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A INFANCIA E DA JUVENTUD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16" table:style-name="ce3">
            <text:p>3016</text:p>
          </table:table-cell>
          <table:table-cell office:value-type="string" table:style-name="ce3">
            <text:p>OTAVIO FERREIRA GARCI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URIN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54" table:style-name="ce3">
            <text:p>1354</text:p>
          </table:table-cell>
          <table:table-cell office:value-type="string" table:style-name="ce3">
            <text:p>OTAVIO JOAQUIM RODRIGUES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ALENCI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68985" table:style-name="ce3">
            <text:p>268985</text:p>
          </table:table-cell>
          <table:table-cell office:value-type="string" table:style-name="ce3">
            <text:p>OTAVIO JOSE CALLEJA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1151" table:style-name="ce3">
            <text:p>201151</text:p>
          </table:table-cell>
          <table:table-cell office:value-type="string" table:style-name="ce3">
            <text:p>OTAVIO LUIZ MARTINS LEI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O MIGUEL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04918" table:style-name="ce3">
            <text:p>704918</text:p>
          </table:table-cell>
          <table:table-cell office:value-type="string" table:style-name="ce3">
            <text:p>OWEM MIUKI FUJIK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OSVALDO CRUZ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815.6" table:style-name="ce4">
            <text:p><text:s/>1.815,60<text:s/></text:p>
          </table:table-cell>
          <table:table-cell office:value-type="float" office:value="13924.74" table:style-name="ce4">
            <text:p><text:s/>13.924,7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58" table:style-name="ce3">
            <text:p>6558</text:p>
          </table:table-cell>
          <table:table-cell office:value-type="string" table:style-name="ce3">
            <text:p>PALOMA SANGUINE GUIMARA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APARECID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76.37" table:style-name="ce4">
            <text:p><text:s/>2.376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508" table:style-name="ce3">
            <text:p>4508</text:p>
          </table:table-cell>
          <table:table-cell office:value-type="string" table:style-name="ce3">
            <text:p>PAOLA COMINAT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NDAI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31.36" table:style-name="ce4">
            <text:p><text:s/>1.331,3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26" table:style-name="ce3">
            <text:p>11326</text:p>
          </table:table-cell>
          <table:table-cell office:value-type="string" table:style-name="ce3">
            <text:p>PAOLA PAIXAO GIURIZZAT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CARL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41" table:style-name="ce3">
            <text:p>1341</text:p>
          </table:table-cell>
          <table:table-cell office:value-type="string" table:style-name="ce3">
            <text:p>PATRICIA AUGUSTA DE CHECHI E FRANCO PIN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39" table:style-name="ce3">
            <text:p>11339</text:p>
          </table:table-cell>
          <table:table-cell office:value-type="string" table:style-name="ce3">
            <text:p>PATRICIA BASTOS DOMINGUES PASSO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15.08" table:style-name="ce4">
            <text:p><text:s/>2.115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61" table:style-name="ce3">
            <text:p>1361</text:p>
          </table:table-cell>
          <table:table-cell office:value-type="string" table:style-name="ce3">
            <text:p>PATRICIA COSENTINO FERR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73" table:style-name="ce3">
            <text:p>2273</text:p>
          </table:table-cell>
          <table:table-cell office:value-type="string" table:style-name="ce3">
            <text:p>PATRICIA DE CARVALHO LEITA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810.53" table:style-name="ce4">
            <text:p><text:s/>810,53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95" table:style-name="ce3">
            <text:p>4095</text:p>
          </table:table-cell>
          <table:table-cell office:value-type="string" table:style-name="ce3">
            <text:p>PATRICIA DOSUALDO PELOZ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TANAB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708.98" table:style-name="ce4">
            <text:p><text:s/>1.708,98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40" table:style-name="ce3">
            <text:p>7340</text:p>
          </table:table-cell>
          <table:table-cell office:value-type="string" table:style-name="ce3">
            <text:p>PATRICIA FRIGHETTO GASPARIN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TAQUARITINGA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21.62" table:style-name="ce4">
            <text:p><text:s/>1.021,6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83" table:style-name="ce3">
            <text:p>2583</text:p>
          </table:table-cell>
          <table:table-cell office:value-type="string" table:style-name="ce3">
            <text:p>PATRICIA IGNACIO TEIX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012" table:style-name="ce3">
            <text:p>5012</text:p>
          </table:table-cell>
          <table:table-cell office:value-type="string" table:style-name="ce3">
            <text:p>PATRICIA LACERDA PAVANI COUVRE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ASA B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01.18" table:style-name="ce4">
            <text:p><text:s/>1.101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221" table:style-name="ce3">
            <text:p>3221</text:p>
          </table:table-cell>
          <table:table-cell office:value-type="string" table:style-name="ce3">
            <text:p>PATRICIA LINN BIANCH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ADEM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10" table:style-name="ce3">
            <text:p>7310</text:p>
          </table:table-cell>
          <table:table-cell office:value-type="string" table:style-name="ce3">
            <text:p>PATRICIA MANZELLA TRIT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ÇA DE SANTANA DE PARNAÍ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618.31" table:style-name="ce4">
            <text:p><text:s/>1.618,3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72" table:style-name="ce3">
            <text:p>2072</text:p>
          </table:table-cell>
          <table:table-cell office:value-type="string" table:style-name="ce3">
            <text:p>PATRICIA MARIA SANVI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28" table:style-name="ce3">
            <text:p>11328</text:p>
          </table:table-cell>
          <table:table-cell office:value-type="string" table:style-name="ce3">
            <text:p>PATRICIA MENDONCA BARBOSA LAPORT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45.31" table:style-name="ce4">
            <text:p><text:s/>1.145,3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3" table:style-name="ce3">
            <text:p>1053</text:p>
          </table:table-cell>
          <table:table-cell office:value-type="string" table:style-name="ce3">
            <text:p>PATRICIA MORAES AUD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18" table:style-name="ce4">
            <text:p><text:s/>3.318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39" table:style-name="ce3">
            <text:p>3039</text:p>
          </table:table-cell>
          <table:table-cell office:value-type="string" table:style-name="ce3">
            <text:p>PATRICIA PROCOPIO BRAGA YAMAOK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897.51" table:style-name="ce4">
            <text:p><text:s/>1.897,5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75" table:style-name="ce3">
            <text:p>3375</text:p>
          </table:table-cell>
          <table:table-cell office:value-type="string" table:style-name="ce3">
            <text:p>PATRICIA SALLES SEGU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41.54" table:style-name="ce4">
            <text:p><text:s/>2.841,5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96" table:style-name="ce3">
            <text:p>4096</text:p>
          </table:table-cell>
          <table:table-cell office:value-type="string" table:style-name="ce3">
            <text:p>PATRICIA SALVADOR VEIG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101.52" table:style-name="ce4">
            <text:p><text:s/>3.101,5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997" table:style-name="ce3">
            <text:p>2997</text:p>
          </table:table-cell>
          <table:table-cell office:value-type="string" table:style-name="ce3">
            <text:p>PATRICIA SGUERRA VITA E CA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RAQUARA</text:p>
          </table:table-cell>
          <table:table-cell office:value-type="float" office:value="984.21" table:style-name="ce4">
            <text:p><text:s/>984,21<text:s/></text:p>
          </table:table-cell>
          <table:table-cell office:value-type="float" office:value="1343.26" table:style-name="ce4">
            <text:p><text:s/>1.343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97" table:style-name="ce3">
            <text:p>4097</text:p>
          </table:table-cell>
          <table:table-cell office:value-type="string" table:style-name="ce3">
            <text:p>PATRICIA SOARES DE SOUZ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BIRIGU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60.26" table:style-name="ce4">
            <text:p><text:s/>3.060,26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013" table:style-name="ce3">
            <text:p>5013</text:p>
          </table:table-cell>
          <table:table-cell office:value-type="string" table:style-name="ce3">
            <text:p>PATRICIA TAKESAKI MIYAJI NARICAW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59" table:style-name="ce3">
            <text:p>6559</text:p>
          </table:table-cell>
          <table:table-cell office:value-type="string" table:style-name="ce3">
            <text:p>PATRICIA TALIATELLI BARSOTTIN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API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664.38" table:style-name="ce4">
            <text:p><text:s/>1.664,38<text:s/></text:p>
          </table:table-cell>
          <table:table-cell office:value-type="float" office:value="11229.619999999999" table:style-name="ce4">
            <text:p><text:s/>11.229,6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509" table:style-name="ce3">
            <text:p>4509</text:p>
          </table:table-cell>
          <table:table-cell office:value-type="string" table:style-name="ce3">
            <text:p>PATRICIA TIEMI MOMMA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97" table:style-name="ce3">
            <text:p>10597</text:p>
          </table:table-cell>
          <table:table-cell office:value-type="string" table:style-name="ce3">
            <text:p>PAULA ALESSANDRA DE OLIVEIRA JODA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LIMEI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21.75" table:style-name="ce4">
            <text:p><text:s/>621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27" table:style-name="ce3">
            <text:p>7527</text:p>
          </table:table-cell>
          <table:table-cell office:value-type="string" table:style-name="ce3">
            <text:p>PAULA AUGUSTA MARIANO MARQU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ÇA DE SANTANA DE PARNAÍ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96.13" table:style-name="ce4">
            <text:p><text:s/>2.196,13<text:s/></text:p>
          </table:table-cell>
          <table:table-cell office:value-type="float" office:value="1347.49" table:style-name="ce4">
            <text:p><text:s/>1.347,49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510" table:style-name="ce3">
            <text:p>4510</text:p>
          </table:table-cell>
          <table:table-cell office:value-type="string" table:style-name="ce3">
            <text:p>PAULA BOND PEIXO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URIN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611.38" table:style-name="ce4">
            <text:p><text:s/>1.611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4" table:style-name="ce3">
            <text:p>1054</text:p>
          </table:table-cell>
          <table:table-cell office:value-type="string" table:style-name="ce3">
            <text:p>PAULA CASTANHEIRA LAMENZ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23.66" table:style-name="ce4">
            <text:p><text:s/>2.623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49" table:style-name="ce3">
            <text:p>2549</text:p>
          </table:table-cell>
          <table:table-cell office:value-type="string" table:style-name="ce3">
            <text:p>PAULA CRISTINA ALVES CORUNH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34" table:style-name="ce3">
            <text:p>1634</text:p>
          </table:table-cell>
          <table:table-cell office:value-type="string" table:style-name="ce3">
            <text:p>PAULA DE CAMARGO FERRAZ FISCH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12" table:style-name="ce3">
            <text:p>7312</text:p>
          </table:table-cell>
          <table:table-cell office:value-type="string" table:style-name="ce3">
            <text:p>PAULA DE FIGUEIREDO SILV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RIBEIRAO PIR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508.04" table:style-name="ce4">
            <text:p><text:s/>1.508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28" table:style-name="ce3">
            <text:p>7528</text:p>
          </table:table-cell>
          <table:table-cell office:value-type="string" table:style-name="ce3">
            <text:p>PAULA DEORSOLA NOGUEIRA PIN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DISTRITAL DE ARUJ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229.7" table:style-name="ce4">
            <text:p><text:s/>12.229,70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64" table:style-name="ce3">
            <text:p>1664</text:p>
          </table:table-cell>
          <table:table-cell office:value-type="string" table:style-name="ce3">
            <text:p>PAULA ELINORE PRUK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A INFANCIA E DA JUVENTUD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60" table:style-name="ce3">
            <text:p>8560</text:p>
          </table:table-cell>
          <table:table-cell office:value-type="string" table:style-name="ce3">
            <text:p>PAULA GARMES REGINATO COUBE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IRAJU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18.09" table:style-name="ce4">
            <text:p><text:s/>3.018,09<text:s/></text:p>
          </table:table-cell>
          <table:table-cell office:value-type="float" office:value="4716.46" table:style-name="ce4">
            <text:p><text:s/>4.716,4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98" table:style-name="ce3">
            <text:p>4098</text:p>
          </table:table-cell>
          <table:table-cell office:value-type="string" table:style-name="ce3">
            <text:p>PAULA GIZZI DE ALMEIDA PEDROSO GUIRA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NDAMONHANG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511" table:style-name="ce3">
            <text:p>4511</text:p>
          </table:table-cell>
          <table:table-cell office:value-type="string" table:style-name="ce3">
            <text:p>PAULA MAGALHAES DA SILVA RENN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OGI-MIRIM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85.06" table:style-name="ce4">
            <text:p><text:s/>2.885,0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29" table:style-name="ce3">
            <text:p>7529</text:p>
          </table:table-cell>
          <table:table-cell office:value-type="string" table:style-name="ce3">
            <text:p>PAULA QUAGGI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RIBEIRAO PIR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94" table:style-name="ce3">
            <text:p>5694</text:p>
          </table:table-cell>
          <table:table-cell office:value-type="string" table:style-name="ce3">
            <text:p>PAULA VILLANACCI ALVES CAMASMI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03.12" table:style-name="ce4">
            <text:p><text:s/>3.303,1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40507" table:style-name="ce3">
            <text:p>140507</text:p>
          </table:table-cell>
          <table:table-cell office:value-type="string" table:style-name="ce3">
            <text:p>PAULO AFONSO GARRIDO DE PAUL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1210.92" table:style-name="ce4">
            <text:p><text:s/>1.210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5" table:style-name="ce3">
            <text:p>1055</text:p>
          </table:table-cell>
          <table:table-cell office:value-type="string" table:style-name="ce3">
            <text:p>PAULO ANTONIO LUDKE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014" table:style-name="ce3">
            <text:p>5014</text:p>
          </table:table-cell>
          <table:table-cell office:value-type="string" table:style-name="ce3">
            <text:p>PAULO AUGUSTO RADUNZ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TAQUARITI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42.9" table:style-name="ce4">
            <text:p><text:s/>2.542,9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1066.8200000000002" table:style-name="ce4">
            <text:p><text:s/>1.066,8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30" table:style-name="ce3">
            <text:p>7530</text:p>
          </table:table-cell>
          <table:table-cell office:value-type="string" table:style-name="ce3">
            <text:p>PAULO CAMPOS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EGIST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97.1" table:style-name="ce4">
            <text:p><text:s/>2.297,1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84" table:style-name="ce3">
            <text:p>1384</text:p>
          </table:table-cell>
          <table:table-cell office:value-type="string" table:style-name="ce3">
            <text:p>PAULO CESAR CORREA BORG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792.37" table:style-name="ce4">
            <text:p><text:s/>3.792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87468" table:style-name="ce3">
            <text:p>487468</text:p>
          </table:table-cell>
          <table:table-cell office:value-type="string" table:style-name="ce3">
            <text:p>PAULO CESAR MARTINEZ DE CA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800" table:style-name="ce3">
            <text:p>3800</text:p>
          </table:table-cell>
          <table:table-cell office:value-type="string" table:style-name="ce3">
            <text:p>PAULO CESAR NEUBER DELIG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TANDUVA</text:p>
          </table:table-cell>
          <table:table-cell office:value-type="float" office:value="810.53" table:style-name="ce4">
            <text:p><text:s/>810,53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8826" table:style-name="ce3">
            <text:p>278826</text:p>
          </table:table-cell>
          <table:table-cell office:value-type="string" table:style-name="ce3">
            <text:p>PAULO CESAR SOUZA ASSEF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E AREA REGIONAL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98.1799999999998" table:style-name="ce4">
            <text:p><text:s/>2.198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2" table:style-name="ce3">
            <text:p>752</text:p>
          </table:table-cell>
          <table:table-cell office:value-type="string" table:style-name="ce3">
            <text:p>PAULO D'AMICO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A LAP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16.1999999999998" table:style-name="ce4">
            <text:p><text:s/>2.616,2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81" table:style-name="ce3">
            <text:p>2281</text:p>
          </table:table-cell>
          <table:table-cell office:value-type="string" table:style-name="ce3">
            <text:p>PAULO DE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0630" table:style-name="ce3">
            <text:p>270630</text:p>
          </table:table-cell>
          <table:table-cell office:value-type="string" table:style-name="ce3">
            <text:p>PAULO DO AMARAL SOUZ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1929.05" table:style-name="ce4">
            <text:p><text:s/>1.929,05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98460" table:style-name="ce3">
            <text:p>698460</text:p>
          </table:table-cell>
          <table:table-cell office:value-type="string" table:style-name="ce3">
            <text:p>PAULO DOMINGUE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46.77" table:style-name="ce4">
            <text:p><text:s/>2.246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44" table:style-name="ce3">
            <text:p>7344</text:p>
          </table:table-cell>
          <table:table-cell office:value-type="string" table:style-name="ce3">
            <text:p>PAULO GUILHERME CAROLIS LI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RAGANCA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618.31" table:style-name="ce4">
            <text:p><text:s/>1.618,3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56.6099999999997" table:style-name="ce4">
            <text:p><text:s/>3.256,61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95" table:style-name="ce3">
            <text:p>5695</text:p>
          </table:table-cell>
          <table:table-cell office:value-type="string" table:style-name="ce3">
            <text:p>PAULO HENRIQUE CASTEX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14" table:style-name="ce3">
            <text:p>3314</text:p>
          </table:table-cell>
          <table:table-cell office:value-type="string" table:style-name="ce3">
            <text:p>PAULO HENRIQUE DE OLIVEIRA ARANT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98736" table:style-name="ce3">
            <text:p>698736</text:p>
          </table:table-cell>
          <table:table-cell office:value-type="string" table:style-name="ce3">
            <text:p>PAULO JOSE DE PAL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997.96" table:style-name="ce4">
            <text:p><text:s/>4.997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6" table:style-name="ce3">
            <text:p>1056</text:p>
          </table:table-cell>
          <table:table-cell office:value-type="string" table:style-name="ce3">
            <text:p>PAULO JOSE FREIRE TEOTONI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996.31" table:style-name="ce4">
            <text:p><text:s/>1.996,3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73828" table:style-name="ce3">
            <text:p>573828</text:p>
          </table:table-cell>
          <table:table-cell office:value-type="string" table:style-name="ce3">
            <text:p>PAULO JURICIC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3" table:style-name="ce3">
            <text:p>753</text:p>
          </table:table-cell>
          <table:table-cell office:value-type="string" table:style-name="ce3">
            <text:p>PAULO KISH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930.36" table:style-name="ce4">
            <text:p><text:s/>3.930,3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7521" table:style-name="ce3">
            <text:p>337521</text:p>
          </table:table-cell>
          <table:table-cell office:value-type="string" table:style-name="ce3">
            <text:p>PAULO MARCO FERREIRA LIM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73" table:style-name="ce3">
            <text:p>2073</text:p>
          </table:table-cell>
          <table:table-cell office:value-type="string" table:style-name="ce3">
            <text:p>PAULO PENTEADO TEIXEIRA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94308" table:style-name="ce3">
            <text:p>494308</text:p>
          </table:table-cell>
          <table:table-cell office:value-type="string" table:style-name="ce3">
            <text:p>PAULO ROBERTO DIA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O MIGUEL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31" table:style-name="ce3">
            <text:p>7531</text:p>
          </table:table-cell>
          <table:table-cell office:value-type="string" table:style-name="ce3">
            <text:p>PAULO ROBERTO FERREIRA FORT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250" table:style-name="ce3">
            <text:p>25250</text:p>
          </table:table-cell>
          <table:table-cell office:value-type="string" table:style-name="ce3">
            <text:p>PAULO ROBERTO SALVIN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81" table:style-name="ce3">
            <text:p>2581</text:p>
          </table:table-cell>
          <table:table-cell office:value-type="string" table:style-name="ce3">
            <text:p>PAULO ROGERIO BASTOS CO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7" table:style-name="ce3">
            <text:p>1057</text:p>
          </table:table-cell>
          <table:table-cell office:value-type="string" table:style-name="ce3">
            <text:p>PAULO SERGIO ABUJAM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OTUCAT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477.6" table:style-name="ce4">
            <text:p><text:s/>1.477,60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50" table:style-name="ce3">
            <text:p>1350</text:p>
          </table:table-cell>
          <table:table-cell office:value-type="string" table:style-name="ce3">
            <text:p>PAULO SERGIO DE CAST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900.26" table:style-name="ce4">
            <text:p><text:s/>2.900,26<text:s/></text:p>
          </table:table-cell>
          <table:table-cell office:value-type="float" office:value="3831.1" table:style-name="ce4">
            <text:p><text:s/>3.831,1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969017" table:style-name="ce3">
            <text:p>969017</text:p>
          </table:table-cell>
          <table:table-cell office:value-type="string" table:style-name="ce3">
            <text:p>PAULO SERGIO DE OLIVEIRA E COST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35697" table:style-name="ce3">
            <text:p>835697</text:p>
          </table:table-cell>
          <table:table-cell office:value-type="string" table:style-name="ce3">
            <text:p>PAULO SERGIO FOGANHO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681.39" table:style-name="ce4">
            <text:p><text:s/>1.681,39<text:s/></text:p>
          </table:table-cell>
          <table:table-cell office:value-type="float" office:value="4133.49" table:style-name="ce4">
            <text:p><text:s/>4.133,49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90765" table:style-name="ce3">
            <text:p>490765</text:p>
          </table:table-cell>
          <table:table-cell office:value-type="string" table:style-name="ce3">
            <text:p>PAULO SERGIO PUERTA DOS SANTO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68" table:style-name="ce3">
            <text:p>1368</text:p>
          </table:table-cell>
          <table:table-cell office:value-type="string" table:style-name="ce3">
            <text:p>PAULO SERGIO RIBEIRO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463.15999999999997" table:style-name="ce4">
            <text:p><text:s/>463,16<text:s/></text:p>
          </table:table-cell>
          <table:table-cell office:value-type="float" office:value="1560.05" table:style-name="ce4">
            <text:p><text:s/>1.560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61" table:style-name="ce3">
            <text:p>8561</text:p>
          </table:table-cell>
          <table:table-cell office:value-type="string" table:style-name="ce3">
            <text:p>PAULO VINICIUS DE CAMARGO BISP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88.4" table:style-name="ce4">
            <text:p><text:s/>2.888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96" table:style-name="ce3">
            <text:p>5696</text:p>
          </table:table-cell>
          <table:table-cell office:value-type="string" table:style-name="ce3">
            <text:p>PEDRO ANDRE PICADO ALON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2.15" table:style-name="ce4">
            <text:p><text:s/>3.362,15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907358" table:style-name="ce3">
            <text:p>907358</text:p>
          </table:table-cell>
          <table:table-cell office:value-type="string" table:style-name="ce3">
            <text:p>PEDRO BARACAT GUIMARAES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DAS EXECUCOES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88900" table:style-name="ce3">
            <text:p>288900</text:p>
          </table:table-cell>
          <table:table-cell office:value-type="string" table:style-name="ce3">
            <text:p>PEDRO DE JESUS JULIOTT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62" table:style-name="ce3">
            <text:p>6562</text:p>
          </table:table-cell>
          <table:table-cell office:value-type="string" table:style-name="ce3">
            <text:p>PEDRO DOS REIS CAMP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HORTOLAND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01.89" table:style-name="ce4">
            <text:p><text:s/>2.501,89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66" table:style-name="ce3">
            <text:p>11366</text:p>
          </table:table-cell>
          <table:table-cell office:value-type="string" table:style-name="ce3">
            <text:p>PEDRO DOS REIS URURAHY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BATAT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222" table:style-name="ce3">
            <text:p>3222</text:p>
          </table:table-cell>
          <table:table-cell office:value-type="string" table:style-name="ce3">
            <text:p>PEDRO EDUARDO DE CAMARGO ELI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96.15" table:style-name="ce4">
            <text:p><text:s/>2.696,1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33" table:style-name="ce3">
            <text:p>11333</text:p>
          </table:table-cell>
          <table:table-cell office:value-type="string" table:style-name="ce3">
            <text:p>PEDRO ENOS MARTINS DE OLIVEIRA GUIMARAE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809.83" table:style-name="ce4">
            <text:p><text:s/>1.809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4887" table:style-name="ce3">
            <text:p>64887</text:p>
          </table:table-cell>
          <table:table-cell office:value-type="string" table:style-name="ce3">
            <text:p>PEDRO EUGENIO FREDERIC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18.5" table:style-name="ce4">
            <text:p><text:s/>3.318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75850" table:style-name="ce3">
            <text:p>375850</text:p>
          </table:table-cell>
          <table:table-cell office:value-type="string" table:style-name="ce3">
            <text:p>PEDRO FALABELLA TAVARES DE LIM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98" table:style-name="ce3">
            <text:p>10598</text:p>
          </table:table-cell>
          <table:table-cell office:value-type="string" table:style-name="ce3">
            <text:p>PEDRO FERNANDES CASTELO MACIEL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TAUBA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62.57" table:style-name="ce4">
            <text:p><text:s/>1.162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74" table:style-name="ce3">
            <text:p>2074</text:p>
          </table:table-cell>
          <table:table-cell office:value-type="string" table:style-name="ce3">
            <text:p>PEDRO FERREIRA LEITE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18461" table:style-name="ce3">
            <text:p>618461</text:p>
          </table:table-cell>
          <table:table-cell office:value-type="string" table:style-name="ce3">
            <text:p>PEDRO FRANCO DE CAMPO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92117" table:style-name="ce3">
            <text:p>492117</text:p>
          </table:table-cell>
          <table:table-cell office:value-type="string" table:style-name="ce3">
            <text:p>PEDRO HENRIQUE DEMERCIAN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13" table:style-name="ce3">
            <text:p>11313</text:p>
          </table:table-cell>
          <table:table-cell office:value-type="string" table:style-name="ce3">
            <text:p>PEDRO JAVARONI MACHADO FONSEC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432.92" table:style-name="ce4">
            <text:p><text:s/>9.432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67" table:style-name="ce3">
            <text:p>11367</text:p>
          </table:table-cell>
          <table:table-cell office:value-type="string" table:style-name="ce3">
            <text:p>PEDRO JOSE ROCHA E SILV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GUARATINGUE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995.09" table:style-name="ce4">
            <text:p><text:s/>1.995,0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4.44" table:style-name="ce4">
            <text:p><text:s/>1.684,4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14558" table:style-name="ce3">
            <text:p>614558</text:p>
          </table:table-cell>
          <table:table-cell office:value-type="string" table:style-name="ce3">
            <text:p>PEDRO LUIZ DE MEL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2714" table:style-name="ce3">
            <text:p>62714</text:p>
          </table:table-cell>
          <table:table-cell office:value-type="string" table:style-name="ce3">
            <text:p>PEDRO MANOEL RAMO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99" table:style-name="ce3">
            <text:p>10599</text:p>
          </table:table-cell>
          <table:table-cell office:value-type="string" table:style-name="ce3">
            <text:p>PEDRO RAFAEL NOGUEIRA GUIMARA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OCO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985.33" table:style-name="ce4">
            <text:p><text:s/>1.985,33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32" table:style-name="ce3">
            <text:p>7532</text:p>
          </table:table-cell>
          <table:table-cell office:value-type="string" table:style-name="ce3">
            <text:p>PEDRO ROMAO NE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PRESIDENTE PRUD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67.14" table:style-name="ce4">
            <text:p><text:s/>2.267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600" table:style-name="ce3">
            <text:p>10600</text:p>
          </table:table-cell>
          <table:table-cell office:value-type="string" table:style-name="ce3">
            <text:p>PEDRO VINICIUS MENEGUETTI MARTIN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LUCEL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13282" table:style-name="ce3">
            <text:p>413282</text:p>
          </table:table-cell>
          <table:table-cell office:value-type="string" table:style-name="ce3">
            <text:p>PEDRO WILSON BUGARIB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4A.PROMOTORIA DO JURI DA CAPITAL(PENHA DE FRANCA)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941193" table:style-name="ce3">
            <text:p>941193</text:p>
          </table:table-cell>
          <table:table-cell office:value-type="string" table:style-name="ce3">
            <text:p>PERSEU GENTIL NEGRA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97" table:style-name="ce3">
            <text:p>5697</text:p>
          </table:table-cell>
          <table:table-cell office:value-type="string" table:style-name="ce3">
            <text:p>PERSIO RICARDO PERRELLA SCARABE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MA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50.7600000000002" table:style-name="ce4">
            <text:p><text:s/>2.550,76<text:s/></text:p>
          </table:table-cell>
          <table:table-cell office:value-type="float" office:value="1347.56" table:style-name="ce4">
            <text:p><text:s/>1.347,56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61" table:style-name="ce3">
            <text:p>7361</text:p>
          </table:table-cell>
          <table:table-cell office:value-type="string" table:style-name="ce3">
            <text:p>PIERRE PENA ROCH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VALPARAIS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83816" table:style-name="ce3">
            <text:p>183816</text:p>
          </table:table-cell>
          <table:table-cell office:value-type="string" table:style-name="ce3">
            <text:p>PLINIO ANTONIO BRITTO GENTIL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57.7800000000002" table:style-name="ce4">
            <text:p><text:s/>2.257,7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63" table:style-name="ce3">
            <text:p>6563</text:p>
          </table:table-cell>
          <table:table-cell office:value-type="string" table:style-name="ce3">
            <text:p>PRISCILA GOMES BARCELLOS BORG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12.14" table:style-name="ce4">
            <text:p><text:s/>1.3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62" table:style-name="ce3">
            <text:p>8562</text:p>
          </table:table-cell>
          <table:table-cell office:value-type="string" table:style-name="ce3">
            <text:p>PRISCILA LONGARINI ALV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AIEIRAS</text:p>
          </table:table-cell>
          <table:table-cell office:value-type="float" office:value="463.15999999999997" table:style-name="ce4">
            <text:p><text:s/>463,16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998" table:style-name="ce3">
            <text:p>2998</text:p>
          </table:table-cell>
          <table:table-cell office:value-type="string" table:style-name="ce3">
            <text:p>PRISCILA MAIELLO RIBEIRO PRADO MILEO THEODO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49.33" table:style-name="ce4">
            <text:p><text:s/>2.349,33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999" table:style-name="ce3">
            <text:p>2999</text:p>
          </table:table-cell>
          <table:table-cell office:value-type="string" table:style-name="ce3">
            <text:p>RAFAEL ABUJAM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439.52" table:style-name="ce4">
            <text:p><text:s/>1.439,5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24" table:style-name="ce3">
            <text:p>7324</text:p>
          </table:table-cell>
          <table:table-cell office:value-type="string" table:style-name="ce3">
            <text:p>RAFAEL AMANCIO BRIOZ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OCOR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990.77" table:style-name="ce4">
            <text:p><text:s/>990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299.24" table:style-name="ce4">
            <text:p><text:s/>7.299,2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98" table:style-name="ce3">
            <text:p>5698</text:p>
          </table:table-cell>
          <table:table-cell office:value-type="string" table:style-name="ce3">
            <text:p>RAFAEL AUGUSTO PRESSU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MEI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912.04" table:style-name="ce4">
            <text:p><text:s/>2.912,0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801" table:style-name="ce3">
            <text:p>3801</text:p>
          </table:table-cell>
          <table:table-cell office:value-type="string" table:style-name="ce3">
            <text:p>RAFAEL BELUC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MPA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05.77" table:style-name="ce4">
            <text:p><text:s/>805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4.44" table:style-name="ce4">
            <text:p><text:s/>1.684,4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47" table:style-name="ce3">
            <text:p>7347</text:p>
          </table:table-cell>
          <table:table-cell office:value-type="string" table:style-name="ce3">
            <text:p>RAFAEL BERTUCCI LOP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428.61" table:style-name="ce4">
            <text:p><text:s/>2.428,6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99" table:style-name="ce3">
            <text:p>4099</text:p>
          </table:table-cell>
          <table:table-cell office:value-type="string" table:style-name="ce3">
            <text:p>RAFAEL CORREA DE MORAIS AGUIA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TU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11208.44" table:style-name="ce4">
            <text:p><text:s/>11.208,4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699" table:style-name="ce3">
            <text:p>5699</text:p>
          </table:table-cell>
          <table:table-cell office:value-type="string" table:style-name="ce3">
            <text:p>RAFAEL DE OLIVEIRA CO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40.4" table:style-name="ce4">
            <text:p><text:s/>3.040,4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63" table:style-name="ce3">
            <text:p>8563</text:p>
          </table:table-cell>
          <table:table-cell office:value-type="string" table:style-name="ce3">
            <text:p>RAFAEL DE PAULA ALBINO VEIG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913.23" table:style-name="ce4">
            <text:p><text:s/>2.913,2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72" table:style-name="ce3">
            <text:p>7372</text:p>
          </table:table-cell>
          <table:table-cell office:value-type="string" table:style-name="ce3">
            <text:p>RAFAEL FERNANDES VIAN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EREIRA BAR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081.21" table:style-name="ce4">
            <text:p><text:s/>2.081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55" table:style-name="ce3">
            <text:p>7355</text:p>
          </table:table-cell>
          <table:table-cell office:value-type="string" table:style-name="ce3">
            <text:p>RAFAEL MAGALHAES ABRANTES PINH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NHAEM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068.3699999999999" table:style-name="ce4">
            <text:p><text:s/>1.068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79" table:style-name="ce3">
            <text:p>11379</text:p>
          </table:table-cell>
          <table:table-cell office:value-type="string" table:style-name="ce3">
            <text:p>RAFAEL MORAIS DE OLIVEIR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F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991.87" table:style-name="ce4">
            <text:p><text:s/>991,8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94" table:style-name="ce3">
            <text:p>11394</text:p>
          </table:table-cell>
          <table:table-cell office:value-type="string" table:style-name="ce3">
            <text:p>RAFAEL OLIVEIRA DE ARAUJ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BRAGANCA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04.22" table:style-name="ce4">
            <text:p><text:s/>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4.44" table:style-name="ce4">
            <text:p><text:s/>1.684,4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52" table:style-name="ce3">
            <text:p>7352</text:p>
          </table:table-cell>
          <table:table-cell office:value-type="string" table:style-name="ce3">
            <text:p>RAFAEL QUEIROZ PIOL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LEME</text:p>
          </table:table-cell>
          <table:table-cell office:value-type="float" office:value="926.31999999999994" table:style-name="ce4">
            <text:p><text:s/>926,32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32.02" table:style-name="ce4">
            <text:p><text:s/>3.032,0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07" table:style-name="ce3">
            <text:p>7307</text:p>
          </table:table-cell>
          <table:table-cell office:value-type="string" table:style-name="ce3">
            <text:p>RAFAEL RIBEIRO DO VA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CARAPICUI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51.08" table:style-name="ce4">
            <text:p><text:s/>2.251,08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64" table:style-name="ce3">
            <text:p>8564</text:p>
          </table:table-cell>
          <table:table-cell office:value-type="string" table:style-name="ce3">
            <text:p>RAFAEL SALZEDAS ARBACH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PERUIB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18.6300000000001" table:style-name="ce4">
            <text:p><text:s/>1.218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601" table:style-name="ce3">
            <text:p>10601</text:p>
          </table:table-cell>
          <table:table-cell office:value-type="string" table:style-name="ce3">
            <text:p>RAFAEL TSUGUIO BERNAHARDT HAYASH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ITAPETINI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612.84" table:style-name="ce4">
            <text:p><text:s/>1.612,84<text:s/></text:p>
          </table:table-cell>
          <table:table-cell office:value-type="float" office:value="224.57" table:style-name="ce4">
            <text:p><text:s/>224,57<text:s/></text:p>
          </table:table-cell>
          <table:table-cell office:value-type="float" office:value="7860.73" table:style-name="ce4">
            <text:p><text:s/>7.860,73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42" table:style-name="ce3">
            <text:p>11342</text:p>
          </table:table-cell>
          <table:table-cell office:value-type="string" table:style-name="ce3">
            <text:p>RAFAEL VIANA DE OLIVEIRA VIDAL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00.8000000000002" table:style-name="ce4">
            <text:p><text:s/>2.500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602" table:style-name="ce3">
            <text:p>10602</text:p>
          </table:table-cell>
          <table:table-cell office:value-type="string" table:style-name="ce3">
            <text:p>RAFAELA TROMBIN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ITAPETINI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043.1199999999999" table:style-name="ce4">
            <text:p><text:s/>1.043,12<text:s/></text:p>
          </table:table-cell>
          <table:table-cell office:value-type="float" office:value="8888.02" table:style-name="ce4">
            <text:p><text:s/>8.888,0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64" table:style-name="ce3">
            <text:p>6564</text:p>
          </table:table-cell>
          <table:table-cell office:value-type="string" table:style-name="ce3">
            <text:p>RAFFAELE DE FILIPPO FILH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ALM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710.56" table:style-name="ce4">
            <text:p><text:s/>1.710,56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46" table:style-name="ce3">
            <text:p>11346</text:p>
          </table:table-cell>
          <table:table-cell office:value-type="string" table:style-name="ce3">
            <text:p>RAISSA CESAR MOLINAR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GUARATINGUETA</text:p>
          </table:table-cell>
          <table:table-cell office:value-type="float" office:value="752.63" table:style-name="ce4">
            <text:p><text:s/>752,63<text:s/></text:p>
          </table:table-cell>
          <table:table-cell office:value-type="float" office:value="2509.35" table:style-name="ce4">
            <text:p><text:s/>2.509,3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40" table:style-name="ce3">
            <text:p>3040</text:p>
          </table:table-cell>
          <table:table-cell office:value-type="string" table:style-name="ce3">
            <text:p>RAMON LOPES NE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E AREA REGIONAL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65" table:style-name="ce3">
            <text:p>6565</text:p>
          </table:table-cell>
          <table:table-cell office:value-type="string" table:style-name="ce3">
            <text:p>RAPHAEL BARBOSA BRAG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LORE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73.3" table:style-name="ce4">
            <text:p><text:s/>1.173,3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223" table:style-name="ce3">
            <text:p>3223</text:p>
          </table:table-cell>
          <table:table-cell office:value-type="string" table:style-name="ce3">
            <text:p>RAQUEL BUENO DE CAMAR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512" table:style-name="ce3">
            <text:p>4512</text:p>
          </table:table-cell>
          <table:table-cell office:value-type="string" table:style-name="ce3">
            <text:p>RAQUEL ELI STEIN MATHEU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RAVIN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481.99" table:style-name="ce4">
            <text:p><text:s/>481,9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82945" table:style-name="ce3">
            <text:p>282945</text:p>
          </table:table-cell>
          <table:table-cell office:value-type="string" table:style-name="ce3">
            <text:p>RAQUEL MARIA LEONE DE ALMEIDA CESAR BARBOS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A INFANCIA E DA JUVENTUDE</text:p>
          </table:table-cell>
          <table:table-cell office:value-type="float" office:value="810.53" table:style-name="ce4">
            <text:p><text:s/>810,53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68" table:style-name="ce3">
            <text:p>6568</text:p>
          </table:table-cell>
          <table:table-cell office:value-type="string" table:style-name="ce3">
            <text:p>RAQUEL TIEMI HASHIMO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44.88" table:style-name="ce4">
            <text:p><text:s/>2.144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90" table:style-name="ce3">
            <text:p>11390</text:p>
          </table:table-cell>
          <table:table-cell office:value-type="string" table:style-name="ce3">
            <text:p>RAUL AGRIPINO DOS SANTOS PINT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00.1400000000001" table:style-name="ce4">
            <text:p><text:s/>1.300,14<text:s/></text:p>
          </table:table-cell>
          <table:table-cell office:value-type="float" office:value="5390.17" table:style-name="ce4">
            <text:p><text:s/>5.390,1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35727" table:style-name="ce3">
            <text:p>835727</text:p>
          </table:table-cell>
          <table:table-cell office:value-type="string" table:style-name="ce3">
            <text:p>RAUL DE GODOY F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31.35" table:style-name="ce4">
            <text:p><text:s/>3.331,3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513" table:style-name="ce3">
            <text:p>4513</text:p>
          </table:table-cell>
          <table:table-cell office:value-type="string" table:style-name="ce3">
            <text:p>RAUL RIBEIRO SO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O JOSE DO RIO PARDO</text:p>
          </table:table-cell>
          <table:table-cell office:value-type="float" office:value="810.53" table:style-name="ce4">
            <text:p><text:s/>810,53<text:s/></text:p>
          </table:table-cell>
          <table:table-cell office:value-type="float" office:value="1581.34" table:style-name="ce4">
            <text:p><text:s/>1.581,34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603" table:style-name="ce3">
            <text:p>10603</text:p>
          </table:table-cell>
          <table:table-cell office:value-type="string" table:style-name="ce3">
            <text:p>REBECA BARBOSA LEITE DA FREIRIA ESTEVA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MOGI-MIRIM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18.4499999999998" table:style-name="ce4">
            <text:p><text:s/>2.218,45<text:s/></text:p>
          </table:table-cell>
          <table:table-cell office:value-type="float" office:value="449.14" table:style-name="ce4">
            <text:p><text:s/>449,14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604" table:style-name="ce3">
            <text:p>10604</text:p>
          </table:table-cell>
          <table:table-cell office:value-type="string" table:style-name="ce3">
            <text:p>REGIANE MARIA HEIL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ITAJOB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030.3900000000001" table:style-name="ce4">
            <text:p><text:s/>1.030,39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802" table:style-name="ce3">
            <text:p>3802</text:p>
          </table:table-cell>
          <table:table-cell office:value-type="string" table:style-name="ce3">
            <text:p>REGIANE VINCHE ZAMPAR GUIMARAES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69" table:style-name="ce3">
            <text:p>1669</text:p>
          </table:table-cell>
          <table:table-cell office:value-type="string" table:style-name="ce3">
            <text:p>REGINA APARECIDA DE OLIVEIRA E CO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O JABAQUARA</text:p>
          </table:table-cell>
          <table:table-cell office:value-type="float" office:value="1042.1099999999999" table:style-name="ce4">
            <text:p><text:s/>1.042,11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803" table:style-name="ce3">
            <text:p>3803</text:p>
          </table:table-cell>
          <table:table-cell office:value-type="string" table:style-name="ce3">
            <text:p>REGINA BARBARA MURAD LOUZA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TIBAIA</text:p>
          </table:table-cell>
          <table:table-cell office:value-type="float" office:value="810.53" table:style-name="ce4">
            <text:p><text:s/>810,53<text:s/></text:p>
          </table:table-cell>
          <table:table-cell office:value-type="float" office:value="2974.28" table:style-name="ce4">
            <text:p><text:s/>2.974,28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715" table:style-name="ce3">
            <text:p>1715</text:p>
          </table:table-cell>
          <table:table-cell office:value-type="string" table:style-name="ce3">
            <text:p>REGINA CELIA PEGORARO VENANCI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98307" table:style-name="ce3">
            <text:p>698307</text:p>
          </table:table-cell>
          <table:table-cell office:value-type="string" table:style-name="ce3">
            <text:p>REGINA KRAUTE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10" table:style-name="ce3">
            <text:p>2210</text:p>
          </table:table-cell>
          <table:table-cell office:value-type="string" table:style-name="ce3">
            <text:p>REGINA MONDI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44.09" table:style-name="ce4">
            <text:p><text:s/>2.244,0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78" table:style-name="ce3">
            <text:p>2078</text:p>
          </table:table-cell>
          <table:table-cell office:value-type="string" table:style-name="ce3">
            <text:p>REGINALDO CESAR FAQUI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74.89" table:style-name="ce4">
            <text:p><text:s/>2.574,89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60" table:style-name="ce3">
            <text:p>2260</text:p>
          </table:table-cell>
          <table:table-cell office:value-type="string" table:style-name="ce3">
            <text:p>REGINALDO GARCI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NTA CRUZ DO RIO PARD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69.84" table:style-name="ce4">
            <text:p><text:s/>2.569,84<text:s/></text:p>
          </table:table-cell>
          <table:table-cell office:value-type="float" office:value="5390.24" table:style-name="ce4">
            <text:p><text:s/>5.390,24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60" table:style-name="ce3">
            <text:p>2760</text:p>
          </table:table-cell>
          <table:table-cell office:value-type="string" table:style-name="ce3">
            <text:p>REGISLAINE TOPASS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NDRADI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04.04" table:style-name="ce4">
            <text:p><text:s/>2.104,0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65" table:style-name="ce3">
            <text:p>8565</text:p>
          </table:table-cell>
          <table:table-cell office:value-type="string" table:style-name="ce3">
            <text:p>REINALDO IORI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679.96" table:style-name="ce4">
            <text:p><text:s/>1.679,96<text:s/></text:p>
          </table:table-cell>
          <table:table-cell office:value-type="float" office:value="8748.48" table:style-name="ce4">
            <text:p><text:s/>8.748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89362" table:style-name="ce3">
            <text:p>489362</text:p>
          </table:table-cell>
          <table:table-cell office:value-type="string" table:style-name="ce3">
            <text:p>REINALDO LUCAS DE MEL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80" table:style-name="ce3">
            <text:p>11380</text:p>
          </table:table-cell>
          <table:table-cell office:value-type="string" table:style-name="ce3">
            <text:p>RENAN MENDES RODRIGUE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TUP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15.08" table:style-name="ce4">
            <text:p><text:s/>2.115,08<text:s/></text:p>
          </table:table-cell>
          <table:table-cell office:value-type="float" office:value="10409.35" table:style-name="ce4">
            <text:p><text:s/>10.409,35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605" table:style-name="ce3">
            <text:p>10605</text:p>
          </table:table-cell>
          <table:table-cell office:value-type="string" table:style-name="ce3">
            <text:p>RENATA ANDREIA DOS SANTO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MIRANDOPOL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18.09" table:style-name="ce4">
            <text:p><text:s/>3.018,09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100" table:style-name="ce3">
            <text:p>4100</text:p>
          </table:table-cell>
          <table:table-cell office:value-type="string" table:style-name="ce3">
            <text:p>RENATA BERTONI VIT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ACAPAV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49.51" table:style-name="ce4">
            <text:p><text:s/>3.049,5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69" table:style-name="ce3">
            <text:p>6569</text:p>
          </table:table-cell>
          <table:table-cell office:value-type="string" table:style-name="ce3">
            <text:p>RENATA BRANDAO LAZZAR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HORTOLAND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18.39" table:style-name="ce4">
            <text:p><text:s/>2.318,3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33" table:style-name="ce3">
            <text:p>7533</text:p>
          </table:table-cell>
          <table:table-cell office:value-type="string" table:style-name="ce3">
            <text:p>RENATA CAETANO PEREIRA DA SILVA FUG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ÇA DE SANTANA DE PARNAÍBA</text:p>
          </table:table-cell>
          <table:table-cell office:value-type="float" office:value="636.83999999999992" table:style-name="ce4">
            <text:p><text:s/>636,84<text:s/></text:p>
          </table:table-cell>
          <table:table-cell office:value-type="float" office:value="1592.85" table:style-name="ce4">
            <text:p><text:s/>1.592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514" table:style-name="ce3">
            <text:p>4514</text:p>
          </table:table-cell>
          <table:table-cell office:value-type="string" table:style-name="ce3">
            <text:p>RENATA CALAZANS NASRAU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MERICA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759.79" table:style-name="ce4">
            <text:p><text:s/>1.759,7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101" table:style-name="ce3">
            <text:p>4101</text:p>
          </table:table-cell>
          <table:table-cell office:value-type="string" table:style-name="ce3">
            <text:p>RENATA CALDEIRA COSTA PICCIRILO COLAFEMIN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SSUNU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815.95" table:style-name="ce4">
            <text:p><text:s/>1.815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515" table:style-name="ce3">
            <text:p>4515</text:p>
          </table:table-cell>
          <table:table-cell office:value-type="string" table:style-name="ce3">
            <text:p>RENATA CRISTINA DE OLIVEIRA MAY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48.2199999999998" table:style-name="ce4">
            <text:p><text:s/>2.248,22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14" table:style-name="ce3">
            <text:p>7314</text:p>
          </table:table-cell>
          <table:table-cell office:value-type="string" table:style-name="ce3">
            <text:p>RENATA DA CAMARA ALVES PIN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50.28" table:style-name="ce4">
            <text:p><text:s/>1.350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66" table:style-name="ce3">
            <text:p>8566</text:p>
          </table:table-cell>
          <table:table-cell office:value-type="string" table:style-name="ce3">
            <text:p>RENATA FRANCA CEVIDAN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A FE DO SU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438.68" table:style-name="ce4">
            <text:p><text:s/>438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42" table:style-name="ce3">
            <text:p>3342</text:p>
          </table:table-cell>
          <table:table-cell office:value-type="string" table:style-name="ce3">
            <text:p>RENATA GALHARDO CHEUEN ZARO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PIQUE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34" table:style-name="ce3">
            <text:p>7534</text:p>
          </table:table-cell>
          <table:table-cell office:value-type="string" table:style-name="ce3">
            <text:p>RENATA GIANTOMASSI GOM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ARAGUACU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98.75" table:style-name="ce4">
            <text:p><text:s/>2.198,75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80" table:style-name="ce3">
            <text:p>2580</text:p>
          </table:table-cell>
          <table:table-cell office:value-type="string" table:style-name="ce3">
            <text:p>RENATA GONCALVES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CIVEL DO FORO REGIONAL DE SANTO AMA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55" table:style-name="ce3">
            <text:p>11355</text:p>
          </table:table-cell>
          <table:table-cell office:value-type="string" table:style-name="ce3">
            <text:p>RENATA HATORI NASCIMENT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TAUBA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679.96" table:style-name="ce4">
            <text:p><text:s/>1.679,96<text:s/></text:p>
          </table:table-cell>
          <table:table-cell office:value-type="float" office:value="3144.26" table:style-name="ce4">
            <text:p><text:s/>3.144,26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61" table:style-name="ce3">
            <text:p>2761</text:p>
          </table:table-cell>
          <table:table-cell office:value-type="string" table:style-name="ce3">
            <text:p>RENATA LUCIA MOTA LIMA DE OLIVEIRA RIVIT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CARE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62" table:style-name="ce3">
            <text:p>2762</text:p>
          </table:table-cell>
          <table:table-cell office:value-type="string" table:style-name="ce3">
            <text:p>RENATA MARIA CRUZ DE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O CLA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63" table:style-name="ce3">
            <text:p>2763</text:p>
          </table:table-cell>
          <table:table-cell office:value-type="string" table:style-name="ce3">
            <text:p>RENATA MASAGAO ROMERO ANTUN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8" table:style-name="ce3">
            <text:p>1058</text:p>
          </table:table-cell>
          <table:table-cell office:value-type="string" table:style-name="ce3">
            <text:p>RENATA PERIN DE ANDRADE DEBSK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ADEM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67" table:style-name="ce3">
            <text:p>8567</text:p>
          </table:table-cell>
          <table:table-cell office:value-type="string" table:style-name="ce3">
            <text:p>RENATA PIRES SMITH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37.81" table:style-name="ce4">
            <text:p><text:s/>1.137,8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606" table:style-name="ce3">
            <text:p>10606</text:p>
          </table:table-cell>
          <table:table-cell office:value-type="string" table:style-name="ce3">
            <text:p>RENATA ROJO RODRIGU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948.81" table:style-name="ce4">
            <text:p><text:s/>948,8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224" table:style-name="ce3">
            <text:p>3224</text:p>
          </table:table-cell>
          <table:table-cell office:value-type="string" table:style-name="ce3">
            <text:p>RENATA SANCHES FERNANDES GUERZO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847.22" table:style-name="ce4">
            <text:p><text:s/>1.847,22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9" table:style-name="ce3">
            <text:p>1059</text:p>
          </table:table-cell>
          <table:table-cell office:value-type="string" table:style-name="ce3">
            <text:p>RENATA YURIKA MAKI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463.15999999999997" table:style-name="ce4">
            <text:p><text:s/>463,16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68" table:style-name="ce3">
            <text:p>8568</text:p>
          </table:table-cell>
          <table:table-cell office:value-type="string" table:style-name="ce3">
            <text:p>RENATO ABUJAMRA FILLI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CHAVANT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82.5" table:style-name="ce4">
            <text:p><text:s/>2.682,50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1684.44" table:style-name="ce4">
            <text:p><text:s/>1.684,4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516" table:style-name="ce3">
            <text:p>4516</text:p>
          </table:table-cell>
          <table:table-cell office:value-type="string" table:style-name="ce3">
            <text:p>RENATO ARRUDA SANTOS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70" table:style-name="ce3">
            <text:p>6570</text:p>
          </table:table-cell>
          <table:table-cell office:value-type="string" table:style-name="ce3">
            <text:p>RENATO AUGUSTO VALADA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O ROQU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6" table:style-name="ce4">
            <text:p><text:s/>3.200,46<text:s/></text:p>
          </table:table-cell>
          <table:table-cell office:value-type="float" office:value="2695.12" table:style-name="ce4">
            <text:p><text:s/>2.695,12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79" table:style-name="ce3">
            <text:p>2579</text:p>
          </table:table-cell>
          <table:table-cell office:value-type="string" table:style-name="ce3">
            <text:p>RENATO DAVAN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O AMA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1.74" table:style-name="ce4">
            <text:p><text:s/>1.151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50" table:style-name="ce3">
            <text:p>2550</text:p>
          </table:table-cell>
          <table:table-cell office:value-type="string" table:style-name="ce3">
            <text:p>RENATO DE CERQUEIRA CESAR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O AMA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11" table:style-name="ce3">
            <text:p>7311</text:p>
          </table:table-cell>
          <table:table-cell office:value-type="string" table:style-name="ce3">
            <text:p>RENATO DE JESUS MARCA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TU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435.98" table:style-name="ce4">
            <text:p><text:s/>2.435,98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225" table:style-name="ce3">
            <text:p>3225</text:p>
          </table:table-cell>
          <table:table-cell office:value-type="string" table:style-name="ce3">
            <text:p>RENATO DIAS DE CASTRO FREIT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BOTICABAL</text:p>
          </table:table-cell>
          <table:table-cell office:value-type="float" office:value="926.31999999999994" table:style-name="ce4">
            <text:p><text:s/>926,32<text:s/></text:p>
          </table:table-cell>
          <table:table-cell office:value-type="float" office:value="3297.27" table:style-name="ce4">
            <text:p><text:s/>3.297,2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71" table:style-name="ce3">
            <text:p>6571</text:p>
          </table:table-cell>
          <table:table-cell office:value-type="string" table:style-name="ce3">
            <text:p>RENATO DOS SANTOS GA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AIA GRAND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942.19" table:style-name="ce4">
            <text:p><text:s/>942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7" table:style-name="ce4">
            <text:p><text:s/>4.491,87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21806" table:style-name="ce3">
            <text:p>321806</text:p>
          </table:table-cell>
          <table:table-cell office:value-type="string" table:style-name="ce3">
            <text:p>RENATO EUGENIO DE FREITAS PER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778.29" table:style-name="ce4">
            <text:p><text:s/>2.778,29<text:s/></text:p>
          </table:table-cell>
          <table:table-cell office:value-type="float" office:value="3831.1" table:style-name="ce4">
            <text:p><text:s/>3.831,1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54" table:style-name="ce3">
            <text:p>3054</text:p>
          </table:table-cell>
          <table:table-cell office:value-type="string" table:style-name="ce3">
            <text:p>RENATO FANI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MEI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712.49" table:style-name="ce4">
            <text:p><text:s/>1.712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3380" table:style-name="ce3">
            <text:p>63380</text:p>
          </table:table-cell>
          <table:table-cell office:value-type="string" table:style-name="ce3">
            <text:p>RENATO FERNANDO CASEMIR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707.04" table:style-name="ce4">
            <text:p><text:s/>2.707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58" table:style-name="ce3">
            <text:p>1658</text:p>
          </table:table-cell>
          <table:table-cell office:value-type="string" table:style-name="ce3">
            <text:p>RENATO FERREIRA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UER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607" table:style-name="ce3">
            <text:p>10607</text:p>
          </table:table-cell>
          <table:table-cell office:value-type="string" table:style-name="ce3">
            <text:p>RENATO GONCALVES AZEVED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O SEBASTIAO</text:p>
          </table:table-cell>
          <table:table-cell office:value-type="float" office:value="463.15999999999997" table:style-name="ce4">
            <text:p><text:s/>463,16<text:s/></text:p>
          </table:table-cell>
          <table:table-cell office:value-type="float" office:value="1794.29" table:style-name="ce4">
            <text:p><text:s/>1.794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700" table:style-name="ce3">
            <text:p>5700</text:p>
          </table:table-cell>
          <table:table-cell office:value-type="string" table:style-name="ce3">
            <text:p>RENATO KIM BARBOS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41545" table:style-name="ce3">
            <text:p>841545</text:p>
          </table:table-cell>
          <table:table-cell office:value-type="string" table:style-name="ce3">
            <text:p>RENATO MOREIRA GUED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36" table:style-name="ce3">
            <text:p>7536</text:p>
          </table:table-cell>
          <table:table-cell office:value-type="string" table:style-name="ce3">
            <text:p>RENATO QUEIROZ DE LI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RAGUAT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19.6199999999999" table:style-name="ce4">
            <text:p><text:s/>1.119,6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4" table:style-name="ce3">
            <text:p>754</text:p>
          </table:table-cell>
          <table:table-cell office:value-type="string" table:style-name="ce3">
            <text:p>REYNALDO MAPELLI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2590" table:style-name="ce3">
            <text:p>252590</text:p>
          </table:table-cell>
          <table:table-cell office:value-type="string" table:style-name="ce3">
            <text:p>RICARDO ANTONIO ANDREUCC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450.11" table:style-name="ce4">
            <text:p><text:s/>2.450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33585" table:style-name="ce3">
            <text:p>833585</text:p>
          </table:table-cell>
          <table:table-cell office:value-type="string" table:style-name="ce3">
            <text:p>RICARDO AUGUSTO MONTEM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O MIGUEL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3751" table:style-name="ce3">
            <text:p>253751</text:p>
          </table:table-cell>
          <table:table-cell office:value-type="string" table:style-name="ce3">
            <text:p>RICARDO BARBOSA ALV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46" table:style-name="ce3">
            <text:p>7346</text:p>
          </table:table-cell>
          <table:table-cell office:value-type="string" table:style-name="ce3">
            <text:p>RICARDO BELUC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PEV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998.1" table:style-name="ce4">
            <text:p><text:s/>2.998,1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102" table:style-name="ce3">
            <text:p>4102</text:p>
          </table:table-cell>
          <table:table-cell office:value-type="string" table:style-name="ce3">
            <text:p>RICARDO BRAINER ZAMPIE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RAGANCA PAULISTA</text:p>
          </table:table-cell>
          <table:table-cell office:value-type="float" office:value="810.53" table:style-name="ce4">
            <text:p><text:s/>810,53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33" table:style-name="ce3">
            <text:p>1633</text:p>
          </table:table-cell>
          <table:table-cell office:value-type="string" table:style-name="ce3">
            <text:p>RICARDO BRITES DE FIGUEIRE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4A.PROMOTORIA DO JURI DA CAPITAL(PENHA DE FRANCA)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42.15" table:style-name="ce4">
            <text:p><text:s/>2.642,1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79" table:style-name="ce3">
            <text:p>2079</text:p>
          </table:table-cell>
          <table:table-cell office:value-type="string" table:style-name="ce3">
            <text:p>RICARDO CALDEIRA PEDRO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90" table:style-name="ce3">
            <text:p>1690</text:p>
          </table:table-cell>
          <table:table-cell office:value-type="string" table:style-name="ce3">
            <text:p>RICARDO DE BARROS LEONE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86114" table:style-name="ce3">
            <text:p>786114</text:p>
          </table:table-cell>
          <table:table-cell office:value-type="string" table:style-name="ce3">
            <text:p>RICARDO DIAS LEM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718.71" table:style-name="ce4">
            <text:p><text:s/>2.718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64" table:style-name="ce3">
            <text:p>2564</text:p>
          </table:table-cell>
          <table:table-cell office:value-type="string" table:style-name="ce3">
            <text:p>RICARDO FERRACINI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MA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73" table:style-name="ce3">
            <text:p>1673</text:p>
          </table:table-cell>
          <table:table-cell office:value-type="string" table:style-name="ce3">
            <text:p>RICARDO FLORI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U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2470.48" table:style-name="ce4">
            <text:p><text:s/>2.470,48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87" table:style-name="ce3">
            <text:p>1687</text:p>
          </table:table-cell>
          <table:table-cell office:value-type="string" table:style-name="ce3">
            <text:p>RICARDO FRAMI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28" table:style-name="ce3">
            <text:p>3028</text:p>
          </table:table-cell>
          <table:table-cell office:value-type="string" table:style-name="ce3">
            <text:p>RICARDO GERHARDINGER SCHAD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MA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97.91" table:style-name="ce4">
            <text:p><text:s/>2.397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52" table:style-name="ce3">
            <text:p>2552</text:p>
          </table:table-cell>
          <table:table-cell office:value-type="string" table:style-name="ce3">
            <text:p>RICARDO HILDEBRAND GARCI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599.22" table:style-name="ce4">
            <text:p><text:s/>599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930.36" table:style-name="ce4">
            <text:p><text:s/>3.930,3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80" table:style-name="ce3">
            <text:p>2080</text:p>
          </table:table-cell>
          <table:table-cell office:value-type="string" table:style-name="ce3">
            <text:p>RICARDO JOSE GASQUES DE ALMEIDA SILVAR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53" table:style-name="ce3">
            <text:p>2553</text:p>
          </table:table-cell>
          <table:table-cell office:value-type="string" table:style-name="ce3">
            <text:p>RICARDO MANUEL CA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826.85" table:style-name="ce4">
            <text:p><text:s/>1.826,85<text:s/></text:p>
          </table:table-cell>
          <table:table-cell office:value-type="float" office:value="5390.24" table:style-name="ce4">
            <text:p><text:s/>5.390,2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702" table:style-name="ce3">
            <text:p>5702</text:p>
          </table:table-cell>
          <table:table-cell office:value-type="string" table:style-name="ce3">
            <text:p>RICARDO MAURICIO MARTINHA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UER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771.1" table:style-name="ce4">
            <text:p><text:s/>2.771,1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76" table:style-name="ce3">
            <text:p>3376</text:p>
          </table:table-cell>
          <table:table-cell office:value-type="string" table:style-name="ce3">
            <text:p>RICARDO NAVARRO SOARES CABRA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UER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78" table:style-name="ce3">
            <text:p>2578</text:p>
          </table:table-cell>
          <table:table-cell office:value-type="string" table:style-name="ce3">
            <text:p>RICARDO REIS SIMI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ATINGUE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54.4" table:style-name="ce4">
            <text:p><text:s/>2.154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517" table:style-name="ce3">
            <text:p>4517</text:p>
          </table:table-cell>
          <table:table-cell office:value-type="string" table:style-name="ce3">
            <text:p>RICARDO RODRIGUES SALVA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90.68" table:style-name="ce4">
            <text:p><text:s/>1.390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41" table:style-name="ce3">
            <text:p>3341</text:p>
          </table:table-cell>
          <table:table-cell office:value-type="string" table:style-name="ce3">
            <text:p>RICARDO TAKASHIMA KAKUT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BAUR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917.95" table:style-name="ce4">
            <text:p><text:s/>1.917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17" table:style-name="ce3">
            <text:p>3017</text:p>
          </table:table-cell>
          <table:table-cell office:value-type="string" table:style-name="ce3">
            <text:p>RICHARD FABRICIO MESSA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GAR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788.16" table:style-name="ce4">
            <text:p><text:s/>1.788,1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103" table:style-name="ce3">
            <text:p>4103</text:p>
          </table:table-cell>
          <table:table-cell office:value-type="string" table:style-name="ce3">
            <text:p>RICHARD GANTUS ENCIN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986.17" table:style-name="ce4">
            <text:p><text:s/>2.986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82.83" table:style-name="ce4">
            <text:p><text:s/>2.582,83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518" table:style-name="ce3">
            <text:p>4518</text:p>
          </table:table-cell>
          <table:table-cell office:value-type="string" table:style-name="ce3">
            <text:p>RITA ASSUMPCA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463.15999999999997" table:style-name="ce4">
            <text:p><text:s/>463,16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60" table:style-name="ce3">
            <text:p>1060</text:p>
          </table:table-cell>
          <table:table-cell office:value-type="string" table:style-name="ce3">
            <text:p>RITA DE CASSIA BERGAM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143.77" table:style-name="ce4">
            <text:p><text:s/>3.143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69" table:style-name="ce3">
            <text:p>8569</text:p>
          </table:table-cell>
          <table:table-cell office:value-type="string" table:style-name="ce3">
            <text:p>RITA DE CASSIA IMASHITA BECCA SAKA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41" table:style-name="ce3">
            <text:p>2241</text:p>
          </table:table-cell>
          <table:table-cell office:value-type="string" table:style-name="ce3">
            <text:p>RITA DE CASSIA MORAES SCARANCI FERNAND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01644" table:style-name="ce3">
            <text:p>701644</text:p>
          </table:table-cell>
          <table:table-cell office:value-type="string" table:style-name="ce3">
            <text:p>RITA DI TOMASSO MARTIN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703" table:style-name="ce3">
            <text:p>5703</text:p>
          </table:table-cell>
          <table:table-cell office:value-type="string" table:style-name="ce3">
            <text:p>ROBERTA AMA FERRAN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85.06" table:style-name="ce4">
            <text:p><text:s/>2.885,0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56" table:style-name="ce3">
            <text:p>3356</text:p>
          </table:table-cell>
          <table:table-cell office:value-type="string" table:style-name="ce3">
            <text:p>ROBERTA ANDRADE DA CUNH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636.83999999999992" table:style-name="ce4">
            <text:p><text:s/>636,84<text:s/></text:p>
          </table:table-cell>
          <table:table-cell office:value-type="float" office:value="2253.0700000000002" table:style-name="ce4">
            <text:p><text:s/>2.253,0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72" table:style-name="ce3">
            <text:p>6572</text:p>
          </table:table-cell>
          <table:table-cell office:value-type="string" table:style-name="ce3">
            <text:p>ROBERTA BENA PEREZ FERNANDE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AIA GRAND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76.37" table:style-name="ce4">
            <text:p><text:s/>2.376,37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015" table:style-name="ce3">
            <text:p>5015</text:p>
          </table:table-cell>
          <table:table-cell office:value-type="string" table:style-name="ce3">
            <text:p>ROBERTA CASSANDRA MOR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940.96" table:style-name="ce4">
            <text:p><text:s/>4.940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520" table:style-name="ce3">
            <text:p>4520</text:p>
          </table:table-cell>
          <table:table-cell office:value-type="string" table:style-name="ce3">
            <text:p>ROBERTA MARIA DE BARROS FERNAND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601.98" table:style-name="ce4">
            <text:p><text:s/>1.601,9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704" table:style-name="ce3">
            <text:p>5704</text:p>
          </table:table-cell>
          <table:table-cell office:value-type="string" table:style-name="ce3">
            <text:p>ROBERTA TONINI QUARES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48.2199999999998" table:style-name="ce4">
            <text:p><text:s/>2.248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48421" table:style-name="ce3">
            <text:p>548421</text:p>
          </table:table-cell>
          <table:table-cell office:value-type="string" table:style-name="ce3">
            <text:p>ROBERTO ABDUL NOU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03.56" table:style-name="ce4">
            <text:p><text:s/>2.103,5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95660" table:style-name="ce3">
            <text:p>495660</text:p>
          </table:table-cell>
          <table:table-cell office:value-type="string" table:style-name="ce3">
            <text:p>ROBERTO ANTONIO DE ALMEIDA COST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 DE JUSTICA DE MANDADOS DE SEGU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75" table:style-name="ce3">
            <text:p>2075</text:p>
          </table:table-cell>
          <table:table-cell office:value-type="string" table:style-name="ce3">
            <text:p>ROBERTO BACA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930.36" table:style-name="ce4">
            <text:p><text:s/>3.930,3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1515" table:style-name="ce3">
            <text:p>61515</text:p>
          </table:table-cell>
          <table:table-cell office:value-type="string" table:style-name="ce3">
            <text:p>ROBERTO BARBOSA ALV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0419" table:style-name="ce3">
            <text:p>200419</text:p>
          </table:table-cell>
          <table:table-cell office:value-type="string" table:style-name="ce3">
            <text:p>ROBERTO CARRAMENH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6" table:style-name="ce3">
            <text:p>756</text:p>
          </table:table-cell>
          <table:table-cell office:value-type="string" table:style-name="ce3">
            <text:p>ROBERTO DE ALMEIDA SALL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VILA PRUD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46" table:style-name="ce3">
            <text:p>2246</text:p>
          </table:table-cell>
          <table:table-cell office:value-type="string" table:style-name="ce3">
            <text:p>ROBERTO DE CAMPOS ANDRAD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2260" table:style-name="ce3">
            <text:p>62260</text:p>
          </table:table-cell>
          <table:table-cell office:value-type="string" table:style-name="ce3">
            <text:p>ROBERTO FLEURY DE SOUZA BERTAGN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18.5" table:style-name="ce4">
            <text:p><text:s/>3.318,50<text:s/></text:p>
          </table:table-cell>
          <table:table-cell office:value-type="float" office:value="2289.17" table:style-name="ce4">
            <text:p><text:s/>2.289,1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521" table:style-name="ce3">
            <text:p>4521</text:p>
          </table:table-cell>
          <table:table-cell office:value-type="string" table:style-name="ce3">
            <text:p>ROBERTO LINO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OGI-GUAC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13.21" table:style-name="ce4">
            <text:p><text:s/>1.213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65" table:style-name="ce3">
            <text:p>1365</text:p>
          </table:table-cell>
          <table:table-cell office:value-type="string" table:style-name="ce3">
            <text:p>ROBERTO LIVIANU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94.6199999999999" table:style-name="ce4">
            <text:p><text:s/>1.194,6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196" table:style-name="ce3">
            <text:p>2196</text:p>
          </table:table-cell>
          <table:table-cell office:value-type="string" table:style-name="ce3">
            <text:p>ROBERTO LUIS DE OLIVEIRA PIMENTE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73" table:style-name="ce3">
            <text:p>6573</text:p>
          </table:table-cell>
          <table:table-cell office:value-type="string" table:style-name="ce3">
            <text:p>ROBERTO MARCIO RAGONEZI FRANCISC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703.23" table:style-name="ce4">
            <text:p><text:s/>1.703,2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55" table:style-name="ce3">
            <text:p>2255</text:p>
          </table:table-cell>
          <table:table-cell office:value-type="string" table:style-name="ce3">
            <text:p>ROBERTO MENDES DE FREITA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37455" table:style-name="ce3">
            <text:p>837455</text:p>
          </table:table-cell>
          <table:table-cell office:value-type="string" table:style-name="ce3">
            <text:p>ROBERTO PINTO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57.5" table:style-name="ce4">
            <text:p><text:s/>2.657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54" table:style-name="ce3">
            <text:p>2554</text:p>
          </table:table-cell>
          <table:table-cell office:value-type="string" table:style-name="ce3">
            <text:p>ROBERTO VICTOR ANELLI BOD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03.91" table:style-name="ce4">
            <text:p><text:s/>2.803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62" table:style-name="ce3">
            <text:p>1062</text:p>
          </table:table-cell>
          <table:table-cell office:value-type="string" table:style-name="ce3">
            <text:p>ROBERTO WIDER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02" table:style-name="ce3">
            <text:p>7302</text:p>
          </table:table-cell>
          <table:table-cell office:value-type="string" table:style-name="ce3">
            <text:p>ROBSON ALVES RIB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NDRADI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98.75" table:style-name="ce4">
            <text:p><text:s/>2.198,75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3829" table:style-name="ce3">
            <text:p>253829</text:p>
          </table:table-cell>
          <table:table-cell office:value-type="string" table:style-name="ce3">
            <text:p>ROBSON FELIX BUEN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154.19" table:style-name="ce4">
            <text:p><text:s/>3.154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36" table:style-name="ce3">
            <text:p>1636</text:p>
          </table:table-cell>
          <table:table-cell office:value-type="string" table:style-name="ce3">
            <text:p>RODNEY CLAIDE BOLSONI ELIAS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A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85" table:style-name="ce3">
            <text:p>2285</text:p>
          </table:table-cell>
          <table:table-cell office:value-type="string" table:style-name="ce3">
            <text:p>RODOLFO BRUNO PALAZZ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463.15999999999997" table:style-name="ce4">
            <text:p><text:s/>463,16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63" table:style-name="ce3">
            <text:p>1063</text:p>
          </table:table-cell>
          <table:table-cell office:value-type="string" table:style-name="ce3">
            <text:p>RODOLFO RODRIGUES F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979.55" table:style-name="ce4">
            <text:p><text:s/>1.979,5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804" table:style-name="ce3">
            <text:p>3804</text:p>
          </table:table-cell>
          <table:table-cell office:value-type="string" table:style-name="ce3">
            <text:p>RODOLFO STRAZZI ARCANGELO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630.98" table:style-name="ce4">
            <text:p><text:s/>1.630,9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65270" table:style-name="ce3">
            <text:p>265270</text:p>
          </table:table-cell>
          <table:table-cell office:value-type="string" table:style-name="ce3">
            <text:p>RODOLFO VALTER RODRIGUES ALV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705" table:style-name="ce3">
            <text:p>5705</text:p>
          </table:table-cell>
          <table:table-cell office:value-type="string" table:style-name="ce3">
            <text:p>RODOLPHO TAKESHI ARAKAK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64.49" table:style-name="ce4">
            <text:p><text:s/>1.164,49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104" table:style-name="ce3">
            <text:p>4104</text:p>
          </table:table-cell>
          <table:table-cell office:value-type="string" table:style-name="ce3">
            <text:p>RODRIGO ALVES DE ARAUJO FIUS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MEI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12.48" table:style-name="ce4">
            <text:p><text:s/>2.212,4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93" table:style-name="ce3">
            <text:p>11393</text:p>
          </table:table-cell>
          <table:table-cell office:value-type="string" table:style-name="ce3">
            <text:p>RODRIGO ALVES GONCALVE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ANDRADI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17.3200000000002" table:style-name="ce4">
            <text:p><text:s/>2.317,32<text:s/></text:p>
          </table:table-cell>
          <table:table-cell office:value-type="float" office:value="15575.009999999998" table:style-name="ce4">
            <text:p><text:s/>15.575,01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105" table:style-name="ce3">
            <text:p>4105</text:p>
          </table:table-cell>
          <table:table-cell office:value-type="string" table:style-name="ce3">
            <text:p>RODRIGO APARECIDO TIA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A BARBARA D'OES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64.64" table:style-name="ce4">
            <text:p><text:s/>2.664,64<text:s/></text:p>
          </table:table-cell>
          <table:table-cell office:value-type="float" office:value="5604.2199999999993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83" table:style-name="ce3">
            <text:p>2083</text:p>
          </table:table-cell>
          <table:table-cell office:value-type="string" table:style-name="ce3">
            <text:p>RODRIGO AUGUSTO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539.24" table:style-name="ce4">
            <text:p><text:s/>1.539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70" table:style-name="ce3">
            <text:p>8570</text:p>
          </table:table-cell>
          <table:table-cell office:value-type="string" table:style-name="ce3">
            <text:p>RODRIGO BELLINE LOP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CARAPICUI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78.03" table:style-name="ce4">
            <text:p><text:s/>3.078,0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805" table:style-name="ce3">
            <text:p>3805</text:p>
          </table:table-cell>
          <table:table-cell office:value-type="string" table:style-name="ce3">
            <text:p>RODRIGO CAMBIAGHI LOURENC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OGI-GUAC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10.2" table:style-name="ce4">
            <text:p><text:s/>2.810,2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6047" table:style-name="ce3">
            <text:p>26047</text:p>
          </table:table-cell>
          <table:table-cell office:value-type="string" table:style-name="ce3">
            <text:p>RODRIGO CANELLAS DIA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77" table:style-name="ce3">
            <text:p>2577</text:p>
          </table:table-cell>
          <table:table-cell office:value-type="string" table:style-name="ce3">
            <text:p>RODRIGO CESAR COCCA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90456" table:style-name="ce3">
            <text:p>490456</text:p>
          </table:table-cell>
          <table:table-cell office:value-type="string" table:style-name="ce3">
            <text:p>RODRIGO CESAR REBELLO PIN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756.64" table:style-name="ce4">
            <text:p><text:s/>1.756,6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29" table:style-name="ce3">
            <text:p>7329</text:p>
          </table:table-cell>
          <table:table-cell office:value-type="string" table:style-name="ce3">
            <text:p>RODRIGO COURY SOUZA MEIRELL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ARAGUACU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611.38" table:style-name="ce4">
            <text:p><text:s/>1.611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54" table:style-name="ce3">
            <text:p>7354</text:p>
          </table:table-cell>
          <table:table-cell office:value-type="string" table:style-name="ce3">
            <text:p>RODRIGO DE ANDRADE FIGARO CALD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UP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84" table:style-name="ce3">
            <text:p>2084</text:p>
          </table:table-cell>
          <table:table-cell office:value-type="string" table:style-name="ce3">
            <text:p>RODRIGO DE MORAES GARCI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18.0899999999999" table:style-name="ce4">
            <text:p><text:s/>1.218,0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37" table:style-name="ce3">
            <text:p>7537</text:p>
          </table:table-cell>
          <table:table-cell office:value-type="string" table:style-name="ce3">
            <text:p>RODRIGO DE MORAES MOLA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ENAPOL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028.4100000000001" table:style-name="ce4">
            <text:p><text:s/>1.028,4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807" table:style-name="ce3">
            <text:p>3807</text:p>
          </table:table-cell>
          <table:table-cell office:value-type="string" table:style-name="ce3">
            <text:p>RODRIGO FERNANDEZ DACA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VIC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443.23" table:style-name="ce4">
            <text:p><text:s/>2.443,23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74" table:style-name="ce3">
            <text:p>6574</text:p>
          </table:table-cell>
          <table:table-cell office:value-type="string" table:style-name="ce3">
            <text:p>RODRIGO JIMENEZ GOM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OTUCAT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016" table:style-name="ce3">
            <text:p>5016</text:p>
          </table:table-cell>
          <table:table-cell office:value-type="string" table:style-name="ce3">
            <text:p>RODRIGO LOP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API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31.65" table:style-name="ce4">
            <text:p><text:s/>831,6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51.2400000000002" table:style-name="ce4">
            <text:p><text:s/>2.751,2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608" table:style-name="ce3">
            <text:p>10608</text:p>
          </table:table-cell>
          <table:table-cell office:value-type="string" table:style-name="ce3">
            <text:p>RODRIGO LUCIO DOS SANTOS BORG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RAGUAT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7.42" table:style-name="ce4">
            <text:p><text:s/>337,4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20" table:style-name="ce3">
            <text:p>11320</text:p>
          </table:table-cell>
          <table:table-cell office:value-type="string" table:style-name="ce3">
            <text:p>RODRIGO MACHADO FONSEC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27.33" table:style-name="ce4">
            <text:p><text:s/>2.627,33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2807.4" table:style-name="ce4">
            <text:p><text:s/>2.807,40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76" table:style-name="ce3">
            <text:p>2576</text:p>
          </table:table-cell>
          <table:table-cell office:value-type="string" table:style-name="ce3">
            <text:p>RODRIGO MANSOUR MAGALHAES DA SIL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64" table:style-name="ce3">
            <text:p>2764</text:p>
          </table:table-cell>
          <table:table-cell office:value-type="string" table:style-name="ce3">
            <text:p>RODRIGO MAZZILLI MARCOND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BIRIGU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31.65" table:style-name="ce4">
            <text:p><text:s/>2.231,65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017" table:style-name="ce3">
            <text:p>5017</text:p>
          </table:table-cell>
          <table:table-cell office:value-type="string" table:style-name="ce3">
            <text:p>RODRIGO MELGAREJ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414" table:style-name="ce4">
            <text:p><text:s/>1.414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809" table:style-name="ce3">
            <text:p>3809</text:p>
          </table:table-cell>
          <table:table-cell office:value-type="string" table:style-name="ce3">
            <text:p>RODRIGO MERLI ANTUN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8.05" table:style-name="ce4">
            <text:p><text:s/>358,05<text:s/></text:p>
          </table:table-cell>
          <table:table-cell office:value-type="float" office:value="1122.92" table:style-name="ce4">
            <text:p><text:s/>1.122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523" table:style-name="ce3">
            <text:p>4523</text:p>
          </table:table-cell>
          <table:table-cell office:value-type="string" table:style-name="ce3">
            <text:p>RODRIGO NERY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APAO BONI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003.18" table:style-name="ce4">
            <text:p><text:s/>2.003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524" table:style-name="ce3">
            <text:p>4524</text:p>
          </table:table-cell>
          <table:table-cell office:value-type="string" table:style-name="ce3">
            <text:p>RODRIGO NUNES LAUREAN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GETULI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027.87" table:style-name="ce4">
            <text:p><text:s/>2.027,87<text:s/></text:p>
          </table:table-cell>
          <table:table-cell office:value-type="float" office:value="449.14" table:style-name="ce4">
            <text:p><text:s/>449,14<text:s/></text:p>
          </table:table-cell>
          <table:table-cell office:value-type="float" office:value="10106.64" table:style-name="ce4">
            <text:p><text:s/>10.106,6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37" table:style-name="ce3">
            <text:p>11337</text:p>
          </table:table-cell>
          <table:table-cell office:value-type="string" table:style-name="ce3">
            <text:p>RODRIGO NUNES SERAPIA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17.3200000000002" table:style-name="ce4">
            <text:p><text:s/>2.317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84" table:style-name="ce3">
            <text:p>3384</text:p>
          </table:table-cell>
          <table:table-cell office:value-type="string" table:style-name="ce3">
            <text:p>RODRIGO OTAVIO FRANK DE ARAUJ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APECERICA DA SERRA</text:p>
          </table:table-cell>
          <table:table-cell office:value-type="float" office:value="810.53" table:style-name="ce4">
            <text:p><text:s/>810,53<text:s/></text:p>
          </table:table-cell>
          <table:table-cell office:value-type="float" office:value="2916.39" table:style-name="ce4">
            <text:p><text:s/>2.916,3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525" table:style-name="ce3">
            <text:p>4525</text:p>
          </table:table-cell>
          <table:table-cell office:value-type="string" table:style-name="ce3">
            <text:p>RODRIGO PEREIRA DOS REI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OLIMP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00.0300000000002" table:style-name="ce4">
            <text:p><text:s/>2.500,03<text:s/></text:p>
          </table:table-cell>
          <table:table-cell office:value-type="float" office:value="7288.66" table:style-name="ce4">
            <text:p><text:s/>7.288,6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00" table:style-name="ce3">
            <text:p>3000</text:p>
          </table:table-cell>
          <table:table-cell office:value-type="string" table:style-name="ce3">
            <text:p>RODRIGO SANCHES GARCI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VALIN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17" table:style-name="ce3">
            <text:p>7317</text:p>
          </table:table-cell>
          <table:table-cell office:value-type="string" table:style-name="ce3">
            <text:p>RODRIGO SIMON MACHA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ADEMA</text:p>
          </table:table-cell>
          <table:table-cell office:value-type="float" office:value="984.21" table:style-name="ce4">
            <text:p><text:s/>984,21<text:s/></text:p>
          </table:table-cell>
          <table:table-cell office:value-type="float" office:value="3185.48" table:style-name="ce4">
            <text:p><text:s/>3.185,4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226" table:style-name="ce3">
            <text:p>3226</text:p>
          </table:table-cell>
          <table:table-cell office:value-type="string" table:style-name="ce3">
            <text:p>RODRIGO VENDRAMIN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POTIREND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21.96" table:style-name="ce4">
            <text:p><text:s/>2.221,9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91" table:style-name="ce3">
            <text:p>1391</text:p>
          </table:table-cell>
          <table:table-cell office:value-type="string" table:style-name="ce3">
            <text:p>ROGERIO ALVAREZ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706" table:style-name="ce3">
            <text:p>5706</text:p>
          </table:table-cell>
          <table:table-cell office:value-type="string" table:style-name="ce3">
            <text:p>ROGERIO AUGUSTO DE ALMEIDA LEI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28.76" table:style-name="ce4">
            <text:p><text:s/>3.328,76<text:s/></text:p>
          </table:table-cell>
          <table:table-cell office:value-type="float" office:value="3144.26" table:style-name="ce4">
            <text:p><text:s/>3.144,26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01" table:style-name="ce3">
            <text:p>3001</text:p>
          </table:table-cell>
          <table:table-cell office:value-type="string" table:style-name="ce3">
            <text:p>ROGERIO JOSE FILOCOMO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RAGANCA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03.63" table:style-name="ce4">
            <text:p><text:s/>2.603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83205" table:style-name="ce3">
            <text:p>883205</text:p>
          </table:table-cell>
          <table:table-cell office:value-type="string" table:style-name="ce3">
            <text:p>ROGERIO LEAO ZAGALL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5A.PROMOTORIA DE JUSTICA DO JURI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11208.44" table:style-name="ce4">
            <text:p><text:s/>11.208,4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7888" table:style-name="ce3">
            <text:p>207888</text:p>
          </table:table-cell>
          <table:table-cell office:value-type="string" table:style-name="ce3">
            <text:p>ROGERIO PEREIRA DA LUZ FER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18" table:style-name="ce3">
            <text:p>3018</text:p>
          </table:table-cell>
          <table:table-cell office:value-type="string" table:style-name="ce3">
            <text:p>ROGERIO PINHEIRO PAGAN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NDIDO MO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71.8200000000002" table:style-name="ce4">
            <text:p><text:s/>2.57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227" table:style-name="ce3">
            <text:p>3227</text:p>
          </table:table-cell>
          <table:table-cell office:value-type="string" table:style-name="ce3">
            <text:p>ROGERIO ROCCO MAGALHA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JA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927.49" table:style-name="ce4">
            <text:p><text:s/>1.927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4.44" table:style-name="ce4">
            <text:p><text:s/>1.684,4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02" table:style-name="ce3">
            <text:p>3002</text:p>
          </table:table-cell>
          <table:table-cell office:value-type="string" table:style-name="ce3">
            <text:p>ROGERIO SANCHES CUNH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88662" table:style-name="ce3">
            <text:p>588662</text:p>
          </table:table-cell>
          <table:table-cell office:value-type="string" table:style-name="ce3">
            <text:p>ROLANDO MARIA DA LUZ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12.93" table:style-name="ce4">
            <text:p><text:s/>1.112,9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55" table:style-name="ce3">
            <text:p>2555</text:p>
          </table:table-cell>
          <table:table-cell office:value-type="string" table:style-name="ce3">
            <text:p>ROMEU GALIANO ZANELLI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50" table:style-name="ce3">
            <text:p>3350</text:p>
          </table:table-cell>
          <table:table-cell office:value-type="string" table:style-name="ce3">
            <text:p>ROMILDO DA ROCHA SOUS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AIA GRANDE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38" table:style-name="ce3">
            <text:p>7538</text:p>
          </table:table-cell>
          <table:table-cell office:value-type="string" table:style-name="ce3">
            <text:p>RONALDO PEREIRA MUNI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EGIST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65.21" table:style-name="ce4">
            <text:p><text:s/>2.365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68" table:style-name="ce3">
            <text:p>7368</text:p>
          </table:table-cell>
          <table:table-cell office:value-type="string" table:style-name="ce3">
            <text:p>RONAN PEDRO AMORIM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RESIDENTE VESCESLA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59.7" table:style-name="ce4">
            <text:p><text:s/>2.859,70<text:s/></text:p>
          </table:table-cell>
          <table:table-cell office:value-type="float" office:value="7288.67" table:style-name="ce4">
            <text:p><text:s/>7.288,6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92047" table:style-name="ce3">
            <text:p>792047</text:p>
          </table:table-cell>
          <table:table-cell office:value-type="string" table:style-name="ce3">
            <text:p>ROSA ASCHENBRENNER CONSAL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526" table:style-name="ce3">
            <text:p>4526</text:p>
          </table:table-cell>
          <table:table-cell office:value-type="string" table:style-name="ce3">
            <text:p>ROSANA COLLET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753.49" table:style-name="ce4">
            <text:p><text:s/>1.753,49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810" table:style-name="ce3">
            <text:p>3810</text:p>
          </table:table-cell>
          <table:table-cell office:value-type="string" table:style-name="ce3">
            <text:p>ROSANA MARCIA QUEIROZ PIOL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FRANCA</text:p>
          </table:table-cell>
          <table:table-cell office:value-type="float" office:value="926.31999999999994" table:style-name="ce4">
            <text:p><text:s/>926,32<text:s/></text:p>
          </table:table-cell>
          <table:table-cell office:value-type="float" office:value="2167.94" table:style-name="ce4">
            <text:p><text:s/>2.167,9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25" table:style-name="ce3">
            <text:p>2225</text:p>
          </table:table-cell>
          <table:table-cell office:value-type="string" table:style-name="ce3">
            <text:p>ROSELI NALDI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65" table:style-name="ce3">
            <text:p>1065</text:p>
          </table:table-cell>
          <table:table-cell office:value-type="string" table:style-name="ce3">
            <text:p>ROSEMARY AZEVEDO PORCELLI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552.8100000000002" table:style-name="ce4">
            <text:p><text:s/>1.552,8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56" table:style-name="ce3">
            <text:p>2556</text:p>
          </table:table-cell>
          <table:table-cell office:value-type="string" table:style-name="ce3">
            <text:p>ROSENY ZANETTA BARBOS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EDERNEIRAS</text:p>
          </table:table-cell>
          <table:table-cell office:value-type="float" office:value="810.53" table:style-name="ce4">
            <text:p><text:s/>810,53<text:s/></text:p>
          </table:table-cell>
          <table:table-cell office:value-type="float" office:value="1505.14" table:style-name="ce4">
            <text:p><text:s/>1.505,14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57" table:style-name="ce3">
            <text:p>2557</text:p>
          </table:table-cell>
          <table:table-cell office:value-type="string" table:style-name="ce3">
            <text:p>ROSINEI HORSTMANN SAIKA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15.5500000000002" table:style-name="ce4">
            <text:p><text:s/>2.115,5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66" table:style-name="ce3">
            <text:p>1066</text:p>
          </table:table-cell>
          <table:table-cell office:value-type="string" table:style-name="ce3">
            <text:p>ROSSANA AZEVEDO INACARA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562.37" table:style-name="ce4">
            <text:p><text:s/>1.562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71777" table:style-name="ce3">
            <text:p>571777</text:p>
          </table:table-cell>
          <table:table-cell office:value-type="string" table:style-name="ce3">
            <text:p>ROSSINI LOPES JOT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609" table:style-name="ce3">
            <text:p>10609</text:p>
          </table:table-cell>
          <table:table-cell office:value-type="string" table:style-name="ce3">
            <text:p>RUAN MANCONI MILAN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RANCHAR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82.56" table:style-name="ce4">
            <text:p><text:s/>882,56<text:s/></text:p>
          </table:table-cell>
          <table:table-cell office:value-type="float" office:value="8888.02" table:style-name="ce4">
            <text:p><text:s/>8.888,0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37911" table:style-name="ce3">
            <text:p>837911</text:p>
          </table:table-cell>
          <table:table-cell office:value-type="string" table:style-name="ce3">
            <text:p>RUBEN TEIXEIRA GARCI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75" table:style-name="ce3">
            <text:p>2575</text:p>
          </table:table-cell>
          <table:table-cell office:value-type="string" table:style-name="ce3">
            <text:p>RUBENS ANDRADE MARCO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84.07" table:style-name="ce4">
            <text:p><text:s/>3.084,0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78" table:style-name="ce3">
            <text:p>2278</text:p>
          </table:table-cell>
          <table:table-cell office:value-type="string" table:style-name="ce3">
            <text:p>RUBENS MARTINS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VA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707" table:style-name="ce3">
            <text:p>5707</text:p>
          </table:table-cell>
          <table:table-cell office:value-type="string" table:style-name="ce3">
            <text:p>RUBIA PRADO MOTIZUK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NDRADI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533.71" table:style-name="ce4">
            <text:p><text:s/>1.533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12" table:style-name="ce3">
            <text:p>2212</text:p>
          </table:table-cell>
          <table:table-cell office:value-type="string" table:style-name="ce3">
            <text:p>RUFINO EDUARDO GALINDO CAMPO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DRACE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29" table:style-name="ce4">
            <text:p><text:s/>2.129,00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93694" table:style-name="ce3">
            <text:p>593694</text:p>
          </table:table-cell>
          <table:table-cell office:value-type="string" table:style-name="ce3">
            <text:p>RUI ANTUNES HOR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ATINGUE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189.82" table:style-name="ce4">
            <text:p><text:s/>3.189,82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527" table:style-name="ce3">
            <text:p>4527</text:p>
          </table:table-cell>
          <table:table-cell office:value-type="string" table:style-name="ce3">
            <text:p>RUTH KATHERINE ANDERSON PINH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43.28" table:style-name="ce4">
            <text:p><text:s/>3.043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42670" table:style-name="ce3">
            <text:p>842670</text:p>
          </table:table-cell>
          <table:table-cell office:value-type="string" table:style-name="ce3">
            <text:p>RUY CID MARTINS VIANN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85" table:style-name="ce3">
            <text:p>2085</text:p>
          </table:table-cell>
          <table:table-cell office:value-type="string" table:style-name="ce3">
            <text:p>RUY FERNANDO ANELLI BODIN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DRACE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70300" table:style-name="ce3">
            <text:p>570300</text:p>
          </table:table-cell>
          <table:table-cell office:value-type="string" table:style-name="ce3">
            <text:p>SAAD MAZLOUM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74" table:style-name="ce3">
            <text:p>2574</text:p>
          </table:table-cell>
          <table:table-cell office:value-type="string" table:style-name="ce3">
            <text:p>SALMO MOHMARI DOS SANTO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106" table:style-name="ce3">
            <text:p>4106</text:p>
          </table:table-cell>
          <table:table-cell office:value-type="string" table:style-name="ce3">
            <text:p>SALOMAO SUSSUMU TANAKA DOS SANTO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O BENTO DO SAPUCA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37674" table:style-name="ce3">
            <text:p>837674</text:p>
          </table:table-cell>
          <table:table-cell office:value-type="string" table:style-name="ce3">
            <text:p>SALVADOR FRANCISCO DE SOUZA FREITA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811" table:style-name="ce3">
            <text:p>3811</text:p>
          </table:table-cell>
          <table:table-cell office:value-type="string" table:style-name="ce3">
            <text:p>SAMIR CHUKAIR DA CRU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00.27" table:style-name="ce4">
            <text:p><text:s/>3.300,2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708" table:style-name="ce3">
            <text:p>5708</text:p>
          </table:table-cell>
          <table:table-cell office:value-type="string" table:style-name="ce3">
            <text:p>SAMUEL CAMACHO CASTANHEI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FLORIDA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594" table:style-name="ce4">
            <text:p><text:s/>1.594,00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03" table:style-name="ce3">
            <text:p>3003</text:p>
          </table:table-cell>
          <table:table-cell office:value-type="string" table:style-name="ce3">
            <text:p>SANDRA DIOGO TEIX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5170" table:style-name="ce3">
            <text:p>205170</text:p>
          </table:table-cell>
          <table:table-cell office:value-type="string" table:style-name="ce3">
            <text:p>SANDRA LOURDES ALVES DE MOURA SAMPAIO ARRU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3368.9" table:style-name="ce4">
            <text:p><text:s/>3.368,9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41" table:style-name="ce3">
            <text:p>3041</text:p>
          </table:table-cell>
          <table:table-cell office:value-type="string" table:style-name="ce3">
            <text:p>SANDRA LUCIA GARCIA MASSUD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76" table:style-name="ce3">
            <text:p>11376</text:p>
          </table:table-cell>
          <table:table-cell office:value-type="string" table:style-name="ce3">
            <text:p>SANDRA MORAES DE FREITAS MONTANHEIR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DRACENA</text:p>
          </table:table-cell>
          <table:table-cell office:value-type="float" office:value="926.31999999999994" table:style-name="ce4">
            <text:p><text:s/>926,32<text:s/></text:p>
          </table:table-cell>
          <table:table-cell office:value-type="float" office:value="2198.75" table:style-name="ce4">
            <text:p><text:s/>2.198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528" table:style-name="ce3">
            <text:p>4528</text:p>
          </table:table-cell>
          <table:table-cell office:value-type="string" table:style-name="ce3">
            <text:p>SANDRA REGINA FERREIRA DA COST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PIRACI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48.2199999999998" table:style-name="ce4">
            <text:p><text:s/>2.248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66" table:style-name="ce3">
            <text:p>3366</text:p>
          </table:table-cell>
          <table:table-cell office:value-type="string" table:style-name="ce3">
            <text:p>SANDRA REIMBERG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CARAPICUI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62" table:style-name="ce3">
            <text:p>3362</text:p>
          </table:table-cell>
          <table:table-cell office:value-type="string" table:style-name="ce3">
            <text:p>SANDRA RODRIGUES DE OLIVEIRA MARZAGAO BARBU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J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50.7600000000002" table:style-name="ce4">
            <text:p><text:s/>2.550,76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66" table:style-name="ce3">
            <text:p>1366</text:p>
          </table:table-cell>
          <table:table-cell office:value-type="string" table:style-name="ce3">
            <text:p>SANDRO ETHELREDO RICCIOTTI BARBOS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49" table:style-name="ce3">
            <text:p>3349</text:p>
          </table:table-cell>
          <table:table-cell office:value-type="string" table:style-name="ce3">
            <text:p>SANTIAGO MIGUEL NAKANO PERE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177.77" table:style-name="ce4">
            <text:p><text:s/>3.177,77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48202" table:style-name="ce3">
            <text:p>548202</text:p>
          </table:table-cell>
          <table:table-cell office:value-type="string" table:style-name="ce3">
            <text:p>SAULO DE CASTRO ABREU F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80499" table:style-name="ce3">
            <text:p>380499</text:p>
          </table:table-cell>
          <table:table-cell office:value-type="string" table:style-name="ce3">
            <text:p>SEBASTIAO DONIZETE LOPES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051.76" table:style-name="ce4">
            <text:p><text:s/>1.051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812" table:style-name="ce3">
            <text:p>3812</text:p>
          </table:table-cell>
          <table:table-cell office:value-type="string" table:style-name="ce3">
            <text:p>SEBASTIAO JOSE PENA FILHO BRASI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56.41" table:style-name="ce4">
            <text:p><text:s/>1.356,4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45452" table:style-name="ce3">
            <text:p>545452</text:p>
          </table:table-cell>
          <table:table-cell office:value-type="string" table:style-name="ce3">
            <text:p>SEBASTIAO LOPES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00862" table:style-name="ce3">
            <text:p>800862</text:p>
          </table:table-cell>
          <table:table-cell office:value-type="string" table:style-name="ce3">
            <text:p>SEBASTIAO SERGIO DA SIL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133.49" table:style-name="ce4">
            <text:p><text:s/>4.133,49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54530" table:style-name="ce3">
            <text:p>154530</text:p>
          </table:table-cell>
          <table:table-cell office:value-type="string" table:style-name="ce3">
            <text:p>SEBASTIAO SILVIO DE BRI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45" table:style-name="ce3">
            <text:p>1645</text:p>
          </table:table-cell>
          <table:table-cell office:value-type="string" table:style-name="ce3">
            <text:p>SELMA IAMANI BASTOS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12547" table:style-name="ce3">
            <text:p>512547</text:p>
          </table:table-cell>
          <table:table-cell office:value-type="string" table:style-name="ce3">
            <text:p>SELMA NEGRAO PEREIRA DOS REI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82.99" table:style-name="ce4">
            <text:p><text:s/>2.882,9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46965" table:style-name="ce3">
            <text:p>546965</text:p>
          </table:table-cell>
          <table:table-cell office:value-type="string" table:style-name="ce3">
            <text:p>SERGIO ACAYABA DE TOLE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921.56" table:style-name="ce4">
            <text:p><text:s/>1.921,5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57" table:style-name="ce3">
            <text:p>2257</text:p>
          </table:table-cell>
          <table:table-cell office:value-type="string" table:style-name="ce3">
            <text:p>SERGIO CAMPANHA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SS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6716.6" table:style-name="ce4">
            <text:p><text:s/>6.716,6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47758" table:style-name="ce3">
            <text:p>847758</text:p>
          </table:table-cell>
          <table:table-cell office:value-type="string" table:style-name="ce3">
            <text:p>SERGIO CLARO BUONAMIC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MERICA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8" table:style-name="ce3">
            <text:p>758</text:p>
          </table:table-cell>
          <table:table-cell office:value-type="string" table:style-name="ce3">
            <text:p>SERGIO CLEMENTI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759.98" table:style-name="ce4">
            <text:p><text:s/>2.759,9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0829" table:style-name="ce3">
            <text:p>200829</text:p>
          </table:table-cell>
          <table:table-cell office:value-type="string" table:style-name="ce3">
            <text:p>SERGIO DE ASS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969388" table:style-name="ce3">
            <text:p>969388</text:p>
          </table:table-cell>
          <table:table-cell office:value-type="string" table:style-name="ce3">
            <text:p>SERGIO DE PASSOS SIM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87" table:style-name="ce3">
            <text:p>2087</text:p>
          </table:table-cell>
          <table:table-cell office:value-type="string" table:style-name="ce3">
            <text:p>SERGIO DOMINGOS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RL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888.71" table:style-name="ce4">
            <text:p><text:s/>1.888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72" table:style-name="ce3">
            <text:p>8572</text:p>
          </table:table-cell>
          <table:table-cell office:value-type="string" table:style-name="ce3">
            <text:p>SERGIO HENRIQUE MARIN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A CRUZ DAS PALMEIR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78.49" table:style-name="ce4">
            <text:p><text:s/>1.178,49<text:s/></text:p>
          </table:table-cell>
          <table:table-cell office:value-type="float" office:value="13475.6" table:style-name="ce4">
            <text:p><text:s/>13.475,6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529" table:style-name="ce3">
            <text:p>4529</text:p>
          </table:table-cell>
          <table:table-cell office:value-type="string" table:style-name="ce3">
            <text:p>SERGIO LUIS CALDAS SPIN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JAGUARIU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000" table:style-name="ce4">
            <text:p><text:s/>1.000,00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42" table:style-name="ce3">
            <text:p>3042</text:p>
          </table:table-cell>
          <table:table-cell office:value-type="string" table:style-name="ce3">
            <text:p>SERGIO MARTIN PIOVESAN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RL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55.8399999999999" table:style-name="ce4">
            <text:p><text:s/>1.255,8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973510" table:style-name="ce3">
            <text:p>973510</text:p>
          </table:table-cell>
          <table:table-cell office:value-type="string" table:style-name="ce3">
            <text:p>SERGIO NEVES COE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75" table:style-name="ce3">
            <text:p>6575</text:p>
          </table:table-cell>
          <table:table-cell office:value-type="string" table:style-name="ce3">
            <text:p>SERGIO RICARDO GOMES DE MOU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43.32" table:style-name="ce4">
            <text:p><text:s/>1.343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01188" table:style-name="ce3">
            <text:p>701188</text:p>
          </table:table-cell>
          <table:table-cell office:value-type="string" table:style-name="ce3">
            <text:p>SERGIO RICARDO MARTOS EVANGELI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567.68" table:style-name="ce4">
            <text:p><text:s/>1.567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37560" table:style-name="ce3">
            <text:p>837560</text:p>
          </table:table-cell>
          <table:table-cell office:value-type="string" table:style-name="ce3">
            <text:p>SERGIO TURRA SOBRAN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65139" table:style-name="ce3">
            <text:p>365139</text:p>
          </table:table-cell>
          <table:table-cell office:value-type="string" table:style-name="ce3">
            <text:p>SHEILA XAVIER MEND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53" table:style-name="ce3">
            <text:p>2253</text:p>
          </table:table-cell>
          <table:table-cell office:value-type="string" table:style-name="ce3">
            <text:p>SIDNEY ALVES DE MAT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97340" table:style-name="ce3">
            <text:p>197340</text:p>
          </table:table-cell>
          <table:table-cell office:value-type="string" table:style-name="ce3">
            <text:p>SIDNEY CESAR RIBEIRO SYDOW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820.19" table:style-name="ce4">
            <text:p><text:s/>1.820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59" table:style-name="ce3">
            <text:p>3059</text:p>
          </table:table-cell>
          <table:table-cell office:value-type="string" table:style-name="ce3">
            <text:p>SILVIA CHAKIAN DE TOLEDO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40" table:style-name="ce3">
            <text:p>3340</text:p>
          </table:table-cell>
          <table:table-cell office:value-type="string" table:style-name="ce3">
            <text:p>SILVIA DE FREITAS DENA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75795" table:style-name="ce3">
            <text:p>575795</text:p>
          </table:table-cell>
          <table:table-cell office:value-type="string" table:style-name="ce3">
            <text:p>SILVIA REIKO KAWAMO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92" table:style-name="ce3">
            <text:p>1692</text:p>
          </table:table-cell>
          <table:table-cell office:value-type="string" table:style-name="ce3">
            <text:p>SILVIA TOMAZ LOURENCO MORENO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65" table:style-name="ce3">
            <text:p>2765</text:p>
          </table:table-cell>
          <table:table-cell office:value-type="string" table:style-name="ce3">
            <text:p>SILVIA VIEIRA MARQ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636.83999999999992" table:style-name="ce4">
            <text:p><text:s/>636,84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93647" table:style-name="ce3">
            <text:p>393647</text:p>
          </table:table-cell>
          <table:table-cell office:value-type="string" table:style-name="ce3">
            <text:p>SILVIO ANTONIO MARQ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O PATRIMONIO PUBLICO E SOCI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813" table:style-name="ce3">
            <text:p>3813</text:p>
          </table:table-cell>
          <table:table-cell office:value-type="string" table:style-name="ce3">
            <text:p>SILVIO BRANDINI BARBAGAL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LENCOIS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82.7400000000002" table:style-name="ce4">
            <text:p><text:s/>3.582,74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18" table:style-name="ce3">
            <text:p>2218</text:p>
          </table:table-cell>
          <table:table-cell office:value-type="string" table:style-name="ce3">
            <text:p>SILVIO DA SILVA BRAND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URIN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480.29" table:style-name="ce4">
            <text:p><text:s/>1.480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77" table:style-name="ce3">
            <text:p>3377</text:p>
          </table:table-cell>
          <table:table-cell office:value-type="string" table:style-name="ce3">
            <text:p>SILVIO DE CILLO LEITE LOUBETH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VIC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76" table:style-name="ce3">
            <text:p>6576</text:p>
          </table:table-cell>
          <table:table-cell office:value-type="string" table:style-name="ce3">
            <text:p>SILVIO FERNANDO DE BRI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OTUCAT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14.58" table:style-name="ce4">
            <text:p><text:s/>3.314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19" table:style-name="ce3">
            <text:p>3019</text:p>
          </table:table-cell>
          <table:table-cell office:value-type="string" table:style-name="ce3">
            <text:p>SIMONE DE DIVITIIS PERE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02" table:style-name="ce3">
            <text:p>2202</text:p>
          </table:table-cell>
          <table:table-cell office:value-type="string" table:style-name="ce3">
            <text:p>SIMONE RODRIGUES HORTA GOM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35" table:style-name="ce3">
            <text:p>1635</text:p>
          </table:table-cell>
          <table:table-cell office:value-type="string" table:style-name="ce3">
            <text:p>SIMONE SAMPAIO 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A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018" table:style-name="ce3">
            <text:p>5018</text:p>
          </table:table-cell>
          <table:table-cell office:value-type="string" table:style-name="ce3">
            <text:p>SIRLENI FERNANDES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463.15999999999997" table:style-name="ce4">
            <text:p><text:s/>463,16<text:s/></text:p>
          </table:table-cell>
          <table:table-cell office:value-type="float" office:value="1712.49" table:style-name="ce4">
            <text:p><text:s/>1.712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04" table:style-name="ce3">
            <text:p>3004</text:p>
          </table:table-cell>
          <table:table-cell office:value-type="string" table:style-name="ce3">
            <text:p>SOFIA FADISTA SBRIGH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05" table:style-name="ce3">
            <text:p>3005</text:p>
          </table:table-cell>
          <table:table-cell office:value-type="string" table:style-name="ce3">
            <text:p>SOLANGE APARECIDA SIBINE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89.95" table:style-name="ce4">
            <text:p><text:s/>889,95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03940" table:style-name="ce3">
            <text:p>703940</text:p>
          </table:table-cell>
          <table:table-cell office:value-type="string" table:style-name="ce3">
            <text:p>SOLANGE MENDONCA DIAS DA MOT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872.8" table:style-name="ce4">
            <text:p><text:s/>1.872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03248" table:style-name="ce3">
            <text:p>703248</text:p>
          </table:table-cell>
          <table:table-cell office:value-type="string" table:style-name="ce3">
            <text:p>SONIA ETUKO OD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77835" table:style-name="ce3">
            <text:p>577835</text:p>
          </table:table-cell>
          <table:table-cell office:value-type="string" table:style-name="ce3">
            <text:p>SONIA MARIA SCHINCARIOL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58" table:style-name="ce3">
            <text:p>2558</text:p>
          </table:table-cell>
          <table:table-cell office:value-type="string" table:style-name="ce3">
            <text:p>SORAIA BICUDO SIMO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228" table:style-name="ce3">
            <text:p>3228</text:p>
          </table:table-cell>
          <table:table-cell office:value-type="string" table:style-name="ce3">
            <text:p>SORANDY AYRE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87" table:style-name="ce3">
            <text:p>1387</text:p>
          </table:table-cell>
          <table:table-cell office:value-type="string" table:style-name="ce3">
            <text:p>STELA MARIS GOMES DE ABREU RI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89" table:style-name="ce3">
            <text:p>2089</text:p>
          </table:table-cell>
          <table:table-cell office:value-type="string" table:style-name="ce3">
            <text:p>STELA TINONE KUB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636.83999999999992" table:style-name="ce4">
            <text:p><text:s/>636,84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64" table:style-name="ce3">
            <text:p>11364</text:p>
          </table:table-cell>
          <table:table-cell office:value-type="string" table:style-name="ce3">
            <text:p>STEPHANIE OKUM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CASA BRANCA</text:p>
          </table:table-cell>
          <table:table-cell office:value-type="float" office:value="-1215.79" table:style-name="ce4">
            <text:p>-1.215,79<text:s/></text:p>
          </table:table-cell>
          <table:table-cell office:value-type="float" office:value="2115.08" table:style-name="ce4">
            <text:p><text:s/>2.115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45907" table:style-name="ce3">
            <text:p>545907</text:p>
          </table:table-cell>
          <table:table-cell office:value-type="string" table:style-name="ce3">
            <text:p>SUELI PER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709" table:style-name="ce3">
            <text:p>5709</text:p>
          </table:table-cell>
          <table:table-cell office:value-type="string" table:style-name="ce3">
            <text:p>SULTANE RUBEZ JEH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65.21" table:style-name="ce4">
            <text:p><text:s/>2.365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12" table:style-name="ce3">
            <text:p>3312</text:p>
          </table:table-cell>
          <table:table-cell office:value-type="string" table:style-name="ce3">
            <text:p>SUSANA HENRIQUES DA CO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02561" table:style-name="ce3">
            <text:p>502561</text:p>
          </table:table-cell>
          <table:table-cell office:value-type="string" table:style-name="ce3">
            <text:p>SUSANA LUCIA ALVIM CAROTTA MULL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814" table:style-name="ce3">
            <text:p>3814</text:p>
          </table:table-cell>
          <table:table-cell office:value-type="string" table:style-name="ce3">
            <text:p>SUZANA PEYRER LAINO FICKE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VOTORANTIM</text:p>
          </table:table-cell>
          <table:table-cell office:value-type="float" office:value="636.83999999999992" table:style-name="ce4">
            <text:p><text:s/>636,84<text:s/></text:p>
          </table:table-cell>
          <table:table-cell office:value-type="float" office:value="2996.01" table:style-name="ce4">
            <text:p><text:s/>2.996,0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107" table:style-name="ce3">
            <text:p>4107</text:p>
          </table:table-cell>
          <table:table-cell office:value-type="string" table:style-name="ce3">
            <text:p>SYLVIA LUIZA DAMAS PRATES RIBEI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OLIMP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61867" table:style-name="ce3">
            <text:p>261867</text:p>
          </table:table-cell>
          <table:table-cell office:value-type="string" table:style-name="ce3">
            <text:p>SYLVIA MARIA MONTEIRO E BARTOLETT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30.69" table:style-name="ce4">
            <text:p><text:s/>2.330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710" table:style-name="ce3">
            <text:p>5710</text:p>
          </table:table-cell>
          <table:table-cell office:value-type="string" table:style-name="ce3">
            <text:p>TACIANA TREVISOLI PANAGIO GI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940.28" table:style-name="ce4">
            <text:p><text:s/>2.940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019" table:style-name="ce3">
            <text:p>5019</text:p>
          </table:table-cell>
          <table:table-cell office:value-type="string" table:style-name="ce3">
            <text:p>TADEU SALGADO IVAHY BADARO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O SEBASTIAO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.9999999997635314E-3" table:style-name="ce4">
            <text:p><text:s/>0,01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74" table:style-name="ce3">
            <text:p>11374</text:p>
          </table:table-cell>
          <table:table-cell office:value-type="string" table:style-name="ce3">
            <text:p>TAIS SERVILHA FERRAR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F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40.6999999999998" table:style-name="ce4">
            <text:p><text:s/>2.540,7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80" table:style-name="ce3">
            <text:p>3380</text:p>
          </table:table-cell>
          <table:table-cell office:value-type="string" table:style-name="ce3">
            <text:p>TANIA DE ANDRADE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E AREA REGIONAL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111" table:style-name="ce4">
            <text:p><text:s/>2.111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78" table:style-name="ce3">
            <text:p>6578</text:p>
          </table:table-cell>
          <table:table-cell office:value-type="string" table:style-name="ce3">
            <text:p>TANIA MARA TORTOL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RDOS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57.94" table:style-name="ce4">
            <text:p><text:s/>757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47260" table:style-name="ce3">
            <text:p>547260</text:p>
          </table:table-cell>
          <table:table-cell office:value-type="string" table:style-name="ce3">
            <text:p>TANIA MARIA ALVES DE CAMARGO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707.04" table:style-name="ce4">
            <text:p><text:s/>2.707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61" table:style-name="ce3">
            <text:p>3361</text:p>
          </table:table-cell>
          <table:table-cell office:value-type="string" table:style-name="ce3">
            <text:p>TANIA REGINA GOLMIA CAMILL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ERTAOZINH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29" table:style-name="ce3">
            <text:p>3029</text:p>
          </table:table-cell>
          <table:table-cell office:value-type="string" table:style-name="ce3">
            <text:p>TANIA SERRA AZUL GUIMARAES BIAZO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26.59" table:style-name="ce4">
            <text:p><text:s/>3.326,5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39" table:style-name="ce3">
            <text:p>7539</text:p>
          </table:table-cell>
          <table:table-cell office:value-type="string" table:style-name="ce3">
            <text:p>TASSIA ISMENIA DA ROCH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UA</text:p>
          </table:table-cell>
          <table:table-cell office:value-type="float" office:value="810.53" table:style-name="ce4">
            <text:p><text:s/>810,53<text:s/></text:p>
          </table:table-cell>
          <table:table-cell office:value-type="float" office:value="2500.0300000000002" table:style-name="ce4">
            <text:p><text:s/>2.500,0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64384" table:style-name="ce3">
            <text:p>264384</text:p>
          </table:table-cell>
          <table:table-cell office:value-type="string" table:style-name="ce3">
            <text:p>TASSO DENIS CAMPANHA CURY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686.08" table:style-name="ce4">
            <text:p><text:s/>1.686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73" table:style-name="ce3">
            <text:p>3373</text:p>
          </table:table-cell>
          <table:table-cell office:value-type="string" table:style-name="ce3">
            <text:p>TATIANA BARRETO SER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27" table:style-name="ce4">
            <text:p><text:s/>3.327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815" table:style-name="ce3">
            <text:p>3815</text:p>
          </table:table-cell>
          <table:table-cell office:value-type="string" table:style-name="ce3">
            <text:p>TATIANA BIANCHI TRIVI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229" table:style-name="ce3">
            <text:p>3229</text:p>
          </table:table-cell>
          <table:table-cell office:value-type="string" table:style-name="ce3">
            <text:p>TATIANA CALLE HEILMA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03.91" table:style-name="ce4">
            <text:p><text:s/>2.803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108" table:style-name="ce3">
            <text:p>4108</text:p>
          </table:table-cell>
          <table:table-cell office:value-type="string" table:style-name="ce3">
            <text:p>TATIANA DE FREITAS ROCH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907.71" table:style-name="ce4">
            <text:p><text:s/>1.907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020" table:style-name="ce3">
            <text:p>5020</text:p>
          </table:table-cell>
          <table:table-cell office:value-type="string" table:style-name="ce3">
            <text:p>TATIANA MAGOSSO E FRANCO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176.2799999999988" table:style-name="ce4">
            <text:p><text:s/>6.176,2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67" table:style-name="ce3">
            <text:p>1067</text:p>
          </table:table-cell>
          <table:table-cell office:value-type="string" table:style-name="ce3">
            <text:p>TATIANA VIGGIANI BICUD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79" table:style-name="ce3">
            <text:p>6579</text:p>
          </table:table-cell>
          <table:table-cell office:value-type="string" table:style-name="ce3">
            <text:p>TATIANE VILLAVERDE 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CARAPICUI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903842" table:style-name="ce3">
            <text:p>903842</text:p>
          </table:table-cell>
          <table:table-cell office:value-type="string" table:style-name="ce3">
            <text:p>TATSUO TSUKAMO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VALIN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80" table:style-name="ce3">
            <text:p>1380</text:p>
          </table:table-cell>
          <table:table-cell office:value-type="string" table:style-name="ce3">
            <text:p>TELMA DE SOUZA MARTINS GORI MONT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ALENCI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06" table:style-name="ce3">
            <text:p>3006</text:p>
          </table:table-cell>
          <table:table-cell office:value-type="string" table:style-name="ce3">
            <text:p>TELMA REGINA FERNANDES REGO PAGO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IRASSUNUNGA</text:p>
          </table:table-cell>
          <table:table-cell office:value-type="float" office:value="1042.1099999999999" table:style-name="ce4">
            <text:p><text:s/>1.042,11<text:s/></text:p>
          </table:table-cell>
          <table:table-cell office:value-type="float" office:value="2339.9" table:style-name="ce4">
            <text:p><text:s/>2.339,9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31" table:style-name="ce3">
            <text:p>3331</text:p>
          </table:table-cell>
          <table:table-cell office:value-type="string" table:style-name="ce3">
            <text:p>TERESA DE ALMEIDA PRADO FRANCESCH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49.33" table:style-name="ce4">
            <text:p><text:s/>2.349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47398" table:style-name="ce3">
            <text:p>547398</text:p>
          </table:table-cell>
          <table:table-cell office:value-type="string" table:style-name="ce3">
            <text:p>TEREZA CRISTINA MALDONADO KATURCHI EXNE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34.2" table:style-name="ce4">
            <text:p><text:s/>3.534,2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73" table:style-name="ce3">
            <text:p>8573</text:p>
          </table:table-cell>
          <table:table-cell office:value-type="string" table:style-name="ce3">
            <text:p>THAIS DE ALMEIDA SMANI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8888.02" table:style-name="ce4">
            <text:p><text:s/>8.888,02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74" table:style-name="ce3">
            <text:p>8574</text:p>
          </table:table-cell>
          <table:table-cell office:value-type="string" table:style-name="ce3">
            <text:p>THAIS DE FREITAS CAVALAR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MIRANTE DO PARANAPANEM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597.71" table:style-name="ce4">
            <text:p><text:s/>1.597,71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610" table:style-name="ce3">
            <text:p>10610</text:p>
          </table:table-cell>
          <table:table-cell office:value-type="string" table:style-name="ce3">
            <text:p>THAIS NASCIMBENI BUCHALA HIDD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PECERICA DA SER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991.87" table:style-name="ce4">
            <text:p><text:s/>991,87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2807.4" table:style-name="ce4">
            <text:p><text:s/>2.807,40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711" table:style-name="ce3">
            <text:p>5711</text:p>
          </table:table-cell>
          <table:table-cell office:value-type="string" table:style-name="ce3">
            <text:p>THAIS VASCONCELOS SEPULVE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021" table:style-name="ce3">
            <text:p>5021</text:p>
          </table:table-cell>
          <table:table-cell office:value-type="string" table:style-name="ce3">
            <text:p>THAISA DURANTE UNGER MONTEI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UBATA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72" table:style-name="ce3">
            <text:p>2572</text:p>
          </table:table-cell>
          <table:table-cell office:value-type="string" table:style-name="ce3">
            <text:p>THAISA SETO VASCONCELOS 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718.15" table:style-name="ce4">
            <text:p><text:s/>1.718,1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7864" table:style-name="ce3">
            <text:p>207864</text:p>
          </table:table-cell>
          <table:table-cell office:value-type="string" table:style-name="ce3">
            <text:p>THALES CEZAR DE OLIV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19" table:style-name="ce3">
            <text:p>10519</text:p>
          </table:table-cell>
          <table:table-cell office:value-type="string" table:style-name="ce3">
            <text:p>THALITA MARQUES DO NASCIMEN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02.67" table:style-name="ce4">
            <text:p><text:s/>1.202,67<text:s/></text:p>
          </table:table-cell>
          <table:table-cell office:value-type="float" office:value="2245.84" table:style-name="ce4">
            <text:p><text:s/>2.245,84<text:s/></text:p>
          </table:table-cell>
          <table:table-cell office:value-type="float" office:value="2807.4" table:style-name="ce4">
            <text:p><text:s/>2.807,40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092" table:style-name="ce3">
            <text:p>2092</text:p>
          </table:table-cell>
          <table:table-cell office:value-type="string" table:style-name="ce3">
            <text:p>THELMA THAIS CAVARZER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578.95000000000005" table:style-name="ce4">
            <text:p><text:s/>578,95<text:s/></text:p>
          </table:table-cell>
          <table:table-cell office:value-type="float" office:value="2305.6" table:style-name="ce4">
            <text:p><text:s/>2.305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80" table:style-name="ce3">
            <text:p>6580</text:p>
          </table:table-cell>
          <table:table-cell office:value-type="string" table:style-name="ce3">
            <text:p>THIAGO ALCOCER MARI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QUAQUECE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48.2199999999998" table:style-name="ce4">
            <text:p><text:s/>2.248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37" table:style-name="ce3">
            <text:p>7337</text:p>
          </table:table-cell>
          <table:table-cell office:value-type="string" table:style-name="ce3">
            <text:p>THIAGO ALVES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UP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592.74" table:style-name="ce4">
            <text:p><text:s/>1.592,7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47" table:style-name="ce3">
            <text:p>11347</text:p>
          </table:table-cell>
          <table:table-cell office:value-type="string" table:style-name="ce3">
            <text:p>THIAGO ALVES DUARTE FAERMAN SOARE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OSASC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464.45" table:style-name="ce4">
            <text:p><text:s/>1.464,45<text:s/></text:p>
          </table:table-cell>
          <table:table-cell office:value-type="float" office:value="5390.24" table:style-name="ce4">
            <text:p><text:s/>5.390,2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70" table:style-name="ce3">
            <text:p>7370</text:p>
          </table:table-cell>
          <table:table-cell office:value-type="string" table:style-name="ce3">
            <text:p>THIAGO BATISTA ARIZ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OLIMP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17.3699999999999" table:style-name="ce4">
            <text:p><text:s/>1.117,37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75" table:style-name="ce3">
            <text:p>8575</text:p>
          </table:table-cell>
          <table:table-cell office:value-type="string" table:style-name="ce3">
            <text:p>THIAGO BERETTA GALVAO GODINH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35.39" table:style-name="ce4">
            <text:p><text:s/>2.635,3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022" table:style-name="ce3">
            <text:p>5022</text:p>
          </table:table-cell>
          <table:table-cell office:value-type="string" table:style-name="ce3">
            <text:p>THIAGO GARCIA TOTA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MAIRINQU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708.97" table:style-name="ce4">
            <text:p><text:s/>2.708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25" table:style-name="ce3">
            <text:p>11325</text:p>
          </table:table-cell>
          <table:table-cell office:value-type="string" table:style-name="ce3">
            <text:p>THIAGO GATTI FERNANDE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LIN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709.38" table:style-name="ce4">
            <text:p><text:s/>1.709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03" table:style-name="ce3">
            <text:p>7303</text:p>
          </table:table-cell>
          <table:table-cell office:value-type="string" table:style-name="ce3">
            <text:p>THIAGO HENRIQUES BERNINI RAMO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BIU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043.91" table:style-name="ce4">
            <text:p><text:s/>2.043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81" table:style-name="ce3">
            <text:p>6581</text:p>
          </table:table-cell>
          <table:table-cell office:value-type="string" table:style-name="ce3">
            <text:p>THIAGO RODRIGUES CARDIN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FELAND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41.95000000000005" table:style-name="ce4">
            <text:p><text:s/>641,95<text:s/></text:p>
          </table:table-cell>
          <table:table-cell office:value-type="float" office:value="3144.26" table:style-name="ce4">
            <text:p><text:s/>3.144,2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40" table:style-name="ce3">
            <text:p>7540</text:p>
          </table:table-cell>
          <table:table-cell office:value-type="string" table:style-name="ce3">
            <text:p>THIAGO TAVARES SIMONI AILY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HORTOLAND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913.23" table:style-name="ce4">
            <text:p><text:s/>2.913,23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29" table:style-name="ce3">
            <text:p>2229</text:p>
          </table:table-cell>
          <table:table-cell office:value-type="string" table:style-name="ce3">
            <text:p>THOMAS MOHYICO YABIKU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463.15999999999997" table:style-name="ce4">
            <text:p><text:s/>463,1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37" table:style-name="ce3">
            <text:p>10537</text:p>
          </table:table-cell>
          <table:table-cell office:value-type="string" table:style-name="ce3">
            <text:p>THOMAS OLIVER LAMSTER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926.31999999999994" table:style-name="ce4">
            <text:p><text:s/>926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76" table:style-name="ce3">
            <text:p>8576</text:p>
          </table:table-cell>
          <table:table-cell office:value-type="string" table:style-name="ce3">
            <text:p>TIAGO ANTONIO DE BARROS SANTO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UB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21.9" table:style-name="ce4">
            <text:p><text:s/>2.621,9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79" table:style-name="ce3">
            <text:p>3379</text:p>
          </table:table-cell>
          <table:table-cell office:value-type="string" table:style-name="ce3">
            <text:p>TIAGO CINTRA ESSA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O CLA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962.41" table:style-name="ce4">
            <text:p><text:s/>1.962,4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66973" table:style-name="ce3">
            <text:p>266973</text:p>
          </table:table-cell>
          <table:table-cell office:value-type="string" table:style-name="ce3">
            <text:p>TIAGO CINTRA ZARIF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530" table:style-name="ce3">
            <text:p>4530</text:p>
          </table:table-cell>
          <table:table-cell office:value-type="string" table:style-name="ce3">
            <text:p>TIAGO DE TOLEDO RODRIG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82" table:style-name="ce3">
            <text:p>6582</text:p>
          </table:table-cell>
          <table:table-cell office:value-type="string" table:style-name="ce3">
            <text:p>TIAGO DO AMARAL BARBOZ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TIE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60" table:style-name="ce3">
            <text:p>7360</text:p>
          </table:table-cell>
          <table:table-cell office:value-type="string" table:style-name="ce3">
            <text:p>TIAGO DUTRA FONSEC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RE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60.14" table:style-name="ce4">
            <text:p><text:s/>2.560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4.45" table:style-name="ce4">
            <text:p><text:s/>1.684,45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712" table:style-name="ce3">
            <text:p>5712</text:p>
          </table:table-cell>
          <table:table-cell office:value-type="string" table:style-name="ce3">
            <text:p>TIAGO FERNANDO DE SOUSA CAMPO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BOITUV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150.09" table:style-name="ce4">
            <text:p><text:s/>3.150,0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109" table:style-name="ce3">
            <text:p>4109</text:p>
          </table:table-cell>
          <table:table-cell office:value-type="string" table:style-name="ce3">
            <text:p>TIAGO OLIVEIRA PRATES DA FONSEC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ACAPAV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895.85" table:style-name="ce4">
            <text:p><text:s/>1.895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95" table:style-name="ce3">
            <text:p>3395</text:p>
          </table:table-cell>
          <table:table-cell office:value-type="string" table:style-name="ce3">
            <text:p>TOMAS BUSNARDO RAMADA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893.8" table:style-name="ce4">
            <text:p><text:s/>4.893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77" table:style-name="ce3">
            <text:p>8577</text:p>
          </table:table-cell>
          <table:table-cell office:value-type="string" table:style-name="ce3">
            <text:p>TULIO VINICIUS ROS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GUA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02.67" table:style-name="ce4">
            <text:p><text:s/>1.202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110" table:style-name="ce3">
            <text:p>4110</text:p>
          </table:table-cell>
          <table:table-cell office:value-type="string" table:style-name="ce3">
            <text:p>ULISSES CARDOSO DE OLIVEIRA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21" table:style-name="ce3">
            <text:p>2521</text:p>
          </table:table-cell>
          <table:table-cell office:value-type="string" table:style-name="ce3">
            <text:p>VAGNER DOS SANTOS QUEIRO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06" table:style-name="ce3">
            <text:p>2206</text:p>
          </table:table-cell>
          <table:table-cell office:value-type="string" table:style-name="ce3">
            <text:p>VALCIR PAULO KOBO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2965" table:style-name="ce3">
            <text:p>132965</text:p>
          </table:table-cell>
          <table:table-cell office:value-type="string" table:style-name="ce3">
            <text:p>VALDEREZ DEUSDEDIT ABBUD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59" table:style-name="ce3">
            <text:p>1659</text:p>
          </table:table-cell>
          <table:table-cell office:value-type="string" table:style-name="ce3">
            <text:p>VALDIR VIEIRA REZEND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997.96" table:style-name="ce4">
            <text:p><text:s/>4.997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57" table:style-name="ce3">
            <text:p>3357</text:p>
          </table:table-cell>
          <table:table-cell office:value-type="string" table:style-name="ce3">
            <text:p>VALERIA ANDREA FERREIRA DE LI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483.2399999999998" table:style-name="ce4">
            <text:p><text:s/>2.483,24<text:s/></text:p>
          </table:table-cell>
          <table:table-cell office:value-type="float" office:value="10983.869999999999" table:style-name="ce4">
            <text:p><text:s/>10.983,8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99" table:style-name="ce3">
            <text:p>1399</text:p>
          </table:table-cell>
          <table:table-cell office:value-type="string" table:style-name="ce3">
            <text:p>VALERIA CARVALHO PINTO GUEDES PIV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66" table:style-name="ce3">
            <text:p>2766</text:p>
          </table:table-cell>
          <table:table-cell office:value-type="string" table:style-name="ce3">
            <text:p>VALERIA DIEZ SCARANCE FERNAND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68" table:style-name="ce3">
            <text:p>1068</text:p>
          </table:table-cell>
          <table:table-cell office:value-type="string" table:style-name="ce3">
            <text:p>VALERIA MAIOL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47" table:style-name="ce3">
            <text:p>1647</text:p>
          </table:table-cell>
          <table:table-cell office:value-type="string" table:style-name="ce3">
            <text:p>VALERIA MARIA CILEN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O AMARO</text:p>
          </table:table-cell>
          <table:table-cell office:value-type="float" office:value="810.53" table:style-name="ce4">
            <text:p><text:s/>810,53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30" table:style-name="ce3">
            <text:p>3030</text:p>
          </table:table-cell>
          <table:table-cell office:value-type="string" table:style-name="ce3">
            <text:p>VALERIA PALERMO CAPE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39" table:style-name="ce3">
            <text:p>10539</text:p>
          </table:table-cell>
          <table:table-cell office:value-type="string" table:style-name="ce3">
            <text:p>VALERIO MOREIRA DE SANTAN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RAGUAT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67.14" table:style-name="ce4">
            <text:p><text:s/>2.267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43" table:style-name="ce3">
            <text:p>1343</text:p>
          </table:table-cell>
          <table:table-cell office:value-type="string" table:style-name="ce3">
            <text:p>VALMOR DE MATTOS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IRASSOL</text:p>
          </table:table-cell>
          <table:table-cell office:value-type="float" office:value="636.83999999999992" table:style-name="ce4">
            <text:p><text:s/>636,84<text:s/></text:p>
          </table:table-cell>
          <table:table-cell office:value-type="float" office:value="1659.88" table:style-name="ce4">
            <text:p><text:s/>1.659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9" table:style-name="ce3">
            <text:p>759</text:p>
          </table:table-cell>
          <table:table-cell office:value-type="string" table:style-name="ce3">
            <text:p>VALTER DE JESUS FERNAND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80602" table:style-name="ce3">
            <text:p>580602</text:p>
          </table:table-cell>
          <table:table-cell office:value-type="string" table:style-name="ce3">
            <text:p>VALTER FOLETTO SANTIN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4720.74" table:style-name="ce4">
            <text:p><text:s/>4.720,7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60" table:style-name="ce3">
            <text:p>760</text:p>
          </table:table-cell>
          <table:table-cell office:value-type="string" table:style-name="ce3">
            <text:p>VALTER KENJI ISHID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78" table:style-name="ce3">
            <text:p>8578</text:p>
          </table:table-cell>
          <table:table-cell office:value-type="string" table:style-name="ce3">
            <text:p>VALTER LUCIANO LELES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UB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75" table:style-name="ce3">
            <text:p>2275</text:p>
          </table:table-cell>
          <table:table-cell office:value-type="string" table:style-name="ce3">
            <text:p>VANDERLEI CESAR HONORA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MERICA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34612" table:style-name="ce3">
            <text:p>834612</text:p>
          </table:table-cell>
          <table:table-cell office:value-type="string" table:style-name="ce3">
            <text:p>VANDERLEY PERES MOR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627.3" table:style-name="ce4">
            <text:p><text:s/>2.627,3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41" table:style-name="ce3">
            <text:p>7541</text:p>
          </table:table-cell>
          <table:table-cell office:value-type="string" table:style-name="ce3">
            <text:p>VANESSA BORTOLOMAS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UBATA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931.33" table:style-name="ce4">
            <text:p><text:s/>931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53" table:style-name="ce3">
            <text:p>3353</text:p>
          </table:table-cell>
          <table:table-cell office:value-type="string" table:style-name="ce3">
            <text:p>VANESSA IBARRECHE SANTA TER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NEVES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483.2399999999998" table:style-name="ce4">
            <text:p><text:s/>2.483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713" table:style-name="ce3">
            <text:p>5713</text:p>
          </table:table-cell>
          <table:table-cell office:value-type="string" table:style-name="ce3">
            <text:p>VANESSA THEREZINHA SOUSA DE ALMEI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463.15999999999997" table:style-name="ce4">
            <text:p><text:s/>463,16<text:s/></text:p>
          </table:table-cell>
          <table:table-cell office:value-type="float" office:value="2131.4299999999998" table:style-name="ce4">
            <text:p><text:s/>2.131,4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983.68" table:style-name="ce4">
            <text:p><text:s/>8.983,6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230" table:style-name="ce3">
            <text:p>3230</text:p>
          </table:table-cell>
          <table:table-cell office:value-type="string" table:style-name="ce3">
            <text:p>VANESSA YOKO HATAMOTO MEDIC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95.08" table:style-name="ce4">
            <text:p><text:s/>2.395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714" table:style-name="ce3">
            <text:p>5714</text:p>
          </table:table-cell>
          <table:table-cell office:value-type="string" table:style-name="ce3">
            <text:p>VANESSA ZORZAN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PRESIDENTE PRUD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531" table:style-name="ce3">
            <text:p>4531</text:p>
          </table:table-cell>
          <table:table-cell office:value-type="string" table:style-name="ce3">
            <text:p>VANIA CACERES STEFANO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98381" table:style-name="ce3">
            <text:p>698381</text:p>
          </table:table-cell>
          <table:table-cell office:value-type="string" table:style-name="ce3">
            <text:p>VANIA FERRARI TROPIA PADILL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86" table:style-name="ce3">
            <text:p>1686</text:p>
          </table:table-cell>
          <table:table-cell office:value-type="string" table:style-name="ce3">
            <text:p>VANIA MARIA TUGLI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463.15999999999997" table:style-name="ce4">
            <text:p><text:s/>463,16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-449.18000000000029" table:style-name="ce4">
            <text:p>-449,1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31" table:style-name="ce3">
            <text:p>3031</text:p>
          </table:table-cell>
          <table:table-cell office:value-type="string" table:style-name="ce3">
            <text:p>VERA CECILIA MO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69" table:style-name="ce3">
            <text:p>1069</text:p>
          </table:table-cell>
          <table:table-cell office:value-type="string" table:style-name="ce3">
            <text:p>VERA LUCIA ACAYABA DE TOLE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26.31999999999994" table:style-name="ce4">
            <text:p><text:s/>926,32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44" table:style-name="ce3">
            <text:p>1344</text:p>
          </table:table-cell>
          <table:table-cell office:value-type="string" table:style-name="ce3">
            <text:p>VERA LUCIA DE CAMARGO BRAGA TABER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22" table:style-name="ce3">
            <text:p>2222</text:p>
          </table:table-cell>
          <table:table-cell office:value-type="string" table:style-name="ce3">
            <text:p>VERONICA MORAIS RAMOS KOBO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532" table:style-name="ce3">
            <text:p>4532</text:p>
          </table:table-cell>
          <table:table-cell office:value-type="string" table:style-name="ce3">
            <text:p>VERONICA SILVA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937.84" table:style-name="ce4">
            <text:p><text:s/>1.937,8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70" table:style-name="ce3">
            <text:p>1070</text:p>
          </table:table-cell>
          <table:table-cell office:value-type="string" table:style-name="ce3">
            <text:p>VICTOR EDUARDO RIOS GONCALV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50" table:style-name="ce3">
            <text:p>10550</text:p>
          </table:table-cell>
          <table:table-cell office:value-type="string" table:style-name="ce3">
            <text:p>VICTOR RIBEIRO TRAVAIN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RESIDENTE VESCESLA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464.84" table:style-name="ce4">
            <text:p><text:s/>2.464,84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68" table:style-name="ce3">
            <text:p>11368</text:p>
          </table:table-cell>
          <table:table-cell office:value-type="string" table:style-name="ce3">
            <text:p>VICTORIA LICHTI MARTINS OLIVEIR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ITANHAEM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888.4" table:style-name="ce4">
            <text:p><text:s/>2.888,40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35399" table:style-name="ce3">
            <text:p>835399</text:p>
          </table:table-cell>
          <table:table-cell office:value-type="string" table:style-name="ce3">
            <text:p>VIDAL SERRANO NUNES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42392" table:style-name="ce3">
            <text:p>842392</text:p>
          </table:table-cell>
          <table:table-cell office:value-type="string" table:style-name="ce3">
            <text:p>VILMA HAYEK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32808" table:style-name="ce3">
            <text:p>132808</text:p>
          </table:table-cell>
          <table:table-cell office:value-type="string" table:style-name="ce3">
            <text:p>VILMAR MENDES FERR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825" table:style-name="ce4">
            <text:p><text:s/>825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32060" table:style-name="ce3">
            <text:p>732060</text:p>
          </table:table-cell>
          <table:table-cell office:value-type="string" table:style-name="ce3">
            <text:p>VILSON BAUMGARTNE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52" table:style-name="ce3">
            <text:p>10552</text:p>
          </table:table-cell>
          <table:table-cell office:value-type="string" table:style-name="ce3">
            <text:p>VINICIUS BARBOSA SCOLANZ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ILHA SOLTEI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880.26" table:style-name="ce4">
            <text:p><text:s/>1.880,26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579" table:style-name="ce3">
            <text:p>8579</text:p>
          </table:table-cell>
          <table:table-cell office:value-type="string" table:style-name="ce3">
            <text:p>VINICIUS BONESSO GUILLE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155.1000000000004" table:style-name="ce4">
            <text:p><text:s/>5.155,1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48" table:style-name="ce3">
            <text:p>10548</text:p>
          </table:table-cell>
          <table:table-cell office:value-type="string" table:style-name="ce3">
            <text:p>VINICIUS HENRIQUES DE RESENDE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096.8200000000002" table:style-name="ce4">
            <text:p><text:s/>2.096,82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40" table:style-name="ce3">
            <text:p>11340</text:p>
          </table:table-cell>
          <table:table-cell office:value-type="string" table:style-name="ce3">
            <text:p>VINICIUS PASCUETO AMARAL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VOTUPORA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26.5" table:style-name="ce4">
            <text:p><text:s/>1.126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715" table:style-name="ce3">
            <text:p>5715</text:p>
          </table:table-cell>
          <table:table-cell office:value-type="string" table:style-name="ce3">
            <text:p>VINICIUS RODRIGUES FRANC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AIA GRANDE</text:p>
          </table:table-cell>
          <table:table-cell office:value-type="float" office:value="636.83999999999992" table:style-name="ce4">
            <text:p><text:s/>636,84<text:s/></text:p>
          </table:table-cell>
          <table:table-cell office:value-type="float" office:value="1747.52" table:style-name="ce4">
            <text:p><text:s/>1.747,52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656" table:style-name="ce3">
            <text:p>1656</text:p>
          </table:table-cell>
          <table:table-cell office:value-type="string" table:style-name="ce3">
            <text:p>VIRGILIO ANTONIO FERRAZ DO AMARA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893.8" table:style-name="ce4">
            <text:p><text:s/>4.893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716" table:style-name="ce3">
            <text:p>5716</text:p>
          </table:table-cell>
          <table:table-cell office:value-type="string" table:style-name="ce3">
            <text:p>VIRGINIA SILVEIRA MARTINS NEVES ROM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LORE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7288.67" table:style-name="ce4">
            <text:p><text:s/>7.288,6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111" table:style-name="ce3">
            <text:p>4111</text:p>
          </table:table-cell>
          <table:table-cell office:value-type="string" table:style-name="ce3">
            <text:p>VITOR PET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UER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073.23" table:style-name="ce4">
            <text:p><text:s/>1.073,23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6583" table:style-name="ce3">
            <text:p>6583</text:p>
          </table:table-cell>
          <table:table-cell office:value-type="string" table:style-name="ce3">
            <text:p>VIVIAN CORREA DE CASTRO POMPERMAYER AYR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O MANU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005.48" table:style-name="ce4">
            <text:p><text:s/>3.005,48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94278" table:style-name="ce3">
            <text:p>494278</text:p>
          </table:table-cell>
          <table:table-cell office:value-type="string" table:style-name="ce3">
            <text:p>VIVIAN CRISTIANE MORETTO WOHLERS SILV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024" table:style-name="ce3">
            <text:p>5024</text:p>
          </table:table-cell>
          <table:table-cell office:value-type="string" table:style-name="ce3">
            <text:p>VIVIANE ZANIBONI FERREIRA BARRUEC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ADAMANTI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761.41" table:style-name="ce4">
            <text:p><text:s/>1.761,4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81" table:style-name="ce3">
            <text:p>3381</text:p>
          </table:table-cell>
          <table:table-cell office:value-type="string" table:style-name="ce3">
            <text:p>VIVIEN FELIX BUENO DE GO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U</text:p>
          </table:table-cell>
          <table:table-cell office:value-type="float" office:value="694.74" table:style-name="ce4">
            <text:p><text:s/>694,74<text:s/></text:p>
          </table:table-cell>
          <table:table-cell office:value-type="float" office:value="2781.77" table:style-name="ce4">
            <text:p><text:s/>2.781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231" table:style-name="ce3">
            <text:p>3231</text:p>
          </table:table-cell>
          <table:table-cell office:value-type="string" table:style-name="ce3">
            <text:p>VLADEMIR APARECIDO SOAR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O TATUAP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01360" table:style-name="ce3">
            <text:p>401360</text:p>
          </table:table-cell>
          <table:table-cell office:value-type="string" table:style-name="ce3">
            <text:p>VLADIMIR BREGA FILH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NTA CRUZ DO RIO PARD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61" table:style-name="ce3">
            <text:p>761</text:p>
          </table:table-cell>
          <table:table-cell office:value-type="string" table:style-name="ce3">
            <text:p>WAGNER JUAREZ GROSS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O TATUAP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71" table:style-name="ce3">
            <text:p>1071</text:p>
          </table:table-cell>
          <table:table-cell office:value-type="string" table:style-name="ce3">
            <text:p>WALDIR DOS REI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112" table:style-name="ce3">
            <text:p>4112</text:p>
          </table:table-cell>
          <table:table-cell office:value-type="string" table:style-name="ce3">
            <text:p>WALESKA BUENO SANCHES BURAT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VINHED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49.87" table:style-name="ce4">
            <text:p><text:s/>1.349,8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67" table:style-name="ce3">
            <text:p>2767</text:p>
          </table:table-cell>
          <table:table-cell office:value-type="string" table:style-name="ce3">
            <text:p>WALFREDO CUNHA CAMP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52.39" table:style-name="ce4">
            <text:p><text:s/>2.352,3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65267" table:style-name="ce3">
            <text:p>365267</text:p>
          </table:table-cell>
          <table:table-cell office:value-type="string" table:style-name="ce3">
            <text:p>WALLACE PAIVA MARTINS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07" table:style-name="ce3">
            <text:p>3007</text:p>
          </table:table-cell>
          <table:table-cell office:value-type="string" table:style-name="ce3">
            <text:p>WALTER DE SOUZA VICENTINI VILEL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BARRE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796.7" table:style-name="ce4">
            <text:p><text:s/>1.796,70<text:s/></text:p>
          </table:table-cell>
          <table:table-cell office:value-type="float" office:value="449.14" table:style-name="ce4">
            <text:p><text:s/>449,1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73" table:style-name="ce3">
            <text:p>2573</text:p>
          </table:table-cell>
          <table:table-cell office:value-type="string" table:style-name="ce3">
            <text:p>WALTER MANOEL ALCAUSA LOP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RAQUA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7" table:style-name="ce4">
            <text:p><text:s/>4.491,87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78347" table:style-name="ce3">
            <text:p>578347</text:p>
          </table:table-cell>
          <table:table-cell office:value-type="string" table:style-name="ce3">
            <text:p>WALTER PAULO SABELL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609" table:style-name="ce3">
            <text:p>2609</text:p>
          </table:table-cell>
          <table:table-cell office:value-type="string" table:style-name="ce3">
            <text:p>WALTER RANGEL DE FRANCA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50.35" table:style-name="ce4">
            <text:p><text:s/>2.550,3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13014" table:style-name="ce3">
            <text:p>413014</text:p>
          </table:table-cell>
          <table:table-cell office:value-type="string" table:style-name="ce3">
            <text:p>WALTER TEBET F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74067" table:style-name="ce3">
            <text:p>574067</text:p>
          </table:table-cell>
          <table:table-cell office:value-type="string" table:style-name="ce3">
            <text:p>WANDERLEY BAPTISTA DA TRINDADE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545.65" table:style-name="ce4">
            <text:p><text:s/>545,6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930.36" table:style-name="ce4">
            <text:p><text:s/>3.930,3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01620" table:style-name="ce3">
            <text:p>701620</text:p>
          </table:table-cell>
          <table:table-cell office:value-type="string" table:style-name="ce3">
            <text:p>WANDERLEYA LENC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18.5" table:style-name="ce4">
            <text:p><text:s/>3.318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113" table:style-name="ce3">
            <text:p>4113</text:p>
          </table:table-cell>
          <table:table-cell office:value-type="string" table:style-name="ce3">
            <text:p>WANDERSON MARCIO RIB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TIBA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712.49" table:style-name="ce4">
            <text:p><text:s/>1.712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47702" table:style-name="ce3">
            <text:p>547702</text:p>
          </table:table-cell>
          <table:table-cell office:value-type="string" table:style-name="ce3">
            <text:p>WANIA ROBERTA GNIPPER CIRILLO REI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533" table:style-name="ce3">
            <text:p>4533</text:p>
          </table:table-cell>
          <table:table-cell office:value-type="string" table:style-name="ce3">
            <text:p>WASHINGTON GONCALVES VILELA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DRACE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32.55999999999995" table:style-name="ce4">
            <text:p><text:s/>632,56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020" table:style-name="ce3">
            <text:p>3020</text:p>
          </table:table-cell>
          <table:table-cell office:value-type="string" table:style-name="ce3">
            <text:p>WASHINGTON LUIZ RODRIGUES ALV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O ROQU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930.36" table:style-name="ce4">
            <text:p><text:s/>3.930,36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68" table:style-name="ce3">
            <text:p>2768</text:p>
          </table:table-cell>
          <table:table-cell office:value-type="string" table:style-name="ce3">
            <text:p>WELINGTON DOS SANTOS VELO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61055" table:style-name="ce3">
            <text:p>361055</text:p>
          </table:table-cell>
          <table:table-cell office:value-type="string" table:style-name="ce3">
            <text:p>WELLINGTON LUIZ DAH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51518" table:style-name="ce3">
            <text:p>551518</text:p>
          </table:table-cell>
          <table:table-cell office:value-type="string" table:style-name="ce3">
            <text:p>WELLINGTON LUIZ VILLA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L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073.5100000000002" table:style-name="ce4">
            <text:p><text:s/>2.073,5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69" table:style-name="ce3">
            <text:p>2769</text:p>
          </table:table-cell>
          <table:table-cell office:value-type="string" table:style-name="ce3">
            <text:p>WELLINGTON ROGER NE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542.88" table:style-name="ce4">
            <text:p><text:s/>2.542,88<text:s/></text:p>
          </table:table-cell>
          <table:table-cell office:value-type="float" office:value="10759.3" table:style-name="ce4">
            <text:p><text:s/>10.759,3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45" table:style-name="ce3">
            <text:p>7545</text:p>
          </table:table-cell>
          <table:table-cell office:value-type="string" table:style-name="ce3">
            <text:p>WERNER DIAS DE MAGALH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02.67" table:style-name="ce4">
            <text:p><text:s/>1.202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46" table:style-name="ce3">
            <text:p>7546</text:p>
          </table:table-cell>
          <table:table-cell office:value-type="string" table:style-name="ce3">
            <text:p>WESLEI GUSTAVO SOUZA CICILIA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MARACA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984.52" table:style-name="ce4">
            <text:p><text:s/>2.984,52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547" table:style-name="ce3">
            <text:p>7547</text:p>
          </table:table-cell>
          <table:table-cell office:value-type="string" table:style-name="ce3">
            <text:p>WILLIAM DANIEL INACI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O SIMA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466.4899999999998" table:style-name="ce4">
            <text:p><text:s/>2.466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930.37" table:style-name="ce4">
            <text:p><text:s/>3.930,37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70" table:style-name="ce3">
            <text:p>2770</text:p>
          </table:table-cell>
          <table:table-cell office:value-type="string" table:style-name="ce3">
            <text:p>WILLIAM ROBERTO RODRIG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016.12" table:style-name="ce4">
            <text:p><text:s/>2.016,12<text:s/></text:p>
          </table:table-cell>
          <table:table-cell office:value-type="float" office:value="3593.4700000000003" table:style-name="ce4">
            <text:p><text:s/>3.593,4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835685" table:style-name="ce3">
            <text:p>835685</text:p>
          </table:table-cell>
          <table:table-cell office:value-type="string" table:style-name="ce3">
            <text:p>WILLIAM TERRA DE OLIV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2362.44" table:style-name="ce4">
            <text:p><text:s/>2.362,4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32" table:style-name="ce3">
            <text:p>10532</text:p>
          </table:table-cell>
          <table:table-cell office:value-type="string" table:style-name="ce3">
            <text:p>WILLIAN ORTIS GUIMARA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FRANCO DA ROCH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083.0700000000002" table:style-name="ce4">
            <text:p><text:s/>2.083,07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523" table:style-name="ce3">
            <text:p>2523</text:p>
          </table:table-cell>
          <table:table-cell office:value-type="string" table:style-name="ce3">
            <text:p>WILMAR PINTO CORREI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47465" table:style-name="ce3">
            <text:p>547465</text:p>
          </table:table-cell>
          <table:table-cell office:value-type="string" table:style-name="ce3">
            <text:p>WILSON ALENCAR DOR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72.86" table:style-name="ce4">
            <text:p><text:s/>3.272,8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98025" table:style-name="ce3">
            <text:p>398025</text:p>
          </table:table-cell>
          <table:table-cell office:value-type="string" table:style-name="ce3">
            <text:p>WILSON RICARDO COELHO TAFN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016.76" table:style-name="ce4">
            <text:p><text:s/>5.016,7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4534" table:style-name="ce3">
            <text:p>4534</text:p>
          </table:table-cell>
          <table:table-cell office:value-type="string" table:style-name="ce3">
            <text:p>WILSON ROGERIO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RE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49.14" table:style-name="ce4">
            <text:p><text:s/>449,1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232" table:style-name="ce3">
            <text:p>3232</text:p>
          </table:table-cell>
          <table:table-cell office:value-type="string" table:style-name="ce3">
            <text:p>WILSON VELASCO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O ROQU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099.8800000000001" table:style-name="ce4">
            <text:p><text:s/>1.099,88<text:s/></text:p>
          </table:table-cell>
          <table:table-cell office:value-type="float" office:value="224.57" table:style-name="ce4">
            <text:p><text:s/>224,57<text:s/></text:p>
          </table:table-cell>
          <table:table-cell office:value-type="float" office:value="5053.32" table:style-name="ce4">
            <text:p><text:s/>5.053,32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349" table:style-name="ce3">
            <text:p>11349</text:p>
          </table:table-cell>
          <table:table-cell office:value-type="string" table:style-name="ce3">
            <text:p>YAGO LAGE BELCHIOR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TAUBA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229.14" table:style-name="ce4">
            <text:p><text:s/>2.229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34" table:style-name="ce3">
            <text:p>3334</text:p>
          </table:table-cell>
          <table:table-cell office:value-type="string" table:style-name="ce3">
            <text:p>YARA JEROZOLIMSK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UVERAV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19216" table:style-name="ce3">
            <text:p>119216</text:p>
          </table:table-cell>
          <table:table-cell office:value-type="string" table:style-name="ce3">
            <text:p>YARA LUCIA MARIN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383" table:style-name="ce3">
            <text:p>3383</text:p>
          </table:table-cell>
          <table:table-cell office:value-type="string" table:style-name="ce3">
            <text:p>YOLANDA ALVES PINTO SERRA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986" table:style-name="ce4">
            <text:p><text:s/>2.986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762" table:style-name="ce3">
            <text:p>762</text:p>
          </table:table-cell>
          <table:table-cell office:value-type="string" table:style-name="ce3">
            <text:p>YUMICA ASAHA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771" table:style-name="ce3">
            <text:p>2771</text:p>
          </table:table-cell>
          <table:table-cell office:value-type="string" table:style-name="ce3">
            <text:p>YURI BORGES DE MENDONC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772.53" table:style-name="ce4">
            <text:p><text:s/>2.772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10547" table:style-name="ce3">
            <text:p>10547</text:p>
          </table:table-cell>
          <table:table-cell office:value-type="string" table:style-name="ce3">
            <text:p>YURI FISBERG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APAO BONI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873.41" table:style-name="ce4">
            <text:p><text:s/>1.873,41<text:s/></text:p>
          </table:table-cell>
          <table:table-cell office:value-type="float" office:value="7288.67" table:style-name="ce4">
            <text:p><text:s/>7.288,6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3818" table:style-name="ce3">
            <text:p>3818</text:p>
          </table:table-cell>
          <table:table-cell office:value-type="string" table:style-name="ce3">
            <text:p>YURI GIUSEPPE CASTIGLION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A LAP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2349.33" table:style-name="ce4">
            <text:p><text:s/>2.349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594674" table:style-name="ce3">
            <text:p>594674</text:p>
          </table:table-cell>
          <table:table-cell office:value-type="string" table:style-name="ce3">
            <text:p>YVES ATAHUALPA PIN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TANDUV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224.57" table:style-name="ce4">
            <text:p><text:s/>224,5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float" office:value="2245" table:style-name="ce3">
            <text:p>2245</text:p>
          </table:table-cell>
          <table:table-cell office:value-type="string" table:style-name="ce3">
            <text:p>ZENON LOTUFO TERTIU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O PATRIMONIO PUBLICO E SOCI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string" table:style-name="ce3">
            <text:p>Data da última atualização: 01/02/2023</text:p>
          </table:table-cell>
          <table:table-cell table:number-columns-repeated="3" table:style-name="ce3"/>
          <table:table-cell table:number-columns-repeated="5" table:style-name="ce4"/>
          <table:table-cell table:number-columns-repeated="16375"/>
        </table:table-row>
        <table:table-row table:style-name="ro3">
          <table:table-cell office:value-type="string" table:style-name="ce3">
            <text:p>1 Auxílio-alimentação, Auxílio-transporte, Auxílio-Moradia, Ajuda de Custo e outras dessa natureza, exceto diárias, que serão divulgadas no Portal da Transparência, discriminada de forma individualizada.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3">
            <text:p>2 Valores pagos a título de Adicional de Insalubridade ou de Periculosidade, Adicional Noturno, Serviço Extraordinário, Substituições de Função, Cumulações.</text:p>
          </table:table-cell>
          <table:table-cell table:number-columns-repeated="16383" table:style-name="ce3"/>
        </table:table-row>
        <table:table-row table:number-rows-repeated="104666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36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V_237_rgula" style:display-name="Vírgula" style:family="table-cell" style:data-style-name="N36"/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4</meta:generator>
    <dc:title/>
    <dc:description/>
    <dc:subject/>
    <meta:initial-creator>Administrador</meta:initial-creator>
    <dc:creator>Administrador</dc:creator>
    <meta:creation-date>2023-02-13T20:54:50Z</meta:creation-date>
    <dc:date>2024-07-30T13:52:27Z</dc:date>
  </office:meta>
</office:document-meta>
</file>